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00" draw:opacity="10%"/>
    </style:style>
    <style:style style:name="gr3" style:family="graphic" style:parent-style-name="standard">
      <style:graphic-properties draw:stroke="solid" svg:stroke-width="0.035cm" svg:stroke-color="#808080" draw:stroke-linejoin="miter" svg:stroke-linecap="square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solid" svg:stroke-width="0.035cm" svg:stroke-color="#000000" draw:stroke-linejoin="miter" svg:stroke-linecap="square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58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9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ff0000" draw:opacity="10%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00ff00"/>
    </style:style>
    <style:style style:name="gr10" style:family="graphic" style:parent-style-name="standard">
      <style:graphic-properties draw:stroke="solid" svg:stroke-width="0.035cm" svg:stroke-color="#0000ff" draw:stroke-linejoin="miter" svg:stroke-linecap="square" draw:fill="none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solid" draw:fill-color="#0000ff"/>
    </style:style>
    <style:style style:name="gr12" style:family="graphic" style:parent-style-name="standard">
      <style:graphic-properties draw:stroke="solid" svg:stroke-width="0.035cm" svg:stroke-color="#ffffff" draw:stroke-linejoin="miter" svg:stroke-linecap="square" draw:fill="none" fo:padding-top="0.017cm" fo:padding-bottom="0.017cm" fo:padding-left="0.017cm" fo:padding-right="0.017cm"/>
    </style:style>
    <style:style style:name="gr13" style:family="graphic" style:parent-style-name="objectwithoutfill">
      <style:graphic-properties draw:stroke="solid" draw:stroke-dash="Dot" svg:stroke-width="0.159cm" svg:stroke-color="#ff0000" draw:marker-start-width="0.438cm" draw:marker-end="Styl_20_šipky_20_1" draw:marker-end-width="0.538cm" svg:stroke-opacity="30%" svg:stroke-linecap="butt" draw:fill="none" draw:textarea-horizontal-align="center" draw:textarea-vertical-align="middle" fo:padding-top="0.079cm" fo:padding-bottom="0.079cm" fo:padding-left="0.079cm" fo:padding-right="0.079cm"/>
    </style:style>
    <style:style style:name="gr14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8cm" fo:min-width="1cm"/>
      <style:paragraph-properties style:writing-mode="lr-tb"/>
    </style:style>
    <style:style style:name="gr15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0.5cm" fo:min-width="0.75cm"/>
      <style:paragraph-properties style:writing-mode="lr-tb"/>
    </style:style>
    <style:style style:name="gr16" style:family="graphic" style:parent-style-name="standard">
      <style:graphic-properties svg:stroke-color="#ffffd7" draw:fill-color="#ffffd7" draw:opacity="100%" draw:textarea-horizontal-align="justify" draw:textarea-vertical-align="middle" draw:auto-grow-height="false" fo:min-height="1.25cm" fo:min-width="1.5cm"/>
      <style:paragraph-properties style:writing-mode="lr-tb"/>
    </style:style>
    <style:style style:name="gr17" style:family="graphic" style:parent-style-name="standard">
      <style:graphic-properties svg:stroke-color="#ffffd7" draw:fill-color="#ffffd7" draw:textarea-horizontal-align="justify" draw:textarea-vertical-align="middle" draw:auto-grow-height="false" fo:min-height="0.4cm" fo:min-width="1.6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00" draw:opacity="10%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ff0000" draw:opacity="10%"/>
    </style:style>
    <style:style style:name="P7" style:family="paragraph">
      <loext:graphic-properties draw:fill="solid" draw:fill-color="#00ff00"/>
    </style:style>
    <style:style style:name="P8" style:family="paragraph">
      <loext:graphic-properties draw:fill="solid" draw:fill-color="#0000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1" style:family="paragraph">
      <loext:graphic-properties draw:fill-color="#ffffd7" draw:opacity="100%"/>
      <style:paragraph-properties fo:text-align="center" style:writing-mode="lr-tb"/>
      <style:text-properties fo:color="#333333" loext:opacity="100%" style:font-name="Chandas" fo:font-size="18pt" style:font-size-asian="18pt" style:font-size-complex="18pt"/>
    </style:style>
    <style:style style:name="P12" style:family="paragraph">
      <loext:graphic-properties draw:fill-color="#ffffd7"/>
      <style:paragraph-properties fo:text-align="center"/>
    </style:style>
    <style:style style:name="T1" style:family="text">
      <style:text-properties fo:color="#000000" loext:opacity="100%" style:font-name="Helvetica1" fo:font-size="10pt" fo:font-weight="normal" style:font-size-asian="10pt" style:font-weight-asian="normal" style:font-name-complex="Helvetica1" style:font-size-complex="10pt" style:font-weight-complex="normal"/>
    </style:style>
    <style:style style:name="T2" style:family="text">
      <style:text-properties fo:color="#333333" loext:opacity="100%" style:font-name="Chanda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0.913cm" svg:height="156.986cm" svg:x="0cm" svg:y="0cm" svg:viewBox="0 0 110914 156987" draw:points="0,0 110914,0 110914,156987 0,156987">
          <text:p/>
        </draw:polygon>
        <draw:polygon draw:style-name="gr1" draw:text-style-name="P1" draw:layer="layout" svg:width="190.852cm" svg:height="270.121cm" svg:x="-0.036cm" svg:y="0cm" svg:viewBox="0 0 190853 270122" draw:points="0,0 190853,0 190853,270122 0,270122">
          <text:p/>
        </draw:polygon>
        <draw:polygon draw:style-name="gr2" draw:text-style-name="P2" draw:layer="layout" svg:width="0.392cm" svg:height="0.522cm" svg:x="10.81cm" svg:y="38.147cm" svg:viewBox="0 0 393 523" draw:points="196,0 393,523 0,523">
          <text:p/>
        </draw:polygon>
        <draw:polygon draw:style-name="gr3" draw:text-style-name="P3" draw:layer="layout" svg:width="0.392cm" svg:height="0.522cm" svg:x="10.81cm" svg:y="38.147cm" svg:viewBox="0 0 393 523" draw:points="196,0 393,523 0,523">
          <text:p/>
        </draw:polygon>
        <draw:polygon draw:style-name="gr4" draw:text-style-name="P3" draw:layer="layout" svg:width="0.392cm" svg:height="0.522cm" svg:x="10.81cm" svg:y="38.147cm" svg:viewBox="0 0 393 523" draw:points="196,0 0,523 393,523">
          <text:p/>
        </draw:polygon>
        <draw:polygon draw:style-name="gr2" draw:text-style-name="P2" draw:layer="layout" svg:width="0.392cm" svg:height="0.522cm" svg:x="10.81cm" svg:y="23.683cm" svg:viewBox="0 0 393 523" draw:points="196,0 393,523 0,523">
          <text:p/>
        </draw:polygon>
        <draw:polygon draw:style-name="gr3" draw:text-style-name="P3" draw:layer="layout" svg:width="0.392cm" svg:height="0.522cm" svg:x="10.81cm" svg:y="23.683cm" svg:viewBox="0 0 393 523" draw:points="196,0 393,523 0,523">
          <text:p/>
        </draw:polygon>
        <draw:polygon draw:style-name="gr4" draw:text-style-name="P3" draw:layer="layout" svg:width="0.392cm" svg:height="0.522cm" svg:x="10.81cm" svg:y="23.683cm" svg:viewBox="0 0 393 523" draw:points="196,0 0,523 393,523">
          <text:p/>
        </draw:polygon>
        <draw:frame draw:style-name="gr5" draw:text-style-name="P5" draw:layer="layout" svg:width="0.586cm" svg:height="0.352cm" svg:x="10.689cm" svg:y="38.76cm">
          <draw:text-box>
            <text:p text:style-name="P4"><text:span text:style-name="T1">136</text:span></text:p>
          </draw:text-box>
        </draw:frame>
        <draw:path draw:style-name="gr2" draw:text-style-name="P2" draw:layer="layout" svg:width="0.612cm" svg:height="0.776cm" svg:x="10.7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4.296cm">
          <draw:text-box>
            <text:p text:style-name="P4"><text:span text:style-name="T1">142</text:span></text:p>
          </draw:text-box>
        </draw:frame>
        <draw:path draw:style-name="gr2" draw:text-style-name="P2" draw:layer="layout" svg:width="0.47cm" svg:height="0.861cm" svg:x="10.77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0.77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0.77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0.795cm" svg:y="22.426cm">
          <draw:text-box>
            <text:p text:style-name="P4"><text:span text:style-name="T1">39</text:span></text:p>
          </draw:text-box>
        </draw:frame>
        <draw:polygon draw:style-name="gr2" draw:text-style-name="P2" draw:layer="layout" svg:width="0.392cm" svg:height="0.522cm" svg:x="10.81cm" svg:y="34.972cm" svg:viewBox="0 0 393 523" draw:points="196,0 393,523 0,523">
          <text:p/>
        </draw:polygon>
        <draw:polygon draw:style-name="gr3" draw:text-style-name="P3" draw:layer="layout" svg:width="0.392cm" svg:height="0.522cm" svg:x="10.81cm" svg:y="34.972cm" svg:viewBox="0 0 393 523" draw:points="196,0 393,523 0,523">
          <text:p/>
        </draw:polygon>
        <draw:polygon draw:style-name="gr4" draw:text-style-name="P3" draw:layer="layout" svg:width="0.392cm" svg:height="0.522cm" svg:x="10.81cm" svg:y="34.972cm" svg:viewBox="0 0 393 523" draw:points="196,0 0,523 393,523">
          <text:p/>
        </draw:polygon>
        <draw:frame draw:style-name="gr5" draw:text-style-name="P5" draw:layer="layout" svg:width="0.586cm" svg:height="0.352cm" svg:x="10.689cm" svg:y="36.961cm">
          <draw:text-box>
            <text:p text:style-name="P4"><text:span text:style-name="T1">120</text:span></text:p>
          </draw:text-box>
        </draw:frame>
        <draw:path draw:style-name="gr7" draw:text-style-name="P6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0.77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0.77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0.689cm" svg:y="35.585cm">
          <draw:text-box>
            <text:p text:style-name="P4"><text:span text:style-name="T1">138</text:span></text:p>
          </draw:text-box>
        </draw:frame>
        <draw:polygon draw:style-name="gr2" draw:text-style-name="P2" draw:layer="layout" svg:width="0.392cm" svg:height="0.522cm" svg:x="10.81cm" svg:y="28.269cm" svg:viewBox="0 0 393 523" draw:points="196,0 393,523 0,523">
          <text:p/>
        </draw:polygon>
        <draw:polygon draw:style-name="gr3" draw:text-style-name="P3" draw:layer="layout" svg:width="0.392cm" svg:height="0.522cm" svg:x="10.81cm" svg:y="28.269cm" svg:viewBox="0 0 393 523" draw:points="196,0 393,523 0,523">
          <text:p/>
        </draw:polygon>
        <draw:polygon draw:style-name="gr4" draw:text-style-name="P3" draw:layer="layout" svg:width="0.392cm" svg:height="0.522cm" svg:x="10.81cm" svg:y="28.269cm" svg:viewBox="0 0 393 523" draw:points="196,0 0,523 393,523">
          <text:p/>
        </draw:polygon>
        <draw:frame draw:style-name="gr8" draw:text-style-name="P5" draw:layer="layout" svg:width="0.352cm" svg:height="0.352cm" svg:x="10.901cm" svg:y="32.128cm">
          <draw:text-box>
            <text:p text:style-name="P4"><text:span text:style-name="T1">9</text:span></text:p>
          </draw:text-box>
        </draw:frame>
        <draw:path draw:style-name="gr2" draw:text-style-name="P2" draw:layer="layout" svg:width="0.47cm" svg:height="1.42cm" svg:x="10.77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0.77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0.77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0.689cm" svg:y="28.882cm">
          <draw:text-box>
            <text:p text:style-name="P4"><text:span text:style-name="T1">140</text:span></text:p>
          </draw:text-box>
        </draw:frame>
        <draw:path draw:style-name="gr2" draw:text-style-name="P2" draw:layer="layout" svg:width="0.612cm" svg:height="0.776cm" svg:x="10.7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0.7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0.7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0.689cm" svg:y="25.601cm">
          <draw:text-box>
            <text:p text:style-name="P4"><text:span text:style-name="T1">122</text:span></text:p>
          </draw:text-box>
        </draw:frame>
        <draw:path draw:style-name="gr2" draw:text-style-name="P2" draw:layer="layout" svg:width="3.46cm" svg:height="0.776cm" svg:x="12.945cm" svg:y="42.933cm" svg:viewBox="0 0 3461 777" svg:d="M0 583c0 194 865 194 865 194h1730c866 0 866-194 866-194v-583h-3461z">
          <text:p/>
        </draw:path>
        <draw:path draw:style-name="gr3" draw:text-style-name="P3" draw:layer="layout" svg:width="3.46cm" svg:height="0.776cm" svg:x="12.945cm" svg:y="42.933cm" svg:viewBox="0 0 3461 777" svg:d="M0 583c0 194 865 194 865 194h1730c866 0 866-194 866-194v-583h-3461z">
          <text:p/>
        </draw:path>
        <draw:path draw:style-name="gr4" draw:text-style-name="P3" draw:layer="layout" svg:width="3.46cm" svg:height="0.776cm" svg:x="12.945cm" svg:y="42.933cm" svg:viewBox="0 0 3461 777" svg:d="M0 0v583c0 194 865 194 865 194h1730c866 0 866-194 866-194v-583z">
          <text:p/>
        </draw:path>
        <draw:frame draw:style-name="gr5" draw:text-style-name="P5" draw:layer="layout" svg:width="0.586cm" svg:height="0.352cm" svg:x="10.689cm" svg:y="40.418cm">
          <draw:text-box>
            <text:p text:style-name="P4"><text:span text:style-name="T1">103</text:span></text:p>
          </draw:text-box>
        </draw:frame>
        <draw:path draw:style-name="gr2" draw:text-style-name="P2" draw:layer="layout" svg:width="3.46cm" svg:height="0.777cm" svg:x="12.945cm" svg:y="19.296cm" svg:viewBox="0 0 3461 778" svg:d="M0 584c0 194 865 194 865 194h1730c866 0 866-194 866-194v-584h-3461z">
          <text:p/>
        </draw:path>
        <draw:path draw:style-name="gr3" draw:text-style-name="P3" draw:layer="layout" svg:width="3.46cm" svg:height="0.777cm" svg:x="12.945cm" svg:y="19.296cm" svg:viewBox="0 0 3461 778" svg:d="M0 584c0 194 865 194 865 194h1730c866 0 866-194 866-194v-584h-3461z">
          <text:p/>
        </draw:path>
        <draw:path draw:style-name="gr4" draw:text-style-name="P3" draw:layer="layout" svg:width="3.46cm" svg:height="0.777cm" svg:x="12.945cm" svg:y="19.296cm" svg:viewBox="0 0 3461 778" svg:d="M0 0v584c0 194 865 194 865 194h1730c866 0 866-194 866-194v-584z">
          <text:p/>
        </draw:path>
        <draw:frame draw:style-name="gr5" draw:text-style-name="P5" draw:layer="layout" svg:width="0.586cm" svg:height="0.352cm" svg:x="14.358cm" svg:y="43.24cm">
          <draw:text-box>
            <text:p text:style-name="P4"><text:span text:style-name="T1">104</text:span></text:p>
          </draw:text-box>
        </draw:frame>
        <draw:path draw:style-name="gr2" draw:text-style-name="P2" draw:layer="layout" svg:width="0.613cm" svg:height="0.776cm" svg:x="11.758cm" svg:y="40.11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40.11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40.11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4.358cm" svg:y="19.604cm">
          <draw:text-box>
            <text:p text:style-name="P4"><text:span text:style-name="T1">105</text:span></text:p>
          </draw:text-box>
        </draw:frame>
        <draw:path draw:style-name="gr2" draw:text-style-name="P2" draw:layer="layout" svg:width="0.471cm" svg:height="1.42cm" svg:x="11.82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1.82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1.82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1.748cm" svg:y="40.418cm">
          <draw:text-box>
            <text:p text:style-name="P4"><text:span text:style-name="T1">106</text:span></text:p>
          </draw:text-box>
        </draw:frame>
        <draw:polygon draw:style-name="gr2" draw:text-style-name="P2" draw:layer="layout" svg:width="0.391cm" svg:height="0.522cm" svg:x="11.869cm" svg:y="28.269cm" svg:viewBox="0 0 392 523" draw:points="197,0 392,523 0,523">
          <text:p/>
        </draw:polygon>
        <draw:polygon draw:style-name="gr3" draw:text-style-name="P3" draw:layer="layout" svg:width="0.391cm" svg:height="0.522cm" svg:x="11.869cm" svg:y="28.269cm" svg:viewBox="0 0 392 523" draw:points="197,0 392,523 0,523">
          <text:p/>
        </draw:polygon>
        <draw:polygon draw:style-name="gr4" draw:text-style-name="P3" draw:layer="layout" svg:width="0.391cm" svg:height="0.522cm" svg:x="11.869cm" svg:y="28.269cm" svg:viewBox="0 0 392 523" draw:points="197,0 0,523 392,523">
          <text:p/>
        </draw:polygon>
        <draw:frame draw:style-name="gr5" draw:text-style-name="P5" draw:layer="layout" svg:width="0.586cm" svg:height="0.352cm" svg:x="11.748cm" svg:y="25.601cm">
          <draw:text-box>
            <text:p text:style-name="P4"><text:span text:style-name="T1">123</text:span></text:p>
          </draw:text-box>
        </draw:frame>
        <draw:path draw:style-name="gr7" draw:text-style-name="P6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1.82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1.82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1.748cm" svg:y="28.882cm">
          <draw:text-box>
            <text:p text:style-name="P4"><text:span text:style-name="T1">141</text:span></text:p>
          </draw:text-box>
        </draw:frame>
        <draw:polygon draw:style-name="gr2" draw:text-style-name="P2" draw:layer="layout" svg:width="0.391cm" svg:height="0.522cm" svg:x="11.869cm" svg:y="34.972cm" svg:viewBox="0 0 392 523" draw:points="197,0 392,523 0,523">
          <text:p/>
        </draw:polygon>
        <draw:polygon draw:style-name="gr3" draw:text-style-name="P3" draw:layer="layout" svg:width="0.391cm" svg:height="0.522cm" svg:x="11.869cm" svg:y="34.972cm" svg:viewBox="0 0 392 523" draw:points="197,0 392,523 0,523">
          <text:p/>
        </draw:polygon>
        <draw:polygon draw:style-name="gr4" draw:text-style-name="P3" draw:layer="layout" svg:width="0.391cm" svg:height="0.522cm" svg:x="11.869cm" svg:y="34.972cm" svg:viewBox="0 0 392 523" draw:points="197,0 0,523 392,523">
          <text:p/>
        </draw:polygon>
        <draw:frame draw:style-name="gr6" draw:text-style-name="P5" draw:layer="layout" svg:width="0.391cm" svg:height="0.352cm" svg:x="11.853cm" svg:y="32.128cm">
          <draw:text-box>
            <text:p text:style-name="P4"><text:span text:style-name="T1">10</text:span></text:p>
          </draw:text-box>
        </draw:frame>
        <draw:path draw:style-name="gr2" draw:text-style-name="P2" draw:layer="layout" svg:width="0.471cm" svg:height="0.861cm" svg:x="11.82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1.82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1.82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1.748cm" svg:y="35.585cm">
          <draw:text-box>
            <text:p text:style-name="P4"><text:span text:style-name="T1">139</text:span></text:p>
          </draw:text-box>
        </draw:frame>
        <draw:path draw:style-name="gr2" draw:text-style-name="P2" draw:layer="layout" svg:width="0.613cm" svg:height="0.776cm" svg:x="11.758cm" svg:y="22.119cm" svg:viewBox="0 0 614 777" svg:d="M0 582c0 195 153 195 153 195h308c153 0 153-195 153-195v-582h-614z">
          <text:p/>
        </draw:path>
        <draw:path draw:style-name="gr3" draw:text-style-name="P3" draw:layer="layout" svg:width="0.613cm" svg:height="0.776cm" svg:x="11.758cm" svg:y="22.119cm" svg:viewBox="0 0 614 777" svg:d="M0 582c0 195 153 195 153 195h308c153 0 153-195 153-195v-582h-614z">
          <text:p/>
        </draw:path>
        <draw:path draw:style-name="gr4" draw:text-style-name="P3" draw:layer="layout" svg:width="0.613cm" svg:height="0.776cm" svg:x="11.758cm" svg:y="22.119cm" svg:viewBox="0 0 614 777" svg:d="M0 0v582c0 195 153 195 153 195h308c153 0 153-195 153-195v-582z">
          <text:p/>
        </draw:path>
        <draw:frame draw:style-name="gr5" draw:text-style-name="P5" draw:layer="layout" svg:width="0.586cm" svg:height="0.352cm" svg:x="11.748cm" svg:y="36.961cm">
          <draw:text-box>
            <text:p text:style-name="P4"><text:span text:style-name="T1">121</text:span></text:p>
          </draw:text-box>
        </draw:frame>
        <draw:polygon draw:style-name="gr2" draw:text-style-name="P2" draw:layer="layout" svg:width="0.391cm" svg:height="0.522cm" svg:x="11.869cm" svg:y="23.683cm" svg:viewBox="0 0 392 523" draw:points="197,0 392,523 0,523">
          <text:p/>
        </draw:polygon>
        <draw:polygon draw:style-name="gr3" draw:text-style-name="P3" draw:layer="layout" svg:width="0.391cm" svg:height="0.522cm" svg:x="11.869cm" svg:y="23.683cm" svg:viewBox="0 0 392 523" draw:points="197,0 392,523 0,523">
          <text:p/>
        </draw:polygon>
        <draw:polygon draw:style-name="gr4" draw:text-style-name="P3" draw:layer="layout" svg:width="0.391cm" svg:height="0.522cm" svg:x="11.869cm" svg:y="23.683cm" svg:viewBox="0 0 392 523" draw:points="197,0 0,523 392,523">
          <text:p/>
        </draw:polygon>
        <draw:frame draw:style-name="gr5" draw:text-style-name="P5" draw:layer="layout" svg:width="0.586cm" svg:height="0.352cm" svg:x="11.748cm" svg:y="22.426cm">
          <draw:text-box>
            <text:p text:style-name="P4"><text:span text:style-name="T1">107</text:span></text:p>
          </draw:text-box>
        </draw:frame>
        <draw:polygon draw:style-name="gr2" draw:text-style-name="P2" draw:layer="layout" svg:width="0.391cm" svg:height="0.522cm" svg:x="11.869cm" svg:y="38.147cm" svg:viewBox="0 0 392 523" draw:points="197,0 392,523 0,523">
          <text:p/>
        </draw:polygon>
        <draw:polygon draw:style-name="gr3" draw:text-style-name="P3" draw:layer="layout" svg:width="0.391cm" svg:height="0.522cm" svg:x="11.869cm" svg:y="38.147cm" svg:viewBox="0 0 392 523" draw:points="197,0 392,523 0,523">
          <text:p/>
        </draw:polygon>
        <draw:polygon draw:style-name="gr4" draw:text-style-name="P3" draw:layer="layout" svg:width="0.391cm" svg:height="0.522cm" svg:x="11.869cm" svg:y="38.147cm" svg:viewBox="0 0 392 523" draw:points="197,0 0,523 392,523">
          <text:p/>
        </draw:polygon>
        <draw:frame draw:style-name="gr5" draw:text-style-name="P5" draw:layer="layout" svg:width="0.586cm" svg:height="0.352cm" svg:x="11.748cm" svg:y="24.296cm">
          <draw:text-box>
            <text:p text:style-name="P4"><text:span text:style-name="T1">143</text:span></text:p>
          </draw:text-box>
        </draw:frame>
        <draw:path draw:style-name="gr2" draw:text-style-name="P2" draw:layer="layout" svg:width="0.612cm" svg:height="0.776cm" svg:x="12.817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1.748cm" svg:y="38.76cm">
          <draw:text-box>
            <text:p text:style-name="P4"><text:span text:style-name="T1">137</text:span></text:p>
          </draw:text-box>
        </draw:frame>
        <draw:path draw:style-name="gr2" draw:text-style-name="P2" draw:layer="layout" svg:width="0.47cm" svg:height="1.42cm" svg:x="12.88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2.88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2.888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2.806cm" svg:y="40.418cm">
          <draw:text-box>
            <text:p text:style-name="P4"><text:span text:style-name="T1">108</text:span></text:p>
          </draw:text-box>
        </draw:frame>
        <draw:polygon draw:style-name="gr2" draw:text-style-name="P2" draw:layer="layout" svg:width="0.392cm" svg:height="0.522cm" svg:x="12.927cm" svg:y="28.269cm" svg:viewBox="0 0 393 523" draw:points="197,0 393,523 0,523">
          <text:p/>
        </draw:polygon>
        <draw:polygon draw:style-name="gr3" draw:text-style-name="P3" draw:layer="layout" svg:width="0.392cm" svg:height="0.522cm" svg:x="12.927cm" svg:y="28.269cm" svg:viewBox="0 0 393 523" draw:points="197,0 393,523 0,523">
          <text:p/>
        </draw:polygon>
        <draw:polygon draw:style-name="gr4" draw:text-style-name="P3" draw:layer="layout" svg:width="0.392cm" svg:height="0.522cm" svg:x="12.927cm" svg:y="28.269cm" svg:viewBox="0 0 393 523" draw:points="197,0 0,523 393,523">
          <text:p/>
        </draw:polygon>
        <draw:frame draw:style-name="gr5" draw:text-style-name="P5" draw:layer="layout" svg:width="0.586cm" svg:height="0.352cm" svg:x="12.806cm" svg:y="25.601cm">
          <draw:text-box>
            <text:p text:style-name="P4"><text:span text:style-name="T1">125</text:span></text:p>
          </draw:text-box>
        </draw:frame>
        <draw:path draw:style-name="gr7" draw:text-style-name="P6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2.88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2.88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2.806cm" svg:y="28.882cm">
          <draw:text-box>
            <text:p text:style-name="P4"><text:span text:style-name="T1">146</text:span></text:p>
          </draw:text-box>
        </draw:frame>
        <draw:polygon draw:style-name="gr2" draw:text-style-name="P2" draw:layer="layout" svg:width="0.392cm" svg:height="0.522cm" svg:x="12.927cm" svg:y="34.972cm" svg:viewBox="0 0 393 523" draw:points="197,0 393,523 0,523">
          <text:p/>
        </draw:polygon>
        <draw:polygon draw:style-name="gr3" draw:text-style-name="P3" draw:layer="layout" svg:width="0.392cm" svg:height="0.522cm" svg:x="12.927cm" svg:y="34.972cm" svg:viewBox="0 0 393 523" draw:points="197,0 393,523 0,523">
          <text:p/>
        </draw:polygon>
        <draw:polygon draw:style-name="gr4" draw:text-style-name="P3" draw:layer="layout" svg:width="0.392cm" svg:height="0.522cm" svg:x="12.927cm" svg:y="34.972cm" svg:viewBox="0 0 393 523" draw:points="197,0 0,523 393,523">
          <text:p/>
        </draw:polygon>
        <draw:frame draw:style-name="gr6" draw:text-style-name="P5" draw:layer="layout" svg:width="0.391cm" svg:height="0.352cm" svg:x="12.912cm" svg:y="32.128cm">
          <draw:text-box>
            <text:p text:style-name="P4"><text:span text:style-name="T1">11</text:span></text:p>
          </draw:text-box>
        </draw:frame>
        <draw:path draw:style-name="gr2" draw:text-style-name="P2" draw:layer="layout" svg:width="0.47cm" svg:height="0.861cm" svg:x="12.88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2.88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2.888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2.806cm" svg:y="35.585cm">
          <draw:text-box>
            <text:p text:style-name="P4"><text:span text:style-name="T1">145</text:span></text:p>
          </draw:text-box>
        </draw:frame>
        <draw:path draw:style-name="gr2" draw:text-style-name="P2" draw:layer="layout" svg:width="0.612cm" svg:height="0.776cm" svg:x="12.817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2.817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2.817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2.806cm" svg:y="36.961cm">
          <draw:text-box>
            <text:p text:style-name="P4"><text:span text:style-name="T1">124</text:span></text:p>
          </draw:text-box>
        </draw:frame>
        <draw:polygon draw:style-name="gr2" draw:text-style-name="P2" draw:layer="layout" svg:width="0.392cm" svg:height="0.522cm" svg:x="12.927cm" svg:y="23.683cm" svg:viewBox="0 0 393 523" draw:points="197,0 393,523 0,523">
          <text:p/>
        </draw:polygon>
        <draw:polygon draw:style-name="gr3" draw:text-style-name="P3" draw:layer="layout" svg:width="0.392cm" svg:height="0.522cm" svg:x="12.927cm" svg:y="23.683cm" svg:viewBox="0 0 393 523" draw:points="197,0 393,523 0,523">
          <text:p/>
        </draw:polygon>
        <draw:polygon draw:style-name="gr4" draw:text-style-name="P3" draw:layer="layout" svg:width="0.392cm" svg:height="0.522cm" svg:x="12.927cm" svg:y="23.683cm" svg:viewBox="0 0 393 523" draw:points="197,0 0,523 393,523">
          <text:p/>
        </draw:polygon>
        <draw:frame draw:style-name="gr5" draw:text-style-name="P5" draw:layer="layout" svg:width="0.586cm" svg:height="0.352cm" svg:x="12.806cm" svg:y="22.426cm">
          <draw:text-box>
            <text:p text:style-name="P4"><text:span text:style-name="T1">109</text:span></text:p>
          </draw:text-box>
        </draw:frame>
        <draw:polygon draw:style-name="gr2" draw:text-style-name="P2" draw:layer="layout" svg:width="0.392cm" svg:height="0.522cm" svg:x="12.927cm" svg:y="38.147cm" svg:viewBox="0 0 393 523" draw:points="197,0 393,523 0,523">
          <text:p/>
        </draw:polygon>
        <draw:polygon draw:style-name="gr3" draw:text-style-name="P3" draw:layer="layout" svg:width="0.392cm" svg:height="0.522cm" svg:x="12.927cm" svg:y="38.147cm" svg:viewBox="0 0 393 523" draw:points="197,0 393,523 0,523">
          <text:p/>
        </draw:polygon>
        <draw:polygon draw:style-name="gr4" draw:text-style-name="P3" draw:layer="layout" svg:width="0.392cm" svg:height="0.522cm" svg:x="12.927cm" svg:y="38.147cm" svg:viewBox="0 0 393 523" draw:points="197,0 0,523 393,523">
          <text:p/>
        </draw:polygon>
        <draw:frame draw:style-name="gr5" draw:text-style-name="P5" draw:layer="layout" svg:width="0.586cm" svg:height="0.352cm" svg:x="12.806cm" svg:y="24.296cm">
          <draw:text-box>
            <text:p text:style-name="P4"><text:span text:style-name="T1">147</text:span></text:p>
          </draw:text-box>
        </draw:frame>
        <draw:path draw:style-name="gr2" draw:text-style-name="P2" draw:layer="layout" svg:width="0.612cm" svg:height="0.776cm" svg:x="13.875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40.11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2.806cm" svg:y="38.76cm">
          <draw:text-box>
            <text:p text:style-name="P4"><text:span text:style-name="T1">144</text:span></text:p>
          </draw:text-box>
        </draw:frame>
        <draw:path draw:style-name="gr2" draw:text-style-name="P2" draw:layer="layout" svg:width="0.47cm" svg:height="1.42cm" svg:x="13.946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3.946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3.946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3.864cm" svg:y="40.418cm">
          <draw:text-box>
            <text:p text:style-name="P4"><text:span text:style-name="T1">110</text:span></text:p>
          </draw:text-box>
        </draw:frame>
        <draw:polygon draw:style-name="gr2" draw:text-style-name="P2" draw:layer="layout" svg:width="0.392cm" svg:height="0.522cm" svg:x="13.985cm" svg:y="28.269cm" svg:viewBox="0 0 393 523" draw:points="196,0 393,523 0,523">
          <text:p/>
        </draw:polygon>
        <draw:polygon draw:style-name="gr3" draw:text-style-name="P3" draw:layer="layout" svg:width="0.392cm" svg:height="0.522cm" svg:x="13.985cm" svg:y="28.269cm" svg:viewBox="0 0 393 523" draw:points="196,0 393,523 0,523">
          <text:p/>
        </draw:polygon>
        <draw:polygon draw:style-name="gr4" draw:text-style-name="P3" draw:layer="layout" svg:width="0.392cm" svg:height="0.522cm" svg:x="13.985cm" svg:y="28.269cm" svg:viewBox="0 0 393 523" draw:points="196,0 0,523 393,523">
          <text:p/>
        </draw:polygon>
        <draw:frame draw:style-name="gr5" draw:text-style-name="P5" draw:layer="layout" svg:width="0.586cm" svg:height="0.352cm" svg:x="13.864cm" svg:y="25.601cm">
          <draw:text-box>
            <text:p text:style-name="P4"><text:span text:style-name="T1">127</text:span></text:p>
          </draw:text-box>
        </draw:frame>
        <draw:path draw:style-name="gr7" draw:text-style-name="P6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3.946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3.946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3.864cm" svg:y="28.882cm">
          <draw:text-box>
            <text:p text:style-name="P4"><text:span text:style-name="T1">150</text:span></text:p>
          </draw:text-box>
        </draw:frame>
        <draw:polygon draw:style-name="gr2" draw:text-style-name="P2" draw:layer="layout" svg:width="0.392cm" svg:height="0.522cm" svg:x="13.985cm" svg:y="34.972cm" svg:viewBox="0 0 393 523" draw:points="196,0 393,523 0,523">
          <text:p/>
        </draw:polygon>
        <draw:polygon draw:style-name="gr3" draw:text-style-name="P3" draw:layer="layout" svg:width="0.392cm" svg:height="0.522cm" svg:x="13.985cm" svg:y="34.972cm" svg:viewBox="0 0 393 523" draw:points="196,0 393,523 0,523">
          <text:p/>
        </draw:polygon>
        <draw:polygon draw:style-name="gr4" draw:text-style-name="P3" draw:layer="layout" svg:width="0.392cm" svg:height="0.522cm" svg:x="13.985cm" svg:y="34.972cm" svg:viewBox="0 0 393 523" draw:points="196,0 0,523 393,523">
          <text:p/>
        </draw:polygon>
        <draw:frame draw:style-name="gr6" draw:text-style-name="P5" draw:layer="layout" svg:width="0.391cm" svg:height="0.352cm" svg:x="13.97cm" svg:y="32.128cm">
          <draw:text-box>
            <text:p text:style-name="P4"><text:span text:style-name="T1">12</text:span></text:p>
          </draw:text-box>
        </draw:frame>
        <draw:path draw:style-name="gr2" draw:text-style-name="P2" draw:layer="layout" svg:width="0.47cm" svg:height="0.861cm" svg:x="13.946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3.946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3.946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3.864cm" svg:y="35.585cm">
          <draw:text-box>
            <text:p text:style-name="P4"><text:span text:style-name="T1">149</text:span></text:p>
          </draw:text-box>
        </draw:frame>
        <draw:path draw:style-name="gr2" draw:text-style-name="P2" draw:layer="layout" svg:width="0.612cm" svg:height="0.776cm" svg:x="13.875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13.875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13.875cm" svg:y="22.119cm" svg:viewBox="0 0 613 777" svg:d="M0 0v582c0 195 153 195 153 195h306c154 0 154-195 154-195v-582z">
          <text:p/>
        </draw:path>
        <draw:frame draw:style-name="gr5" draw:text-style-name="P5" draw:layer="layout" svg:width="0.586cm" svg:height="0.352cm" svg:x="13.864cm" svg:y="36.961cm">
          <draw:text-box>
            <text:p text:style-name="P4"><text:span text:style-name="T1">126</text:span></text:p>
          </draw:text-box>
        </draw:frame>
        <draw:polygon draw:style-name="gr2" draw:text-style-name="P2" draw:layer="layout" svg:width="0.392cm" svg:height="0.522cm" svg:x="13.985cm" svg:y="23.683cm" svg:viewBox="0 0 393 523" draw:points="196,0 393,523 0,523">
          <text:p/>
        </draw:polygon>
        <draw:polygon draw:style-name="gr3" draw:text-style-name="P3" draw:layer="layout" svg:width="0.392cm" svg:height="0.522cm" svg:x="13.985cm" svg:y="23.683cm" svg:viewBox="0 0 393 523" draw:points="196,0 393,523 0,523">
          <text:p/>
        </draw:polygon>
        <draw:polygon draw:style-name="gr4" draw:text-style-name="P3" draw:layer="layout" svg:width="0.392cm" svg:height="0.522cm" svg:x="13.985cm" svg:y="23.683cm" svg:viewBox="0 0 393 523" draw:points="196,0 0,523 393,523">
          <text:p/>
        </draw:polygon>
        <draw:frame draw:style-name="gr5" draw:text-style-name="P5" draw:layer="layout" svg:width="0.586cm" svg:height="0.352cm" svg:x="13.864cm" svg:y="22.426cm">
          <draw:text-box>
            <text:p text:style-name="P4"><text:span text:style-name="T1">111</text:span></text:p>
          </draw:text-box>
        </draw:frame>
        <draw:polygon draw:style-name="gr2" draw:text-style-name="P2" draw:layer="layout" svg:width="0.392cm" svg:height="0.522cm" svg:x="13.985cm" svg:y="38.147cm" svg:viewBox="0 0 393 523" draw:points="196,0 393,523 0,523">
          <text:p/>
        </draw:polygon>
        <draw:polygon draw:style-name="gr3" draw:text-style-name="P3" draw:layer="layout" svg:width="0.392cm" svg:height="0.522cm" svg:x="13.985cm" svg:y="38.147cm" svg:viewBox="0 0 393 523" draw:points="196,0 393,523 0,523">
          <text:p/>
        </draw:polygon>
        <draw:polygon draw:style-name="gr4" draw:text-style-name="P3" draw:layer="layout" svg:width="0.392cm" svg:height="0.522cm" svg:x="13.985cm" svg:y="38.147cm" svg:viewBox="0 0 393 523" draw:points="196,0 0,523 393,523">
          <text:p/>
        </draw:polygon>
        <draw:frame draw:style-name="gr5" draw:text-style-name="P5" draw:layer="layout" svg:width="0.586cm" svg:height="0.352cm" svg:x="13.864cm" svg:y="24.296cm">
          <draw:text-box>
            <text:p text:style-name="P4"><text:span text:style-name="T1">151</text:span></text:p>
          </draw:text-box>
        </draw:frame>
        <draw:polygon draw:style-name="gr2" draw:text-style-name="P2" draw:layer="layout" svg:width="0.391cm" svg:height="0.522cm" svg:x="18.219cm" svg:y="38.147cm" svg:viewBox="0 0 392 523" draw:points="196,0 392,523 0,523">
          <text:p/>
        </draw:polygon>
        <draw:polygon draw:style-name="gr3" draw:text-style-name="P3" draw:layer="layout" svg:width="0.391cm" svg:height="0.522cm" svg:x="18.219cm" svg:y="38.147cm" svg:viewBox="0 0 392 523" draw:points="196,0 392,523 0,523">
          <text:p/>
        </draw:polygon>
        <draw:polygon draw:style-name="gr4" draw:text-style-name="P3" draw:layer="layout" svg:width="0.391cm" svg:height="0.522cm" svg:x="18.219cm" svg:y="38.147cm" svg:viewBox="0 0 392 523" draw:points="196,0 0,523 392,523">
          <text:p/>
        </draw:polygon>
        <draw:frame draw:style-name="gr5" draw:text-style-name="P5" draw:layer="layout" svg:width="0.586cm" svg:height="0.352cm" svg:x="13.864cm" svg:y="38.76cm">
          <draw:text-box>
            <text:p text:style-name="P4"><text:span text:style-name="T1">148</text:span></text:p>
          </draw:text-box>
        </draw:frame>
        <draw:polygon draw:style-name="gr2" draw:text-style-name="P2" draw:layer="layout" svg:width="0.391cm" svg:height="0.522cm" svg:x="18.219cm" svg:y="23.683cm" svg:viewBox="0 0 392 523" draw:points="196,0 392,523 0,523">
          <text:p/>
        </draw:polygon>
        <draw:polygon draw:style-name="gr3" draw:text-style-name="P3" draw:layer="layout" svg:width="0.391cm" svg:height="0.522cm" svg:x="18.219cm" svg:y="23.683cm" svg:viewBox="0 0 392 523" draw:points="196,0 392,523 0,523">
          <text:p/>
        </draw:polygon>
        <draw:polygon draw:style-name="gr4" draw:text-style-name="P3" draw:layer="layout" svg:width="0.391cm" svg:height="0.522cm" svg:x="18.219cm" svg:y="23.683cm" svg:viewBox="0 0 392 523" draw:points="196,0 0,523 392,523">
          <text:p/>
        </draw:polygon>
        <draw:frame draw:style-name="gr5" draw:text-style-name="P5" draw:layer="layout" svg:width="0.586cm" svg:height="0.352cm" svg:x="18.098cm" svg:y="38.76cm">
          <draw:text-box>
            <text:p text:style-name="P4"><text:span text:style-name="T1">160</text:span></text:p>
          </draw:text-box>
        </draw:frame>
        <draw:path draw:style-name="gr2" draw:text-style-name="P2" draw:layer="layout" svg:width="0.613cm" svg:height="0.776cm" svg:x="18.108cm" svg:y="22.119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22.119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22.119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4.296cm">
          <draw:text-box>
            <text:p text:style-name="P4"><text:span text:style-name="T1">163</text:span></text:p>
          </draw:text-box>
        </draw:frame>
        <draw:path draw:style-name="gr2" draw:text-style-name="P2" draw:layer="layout" svg:width="0.471cm" svg:height="0.861cm" svg:x="18.179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18.179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18.179cm" svg:y="36.568cm" svg:viewBox="0 0 472 862" draw:points="0,0 0,288 0,575 0,862 472,862 472,575 472,288 472,0">
          <text:p/>
        </draw:polygon>
        <draw:frame draw:style-name="gr5" draw:text-style-name="P5" draw:layer="layout" svg:width="0.586cm" svg:height="0.352cm" svg:x="18.098cm" svg:y="22.426cm">
          <draw:text-box>
            <text:p text:style-name="P4"><text:span text:style-name="T1">119</text:span></text:p>
          </draw:text-box>
        </draw:frame>
        <draw:polygon draw:style-name="gr2" draw:text-style-name="P2" draw:layer="layout" svg:width="0.391cm" svg:height="0.522cm" svg:x="18.219cm" svg:y="34.972cm" svg:viewBox="0 0 392 523" draw:points="196,0 392,523 0,523">
          <text:p/>
        </draw:polygon>
        <draw:polygon draw:style-name="gr3" draw:text-style-name="P3" draw:layer="layout" svg:width="0.391cm" svg:height="0.522cm" svg:x="18.219cm" svg:y="34.972cm" svg:viewBox="0 0 392 523" draw:points="196,0 392,523 0,523">
          <text:p/>
        </draw:polygon>
        <draw:polygon draw:style-name="gr4" draw:text-style-name="P3" draw:layer="layout" svg:width="0.391cm" svg:height="0.522cm" svg:x="18.219cm" svg:y="34.972cm" svg:viewBox="0 0 392 523" draw:points="196,0 0,523 392,523">
          <text:p/>
        </draw:polygon>
        <draw:frame draw:style-name="gr5" draw:text-style-name="P5" draw:layer="layout" svg:width="0.586cm" svg:height="0.352cm" svg:x="18.098cm" svg:y="36.961cm">
          <draw:text-box>
            <text:p text:style-name="P4"><text:span text:style-name="T1">134</text:span></text:p>
          </draw:text-box>
        </draw:frame>
        <draw:path draw:style-name="gr7" draw:text-style-name="P6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18.179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18.179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5" draw:text-style-name="P5" draw:layer="layout" svg:width="0.586cm" svg:height="0.352cm" svg:x="18.098cm" svg:y="35.585cm">
          <draw:text-box>
            <text:p text:style-name="P4"><text:span text:style-name="T1">161</text:span></text:p>
          </draw:text-box>
        </draw:frame>
        <draw:polygon draw:style-name="gr2" draw:text-style-name="P2" draw:layer="layout" svg:width="0.391cm" svg:height="0.522cm" svg:x="18.219cm" svg:y="28.269cm" svg:viewBox="0 0 392 523" draw:points="196,0 392,523 0,523">
          <text:p/>
        </draw:polygon>
        <draw:polygon draw:style-name="gr3" draw:text-style-name="P3" draw:layer="layout" svg:width="0.391cm" svg:height="0.522cm" svg:x="18.219cm" svg:y="28.269cm" svg:viewBox="0 0 392 523" draw:points="196,0 392,523 0,523">
          <text:p/>
        </draw:polygon>
        <draw:polygon draw:style-name="gr4" draw:text-style-name="P3" draw:layer="layout" svg:width="0.391cm" svg:height="0.522cm" svg:x="18.219cm" svg:y="28.269cm" svg:viewBox="0 0 392 523" draw:points="196,0 0,523 392,523">
          <text:p/>
        </draw:polygon>
        <draw:frame draw:style-name="gr6" draw:text-style-name="P5" draw:layer="layout" svg:width="0.391cm" svg:height="0.352cm" svg:x="18.203cm" svg:y="32.128cm">
          <draw:text-box>
            <text:p text:style-name="P4"><text:span text:style-name="T1">16</text:span></text:p>
          </draw:text-box>
        </draw:frame>
        <draw:path draw:style-name="gr2" draw:text-style-name="P2" draw:layer="layout" svg:width="0.471cm" svg:height="1.42cm" svg:x="18.179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18.179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18.179cm" svg:y="24.932cm" svg:viewBox="0 0 472 1421" draw:points="0,0 0,473 0,947 0,1421 472,1421 472,947 472,473 472,0">
          <text:p/>
        </draw:polygon>
        <draw:frame draw:style-name="gr5" draw:text-style-name="P5" draw:layer="layout" svg:width="0.586cm" svg:height="0.352cm" svg:x="18.098cm" svg:y="28.882cm">
          <draw:text-box>
            <text:p text:style-name="P4"><text:span text:style-name="T1">162</text:span></text:p>
          </draw:text-box>
        </draw:frame>
        <draw:path draw:style-name="gr2" draw:text-style-name="P2" draw:layer="layout" svg:width="0.613cm" svg:height="0.776cm" svg:x="18.108cm" svg:y="40.11cm" svg:viewBox="0 0 614 777" svg:d="M0 582c0 195 153 195 153 195h307c154 0 154-195 154-195v-582h-614z">
          <text:p/>
        </draw:path>
        <draw:path draw:style-name="gr3" draw:text-style-name="P3" draw:layer="layout" svg:width="0.613cm" svg:height="0.776cm" svg:x="18.108cm" svg:y="40.11cm" svg:viewBox="0 0 614 777" svg:d="M0 582c0 195 153 195 153 195h307c154 0 154-195 154-195v-582h-614z">
          <text:p/>
        </draw:path>
        <draw:path draw:style-name="gr4" draw:text-style-name="P3" draw:layer="layout" svg:width="0.613cm" svg:height="0.776cm" svg:x="18.108cm" svg:y="40.11cm" svg:viewBox="0 0 614 777" svg:d="M0 0v582c0 195 153 195 153 195h307c154 0 154-195 154-195v-582z">
          <text:p/>
        </draw:path>
        <draw:frame draw:style-name="gr5" draw:text-style-name="P5" draw:layer="layout" svg:width="0.586cm" svg:height="0.352cm" svg:x="18.098cm" svg:y="25.601cm">
          <draw:text-box>
            <text:p text:style-name="P4"><text:span text:style-name="T1">135</text:span></text:p>
          </draw:text-box>
        </draw:frame>
        <draw:polygon draw:style-name="gr2" draw:text-style-name="P2" draw:layer="layout" svg:width="0.392cm" svg:height="0.522cm" svg:x="17.16cm" svg:y="38.147cm" svg:viewBox="0 0 393 523" draw:points="196,0 393,523 0,523">
          <text:p/>
        </draw:polygon>
        <draw:polygon draw:style-name="gr3" draw:text-style-name="P3" draw:layer="layout" svg:width="0.392cm" svg:height="0.522cm" svg:x="17.16cm" svg:y="38.147cm" svg:viewBox="0 0 393 523" draw:points="196,0 393,523 0,523">
          <text:p/>
        </draw:polygon>
        <draw:polygon draw:style-name="gr4" draw:text-style-name="P3" draw:layer="layout" svg:width="0.392cm" svg:height="0.522cm" svg:x="17.16cm" svg:y="38.147cm" svg:viewBox="0 0 393 523" draw:points="196,0 0,523 393,523">
          <text:p/>
        </draw:polygon>
        <draw:frame draw:style-name="gr5" draw:text-style-name="P5" draw:layer="layout" svg:width="0.586cm" svg:height="0.352cm" svg:x="18.098cm" svg:y="40.418cm">
          <draw:text-box>
            <text:p text:style-name="P4"><text:span text:style-name="T1">118</text:span></text:p>
          </draw:text-box>
        </draw:frame>
        <draw:polygon draw:style-name="gr2" draw:text-style-name="P2" draw:layer="layout" svg:width="0.392cm" svg:height="0.522cm" svg:x="17.16cm" svg:y="23.683cm" svg:viewBox="0 0 393 523" draw:points="196,0 393,523 0,523">
          <text:p/>
        </draw:polygon>
        <draw:polygon draw:style-name="gr3" draw:text-style-name="P3" draw:layer="layout" svg:width="0.392cm" svg:height="0.522cm" svg:x="17.16cm" svg:y="23.683cm" svg:viewBox="0 0 393 523" draw:points="196,0 393,523 0,523">
          <text:p/>
        </draw:polygon>
        <draw:polygon draw:style-name="gr4" draw:text-style-name="P3" draw:layer="layout" svg:width="0.392cm" svg:height="0.522cm" svg:x="17.16cm" svg:y="23.683cm" svg:viewBox="0 0 393 523" draw:points="196,0 0,523 393,523">
          <text:p/>
        </draw:polygon>
        <draw:frame draw:style-name="gr5" draw:text-style-name="P5" draw:layer="layout" svg:width="0.586cm" svg:height="0.352cm" svg:x="17.039cm" svg:y="38.76cm">
          <draw:text-box>
            <text:p text:style-name="P4"><text:span text:style-name="T1">156</text:span></text:p>
          </draw:text-box>
        </draw:frame>
        <draw:path draw:style-name="gr2" draw:text-style-name="P2" draw:layer="layout" svg:width="0.612cm" svg:height="0.776cm" svg:x="17.0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22.119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4.296cm">
          <draw:text-box>
            <text:p text:style-name="P4"><text:span text:style-name="T1">159</text:span></text:p>
          </draw:text-box>
        </draw:frame>
        <draw:path draw:style-name="gr2" draw:text-style-name="P2" draw:layer="layout" svg:width="0.47cm" svg:height="0.861cm" svg:x="17.1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7.1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7.121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7.039cm" svg:y="22.426cm">
          <draw:text-box>
            <text:p text:style-name="P4"><text:span text:style-name="T1">117</text:span></text:p>
          </draw:text-box>
        </draw:frame>
        <draw:polygon draw:style-name="gr2" draw:text-style-name="P2" draw:layer="layout" svg:width="0.392cm" svg:height="0.522cm" svg:x="17.16cm" svg:y="34.972cm" svg:viewBox="0 0 393 523" draw:points="196,0 393,523 0,523">
          <text:p/>
        </draw:polygon>
        <draw:polygon draw:style-name="gr3" draw:text-style-name="P3" draw:layer="layout" svg:width="0.392cm" svg:height="0.522cm" svg:x="17.16cm" svg:y="34.972cm" svg:viewBox="0 0 393 523" draw:points="196,0 393,523 0,523">
          <text:p/>
        </draw:polygon>
        <draw:polygon draw:style-name="gr4" draw:text-style-name="P3" draw:layer="layout" svg:width="0.392cm" svg:height="0.522cm" svg:x="17.16cm" svg:y="34.972cm" svg:viewBox="0 0 393 523" draw:points="196,0 0,523 393,523">
          <text:p/>
        </draw:polygon>
        <draw:frame draw:style-name="gr5" draw:text-style-name="P5" draw:layer="layout" svg:width="0.586cm" svg:height="0.352cm" svg:x="17.039cm" svg:y="36.961cm">
          <draw:text-box>
            <text:p text:style-name="P4"><text:span text:style-name="T1">132</text:span></text:p>
          </draw:text-box>
        </draw:frame>
        <draw:path draw:style-name="gr7" draw:text-style-name="P6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7.1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7.1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7.039cm" svg:y="35.585cm">
          <draw:text-box>
            <text:p text:style-name="P4"><text:span text:style-name="T1">157</text:span></text:p>
          </draw:text-box>
        </draw:frame>
        <draw:polygon draw:style-name="gr2" draw:text-style-name="P2" draw:layer="layout" svg:width="0.392cm" svg:height="0.522cm" svg:x="17.16cm" svg:y="28.269cm" svg:viewBox="0 0 393 523" draw:points="196,0 393,523 0,523">
          <text:p/>
        </draw:polygon>
        <draw:polygon draw:style-name="gr3" draw:text-style-name="P3" draw:layer="layout" svg:width="0.392cm" svg:height="0.522cm" svg:x="17.16cm" svg:y="28.269cm" svg:viewBox="0 0 393 523" draw:points="196,0 393,523 0,523">
          <text:p/>
        </draw:polygon>
        <draw:polygon draw:style-name="gr4" draw:text-style-name="P3" draw:layer="layout" svg:width="0.392cm" svg:height="0.522cm" svg:x="17.16cm" svg:y="28.269cm" svg:viewBox="0 0 393 523" draw:points="196,0 0,523 393,523">
          <text:p/>
        </draw:polygon>
        <draw:frame draw:style-name="gr6" draw:text-style-name="P5" draw:layer="layout" svg:width="0.391cm" svg:height="0.352cm" svg:x="17.145cm" svg:y="32.128cm">
          <draw:text-box>
            <text:p text:style-name="P4"><text:span text:style-name="T1">15</text:span></text:p>
          </draw:text-box>
        </draw:frame>
        <draw:path draw:style-name="gr2" draw:text-style-name="P2" draw:layer="layout" svg:width="0.47cm" svg:height="1.42cm" svg:x="17.1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7.1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7.121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7.039cm" svg:y="28.882cm">
          <draw:text-box>
            <text:p text:style-name="P4"><text:span text:style-name="T1">158</text:span></text:p>
          </draw:text-box>
        </draw:frame>
        <draw:path draw:style-name="gr2" draw:text-style-name="P2" draw:layer="layout" svg:width="0.612cm" svg:height="0.776cm" svg:x="17.0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7.0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7.05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7.039cm" svg:y="25.601cm">
          <draw:text-box>
            <text:p text:style-name="P4"><text:span text:style-name="T1">133</text:span></text:p>
          </draw:text-box>
        </draw:frame>
        <draw:polygon draw:style-name="gr2" draw:text-style-name="P2" draw:layer="layout" svg:width="0.392cm" svg:height="0.522cm" svg:x="16.102cm" svg:y="38.147cm" svg:viewBox="0 0 393 523" draw:points="197,0 393,523 0,523">
          <text:p/>
        </draw:polygon>
        <draw:polygon draw:style-name="gr3" draw:text-style-name="P3" draw:layer="layout" svg:width="0.392cm" svg:height="0.522cm" svg:x="16.102cm" svg:y="38.147cm" svg:viewBox="0 0 393 523" draw:points="197,0 393,523 0,523">
          <text:p/>
        </draw:polygon>
        <draw:polygon draw:style-name="gr4" draw:text-style-name="P3" draw:layer="layout" svg:width="0.392cm" svg:height="0.522cm" svg:x="16.102cm" svg:y="38.147cm" svg:viewBox="0 0 393 523" draw:points="197,0 0,523 393,523">
          <text:p/>
        </draw:polygon>
        <draw:frame draw:style-name="gr5" draw:text-style-name="P5" draw:layer="layout" svg:width="0.586cm" svg:height="0.352cm" svg:x="17.039cm" svg:y="40.418cm">
          <draw:text-box>
            <text:p text:style-name="P4"><text:span text:style-name="T1">116</text:span></text:p>
          </draw:text-box>
        </draw:frame>
        <draw:polygon draw:style-name="gr2" draw:text-style-name="P2" draw:layer="layout" svg:width="0.392cm" svg:height="0.522cm" svg:x="16.102cm" svg:y="23.683cm" svg:viewBox="0 0 393 523" draw:points="197,0 393,523 0,523">
          <text:p/>
        </draw:polygon>
        <draw:polygon draw:style-name="gr3" draw:text-style-name="P3" draw:layer="layout" svg:width="0.392cm" svg:height="0.522cm" svg:x="16.102cm" svg:y="23.683cm" svg:viewBox="0 0 393 523" draw:points="197,0 393,523 0,523">
          <text:p/>
        </draw:polygon>
        <draw:polygon draw:style-name="gr4" draw:text-style-name="P3" draw:layer="layout" svg:width="0.392cm" svg:height="0.522cm" svg:x="16.102cm" svg:y="23.683cm" svg:viewBox="0 0 393 523" draw:points="197,0 0,523 393,523">
          <text:p/>
        </draw:polygon>
        <draw:frame draw:style-name="gr6" draw:text-style-name="P5" draw:layer="layout" svg:width="0.391cm" svg:height="0.352cm" svg:x="16.087cm" svg:y="38.76cm">
          <draw:text-box>
            <text:p text:style-name="P4"><text:span text:style-name="T1">22</text:span></text:p>
          </draw:text-box>
        </draw:frame>
        <draw:path draw:style-name="gr2" draw:text-style-name="P2" draw:layer="layout" svg:width="0.612cm" svg:height="0.776cm" svg:x="15.992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16.087cm" svg:y="24.296cm">
          <draw:text-box>
            <text:p text:style-name="P4"><text:span text:style-name="T1">37</text:span></text:p>
          </draw:text-box>
        </draw:frame>
        <draw:path draw:style-name="gr2" draw:text-style-name="P2" draw:layer="layout" svg:width="0.47cm" svg:height="0.861cm" svg:x="16.06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6.06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6.063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5.981cm" svg:y="22.426cm">
          <draw:text-box>
            <text:p text:style-name="P4"><text:span text:style-name="T1">115</text:span></text:p>
          </draw:text-box>
        </draw:frame>
        <draw:polygon draw:style-name="gr2" draw:text-style-name="P2" draw:layer="layout" svg:width="0.392cm" svg:height="0.522cm" svg:x="16.102cm" svg:y="34.972cm" svg:viewBox="0 0 393 523" draw:points="197,0 393,523 0,523">
          <text:p/>
        </draw:polygon>
        <draw:polygon draw:style-name="gr3" draw:text-style-name="P3" draw:layer="layout" svg:width="0.392cm" svg:height="0.522cm" svg:x="16.102cm" svg:y="34.972cm" svg:viewBox="0 0 393 523" draw:points="197,0 393,523 0,523">
          <text:p/>
        </draw:polygon>
        <draw:polygon draw:style-name="gr4" draw:text-style-name="P3" draw:layer="layout" svg:width="0.392cm" svg:height="0.522cm" svg:x="16.102cm" svg:y="34.972cm" svg:viewBox="0 0 393 523" draw:points="197,0 0,523 393,523">
          <text:p/>
        </draw:polygon>
        <draw:frame draw:style-name="gr5" draw:text-style-name="P5" draw:layer="layout" svg:width="0.586cm" svg:height="0.352cm" svg:x="15.981cm" svg:y="36.961cm">
          <draw:text-box>
            <text:p text:style-name="P4"><text:span text:style-name="T1">129</text:span></text:p>
          </draw:text-box>
        </draw:frame>
        <draw:path draw:style-name="gr7" draw:text-style-name="P6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6.06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6.06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6.087cm" svg:y="35.585cm">
          <draw:text-box>
            <text:p text:style-name="P4"><text:span text:style-name="T1">27</text:span></text:p>
          </draw:text-box>
        </draw:frame>
        <draw:polygon draw:style-name="gr2" draw:text-style-name="P2" draw:layer="layout" svg:width="0.392cm" svg:height="0.522cm" svg:x="16.102cm" svg:y="28.269cm" svg:viewBox="0 0 393 523" draw:points="197,0 393,523 0,523">
          <text:p/>
        </draw:polygon>
        <draw:polygon draw:style-name="gr3" draw:text-style-name="P3" draw:layer="layout" svg:width="0.392cm" svg:height="0.522cm" svg:x="16.102cm" svg:y="28.269cm" svg:viewBox="0 0 393 523" draw:points="197,0 393,523 0,523">
          <text:p/>
        </draw:polygon>
        <draw:polygon draw:style-name="gr4" draw:text-style-name="P3" draw:layer="layout" svg:width="0.392cm" svg:height="0.522cm" svg:x="16.102cm" svg:y="28.269cm" svg:viewBox="0 0 393 523" draw:points="197,0 0,523 393,523">
          <text:p/>
        </draw:polygon>
        <draw:frame draw:style-name="gr6" draw:text-style-name="P5" draw:layer="layout" svg:width="0.391cm" svg:height="0.352cm" svg:x="16.087cm" svg:y="32.128cm">
          <draw:text-box>
            <text:p text:style-name="P4"><text:span text:style-name="T1">14</text:span></text:p>
          </draw:text-box>
        </draw:frame>
        <draw:path draw:style-name="gr2" draw:text-style-name="P2" draw:layer="layout" svg:width="0.47cm" svg:height="1.42cm" svg:x="16.06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6.06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6.06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6.087cm" svg:y="28.882cm">
          <draw:text-box>
            <text:p text:style-name="P4"><text:span text:style-name="T1">33</text:span></text:p>
          </draw:text-box>
        </draw:frame>
        <draw:path draw:style-name="gr2" draw:text-style-name="P2" draw:layer="layout" svg:width="0.612cm" svg:height="0.776cm" svg:x="15.992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15.992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15.992cm" svg:y="40.11cm" svg:viewBox="0 0 613 777" svg:d="M0 0v582c0 195 153 195 153 195h307c153 0 153-195 153-195v-582z">
          <text:p/>
        </draw:path>
        <draw:frame draw:style-name="gr5" draw:text-style-name="P5" draw:layer="layout" svg:width="0.586cm" svg:height="0.352cm" svg:x="15.981cm" svg:y="25.601cm">
          <draw:text-box>
            <text:p text:style-name="P4"><text:span text:style-name="T1">131</text:span></text:p>
          </draw:text-box>
        </draw:frame>
        <draw:path draw:style-name="gr2" draw:text-style-name="P2" draw:layer="layout" svg:width="0.612cm" svg:height="0.776cm" svg:x="14.863cm" svg:y="40.11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40.11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40.11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5.981cm" svg:y="40.418cm">
          <draw:text-box>
            <text:p text:style-name="P4"><text:span text:style-name="T1">114</text:span></text:p>
          </draw:text-box>
        </draw:frame>
        <draw:path draw:style-name="gr2" draw:text-style-name="P2" draw:layer="layout" svg:width="0.47cm" svg:height="1.42cm" svg:x="14.934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4.934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4.934cm" svg:y="24.932cm" svg:viewBox="0 0 471 1421" draw:points="0,0 0,473 0,947 0,1421 471,1421 471,947 471,473 471,0">
          <text:p/>
        </draw:polygon>
        <draw:frame draw:style-name="gr5" draw:text-style-name="P5" draw:layer="layout" svg:width="0.586cm" svg:height="0.352cm" svg:x="14.852cm" svg:y="40.418cm">
          <draw:text-box>
            <text:p text:style-name="P4"><text:span text:style-name="T1">112</text:span></text:p>
          </draw:text-box>
        </draw:frame>
        <draw:polygon draw:style-name="gr2" draw:text-style-name="P2" draw:layer="layout" svg:width="0.392cm" svg:height="0.522cm" svg:x="14.973cm" svg:y="28.269cm" svg:viewBox="0 0 393 523" draw:points="197,0 393,523 0,523">
          <text:p/>
        </draw:polygon>
        <draw:polygon draw:style-name="gr3" draw:text-style-name="P3" draw:layer="layout" svg:width="0.392cm" svg:height="0.522cm" svg:x="14.973cm" svg:y="28.269cm" svg:viewBox="0 0 393 523" draw:points="197,0 393,523 0,523">
          <text:p/>
        </draw:polygon>
        <draw:polygon draw:style-name="gr4" draw:text-style-name="P3" draw:layer="layout" svg:width="0.392cm" svg:height="0.522cm" svg:x="14.973cm" svg:y="28.269cm" svg:viewBox="0 0 393 523" draw:points="197,0 0,523 393,523">
          <text:p/>
        </draw:polygon>
        <draw:frame draw:style-name="gr5" draw:text-style-name="P5" draw:layer="layout" svg:width="0.586cm" svg:height="0.352cm" svg:x="14.852cm" svg:y="25.601cm">
          <draw:text-box>
            <text:p text:style-name="P4"><text:span text:style-name="T1">130</text:span></text:p>
          </draw:text-box>
        </draw:frame>
        <draw:path draw:style-name="gr7" draw:text-style-name="P6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4.934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4.934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5" draw:text-style-name="P5" draw:layer="layout" svg:width="0.586cm" svg:height="0.352cm" svg:x="14.852cm" svg:y="28.882cm">
          <draw:text-box>
            <text:p text:style-name="P4"><text:span text:style-name="T1">154</text:span></text:p>
          </draw:text-box>
        </draw:frame>
        <draw:polygon draw:style-name="gr2" draw:text-style-name="P2" draw:layer="layout" svg:width="0.392cm" svg:height="0.522cm" svg:x="14.973cm" svg:y="34.972cm" svg:viewBox="0 0 393 523" draw:points="197,0 393,523 0,523">
          <text:p/>
        </draw:polygon>
        <draw:polygon draw:style-name="gr3" draw:text-style-name="P3" draw:layer="layout" svg:width="0.392cm" svg:height="0.522cm" svg:x="14.973cm" svg:y="34.972cm" svg:viewBox="0 0 393 523" draw:points="197,0 393,523 0,523">
          <text:p/>
        </draw:polygon>
        <draw:polygon draw:style-name="gr4" draw:text-style-name="P3" draw:layer="layout" svg:width="0.392cm" svg:height="0.522cm" svg:x="14.973cm" svg:y="34.972cm" svg:viewBox="0 0 393 523" draw:points="197,0 0,523 393,523">
          <text:p/>
        </draw:polygon>
        <draw:frame draw:style-name="gr6" draw:text-style-name="P5" draw:layer="layout" svg:width="0.391cm" svg:height="0.352cm" svg:x="14.958cm" svg:y="32.128cm">
          <draw:text-box>
            <text:p text:style-name="P4"><text:span text:style-name="T1">13</text:span></text:p>
          </draw:text-box>
        </draw:frame>
        <draw:path draw:style-name="gr2" draw:text-style-name="P2" draw:layer="layout" svg:width="0.47cm" svg:height="0.861cm" svg:x="14.934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4.934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4.934cm" svg:y="36.568cm" svg:viewBox="0 0 471 862" draw:points="0,0 0,288 0,575 0,862 471,862 471,575 471,288 471,0">
          <text:p/>
        </draw:polygon>
        <draw:frame draw:style-name="gr5" draw:text-style-name="P5" draw:layer="layout" svg:width="0.586cm" svg:height="0.352cm" svg:x="14.852cm" svg:y="35.585cm">
          <draw:text-box>
            <text:p text:style-name="P4"><text:span text:style-name="T1">153</text:span></text:p>
          </draw:text-box>
        </draw:frame>
        <draw:path draw:style-name="gr2" draw:text-style-name="P2" draw:layer="layout" svg:width="0.612cm" svg:height="0.776cm" svg:x="14.863cm" svg:y="22.119cm" svg:viewBox="0 0 613 777" svg:d="M0 582c0 195 154 195 154 195h306c153 0 153-195 153-195v-582h-613z">
          <text:p/>
        </draw:path>
        <draw:path draw:style-name="gr3" draw:text-style-name="P3" draw:layer="layout" svg:width="0.612cm" svg:height="0.776cm" svg:x="14.863cm" svg:y="22.119cm" svg:viewBox="0 0 613 777" svg:d="M0 582c0 195 154 195 154 195h306c153 0 153-195 153-195v-582h-613z">
          <text:p/>
        </draw:path>
        <draw:path draw:style-name="gr4" draw:text-style-name="P3" draw:layer="layout" svg:width="0.612cm" svg:height="0.776cm" svg:x="14.863cm" svg:y="22.119cm" svg:viewBox="0 0 613 777" svg:d="M0 0v582c0 195 154 195 154 195h306c153 0 153-195 153-195v-582z">
          <text:p/>
        </draw:path>
        <draw:frame draw:style-name="gr5" draw:text-style-name="P5" draw:layer="layout" svg:width="0.586cm" svg:height="0.352cm" svg:x="14.852cm" svg:y="36.961cm">
          <draw:text-box>
            <text:p text:style-name="P4"><text:span text:style-name="T1">128</text:span></text:p>
          </draw:text-box>
        </draw:frame>
        <draw:polygon draw:style-name="gr2" draw:text-style-name="P2" draw:layer="layout" svg:width="0.392cm" svg:height="0.522cm" svg:x="14.973cm" svg:y="23.683cm" svg:viewBox="0 0 393 523" draw:points="197,0 393,523 0,523">
          <text:p/>
        </draw:polygon>
        <draw:polygon draw:style-name="gr3" draw:text-style-name="P3" draw:layer="layout" svg:width="0.392cm" svg:height="0.522cm" svg:x="14.973cm" svg:y="23.683cm" svg:viewBox="0 0 393 523" draw:points="197,0 393,523 0,523">
          <text:p/>
        </draw:polygon>
        <draw:polygon draw:style-name="gr4" draw:text-style-name="P3" draw:layer="layout" svg:width="0.392cm" svg:height="0.522cm" svg:x="14.973cm" svg:y="23.683cm" svg:viewBox="0 0 393 523" draw:points="197,0 0,523 393,523">
          <text:p/>
        </draw:polygon>
        <draw:frame draw:style-name="gr5" draw:text-style-name="P5" draw:layer="layout" svg:width="0.586cm" svg:height="0.352cm" svg:x="14.852cm" svg:y="22.426cm">
          <draw:text-box>
            <text:p text:style-name="P4"><text:span text:style-name="T1">113</text:span></text:p>
          </draw:text-box>
        </draw:frame>
        <draw:polygon draw:style-name="gr2" draw:text-style-name="P2" draw:layer="layout" svg:width="0.392cm" svg:height="0.522cm" svg:x="14.973cm" svg:y="38.147cm" svg:viewBox="0 0 393 523" draw:points="197,0 393,523 0,523">
          <text:p/>
        </draw:polygon>
        <draw:polygon draw:style-name="gr3" draw:text-style-name="P3" draw:layer="layout" svg:width="0.392cm" svg:height="0.522cm" svg:x="14.973cm" svg:y="38.147cm" svg:viewBox="0 0 393 523" draw:points="197,0 393,523 0,523">
          <text:p/>
        </draw:polygon>
        <draw:polygon draw:style-name="gr4" draw:text-style-name="P3" draw:layer="layout" svg:width="0.392cm" svg:height="0.522cm" svg:x="14.973cm" svg:y="38.147cm" svg:viewBox="0 0 393 523" draw:points="197,0 0,523 393,523">
          <text:p/>
        </draw:polygon>
        <draw:frame draw:style-name="gr5" draw:text-style-name="P5" draw:layer="layout" svg:width="0.586cm" svg:height="0.352cm" svg:x="14.852cm" svg:y="24.296cm">
          <draw:text-box>
            <text:p text:style-name="P4"><text:span text:style-name="T1">155</text:span></text:p>
          </draw:text-box>
        </draw:frame>
        <draw:path draw:style-name="gr2" draw:text-style-name="P2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3" draw:text-style-name="P3" draw:layer="layout" svg:width="4.893cm" svg:height="0.776cm" svg:x="7.713cm" svg:y="44.344cm" svg:viewBox="0 0 4894 777" svg:d="M0 583c0 194 1223 194 1223 194h2447c1224 0 1224-194 1224-194v-583h-4894z">
          <text:p/>
        </draw:path>
        <draw:path draw:style-name="gr4" draw:text-style-name="P3" draw:layer="layout" svg:width="4.893cm" svg:height="0.776cm" svg:x="7.713cm" svg:y="44.344cm" svg:viewBox="0 0 4894 777" svg:d="M0 0v583c0 194 1223 194 1223 194h2447c1224 0 1224-194 1224-194v-583z">
          <text:p/>
        </draw:path>
        <draw:frame draw:style-name="gr5" draw:text-style-name="P5" draw:layer="layout" svg:width="0.586cm" svg:height="0.352cm" svg:x="14.852cm" svg:y="38.76cm">
          <draw:text-box>
            <text:p text:style-name="P4"><text:span text:style-name="T1">152</text:span></text:p>
          </draw:text-box>
        </draw:frame>
        <draw:path draw:style-name="gr2" draw:text-style-name="P2" draw:layer="layout" svg:width="4.893cm" svg:height="0.776cm" svg:x="6.831cm" svg:y="17.18cm" svg:viewBox="0 0 4894 777" svg:d="M0 583c0 194 1225 194 1225 194h2446c1223 0 1223-194 1223-194v-583h-4894z">
          <text:p/>
        </draw:path>
        <draw:path draw:style-name="gr3" draw:text-style-name="P3" draw:layer="layout" svg:width="4.893cm" svg:height="0.776cm" svg:x="6.831cm" svg:y="17.18cm" svg:viewBox="0 0 4894 777" svg:d="M0 583c0 194 1225 194 1225 194h2446c1223 0 1223-194 1223-194v-583h-4894z">
          <text:p/>
        </draw:path>
        <draw:path draw:style-name="gr4" draw:text-style-name="P3" draw:layer="layout" svg:width="4.893cm" svg:height="0.776cm" svg:x="6.831cm" svg:y="17.18cm" svg:viewBox="0 0 4894 777" svg:d="M0 0v583c0 194 1225 194 1225 194h2446c1223 0 1223-194 1223-194v-583z">
          <text:p/>
        </draw:path>
        <draw:frame draw:style-name="gr5" draw:text-style-name="P5" draw:layer="layout" svg:width="0.586cm" svg:height="0.352cm" svg:x="9.843cm" svg:y="44.651cm">
          <draw:text-box>
            <text:p text:style-name="P4"><text:span text:style-name="T1">102</text:span></text:p>
          </draw:text-box>
        </draw:frame>
        <draw:polygon draw:style-name="gr2" draw:text-style-name="P2" draw:layer="layout" svg:width="0.392cm" svg:height="0.522cm" svg:x="5.06cm" svg:y="38.147cm" svg:viewBox="0 0 393 523" draw:points="196,0 393,523 0,523">
          <text:p/>
        </draw:polygon>
        <draw:polygon draw:style-name="gr3" draw:text-style-name="P3" draw:layer="layout" svg:width="0.392cm" svg:height="0.522cm" svg:x="5.06cm" svg:y="38.147cm" svg:viewBox="0 0 393 523" draw:points="196,0 393,523 0,523">
          <text:p/>
        </draw:polygon>
        <draw:polygon draw:style-name="gr4" draw:text-style-name="P3" draw:layer="layout" svg:width="0.392cm" svg:height="0.522cm" svg:x="5.06cm" svg:y="38.147cm" svg:viewBox="0 0 393 523" draw:points="196,0 0,523 393,523">
          <text:p/>
        </draw:polygon>
        <draw:frame draw:style-name="gr5" draw:text-style-name="P5" draw:layer="layout" svg:width="0.586cm" svg:height="0.352cm" svg:x="8.961cm" svg:y="17.488cm">
          <draw:text-box>
            <text:p text:style-name="P4"><text:span text:style-name="T1">100</text:span></text:p>
          </draw:text-box>
        </draw:frame>
        <draw:polygon draw:style-name="gr2" draw:text-style-name="P2" draw:layer="layout" svg:width="0.392cm" svg:height="0.522cm" svg:x="5.06cm" svg:y="23.683cm" svg:viewBox="0 0 393 523" draw:points="196,0 393,523 0,523">
          <text:p/>
        </draw:polygon>
        <draw:polygon draw:style-name="gr3" draw:text-style-name="P3" draw:layer="layout" svg:width="0.392cm" svg:height="0.522cm" svg:x="5.06cm" svg:y="23.683cm" svg:viewBox="0 0 393 523" draw:points="196,0 393,523 0,523">
          <text:p/>
        </draw:polygon>
        <draw:polygon draw:style-name="gr4" draw:text-style-name="P3" draw:layer="layout" svg:width="0.392cm" svg:height="0.522cm" svg:x="5.06cm" svg:y="23.683cm" svg:viewBox="0 0 393 523" draw:points="196,0 0,523 393,523">
          <text:p/>
        </draw:polygon>
        <draw:frame draw:style-name="gr6" draw:text-style-name="P5" draw:layer="layout" svg:width="0.391cm" svg:height="0.352cm" svg:x="5.045cm" svg:y="38.76cm">
          <draw:text-box>
            <text:p text:style-name="P4"><text:span text:style-name="T1">88</text:span></text:p>
          </draw:text-box>
        </draw:frame>
        <draw:path draw:style-name="gr2" draw:text-style-name="P2" draw:layer="layout" svg:width="0.612cm" svg:height="0.776cm" svg:x="4.95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4.296cm">
          <draw:text-box>
            <text:p text:style-name="P4"><text:span text:style-name="T1">91</text:span></text:p>
          </draw:text-box>
        </draw:frame>
        <draw:path draw:style-name="gr2" draw:text-style-name="P2" draw:layer="layout" svg:width="0.47cm" svg:height="0.861cm" svg:x="5.021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5.021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5.021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5.045cm" svg:y="22.426cm">
          <draw:text-box>
            <text:p text:style-name="P4"><text:span text:style-name="T1">73</text:span></text:p>
          </draw:text-box>
        </draw:frame>
        <draw:polygon draw:style-name="gr2" draw:text-style-name="P2" draw:layer="layout" svg:width="0.392cm" svg:height="0.522cm" svg:x="5.06cm" svg:y="34.972cm" svg:viewBox="0 0 393 523" draw:points="196,0 393,523 0,523">
          <text:p/>
        </draw:polygon>
        <draw:polygon draw:style-name="gr3" draw:text-style-name="P3" draw:layer="layout" svg:width="0.392cm" svg:height="0.522cm" svg:x="5.06cm" svg:y="34.972cm" svg:viewBox="0 0 393 523" draw:points="196,0 393,523 0,523">
          <text:p/>
        </draw:polygon>
        <draw:polygon draw:style-name="gr4" draw:text-style-name="P3" draw:layer="layout" svg:width="0.392cm" svg:height="0.522cm" svg:x="5.06cm" svg:y="34.972cm" svg:viewBox="0 0 393 523" draw:points="196,0 0,523 393,523">
          <text:p/>
        </draw:polygon>
        <draw:frame draw:style-name="gr6" draw:text-style-name="P5" draw:layer="layout" svg:width="0.391cm" svg:height="0.352cm" svg:x="5.045cm" svg:y="36.961cm">
          <draw:text-box>
            <text:p text:style-name="P4"><text:span text:style-name="T1">80</text:span></text:p>
          </draw:text-box>
        </draw:frame>
        <draw:path draw:style-name="gr7" draw:text-style-name="P6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5.021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5.021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5.045cm" svg:y="35.585cm">
          <draw:text-box>
            <text:p text:style-name="P4"><text:span text:style-name="T1">89</text:span></text:p>
          </draw:text-box>
        </draw:frame>
        <draw:polygon draw:style-name="gr2" draw:text-style-name="P2" draw:layer="layout" svg:width="0.392cm" svg:height="0.522cm" svg:x="5.06cm" svg:y="28.269cm" svg:viewBox="0 0 393 523" draw:points="196,0 393,523 0,523">
          <text:p/>
        </draw:polygon>
        <draw:polygon draw:style-name="gr3" draw:text-style-name="P3" draw:layer="layout" svg:width="0.392cm" svg:height="0.522cm" svg:x="5.06cm" svg:y="28.269cm" svg:viewBox="0 0 393 523" draw:points="196,0 393,523 0,523">
          <text:p/>
        </draw:polygon>
        <draw:polygon draw:style-name="gr4" draw:text-style-name="P3" draw:layer="layout" svg:width="0.392cm" svg:height="0.522cm" svg:x="5.06cm" svg:y="28.269cm" svg:viewBox="0 0 393 523" draw:points="196,0 0,523 393,523">
          <text:p/>
        </draw:polygon>
        <draw:frame draw:style-name="gr8" draw:text-style-name="P5" draw:layer="layout" svg:width="0.352cm" svg:height="0.352cm" svg:x="5.151cm" svg:y="32.128cm">
          <draw:text-box>
            <text:p text:style-name="P4"><text:span text:style-name="T1">5</text:span></text:p>
          </draw:text-box>
        </draw:frame>
        <draw:path draw:style-name="gr2" draw:text-style-name="P2" draw:layer="layout" svg:width="0.47cm" svg:height="1.42cm" svg:x="5.021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5.021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5.021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5.045cm" svg:y="28.882cm">
          <draw:text-box>
            <text:p text:style-name="P4"><text:span text:style-name="T1">90</text:span></text:p>
          </draw:text-box>
        </draw:frame>
        <draw:path draw:style-name="gr2" draw:text-style-name="P2" draw:layer="layout" svg:width="0.612cm" svg:height="0.776cm" svg:x="4.95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4.95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4.95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25.601cm">
          <draw:text-box>
            <text:p text:style-name="P4"><text:span text:style-name="T1">82</text:span></text:p>
          </draw:text-box>
        </draw:frame>
        <draw:path draw:style-name="gr2" draw:text-style-name="P2" draw:layer="layout" svg:width="0.612cm" svg:height="0.776cm" svg:x="6.114cm" svg:y="40.11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40.11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40.11cm" svg:viewBox="0 0 613 777" svg:d="M0 0v582c0 195 153 195 153 195h307c153 0 153-195 153-195v-582z">
          <text:p/>
        </draw:path>
        <draw:frame draw:style-name="gr6" draw:text-style-name="P5" draw:layer="layout" svg:width="0.391cm" svg:height="0.352cm" svg:x="5.045cm" svg:y="40.418cm">
          <draw:text-box>
            <text:p text:style-name="P4"><text:span text:style-name="T1">72</text:span></text:p>
          </draw:text-box>
        </draw:frame>
        <draw:path draw:style-name="gr2" draw:text-style-name="P2" draw:layer="layout" svg:width="0.47cm" svg:height="1.42cm" svg:x="6.18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6.18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6.18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6.209cm" svg:y="40.418cm">
          <draw:text-box>
            <text:p text:style-name="P4"><text:span text:style-name="T1">74</text:span></text:p>
          </draw:text-box>
        </draw:frame>
        <draw:polygon draw:style-name="gr2" draw:text-style-name="P2" draw:layer="layout" svg:width="0.392cm" svg:height="0.522cm" svg:x="6.224cm" svg:y="28.269cm" svg:viewBox="0 0 393 523" draw:points="196,0 393,523 0,523">
          <text:p/>
        </draw:polygon>
        <draw:polygon draw:style-name="gr3" draw:text-style-name="P3" draw:layer="layout" svg:width="0.392cm" svg:height="0.522cm" svg:x="6.224cm" svg:y="28.269cm" svg:viewBox="0 0 393 523" draw:points="196,0 393,523 0,523">
          <text:p/>
        </draw:polygon>
        <draw:polygon draw:style-name="gr4" draw:text-style-name="P3" draw:layer="layout" svg:width="0.392cm" svg:height="0.522cm" svg:x="6.224cm" svg:y="28.269cm" svg:viewBox="0 0 393 523" draw:points="196,0 0,523 393,523">
          <text:p/>
        </draw:polygon>
        <draw:frame draw:style-name="gr6" draw:text-style-name="P5" draw:layer="layout" svg:width="0.391cm" svg:height="0.352cm" svg:x="6.209cm" svg:y="25.601cm">
          <draw:text-box>
            <text:p text:style-name="P4"><text:span text:style-name="T1">83</text:span></text:p>
          </draw:text-box>
        </draw:frame>
        <draw:path draw:style-name="gr7" draw:text-style-name="P6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6.18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6.18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6.209cm" svg:y="28.882cm">
          <draw:text-box>
            <text:p text:style-name="P4"><text:span text:style-name="T1">32</text:span></text:p>
          </draw:text-box>
        </draw:frame>
        <draw:polygon draw:style-name="gr2" draw:text-style-name="P2" draw:layer="layout" svg:width="0.392cm" svg:height="0.522cm" svg:x="6.224cm" svg:y="34.972cm" svg:viewBox="0 0 393 523" draw:points="196,0 393,523 0,523">
          <text:p/>
        </draw:polygon>
        <draw:polygon draw:style-name="gr3" draw:text-style-name="P3" draw:layer="layout" svg:width="0.392cm" svg:height="0.522cm" svg:x="6.224cm" svg:y="34.972cm" svg:viewBox="0 0 393 523" draw:points="196,0 393,523 0,523">
          <text:p/>
        </draw:polygon>
        <draw:polygon draw:style-name="gr4" draw:text-style-name="P3" draw:layer="layout" svg:width="0.392cm" svg:height="0.522cm" svg:x="6.224cm" svg:y="34.972cm" svg:viewBox="0 0 393 523" draw:points="196,0 0,523 393,523">
          <text:p/>
        </draw:polygon>
        <draw:frame draw:style-name="gr8" draw:text-style-name="P5" draw:layer="layout" svg:width="0.352cm" svg:height="0.352cm" svg:x="6.315cm" svg:y="32.128cm">
          <draw:text-box>
            <text:p text:style-name="P4"><text:span text:style-name="T1">6</text:span></text:p>
          </draw:text-box>
        </draw:frame>
        <draw:path draw:style-name="gr2" draw:text-style-name="P2" draw:layer="layout" svg:width="0.47cm" svg:height="0.861cm" svg:x="6.18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6.18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6.18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6.209cm" svg:y="35.585cm">
          <draw:text-box>
            <text:p text:style-name="P4"><text:span text:style-name="T1">26</text:span></text:p>
          </draw:text-box>
        </draw:frame>
        <draw:path draw:style-name="gr2" draw:text-style-name="P2" draw:layer="layout" svg:width="0.612cm" svg:height="0.776cm" svg:x="6.114cm" svg:y="22.119cm" svg:viewBox="0 0 613 777" svg:d="M0 582c0 195 153 195 153 195h307c153 0 153-195 153-195v-582h-613z">
          <text:p/>
        </draw:path>
        <draw:path draw:style-name="gr3" draw:text-style-name="P3" draw:layer="layout" svg:width="0.612cm" svg:height="0.776cm" svg:x="6.114cm" svg:y="22.119cm" svg:viewBox="0 0 613 777" svg:d="M0 582c0 195 153 195 153 195h307c153 0 153-195 153-195v-582h-613z">
          <text:p/>
        </draw:path>
        <draw:path draw:style-name="gr4" draw:text-style-name="P3" draw:layer="layout" svg:width="0.612cm" svg:height="0.776cm" svg:x="6.114cm" svg:y="22.119cm" svg:viewBox="0 0 613 777" svg:d="M0 0v582c0 195 153 195 153 195h307c153 0 153-195 153-195v-582z">
          <text:p/>
        </draw:path>
        <draw:frame draw:style-name="gr6" draw:text-style-name="P5" draw:layer="layout" svg:width="0.391cm" svg:height="0.352cm" svg:x="6.209cm" svg:y="36.961cm">
          <draw:text-box>
            <text:p text:style-name="P4"><text:span text:style-name="T1">81</text:span></text:p>
          </draw:text-box>
        </draw:frame>
        <draw:polygon draw:style-name="gr2" draw:text-style-name="P2" draw:layer="layout" svg:width="0.392cm" svg:height="0.522cm" svg:x="6.224cm" svg:y="23.683cm" svg:viewBox="0 0 393 523" draw:points="196,0 393,523 0,523">
          <text:p/>
        </draw:polygon>
        <draw:polygon draw:style-name="gr3" draw:text-style-name="P3" draw:layer="layout" svg:width="0.392cm" svg:height="0.522cm" svg:x="6.224cm" svg:y="23.683cm" svg:viewBox="0 0 393 523" draw:points="196,0 393,523 0,523">
          <text:p/>
        </draw:polygon>
        <draw:polygon draw:style-name="gr4" draw:text-style-name="P3" draw:layer="layout" svg:width="0.392cm" svg:height="0.522cm" svg:x="6.224cm" svg:y="23.683cm" svg:viewBox="0 0 393 523" draw:points="196,0 0,523 393,523">
          <text:p/>
        </draw:polygon>
        <draw:frame draw:style-name="gr6" draw:text-style-name="P5" draw:layer="layout" svg:width="0.391cm" svg:height="0.352cm" svg:x="6.209cm" svg:y="22.426cm">
          <draw:text-box>
            <text:p text:style-name="P4"><text:span text:style-name="T1">75</text:span></text:p>
          </draw:text-box>
        </draw:frame>
        <draw:polygon draw:style-name="gr2" draw:text-style-name="P2" draw:layer="layout" svg:width="0.392cm" svg:height="0.522cm" svg:x="6.224cm" svg:y="38.147cm" svg:viewBox="0 0 393 523" draw:points="196,0 393,523 0,523">
          <text:p/>
        </draw:polygon>
        <draw:polygon draw:style-name="gr3" draw:text-style-name="P3" draw:layer="layout" svg:width="0.392cm" svg:height="0.522cm" svg:x="6.224cm" svg:y="38.147cm" svg:viewBox="0 0 393 523" draw:points="196,0 393,523 0,523">
          <text:p/>
        </draw:polygon>
        <draw:polygon draw:style-name="gr4" draw:text-style-name="P3" draw:layer="layout" svg:width="0.392cm" svg:height="0.522cm" svg:x="6.224cm" svg:y="38.147cm" svg:viewBox="0 0 393 523" draw:points="196,0 0,523 393,523">
          <text:p/>
        </draw:polygon>
        <draw:frame draw:style-name="gr6" draw:text-style-name="P5" draw:layer="layout" svg:width="0.391cm" svg:height="0.352cm" svg:x="6.209cm" svg:y="24.296cm">
          <draw:text-box>
            <text:p text:style-name="P4"><text:span text:style-name="T1">36</text:span></text:p>
          </draw:text-box>
        </draw:frame>
        <draw:path draw:style-name="gr2" draw:text-style-name="P2" draw:layer="layout" svg:width="0.612cm" svg:height="0.776cm" svg:x="7.137cm" svg:y="40.11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40.11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40.11cm" svg:viewBox="0 0 613 777" svg:d="M0 0v582c0 195 153 195 153 195h306c154 0 154-195 154-195v-582z">
          <text:p/>
        </draw:path>
        <draw:frame draw:style-name="gr6" draw:text-style-name="P5" draw:layer="layout" svg:width="0.391cm" svg:height="0.352cm" svg:x="6.209cm" svg:y="38.76cm">
          <draw:text-box>
            <text:p text:style-name="P4"><text:span text:style-name="T1">21</text:span></text:p>
          </draw:text-box>
        </draw:frame>
        <draw:path draw:style-name="gr2" draw:text-style-name="P2" draw:layer="layout" svg:width="0.47cm" svg:height="1.42cm" svg:x="7.208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7.208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7.208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7.232cm" svg:y="40.418cm">
          <draw:text-box>
            <text:p text:style-name="P4"><text:span text:style-name="T1">76</text:span></text:p>
          </draw:text-box>
        </draw:frame>
        <draw:polygon draw:style-name="gr2" draw:text-style-name="P2" draw:layer="layout" svg:width="0.392cm" svg:height="0.522cm" svg:x="7.247cm" svg:y="28.269cm" svg:viewBox="0 0 393 523" draw:points="196,0 393,523 0,523">
          <text:p/>
        </draw:polygon>
        <draw:polygon draw:style-name="gr3" draw:text-style-name="P3" draw:layer="layout" svg:width="0.392cm" svg:height="0.522cm" svg:x="7.247cm" svg:y="28.269cm" svg:viewBox="0 0 393 523" draw:points="196,0 393,523 0,523">
          <text:p/>
        </draw:polygon>
        <draw:polygon draw:style-name="gr4" draw:text-style-name="P3" draw:layer="layout" svg:width="0.392cm" svg:height="0.522cm" svg:x="7.247cm" svg:y="28.269cm" svg:viewBox="0 0 393 523" draw:points="196,0 0,523 393,523">
          <text:p/>
        </draw:polygon>
        <draw:frame draw:style-name="gr6" draw:text-style-name="P5" draw:layer="layout" svg:width="0.391cm" svg:height="0.352cm" svg:x="7.232cm" svg:y="25.601cm">
          <draw:text-box>
            <text:p text:style-name="P4"><text:span text:style-name="T1">85</text:span></text:p>
          </draw:text-box>
        </draw:frame>
        <draw:path draw:style-name="gr7" draw:text-style-name="P6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7.208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7.208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7.232cm" svg:y="28.882cm">
          <draw:text-box>
            <text:p text:style-name="P4"><text:span text:style-name="T1">94</text:span></text:p>
          </draw:text-box>
        </draw:frame>
        <draw:polygon draw:style-name="gr2" draw:text-style-name="P2" draw:layer="layout" svg:width="0.392cm" svg:height="0.522cm" svg:x="7.247cm" svg:y="34.972cm" svg:viewBox="0 0 393 523" draw:points="196,0 393,523 0,523">
          <text:p/>
        </draw:polygon>
        <draw:polygon draw:style-name="gr3" draw:text-style-name="P3" draw:layer="layout" svg:width="0.392cm" svg:height="0.522cm" svg:x="7.247cm" svg:y="34.972cm" svg:viewBox="0 0 393 523" draw:points="196,0 393,523 0,523">
          <text:p/>
        </draw:polygon>
        <draw:polygon draw:style-name="gr4" draw:text-style-name="P3" draw:layer="layout" svg:width="0.392cm" svg:height="0.522cm" svg:x="7.247cm" svg:y="34.972cm" svg:viewBox="0 0 393 523" draw:points="196,0 0,523 393,523">
          <text:p/>
        </draw:polygon>
        <draw:frame draw:style-name="gr8" draw:text-style-name="P5" draw:layer="layout" svg:width="0.352cm" svg:height="0.352cm" svg:x="7.338cm" svg:y="32.128cm">
          <draw:text-box>
            <text:p text:style-name="P4"><text:span text:style-name="T1">7</text:span></text:p>
          </draw:text-box>
        </draw:frame>
        <draw:path draw:style-name="gr2" draw:text-style-name="P2" draw:layer="layout" svg:width="0.47cm" svg:height="0.861cm" svg:x="7.208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7.208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7.208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7.232cm" svg:y="35.585cm">
          <draw:text-box>
            <text:p text:style-name="P4"><text:span text:style-name="T1">93</text:span></text:p>
          </draw:text-box>
        </draw:frame>
        <draw:path draw:style-name="gr2" draw:text-style-name="P2" draw:layer="layout" svg:width="0.612cm" svg:height="0.776cm" svg:x="7.137cm" svg:y="22.119cm" svg:viewBox="0 0 613 777" svg:d="M0 582c0 195 153 195 153 195h306c154 0 154-195 154-195v-582h-613z">
          <text:p/>
        </draw:path>
        <draw:path draw:style-name="gr3" draw:text-style-name="P3" draw:layer="layout" svg:width="0.612cm" svg:height="0.776cm" svg:x="7.137cm" svg:y="22.119cm" svg:viewBox="0 0 613 777" svg:d="M0 582c0 195 153 195 153 195h306c154 0 154-195 154-195v-582h-613z">
          <text:p/>
        </draw:path>
        <draw:path draw:style-name="gr4" draw:text-style-name="P3" draw:layer="layout" svg:width="0.612cm" svg:height="0.776cm" svg:x="7.137cm" svg:y="22.119cm" svg:viewBox="0 0 613 777" svg:d="M0 0v582c0 195 153 195 153 195h306c154 0 154-195 154-195v-582z">
          <text:p/>
        </draw:path>
        <draw:frame draw:style-name="gr6" draw:text-style-name="P5" draw:layer="layout" svg:width="0.391cm" svg:height="0.352cm" svg:x="7.232cm" svg:y="36.961cm">
          <draw:text-box>
            <text:p text:style-name="P4"><text:span text:style-name="T1">84</text:span></text:p>
          </draw:text-box>
        </draw:frame>
        <draw:polygon draw:style-name="gr2" draw:text-style-name="P2" draw:layer="layout" svg:width="0.392cm" svg:height="0.522cm" svg:x="7.247cm" svg:y="23.683cm" svg:viewBox="0 0 393 523" draw:points="196,0 393,523 0,523">
          <text:p/>
        </draw:polygon>
        <draw:polygon draw:style-name="gr3" draw:text-style-name="P3" draw:layer="layout" svg:width="0.392cm" svg:height="0.522cm" svg:x="7.247cm" svg:y="23.683cm" svg:viewBox="0 0 393 523" draw:points="196,0 393,523 0,523">
          <text:p/>
        </draw:polygon>
        <draw:polygon draw:style-name="gr4" draw:text-style-name="P3" draw:layer="layout" svg:width="0.392cm" svg:height="0.522cm" svg:x="7.247cm" svg:y="23.683cm" svg:viewBox="0 0 393 523" draw:points="196,0 0,523 393,523">
          <text:p/>
        </draw:polygon>
        <draw:frame draw:style-name="gr6" draw:text-style-name="P5" draw:layer="layout" svg:width="0.391cm" svg:height="0.352cm" svg:x="7.232cm" svg:y="22.426cm">
          <draw:text-box>
            <text:p text:style-name="P4"><text:span text:style-name="T1">77</text:span></text:p>
          </draw:text-box>
        </draw:frame>
        <draw:polygon draw:style-name="gr2" draw:text-style-name="P2" draw:layer="layout" svg:width="0.392cm" svg:height="0.522cm" svg:x="7.247cm" svg:y="38.147cm" svg:viewBox="0 0 393 523" draw:points="196,0 393,523 0,523">
          <text:p/>
        </draw:polygon>
        <draw:polygon draw:style-name="gr3" draw:text-style-name="P3" draw:layer="layout" svg:width="0.392cm" svg:height="0.522cm" svg:x="7.247cm" svg:y="38.147cm" svg:viewBox="0 0 393 523" draw:points="196,0 393,523 0,523">
          <text:p/>
        </draw:polygon>
        <draw:polygon draw:style-name="gr4" draw:text-style-name="P3" draw:layer="layout" svg:width="0.392cm" svg:height="0.522cm" svg:x="7.247cm" svg:y="38.147cm" svg:viewBox="0 0 393 523" draw:points="196,0 0,523 393,523">
          <text:p/>
        </draw:polygon>
        <draw:frame draw:style-name="gr6" draw:text-style-name="P5" draw:layer="layout" svg:width="0.391cm" svg:height="0.352cm" svg:x="7.232cm" svg:y="24.296cm">
          <draw:text-box>
            <text:p text:style-name="P4"><text:span text:style-name="T1">95</text:span></text:p>
          </draw:text-box>
        </draw:frame>
        <draw:path draw:style-name="gr2" draw:text-style-name="P2" draw:layer="layout" svg:width="0.613cm" svg:height="0.776cm" svg:x="8.195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7.232cm" svg:y="38.76cm">
          <draw:text-box>
            <text:p text:style-name="P4"><text:span text:style-name="T1">92</text:span></text:p>
          </draw:text-box>
        </draw:frame>
        <draw:path draw:style-name="gr2" draw:text-style-name="P2" draw:layer="layout" svg:width="0.471cm" svg:height="1.42cm" svg:x="8.266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8.266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8.266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8.29cm" svg:y="40.418cm">
          <draw:text-box>
            <text:p text:style-name="P4"><text:span text:style-name="T1">78</text:span></text:p>
          </draw:text-box>
        </draw:frame>
        <draw:polygon draw:style-name="gr2" draw:text-style-name="P2" draw:layer="layout" svg:width="0.391cm" svg:height="0.522cm" svg:x="8.306cm" svg:y="28.269cm" svg:viewBox="0 0 392 523" draw:points="196,0 392,523 0,523">
          <text:p/>
        </draw:polygon>
        <draw:polygon draw:style-name="gr3" draw:text-style-name="P3" draw:layer="layout" svg:width="0.391cm" svg:height="0.522cm" svg:x="8.306cm" svg:y="28.269cm" svg:viewBox="0 0 392 523" draw:points="196,0 392,523 0,523">
          <text:p/>
        </draw:polygon>
        <draw:polygon draw:style-name="gr4" draw:text-style-name="P3" draw:layer="layout" svg:width="0.391cm" svg:height="0.522cm" svg:x="8.306cm" svg:y="28.269cm" svg:viewBox="0 0 392 523" draw:points="196,0 0,523 392,523">
          <text:p/>
        </draw:polygon>
        <draw:frame draw:style-name="gr6" draw:text-style-name="P5" draw:layer="layout" svg:width="0.391cm" svg:height="0.352cm" svg:x="8.29cm" svg:y="25.601cm">
          <draw:text-box>
            <text:p text:style-name="P4"><text:span text:style-name="T1">87</text:span></text:p>
          </draw:text-box>
        </draw:frame>
        <draw:path draw:style-name="gr7" draw:text-style-name="P6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8.266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8.266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8.29cm" svg:y="28.882cm">
          <draw:text-box>
            <text:p text:style-name="P4"><text:span text:style-name="T1">98</text:span></text:p>
          </draw:text-box>
        </draw:frame>
        <draw:polygon draw:style-name="gr2" draw:text-style-name="P2" draw:layer="layout" svg:width="0.391cm" svg:height="0.522cm" svg:x="8.306cm" svg:y="34.972cm" svg:viewBox="0 0 392 523" draw:points="196,0 392,523 0,523">
          <text:p/>
        </draw:polygon>
        <draw:polygon draw:style-name="gr3" draw:text-style-name="P3" draw:layer="layout" svg:width="0.391cm" svg:height="0.522cm" svg:x="8.306cm" svg:y="34.972cm" svg:viewBox="0 0 392 523" draw:points="196,0 392,523 0,523">
          <text:p/>
        </draw:polygon>
        <draw:polygon draw:style-name="gr4" draw:text-style-name="P3" draw:layer="layout" svg:width="0.391cm" svg:height="0.522cm" svg:x="8.306cm" svg:y="34.972cm" svg:viewBox="0 0 392 523" draw:points="196,0 0,523 392,523">
          <text:p/>
        </draw:polygon>
        <draw:frame draw:style-name="gr8" draw:text-style-name="P5" draw:layer="layout" svg:width="0.352cm" svg:height="0.352cm" svg:x="8.396cm" svg:y="32.128cm">
          <draw:text-box>
            <text:p text:style-name="P4"><text:span text:style-name="T1">8</text:span></text:p>
          </draw:text-box>
        </draw:frame>
        <draw:path draw:style-name="gr2" draw:text-style-name="P2" draw:layer="layout" svg:width="0.471cm" svg:height="0.861cm" svg:x="8.266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8.266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8.266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8.29cm" svg:y="35.585cm">
          <draw:text-box>
            <text:p text:style-name="P4"><text:span text:style-name="T1">97</text:span></text:p>
          </draw:text-box>
        </draw:frame>
        <draw:path draw:style-name="gr2" draw:text-style-name="P2" draw:layer="layout" svg:width="0.613cm" svg:height="0.776cm" svg:x="8.195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8.195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8.195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8.29cm" svg:y="36.961cm">
          <draw:text-box>
            <text:p text:style-name="P4"><text:span text:style-name="T1">86</text:span></text:p>
          </draw:text-box>
        </draw:frame>
        <draw:polygon draw:style-name="gr2" draw:text-style-name="P2" draw:layer="layout" svg:width="0.391cm" svg:height="0.522cm" svg:x="8.306cm" svg:y="23.683cm" svg:viewBox="0 0 392 523" draw:points="196,0 392,523 0,523">
          <text:p/>
        </draw:polygon>
        <draw:polygon draw:style-name="gr3" draw:text-style-name="P3" draw:layer="layout" svg:width="0.391cm" svg:height="0.522cm" svg:x="8.306cm" svg:y="23.683cm" svg:viewBox="0 0 392 523" draw:points="196,0 392,523 0,523">
          <text:p/>
        </draw:polygon>
        <draw:polygon draw:style-name="gr4" draw:text-style-name="P3" draw:layer="layout" svg:width="0.391cm" svg:height="0.522cm" svg:x="8.306cm" svg:y="23.683cm" svg:viewBox="0 0 392 523" draw:points="196,0 0,523 392,523">
          <text:p/>
        </draw:polygon>
        <draw:frame draw:style-name="gr6" draw:text-style-name="P5" draw:layer="layout" svg:width="0.391cm" svg:height="0.352cm" svg:x="8.29cm" svg:y="22.426cm">
          <draw:text-box>
            <text:p text:style-name="P4"><text:span text:style-name="T1">79</text:span></text:p>
          </draw:text-box>
        </draw:frame>
        <draw:polygon draw:style-name="gr2" draw:text-style-name="P2" draw:layer="layout" svg:width="0.391cm" svg:height="0.522cm" svg:x="8.306cm" svg:y="38.147cm" svg:viewBox="0 0 392 523" draw:points="196,0 392,523 0,523">
          <text:p/>
        </draw:polygon>
        <draw:polygon draw:style-name="gr3" draw:text-style-name="P3" draw:layer="layout" svg:width="0.391cm" svg:height="0.522cm" svg:x="8.306cm" svg:y="38.147cm" svg:viewBox="0 0 392 523" draw:points="196,0 392,523 0,523">
          <text:p/>
        </draw:polygon>
        <draw:polygon draw:style-name="gr4" draw:text-style-name="P3" draw:layer="layout" svg:width="0.391cm" svg:height="0.522cm" svg:x="8.306cm" svg:y="38.147cm" svg:viewBox="0 0 392 523" draw:points="196,0 0,523 392,523">
          <text:p/>
        </draw:polygon>
        <draw:frame draw:style-name="gr6" draw:text-style-name="P5" draw:layer="layout" svg:width="0.391cm" svg:height="0.352cm" svg:x="8.29cm" svg:y="24.296cm">
          <draw:text-box>
            <text:p text:style-name="P4"><text:span text:style-name="T1">99</text:span></text:p>
          </draw:text-box>
        </draw:frame>
        <draw:polygon draw:style-name="gr2" draw:text-style-name="P2" draw:layer="layout" svg:width="0.391cm" svg:height="0.522cm" svg:x="4.002cm" svg:y="38.147cm" svg:viewBox="0 0 392 523" draw:points="197,0 392,523 0,523">
          <text:p/>
        </draw:polygon>
        <draw:polygon draw:style-name="gr3" draw:text-style-name="P3" draw:layer="layout" svg:width="0.391cm" svg:height="0.522cm" svg:x="4.002cm" svg:y="38.147cm" svg:viewBox="0 0 392 523" draw:points="197,0 392,523 0,523">
          <text:p/>
        </draw:polygon>
        <draw:polygon draw:style-name="gr4" draw:text-style-name="P3" draw:layer="layout" svg:width="0.391cm" svg:height="0.522cm" svg:x="4.002cm" svg:y="38.147cm" svg:viewBox="0 0 392 523" draw:points="197,0 0,523 392,523">
          <text:p/>
        </draw:polygon>
        <draw:frame draw:style-name="gr6" draw:text-style-name="P5" draw:layer="layout" svg:width="0.391cm" svg:height="0.352cm" svg:x="8.29cm" svg:y="38.76cm">
          <draw:text-box>
            <text:p text:style-name="P4"><text:span text:style-name="T1">96</text:span></text:p>
          </draw:text-box>
        </draw:frame>
        <draw:polygon draw:style-name="gr2" draw:text-style-name="P2" draw:layer="layout" svg:width="0.391cm" svg:height="0.522cm" svg:x="4.002cm" svg:y="23.683cm" svg:viewBox="0 0 392 523" draw:points="197,0 392,523 0,523">
          <text:p/>
        </draw:polygon>
        <draw:polygon draw:style-name="gr3" draw:text-style-name="P3" draw:layer="layout" svg:width="0.391cm" svg:height="0.522cm" svg:x="4.002cm" svg:y="23.683cm" svg:viewBox="0 0 392 523" draw:points="197,0 392,523 0,523">
          <text:p/>
        </draw:polygon>
        <draw:polygon draw:style-name="gr4" draw:text-style-name="P3" draw:layer="layout" svg:width="0.391cm" svg:height="0.522cm" svg:x="4.002cm" svg:y="23.683cm" svg:viewBox="0 0 392 523" draw:points="197,0 0,523 392,523">
          <text:p/>
        </draw:polygon>
        <draw:frame draw:style-name="gr6" draw:text-style-name="P5" draw:layer="layout" svg:width="0.391cm" svg:height="0.352cm" svg:x="3.986cm" svg:y="38.76cm">
          <draw:text-box>
            <text:p text:style-name="P4"><text:span text:style-name="T1">68</text:span></text:p>
          </draw:text-box>
        </draw:frame>
        <draw:path draw:style-name="gr2" draw:text-style-name="P2" draw:layer="layout" svg:width="0.613cm" svg:height="0.776cm" svg:x="3.891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4.296cm">
          <draw:text-box>
            <text:p text:style-name="P4"><text:span text:style-name="T1">71</text:span></text:p>
          </draw:text-box>
        </draw:frame>
        <draw:path draw:style-name="gr2" draw:text-style-name="P2" draw:layer="layout" svg:width="0.471cm" svg:height="0.861cm" svg:x="3.962cm" svg:y="36.568cm" svg:viewBox="0 0 472 862" svg:d="M0 862v-287h472v287zM0 575v-287h472v287zM0 288v-288h472v288z">
          <text:p/>
        </draw:path>
        <draw:path draw:style-name="gr3" draw:text-style-name="P3" draw:layer="layout" svg:width="0.471cm" svg:height="0.861cm" svg:x="3.962cm" svg:y="36.568cm" svg:viewBox="0 0 472 862" svg:d="M0 862v-287h472v287zM0 575v-287h472v287zM0 288v-288h472v288z">
          <text:p/>
        </draw:path>
        <draw:polygon draw:style-name="gr4" draw:text-style-name="P3" draw:layer="layout" svg:width="0.471cm" svg:height="0.861cm" svg:x="3.962cm" svg:y="36.568cm" svg:viewBox="0 0 472 862" draw:points="0,0 0,288 0,575 0,862 472,862 472,575 472,288 472,0">
          <text:p/>
        </draw:polygon>
        <draw:frame draw:style-name="gr6" draw:text-style-name="P5" draw:layer="layout" svg:width="0.391cm" svg:height="0.352cm" svg:x="3.986cm" svg:y="22.426cm">
          <draw:text-box>
            <text:p text:style-name="P4"><text:span text:style-name="T1">65</text:span></text:p>
          </draw:text-box>
        </draw:frame>
        <draw:polygon draw:style-name="gr2" draw:text-style-name="P2" draw:layer="layout" svg:width="0.391cm" svg:height="0.522cm" svg:x="4.002cm" svg:y="34.972cm" svg:viewBox="0 0 392 523" draw:points="197,0 392,523 0,523">
          <text:p/>
        </draw:polygon>
        <draw:polygon draw:style-name="gr3" draw:text-style-name="P3" draw:layer="layout" svg:width="0.391cm" svg:height="0.522cm" svg:x="4.002cm" svg:y="34.972cm" svg:viewBox="0 0 392 523" draw:points="197,0 392,523 0,523">
          <text:p/>
        </draw:polygon>
        <draw:polygon draw:style-name="gr4" draw:text-style-name="P3" draw:layer="layout" svg:width="0.391cm" svg:height="0.522cm" svg:x="4.002cm" svg:y="34.972cm" svg:viewBox="0 0 392 523" draw:points="197,0 0,523 392,523">
          <text:p/>
        </draw:polygon>
        <draw:frame draw:style-name="gr6" draw:text-style-name="P5" draw:layer="layout" svg:width="0.391cm" svg:height="0.352cm" svg:x="3.986cm" svg:y="36.961cm">
          <draw:text-box>
            <text:p text:style-name="P4"><text:span text:style-name="T1">66</text:span></text:p>
          </draw:text-box>
        </draw:frame>
        <draw:path draw:style-name="gr7" draw:text-style-name="P6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ath draw:style-name="gr3" draw:text-style-name="P3" draw:layer="layout" svg:width="0.471cm" svg:height="4.564cm" svg:x="3.962cm" svg:y="29.867cm" svg:viewBox="0 0 472 4565" svg:d="M0 4565v-458h472v458zM0 4107v-456h472v456zM0 3651v-456h472v456zM0 3195v-457h472v457zM0 2738v-456h472v456zM0 2282v-457h472v457zM0 1825v-456h472v456zM0 1369v-456h472v456zM0 913v-457h472v457zM0 456v-456h472v456z">
          <text:p/>
        </draw:path>
        <draw:polygon draw:style-name="gr4" draw:text-style-name="P3" draw:layer="layout" svg:width="0.471cm" svg:height="4.564cm" svg:x="3.962cm" svg:y="29.867cm" svg:viewBox="0 0 472 4565" draw:points="0,0 0,456 0,913 0,1369 0,1825 0,2282 0,2738 0,3195 0,3651 0,4107 0,4565 472,4565 472,4107 472,3651 472,3195 472,2738 472,2282 472,1825 472,1369 472,913 472,456 472,0">
          <text:p/>
        </draw:polygon>
        <draw:frame draw:style-name="gr6" draw:text-style-name="P5" draw:layer="layout" svg:width="0.391cm" svg:height="0.352cm" svg:x="3.986cm" svg:y="35.585cm">
          <draw:text-box>
            <text:p text:style-name="P4"><text:span text:style-name="T1">69</text:span></text:p>
          </draw:text-box>
        </draw:frame>
        <draw:polygon draw:style-name="gr2" draw:text-style-name="P2" draw:layer="layout" svg:width="0.391cm" svg:height="0.522cm" svg:x="4.002cm" svg:y="28.269cm" svg:viewBox="0 0 392 523" draw:points="197,0 392,523 0,523">
          <text:p/>
        </draw:polygon>
        <draw:polygon draw:style-name="gr3" draw:text-style-name="P3" draw:layer="layout" svg:width="0.391cm" svg:height="0.522cm" svg:x="4.002cm" svg:y="28.269cm" svg:viewBox="0 0 392 523" draw:points="197,0 392,523 0,523">
          <text:p/>
        </draw:polygon>
        <draw:polygon draw:style-name="gr4" draw:text-style-name="P3" draw:layer="layout" svg:width="0.391cm" svg:height="0.522cm" svg:x="4.002cm" svg:y="28.269cm" svg:viewBox="0 0 392 523" draw:points="197,0 0,523 392,523">
          <text:p/>
        </draw:polygon>
        <draw:frame draw:style-name="gr8" draw:text-style-name="P5" draw:layer="layout" svg:width="0.352cm" svg:height="0.352cm" svg:x="4.092cm" svg:y="32.128cm">
          <draw:text-box>
            <text:p text:style-name="P4"><text:span text:style-name="T1">4</text:span></text:p>
          </draw:text-box>
        </draw:frame>
        <draw:path draw:style-name="gr2" draw:text-style-name="P2" draw:layer="layout" svg:width="0.471cm" svg:height="1.42cm" svg:x="3.962cm" svg:y="24.932cm" svg:viewBox="0 0 472 1421" svg:d="M0 1421v-474h472v474zM0 947v-474h472v474zM0 473v-473h472v473z">
          <text:p/>
        </draw:path>
        <draw:path draw:style-name="gr3" draw:text-style-name="P3" draw:layer="layout" svg:width="0.471cm" svg:height="1.42cm" svg:x="3.962cm" svg:y="24.932cm" svg:viewBox="0 0 472 1421" svg:d="M0 1421v-474h472v474zM0 947v-474h472v474zM0 473v-473h472v473z">
          <text:p/>
        </draw:path>
        <draw:polygon draw:style-name="gr4" draw:text-style-name="P3" draw:layer="layout" svg:width="0.471cm" svg:height="1.42cm" svg:x="3.962cm" svg:y="24.932cm" svg:viewBox="0 0 472 1421" draw:points="0,0 0,473 0,947 0,1421 472,1421 472,947 472,473 472,0">
          <text:p/>
        </draw:polygon>
        <draw:frame draw:style-name="gr6" draw:text-style-name="P5" draw:layer="layout" svg:width="0.391cm" svg:height="0.352cm" svg:x="3.986cm" svg:y="28.882cm">
          <draw:text-box>
            <text:p text:style-name="P4"><text:span text:style-name="T1">70</text:span></text:p>
          </draw:text-box>
        </draw:frame>
        <draw:path draw:style-name="gr2" draw:text-style-name="P2" draw:layer="layout" svg:width="0.613cm" svg:height="0.776cm" svg:x="3.891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3.891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3.891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3.986cm" svg:y="25.601cm">
          <draw:text-box>
            <text:p text:style-name="P4"><text:span text:style-name="T1">67</text:span></text:p>
          </draw:text-box>
        </draw:frame>
        <draw:polygon draw:style-name="gr2" draw:text-style-name="P2" draw:layer="layout" svg:width="0.392cm" svg:height="0.522cm" svg:x="3.014cm" svg:y="38.147cm" svg:viewBox="0 0 393 523" draw:points="196,0 393,523 0,523">
          <text:p/>
        </draw:polygon>
        <draw:polygon draw:style-name="gr3" draw:text-style-name="P3" draw:layer="layout" svg:width="0.392cm" svg:height="0.522cm" svg:x="3.014cm" svg:y="38.147cm" svg:viewBox="0 0 393 523" draw:points="196,0 393,523 0,523">
          <text:p/>
        </draw:polygon>
        <draw:polygon draw:style-name="gr4" draw:text-style-name="P3" draw:layer="layout" svg:width="0.392cm" svg:height="0.522cm" svg:x="3.014cm" svg:y="38.147cm" svg:viewBox="0 0 393 523" draw:points="196,0 0,523 393,523">
          <text:p/>
        </draw:polygon>
        <draw:frame draw:style-name="gr6" draw:text-style-name="P5" draw:layer="layout" svg:width="0.391cm" svg:height="0.352cm" svg:x="3.986cm" svg:y="40.418cm">
          <draw:text-box>
            <text:p text:style-name="P4"><text:span text:style-name="T1">64</text:span></text:p>
          </draw:text-box>
        </draw:frame>
        <draw:polygon draw:style-name="gr2" draw:text-style-name="P2" draw:layer="layout" svg:width="0.392cm" svg:height="0.522cm" svg:x="3.014cm" svg:y="23.683cm" svg:viewBox="0 0 393 523" draw:points="196,0 393,523 0,523">
          <text:p/>
        </draw:polygon>
        <draw:polygon draw:style-name="gr3" draw:text-style-name="P3" draw:layer="layout" svg:width="0.392cm" svg:height="0.522cm" svg:x="3.014cm" svg:y="23.683cm" svg:viewBox="0 0 393 523" draw:points="196,0 393,523 0,523">
          <text:p/>
        </draw:polygon>
        <draw:polygon draw:style-name="gr4" draw:text-style-name="P3" draw:layer="layout" svg:width="0.392cm" svg:height="0.522cm" svg:x="3.014cm" svg:y="23.683cm" svg:viewBox="0 0 393 523" draw:points="196,0 0,523 393,523">
          <text:p/>
        </draw:polygon>
        <draw:frame draw:style-name="gr6" draw:text-style-name="P5" draw:layer="layout" svg:width="0.391cm" svg:height="0.352cm" svg:x="2.999cm" svg:y="38.76cm">
          <draw:text-box>
            <text:p text:style-name="P4"><text:span text:style-name="T1">60</text:span></text:p>
          </draw:text-box>
        </draw:frame>
        <draw:path draw:style-name="gr2" draw:text-style-name="P2" draw:layer="layout" svg:width="0.613cm" svg:height="0.776cm" svg:x="2.903cm" svg:y="22.119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22.119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22.119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4.296cm">
          <draw:text-box>
            <text:p text:style-name="P4"><text:span text:style-name="T1">63</text:span></text:p>
          </draw:text-box>
        </draw:frame>
        <draw:path draw:style-name="gr2" draw:text-style-name="P2" draw:layer="layout" svg:width="0.47cm" svg:height="0.861cm" svg:x="2.975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2.975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2.975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2.999cm" svg:y="22.426cm">
          <draw:text-box>
            <text:p text:style-name="P4"><text:span text:style-name="T1">57</text:span></text:p>
          </draw:text-box>
        </draw:frame>
        <draw:polygon draw:style-name="gr2" draw:text-style-name="P2" draw:layer="layout" svg:width="0.392cm" svg:height="0.522cm" svg:x="3.014cm" svg:y="34.972cm" svg:viewBox="0 0 393 523" draw:points="196,0 393,523 0,523">
          <text:p/>
        </draw:polygon>
        <draw:polygon draw:style-name="gr3" draw:text-style-name="P3" draw:layer="layout" svg:width="0.392cm" svg:height="0.522cm" svg:x="3.014cm" svg:y="34.972cm" svg:viewBox="0 0 393 523" draw:points="196,0 393,523 0,523">
          <text:p/>
        </draw:polygon>
        <draw:polygon draw:style-name="gr4" draw:text-style-name="P3" draw:layer="layout" svg:width="0.392cm" svg:height="0.522cm" svg:x="3.014cm" svg:y="34.972cm" svg:viewBox="0 0 393 523" draw:points="196,0 0,523 393,523">
          <text:p/>
        </draw:polygon>
        <draw:frame draw:style-name="gr6" draw:text-style-name="P5" draw:layer="layout" svg:width="0.391cm" svg:height="0.352cm" svg:x="2.999cm" svg:y="36.961cm">
          <draw:text-box>
            <text:p text:style-name="P4"><text:span text:style-name="T1">58</text:span></text:p>
          </draw:text-box>
        </draw:frame>
        <draw:path draw:style-name="gr7" draw:text-style-name="P6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2.975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2.975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2.999cm" svg:y="35.585cm">
          <draw:text-box>
            <text:p text:style-name="P4"><text:span text:style-name="T1">61</text:span></text:p>
          </draw:text-box>
        </draw:frame>
        <draw:polygon draw:style-name="gr2" draw:text-style-name="P2" draw:layer="layout" svg:width="0.392cm" svg:height="0.522cm" svg:x="3.014cm" svg:y="28.269cm" svg:viewBox="0 0 393 523" draw:points="196,0 393,523 0,523">
          <text:p/>
        </draw:polygon>
        <draw:polygon draw:style-name="gr3" draw:text-style-name="P3" draw:layer="layout" svg:width="0.392cm" svg:height="0.522cm" svg:x="3.014cm" svg:y="28.269cm" svg:viewBox="0 0 393 523" draw:points="196,0 393,523 0,523">
          <text:p/>
        </draw:polygon>
        <draw:polygon draw:style-name="gr4" draw:text-style-name="P3" draw:layer="layout" svg:width="0.392cm" svg:height="0.522cm" svg:x="3.014cm" svg:y="28.269cm" svg:viewBox="0 0 393 523" draw:points="196,0 0,523 393,523">
          <text:p/>
        </draw:polygon>
        <draw:frame draw:style-name="gr8" draw:text-style-name="P5" draw:layer="layout" svg:width="0.352cm" svg:height="0.352cm" svg:x="3.104cm" svg:y="32.128cm">
          <draw:text-box>
            <text:p text:style-name="P4"><text:span text:style-name="T1">3</text:span></text:p>
          </draw:text-box>
        </draw:frame>
        <draw:path draw:style-name="gr2" draw:text-style-name="P2" draw:layer="layout" svg:width="0.47cm" svg:height="1.42cm" svg:x="2.975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2.975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2.975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2.999cm" svg:y="28.882cm">
          <draw:text-box>
            <text:p text:style-name="P4"><text:span text:style-name="T1">62</text:span></text:p>
          </draw:text-box>
        </draw:frame>
        <draw:path draw:style-name="gr2" draw:text-style-name="P2" draw:layer="layout" svg:width="0.613cm" svg:height="0.776cm" svg:x="2.903cm" svg:y="40.11cm" svg:viewBox="0 0 614 777" svg:d="M0 582c0 195 154 195 154 195h306c154 0 154-195 154-195v-582h-614z">
          <text:p/>
        </draw:path>
        <draw:path draw:style-name="gr3" draw:text-style-name="P3" draw:layer="layout" svg:width="0.613cm" svg:height="0.776cm" svg:x="2.903cm" svg:y="40.11cm" svg:viewBox="0 0 614 777" svg:d="M0 582c0 195 154 195 154 195h306c154 0 154-195 154-195v-582h-614z">
          <text:p/>
        </draw:path>
        <draw:path draw:style-name="gr4" draw:text-style-name="P3" draw:layer="layout" svg:width="0.613cm" svg:height="0.776cm" svg:x="2.903cm" svg:y="40.11cm" svg:viewBox="0 0 614 777" svg:d="M0 0v582c0 195 154 195 154 195h306c154 0 154-195 154-195v-582z">
          <text:p/>
        </draw:path>
        <draw:frame draw:style-name="gr6" draw:text-style-name="P5" draw:layer="layout" svg:width="0.391cm" svg:height="0.352cm" svg:x="2.999cm" svg:y="25.601cm">
          <draw:text-box>
            <text:p text:style-name="P4"><text:span text:style-name="T1">59</text:span></text:p>
          </draw:text-box>
        </draw:frame>
        <draw:polygon draw:style-name="gr2" draw:text-style-name="P2" draw:layer="layout" svg:width="0.392cm" svg:height="0.522cm" svg:x="1.991cm" svg:y="38.147cm" svg:viewBox="0 0 393 523" draw:points="197,0 393,523 0,523">
          <text:p/>
        </draw:polygon>
        <draw:polygon draw:style-name="gr3" draw:text-style-name="P3" draw:layer="layout" svg:width="0.392cm" svg:height="0.522cm" svg:x="1.991cm" svg:y="38.147cm" svg:viewBox="0 0 393 523" draw:points="197,0 393,523 0,523">
          <text:p/>
        </draw:polygon>
        <draw:polygon draw:style-name="gr4" draw:text-style-name="P3" draw:layer="layout" svg:width="0.392cm" svg:height="0.522cm" svg:x="1.991cm" svg:y="38.147cm" svg:viewBox="0 0 393 523" draw:points="197,0 0,523 393,523">
          <text:p/>
        </draw:polygon>
        <draw:frame draw:style-name="gr6" draw:text-style-name="P5" draw:layer="layout" svg:width="0.391cm" svg:height="0.352cm" svg:x="2.999cm" svg:y="40.418cm">
          <draw:text-box>
            <text:p text:style-name="P4"><text:span text:style-name="T1">56</text:span></text:p>
          </draw:text-box>
        </draw:frame>
        <draw:polygon draw:style-name="gr2" draw:text-style-name="P2" draw:layer="layout" svg:width="0.392cm" svg:height="0.522cm" svg:x="1.991cm" svg:y="23.683cm" svg:viewBox="0 0 393 523" draw:points="197,0 393,523 0,523">
          <text:p/>
        </draw:polygon>
        <draw:polygon draw:style-name="gr3" draw:text-style-name="P3" draw:layer="layout" svg:width="0.392cm" svg:height="0.522cm" svg:x="1.991cm" svg:y="23.683cm" svg:viewBox="0 0 393 523" draw:points="197,0 393,523 0,523">
          <text:p/>
        </draw:polygon>
        <draw:polygon draw:style-name="gr4" draw:text-style-name="P3" draw:layer="layout" svg:width="0.392cm" svg:height="0.522cm" svg:x="1.991cm" svg:y="23.683cm" svg:viewBox="0 0 393 523" draw:points="197,0 0,523 393,523">
          <text:p/>
        </draw:polygon>
        <draw:frame draw:style-name="gr6" draw:text-style-name="P5" draw:layer="layout" svg:width="0.391cm" svg:height="0.352cm" svg:x="1.976cm" svg:y="38.76cm">
          <draw:text-box>
            <text:p text:style-name="P4"><text:span text:style-name="T1">20</text:span></text:p>
          </draw:text-box>
        </draw:frame>
        <draw:path draw:style-name="gr2" draw:text-style-name="P2" draw:layer="layout" svg:width="0.613cm" svg:height="0.776cm" svg:x="1.88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4.296cm">
          <draw:text-box>
            <text:p text:style-name="P4"><text:span text:style-name="T1">35</text:span></text:p>
          </draw:text-box>
        </draw:frame>
        <draw:path draw:style-name="gr2" draw:text-style-name="P2" draw:layer="layout" svg:width="0.47cm" svg:height="0.861cm" svg:x="1.952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1.952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1.952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1.976cm" svg:y="22.426cm">
          <draw:text-box>
            <text:p text:style-name="P4"><text:span text:style-name="T1">55</text:span></text:p>
          </draw:text-box>
        </draw:frame>
        <draw:polygon draw:style-name="gr2" draw:text-style-name="P2" draw:layer="layout" svg:width="0.392cm" svg:height="0.522cm" svg:x="1.991cm" svg:y="34.972cm" svg:viewBox="0 0 393 523" draw:points="197,0 393,523 0,523">
          <text:p/>
        </draw:polygon>
        <draw:polygon draw:style-name="gr3" draw:text-style-name="P3" draw:layer="layout" svg:width="0.392cm" svg:height="0.522cm" svg:x="1.991cm" svg:y="34.972cm" svg:viewBox="0 0 393 523" draw:points="197,0 393,523 0,523">
          <text:p/>
        </draw:polygon>
        <draw:polygon draw:style-name="gr4" draw:text-style-name="P3" draw:layer="layout" svg:width="0.392cm" svg:height="0.522cm" svg:x="1.991cm" svg:y="34.972cm" svg:viewBox="0 0 393 523" draw:points="197,0 0,523 393,523">
          <text:p/>
        </draw:polygon>
        <draw:frame draw:style-name="gr6" draw:text-style-name="P5" draw:layer="layout" svg:width="0.391cm" svg:height="0.352cm" svg:x="1.976cm" svg:y="36.961cm">
          <draw:text-box>
            <text:p text:style-name="P4"><text:span text:style-name="T1">18</text:span></text:p>
          </draw:text-box>
        </draw:frame>
        <draw:path draw:style-name="gr7" draw:text-style-name="P6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1.952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1.952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1.976cm" svg:y="35.585cm">
          <draw:text-box>
            <text:p text:style-name="P4"><text:span text:style-name="T1">25</text:span></text:p>
          </draw:text-box>
        </draw:frame>
        <draw:polygon draw:style-name="gr2" draw:text-style-name="P2" draw:layer="layout" svg:width="0.392cm" svg:height="0.522cm" svg:x="1.991cm" svg:y="28.269cm" svg:viewBox="0 0 393 523" draw:points="197,0 393,523 0,523">
          <text:p/>
        </draw:polygon>
        <draw:polygon draw:style-name="gr3" draw:text-style-name="P3" draw:layer="layout" svg:width="0.392cm" svg:height="0.522cm" svg:x="1.991cm" svg:y="28.269cm" svg:viewBox="0 0 393 523" draw:points="197,0 393,523 0,523">
          <text:p/>
        </draw:polygon>
        <draw:polygon draw:style-name="gr4" draw:text-style-name="P3" draw:layer="layout" svg:width="0.392cm" svg:height="0.522cm" svg:x="1.991cm" svg:y="28.269cm" svg:viewBox="0 0 393 523" draw:points="197,0 0,523 393,523">
          <text:p/>
        </draw:polygon>
        <draw:frame draw:style-name="gr8" draw:text-style-name="P5" draw:layer="layout" svg:width="0.352cm" svg:height="0.352cm" svg:x="2.081cm" svg:y="32.128cm">
          <draw:text-box>
            <text:p text:style-name="P4"><text:span text:style-name="T1">2</text:span></text:p>
          </draw:text-box>
        </draw:frame>
        <draw:path draw:style-name="gr2" draw:text-style-name="P2" draw:layer="layout" svg:width="0.47cm" svg:height="1.42cm" svg:x="1.952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1.952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1.952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1.976cm" svg:y="28.882cm">
          <draw:text-box>
            <text:p text:style-name="P4"><text:span text:style-name="T1">31</text:span></text:p>
          </draw:text-box>
        </draw:frame>
        <draw:path draw:style-name="gr2" draw:text-style-name="P2" draw:layer="layout" svg:width="0.613cm" svg:height="0.776cm" svg:x="1.88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1.88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1.88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1.976cm" svg:y="25.601cm">
          <draw:text-box>
            <text:p text:style-name="P4"><text:span text:style-name="T1">29</text:span></text:p>
          </draw:text-box>
        </draw:frame>
        <draw:path draw:style-name="gr2" draw:text-style-name="P2" draw:layer="layout" svg:width="3.459cm" svg:height="0.777cm" svg:x="3.068cm" svg:y="19.296cm" svg:viewBox="0 0 3460 778" svg:d="M0 584c0 194 864 194 864 194h1731c865 0 865-194 865-194v-584h-3460z">
          <text:p/>
        </draw:path>
        <draw:path draw:style-name="gr3" draw:text-style-name="P3" draw:layer="layout" svg:width="3.459cm" svg:height="0.777cm" svg:x="3.068cm" svg:y="19.296cm" svg:viewBox="0 0 3460 778" svg:d="M0 584c0 194 864 194 864 194h1731c865 0 865-194 865-194v-584h-3460z">
          <text:p/>
        </draw:path>
        <draw:path draw:style-name="gr4" draw:text-style-name="P3" draw:layer="layout" svg:width="3.459cm" svg:height="0.777cm" svg:x="3.068cm" svg:y="19.296cm" svg:viewBox="0 0 3460 778" svg:d="M0 0v584c0 194 864 194 864 194h1731c865 0 865-194 865-194v-584z">
          <text:p/>
        </draw:path>
        <draw:frame draw:style-name="gr6" draw:text-style-name="P5" draw:layer="layout" svg:width="0.391cm" svg:height="0.352cm" svg:x="1.976cm" svg:y="40.418cm">
          <draw:text-box>
            <text:p text:style-name="P4"><text:span text:style-name="T1">54</text:span></text:p>
          </draw:text-box>
        </draw:frame>
        <draw:path draw:style-name="gr2" draw:text-style-name="P2" draw:layer="layout" svg:width="3.459cm" svg:height="0.776cm" svg:x="3.068cm" svg:y="42.933cm" svg:viewBox="0 0 3460 777" svg:d="M0 583c0 194 864 194 864 194h1731c865 0 865-194 865-194v-583h-3460z">
          <text:p/>
        </draw:path>
        <draw:path draw:style-name="gr3" draw:text-style-name="P3" draw:layer="layout" svg:width="3.459cm" svg:height="0.776cm" svg:x="3.068cm" svg:y="42.933cm" svg:viewBox="0 0 3460 777" svg:d="M0 583c0 194 864 194 864 194h1731c865 0 865-194 865-194v-583h-3460z">
          <text:p/>
        </draw:path>
        <draw:path draw:style-name="gr4" draw:text-style-name="P3" draw:layer="layout" svg:width="3.459cm" svg:height="0.776cm" svg:x="3.068cm" svg:y="42.933cm" svg:viewBox="0 0 3460 777" svg:d="M0 0v583c0 194 864 194 864 194h1731c865 0 865-194 865-194v-583z">
          <text:p/>
        </draw:path>
        <draw:frame draw:style-name="gr6" draw:text-style-name="P5" draw:layer="layout" svg:width="0.391cm" svg:height="0.352cm" svg:x="4.586cm" svg:y="19.604cm">
          <draw:text-box>
            <text:p text:style-name="P4"><text:span text:style-name="T1">53</text:span></text:p>
          </draw:text-box>
        </draw:frame>
        <draw:path draw:style-name="gr2" draw:text-style-name="P2" draw:layer="layout" svg:width="0.613cm" svg:height="0.776cm" svg:x="0.822cm" svg:y="40.11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40.11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40.11cm" svg:viewBox="0 0 614 777" svg:d="M0 0v582c0 195 154 195 154 195h307c153 0 153-195 153-195v-582z">
          <text:p/>
        </draw:path>
        <draw:frame draw:style-name="gr6" draw:text-style-name="P5" draw:layer="layout" svg:width="0.391cm" svg:height="0.352cm" svg:x="4.586cm" svg:y="43.24cm">
          <draw:text-box>
            <text:p text:style-name="P4"><text:span text:style-name="T1">52</text:span></text:p>
          </draw:text-box>
        </draw:frame>
        <draw:path draw:style-name="gr2" draw:text-style-name="P2" draw:layer="layout" svg:width="0.47cm" svg:height="1.42cm" svg:x="0.893cm" svg:y="24.932cm" svg:viewBox="0 0 471 1421" svg:d="M0 1421v-474h471v474zM0 947v-474h471v474zM0 473v-473h471v473z">
          <text:p/>
        </draw:path>
        <draw:path draw:style-name="gr3" draw:text-style-name="P3" draw:layer="layout" svg:width="0.47cm" svg:height="1.42cm" svg:x="0.893cm" svg:y="24.932cm" svg:viewBox="0 0 471 1421" svg:d="M0 1421v-474h471v474zM0 947v-474h471v474zM0 473v-473h471v473z">
          <text:p/>
        </draw:path>
        <draw:polygon draw:style-name="gr4" draw:text-style-name="P3" draw:layer="layout" svg:width="0.47cm" svg:height="1.42cm" svg:x="0.893cm" svg:y="24.932cm" svg:viewBox="0 0 471 1421" draw:points="0,0 0,473 0,947 0,1421 471,1421 471,947 471,473 471,0">
          <text:p/>
        </draw:polygon>
        <draw:frame draw:style-name="gr6" draw:text-style-name="P5" draw:layer="layout" svg:width="0.391cm" svg:height="0.352cm" svg:x="0.917cm" svg:y="40.418cm">
          <draw:text-box>
            <text:p text:style-name="P4"><text:span text:style-name="T1">23</text:span></text:p>
          </draw:text-box>
        </draw:frame>
        <draw:polygon draw:style-name="gr2" draw:text-style-name="P2" draw:layer="layout" svg:width="0.391cm" svg:height="0.522cm" svg:x="0.933cm" svg:y="28.269cm" svg:viewBox="0 0 392 523" draw:points="196,0 392,523 0,523">
          <text:p/>
        </draw:polygon>
        <draw:polygon draw:style-name="gr3" draw:text-style-name="P3" draw:layer="layout" svg:width="0.391cm" svg:height="0.522cm" svg:x="0.933cm" svg:y="28.269cm" svg:viewBox="0 0 392 523" draw:points="196,0 392,523 0,523">
          <text:p/>
        </draw:polygon>
        <draw:polygon draw:style-name="gr4" draw:text-style-name="P3" draw:layer="layout" svg:width="0.391cm" svg:height="0.522cm" svg:x="0.933cm" svg:y="28.269cm" svg:viewBox="0 0 392 523" draw:points="196,0 0,523 392,523">
          <text:p/>
        </draw:polygon>
        <draw:frame draw:style-name="gr6" draw:text-style-name="P5" draw:layer="layout" svg:width="0.391cm" svg:height="0.352cm" svg:x="0.917cm" svg:y="25.601cm">
          <draw:text-box>
            <text:p text:style-name="P4"><text:span text:style-name="T1">28</text:span></text:p>
          </draw:text-box>
        </draw:frame>
        <draw:path draw:style-name="gr7" draw:text-style-name="P6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ath draw:style-name="gr3" draw:text-style-name="P3" draw:layer="layout" svg:width="0.47cm" svg:height="4.564cm" svg:x="0.893cm" svg:y="29.867cm" svg:viewBox="0 0 471 4565" svg:d="M0 4565v-458h471v458zM0 4107v-456h471v456zM0 3651v-456h471v456zM0 3195v-457h471v457zM0 2738v-456h471v456zM0 2282v-457h471v457zM0 1825v-456h471v456zM0 1369v-456h471v456zM0 913v-457h471v457zM0 456v-456h471v456z">
          <text:p/>
        </draw:path>
        <draw:polygon draw:style-name="gr4" draw:text-style-name="P3" draw:layer="layout" svg:width="0.47cm" svg:height="4.564cm" svg:x="0.893cm" svg:y="29.867cm" svg:viewBox="0 0 471 4565" draw:points="0,0 0,456 0,913 0,1369 0,1825 0,2282 0,2738 0,3195 0,3651 0,4107 0,4565 471,4565 471,4107 471,3651 471,3195 471,2738 471,2282 471,1825 471,1369 471,913 471,456 471,0">
          <text:p/>
        </draw:polygon>
        <draw:frame draw:style-name="gr6" draw:text-style-name="P5" draw:layer="layout" svg:width="0.391cm" svg:height="0.352cm" svg:x="0.917cm" svg:y="28.882cm">
          <draw:text-box>
            <text:p text:style-name="P4"><text:span text:style-name="T1">30</text:span></text:p>
          </draw:text-box>
        </draw:frame>
        <draw:polygon draw:style-name="gr2" draw:text-style-name="P2" draw:layer="layout" svg:width="0.391cm" svg:height="0.522cm" svg:x="0.933cm" svg:y="34.972cm" svg:viewBox="0 0 392 523" draw:points="196,0 392,523 0,523">
          <text:p/>
        </draw:polygon>
        <draw:polygon draw:style-name="gr3" draw:text-style-name="P3" draw:layer="layout" svg:width="0.391cm" svg:height="0.522cm" svg:x="0.933cm" svg:y="34.972cm" svg:viewBox="0 0 392 523" draw:points="196,0 392,523 0,523">
          <text:p/>
        </draw:polygon>
        <draw:polygon draw:style-name="gr4" draw:text-style-name="P3" draw:layer="layout" svg:width="0.391cm" svg:height="0.522cm" svg:x="0.933cm" svg:y="34.972cm" svg:viewBox="0 0 392 523" draw:points="196,0 0,523 392,523">
          <text:p/>
        </draw:polygon>
        <draw:frame draw:style-name="gr8" draw:text-style-name="P5" draw:layer="layout" svg:width="0.352cm" svg:height="0.352cm" svg:x="1.023cm" svg:y="32.128cm">
          <draw:text-box>
            <text:p text:style-name="P4"><text:span text:style-name="T1">1</text:span></text:p>
          </draw:text-box>
        </draw:frame>
        <draw:path draw:style-name="gr2" draw:text-style-name="P2" draw:layer="layout" svg:width="0.47cm" svg:height="0.861cm" svg:x="0.893cm" svg:y="36.568cm" svg:viewBox="0 0 471 862" svg:d="M0 862v-287h471v287zM0 575v-287h471v287zM0 288v-288h471v288z">
          <text:p/>
        </draw:path>
        <draw:path draw:style-name="gr3" draw:text-style-name="P3" draw:layer="layout" svg:width="0.47cm" svg:height="0.861cm" svg:x="0.893cm" svg:y="36.568cm" svg:viewBox="0 0 471 862" svg:d="M0 862v-287h471v287zM0 575v-287h471v287zM0 288v-288h471v288z">
          <text:p/>
        </draw:path>
        <draw:polygon draw:style-name="gr4" draw:text-style-name="P3" draw:layer="layout" svg:width="0.47cm" svg:height="0.861cm" svg:x="0.893cm" svg:y="36.568cm" svg:viewBox="0 0 471 862" draw:points="0,0 0,288 0,575 0,862 471,862 471,575 471,288 471,0">
          <text:p/>
        </draw:polygon>
        <draw:frame draw:style-name="gr6" draw:text-style-name="P5" draw:layer="layout" svg:width="0.391cm" svg:height="0.352cm" svg:x="0.917cm" svg:y="35.585cm">
          <draw:text-box>
            <text:p text:style-name="P4"><text:span text:style-name="T1">24</text:span></text:p>
          </draw:text-box>
        </draw:frame>
        <draw:path draw:style-name="gr2" draw:text-style-name="P2" draw:layer="layout" svg:width="0.613cm" svg:height="0.776cm" svg:x="0.822cm" svg:y="22.119cm" svg:viewBox="0 0 614 777" svg:d="M0 582c0 195 154 195 154 195h307c153 0 153-195 153-195v-582h-614z">
          <text:p/>
        </draw:path>
        <draw:path draw:style-name="gr3" draw:text-style-name="P3" draw:layer="layout" svg:width="0.613cm" svg:height="0.776cm" svg:x="0.822cm" svg:y="22.119cm" svg:viewBox="0 0 614 777" svg:d="M0 582c0 195 154 195 154 195h307c153 0 153-195 153-195v-582h-614z">
          <text:p/>
        </draw:path>
        <draw:path draw:style-name="gr4" draw:text-style-name="P3" draw:layer="layout" svg:width="0.613cm" svg:height="0.776cm" svg:x="0.822cm" svg:y="22.119cm" svg:viewBox="0 0 614 777" svg:d="M0 0v582c0 195 154 195 154 195h307c153 0 153-195 153-195v-582z">
          <text:p/>
        </draw:path>
        <draw:frame draw:style-name="gr6" draw:text-style-name="P5" draw:layer="layout" svg:width="0.391cm" svg:height="0.352cm" svg:x="0.917cm" svg:y="36.961cm">
          <draw:text-box>
            <text:p text:style-name="P4"><text:span text:style-name="T1">17</text:span></text:p>
          </draw:text-box>
        </draw:frame>
        <draw:polygon draw:style-name="gr2" draw:text-style-name="P2" draw:layer="layout" svg:width="0.391cm" svg:height="0.522cm" svg:x="0.933cm" svg:y="23.683cm" svg:viewBox="0 0 392 523" draw:points="196,0 392,523 0,523">
          <text:p/>
        </draw:polygon>
        <draw:polygon draw:style-name="gr3" draw:text-style-name="P3" draw:layer="layout" svg:width="0.391cm" svg:height="0.522cm" svg:x="0.933cm" svg:y="23.683cm" svg:viewBox="0 0 392 523" draw:points="196,0 392,523 0,523">
          <text:p/>
        </draw:polygon>
        <draw:polygon draw:style-name="gr4" draw:text-style-name="P3" draw:layer="layout" svg:width="0.391cm" svg:height="0.522cm" svg:x="0.933cm" svg:y="23.683cm" svg:viewBox="0 0 392 523" draw:points="196,0 0,523 392,523">
          <text:p/>
        </draw:polygon>
        <draw:frame draw:style-name="gr6" draw:text-style-name="P5" draw:layer="layout" svg:width="0.391cm" svg:height="0.352cm" svg:x="0.917cm" svg:y="22.426cm">
          <draw:text-box>
            <text:p text:style-name="P4"><text:span text:style-name="T1">38</text:span></text:p>
          </draw:text-box>
        </draw:frame>
        <draw:polygon draw:style-name="gr2" draw:text-style-name="P2" draw:layer="layout" svg:width="0.391cm" svg:height="0.522cm" svg:x="0.933cm" svg:y="38.147cm" svg:viewBox="0 0 392 523" draw:points="196,0 392,523 0,523">
          <text:p/>
        </draw:polygon>
        <draw:polygon draw:style-name="gr3" draw:text-style-name="P3" draw:layer="layout" svg:width="0.391cm" svg:height="0.522cm" svg:x="0.933cm" svg:y="38.147cm" svg:viewBox="0 0 392 523" draw:points="196,0 392,523 0,523">
          <text:p/>
        </draw:polygon>
        <draw:polygon draw:style-name="gr4" draw:text-style-name="P3" draw:layer="layout" svg:width="0.391cm" svg:height="0.522cm" svg:x="0.933cm" svg:y="38.147cm" svg:viewBox="0 0 392 523" draw:points="196,0 0,523 392,523">
          <text:p/>
        </draw:polygon>
        <draw:frame draw:style-name="gr6" draw:text-style-name="P5" draw:layer="layout" svg:width="0.391cm" svg:height="0.352cm" svg:x="0.917cm" svg:y="24.296cm">
          <draw:text-box>
            <text:p text:style-name="P4"><text:span text:style-name="T1">34</text:span></text:p>
          </draw:text-box>
        </draw:frame>
        <draw:path draw:style-name="gr2" draw:text-style-name="P2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ath draw:style-name="gr3" draw:text-style-name="P3" draw:layer="layout" svg:width="4.748cm" svg:height="3.249cm" svg:x="16.016cm" svg:y="11.181cm" svg:viewBox="0 0 4749 3250" svg:d="M0 0h950v3250h-950zM950 0h950v3250h-950zM1900 0h950v3250h-950zM2850 0h949v3250h-949zM3799 0h950v3250h-950z">
          <text:p/>
        </draw:path>
        <draw:polygon draw:style-name="gr4" draw:text-style-name="P3" draw:layer="layout" svg:width="4.748cm" svg:height="3.249cm" svg:x="16.016cm" svg:y="11.181cm" svg:viewBox="0 0 4749 3250" draw:points="0,0 0,3250 4749,3250 4749,0">
          <text:p/>
        </draw:polygon>
        <draw:frame draw:style-name="gr6" draw:text-style-name="P5" draw:layer="layout" svg:width="0.391cm" svg:height="0.352cm" svg:x="0.917cm" svg:y="38.76cm">
          <draw:text-box>
            <text:p text:style-name="P4"><text:span text:style-name="T1">19</text:span></text:p>
          </draw:text-box>
        </draw:frame>
        <draw:path draw:style-name="gr2" draw:text-style-name="P2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ath draw:style-name="gr3" draw:text-style-name="P3" draw:layer="layout" svg:width="6.043cm" svg:height="3.119cm" svg:x="7.138cm" svg:y="47.857cm" svg:viewBox="0 0 6044 3120" svg:d="M0 3120v-624h6044v624zM0 2496v-624h6044v624zM0 1872v-623h6044v623zM0 1249v-624h6044v624zM0 625v-625h6044v625z">
          <text:p/>
        </draw:path>
        <draw:polygon draw:style-name="gr4" draw:text-style-name="P3" draw:layer="layout" svg:width="6.043cm" svg:height="3.119cm" svg:x="7.138cm" svg:y="47.857cm" svg:viewBox="0 0 6044 3120" draw:points="0,0 0,625 0,1249 0,1872 0,2496 0,3120 6044,3120 6044,2496 6044,1872 6044,1249 6044,625 6044,0">
          <text:p/>
        </draw:polygon>
        <draw:frame draw:style-name="gr6" draw:text-style-name="P5" draw:layer="layout" svg:width="0.391cm" svg:height="0.352cm" svg:x="18.133cm" svg:y="12.725cm">
          <draw:text-box>
            <text:p text:style-name="P4"><text:span text:style-name="T1">4</text:span><text:span text:style-name="T1">2</text:span></text:p>
          </draw:text-box>
        </draw:frame>
        <draw:path draw:style-name="gr2" draw:text-style-name="P2" draw:layer="layout" svg:width="4.792cm" svg:height="30.695cm" svg:x="25.614cm" svg:y="16.471cm" svg:viewBox="0 0 4793 30696" svg:d="M0 30696v-1920h4793v1920zM0 28776v-5151h4793v5151zM0 23625v-2760h4793v2760zM0 20865v-2759h4793v2759zM0 18106v-2759h4793v2759zM0 15347v-2759h4793v2759zM0 12588v-2759h4793v2759zM0 9829v-2759h4793v2759zM0 7070v-5151h4793v5151zM0 1919v-1919h4793v1919z">
          <text:p/>
        </draw:path>
        <draw:path draw:style-name="gr3" draw:text-style-name="P3" draw:layer="layout" svg:width="4.792cm" svg:height="30.695cm" svg:x="25.614cm" svg:y="16.471cm" svg:viewBox="0 0 4793 30696" svg:d="M0 30696v-1920h4793v1920zM0 28776v-5151h4793v5151zM0 23625v-2760h4793v2760zM0 20865v-2759h4793v2759zM0 18106v-2759h4793v2759zM0 15347v-2759h4793v2759zM0 12588v-2759h4793v2759zM0 9829v-2759h4793v2759zM0 7070v-5151h4793v5151zM0 1919v-1919h4793v1919z">
          <text:p/>
        </draw:path>
        <draw:polygon draw:style-name="gr4" draw:text-style-name="P3" draw:layer="layout" svg:width="4.792cm" svg:height="30.695cm" svg:x="25.614cm" svg:y="16.471cm" svg:viewBox="0 0 4793 30696" draw:points="0,0 0,1919 0,7070 0,9829 0,12588 0,15347 0,18106 0,20865 0,23625 0,28776 0,30696 4793,30696 4793,28776 4793,23625 4793,20865 4793,18106 4793,15347 4793,12588 4793,9829 4793,7070 4793,1919 4793,0">
          <text:p/>
        </draw:polygon>
        <draw:frame draw:style-name="gr6" draw:text-style-name="P5" draw:layer="layout" svg:width="0.391cm" svg:height="0.352cm" svg:x="9.948cm" svg:y="49.379cm">
          <draw:text-box>
            <text:p text:style-name="P4"><text:span text:style-name="T1">48</text:span></text:p>
          </draw:text-box>
        </draw:frame>
        <draw:path draw:style-name="gr2" draw:text-style-name="P2" draw:layer="layout" svg:width="6.043cm" svg:height="3.378cm" svg:x="6.256cm" svg:y="11.156cm" svg:viewBox="0 0 6044 3379" svg:d="M0 3379v-676h6044v676zM0 2703v-675h6044v675zM0 2028v-676h6044v676zM0 1352v-675h6044v675zM0 677v-677h6044v677z">
          <text:p/>
        </draw:path>
        <draw:path draw:style-name="gr3" draw:text-style-name="P3" draw:layer="layout" svg:width="6.043cm" svg:height="3.378cm" svg:x="6.256cm" svg:y="11.156cm" svg:viewBox="0 0 6044 3379" svg:d="M0 3379v-676h6044v676zM0 2703v-675h6044v675zM0 2028v-676h6044v676zM0 1352v-675h6044v675zM0 677v-677h6044v677z">
          <text:p/>
        </draw:path>
        <draw:polygon draw:style-name="gr4" draw:text-style-name="P3" draw:layer="layout" svg:width="6.043cm" svg:height="3.378cm" svg:x="6.256cm" svg:y="11.156cm" svg:viewBox="0 0 6044 3379" draw:points="0,0 0,677 0,1352 0,2028 0,2703 0,3379 6044,3379 6044,2703 6044,2028 6044,1352 6044,677 6044,0">
          <text:p/>
        </draw:polygon>
        <draw:frame draw:style-name="gr6" draw:text-style-name="P5" draw:layer="layout" svg:width="0.391cm" svg:height="0.352cm" svg:x="27.799cm" svg:y="31.775cm">
          <draw:text-box>
            <text:p text:style-name="P4"><text:span text:style-name="T1">44</text:span></text:p>
          </draw:text-box>
        </draw:frame>
        <draw:polygon draw:style-name="gr2" draw:text-style-name="P2" draw:layer="layout" svg:width="1.764cm" svg:height="1.764cm" svg:x="8.396cm" svg:y="5.891cm" svg:viewBox="0 0 1765 1765" draw:points="917,0 917,354 1765,1059 1765,1765 0,1765 0,1059 846,354 846,0">
          <text:p/>
        </draw:polygon>
        <draw:polygon draw:style-name="gr3" draw:text-style-name="P3" draw:layer="layout" svg:width="1.764cm" svg:height="1.764cm" svg:x="8.396cm" svg:y="5.891cm" svg:viewBox="0 0 1765 1765" draw:points="917,0 917,354 1765,1059 1765,1765 0,1765 0,1059 846,354 846,0">
          <text:p/>
        </draw:polygon>
        <draw:path draw:style-name="gr9" draw:text-style-name="P7" draw:layer="layout" svg:width="1.451cm" svg:height="0.6cm" svg:x="8.552cm" svg:y="6.949cm" svg:viewBox="0 0 1452 601" svg:d="M0 566h1452v35h-1452zM121 424h1210v35h-1210zM242 282h968v36h-968zM363 141h726v36h-726zM484 0h484v36h-484z">
          <text:p/>
        </draw:path>
        <draw:polygon draw:style-name="gr4" draw:text-style-name="P3" draw:layer="layout" svg:width="1.764cm" svg:height="1.764cm" svg:x="8.396cm" svg:y="5.891cm" svg:viewBox="0 0 1765 1765" draw:points="846,0 846,354 0,1059 0,1765 1765,1765 1765,1059 917,354 917,0">
          <text:p/>
        </draw:polygon>
        <draw:frame draw:style-name="gr6" draw:text-style-name="P5" draw:layer="layout" svg:width="0.391cm" svg:height="0.352cm" svg:x="9.066cm" svg:y="12.831cm">
          <draw:text-box>
            <text:p text:style-name="P4"><text:span text:style-name="T1">40</text:span></text:p>
          </draw:text-box>
        </draw:frame>
        <draw:polygon draw:style-name="gr2" draw:text-style-name="P2" draw:layer="layout" svg:width="0.391cm" svg:height="0.522cm" svg:x="9.082cm" svg:y="8.513cm" svg:viewBox="0 0 392 523" draw:points="197,0 392,523 0,523">
          <text:p/>
        </draw:polygon>
        <draw:polygon draw:style-name="gr3" draw:text-style-name="P3" draw:layer="layout" svg:width="0.391cm" svg:height="0.522cm" svg:x="9.082cm" svg:y="8.513cm" svg:viewBox="0 0 392 523" draw:points="197,0 392,523 0,523">
          <text:p/>
        </draw:polygon>
        <draw:polygon draw:style-name="gr4" draw:text-style-name="P3" draw:layer="layout" svg:width="0.391cm" svg:height="0.522cm" svg:x="9.082cm" svg:y="8.513cm" svg:viewBox="0 0 392 523" draw:points="197,0 0,523 392,523">
          <text:p/>
        </draw:polygon>
        <draw:frame draw:style-name="gr6" draw:text-style-name="P5" draw:layer="layout" svg:width="0.391cm" svg:height="0.352cm" svg:x="9.066cm" svg:y="6.693cm">
          <draw:text-box>
            <text:p text:style-name="P4"><text:span text:style-name="T1">50</text:span></text:p>
          </draw:text-box>
        </draw:frame>
        <draw:path draw:style-name="gr2" draw:text-style-name="P2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ath draw:style-name="gr3" draw:text-style-name="P3" draw:layer="layout" svg:width="4.748cm" svg:height="3.249cm" svg:x="16.192cm" svg:y="47.87cm" svg:viewBox="0 0 4749 3250" svg:d="M0 0h951v3250h-951zM951 0h949v3250h-949zM1900 0h950v3250h-950zM2850 0h950v3250h-950zM3800 0h949v3250h-949z">
          <text:p/>
        </draw:path>
        <draw:polygon draw:style-name="gr4" draw:text-style-name="P3" draw:layer="layout" svg:width="4.748cm" svg:height="3.249cm" svg:x="16.192cm" svg:y="47.87cm" svg:viewBox="0 0 4749 3250" draw:points="0,0 0,3250 4749,3250 4749,0">
          <text:p/>
        </draw:polygon>
        <draw:frame draw:style-name="gr6" draw:text-style-name="P5" draw:layer="layout" svg:width="0.391cm" svg:height="0.352cm" svg:x="9.066cm" svg:y="9.127cm">
          <draw:text-box>
            <text:p text:style-name="P4"><text:span text:style-name="T1">49</text:span></text:p>
          </draw:text-box>
        </draw:frame>
        <draw:polygon draw:style-name="gr2" draw:text-style-name="P2" draw:layer="layout" svg:width="1.411cm" svg:height="1.058cm" svg:x="21.915cm" svg:y="50.165cm" svg:viewBox="0 0 1412 1059" draw:points="1412,530 0,1059 0,0">
          <text:p/>
        </draw:polygon>
        <draw:polygon draw:style-name="gr3" draw:text-style-name="P3" draw:layer="layout" svg:width="1.411cm" svg:height="1.058cm" svg:x="21.915cm" svg:y="50.165cm" svg:viewBox="0 0 1412 1059" draw:points="1412,530 0,1059 0,0">
          <text:p/>
        </draw:polygon>
        <draw:polygon draw:style-name="gr4" draw:text-style-name="P3" draw:layer="layout" svg:width="1.411cm" svg:height="1.058cm" svg:x="21.915cm" svg:y="50.165cm" svg:viewBox="0 0 1412 1059" draw:points="0,0 0,1059 1412,530">
          <text:p/>
        </draw:polygon>
        <draw:frame draw:style-name="gr6" draw:text-style-name="P5" draw:layer="layout" svg:width="0.391cm" svg:height="0.352cm" svg:x="18.309cm" svg:y="49.414cm">
          <draw:text-box>
            <text:p text:style-name="P4"><text:span text:style-name="T1">46</text:span></text:p>
          </draw:text-box>
        </draw:frame>
        <draw:polygon draw:style-name="gr2" draw:text-style-name="P2" draw:layer="layout" svg:width="1.411cm" svg:height="1.058cm" svg:x="13.801cm" svg:y="50.165cm" svg:viewBox="0 0 1412 1059" draw:points="1412,530 0,1059 0,0">
          <text:p/>
        </draw:polygon>
        <draw:polygon draw:style-name="gr3" draw:text-style-name="P3" draw:layer="layout" svg:width="1.411cm" svg:height="1.058cm" svg:x="13.801cm" svg:y="50.165cm" svg:viewBox="0 0 1412 1059" draw:points="1412,530 0,1059 0,0">
          <text:p/>
        </draw:polygon>
        <draw:polygon draw:style-name="gr4" draw:text-style-name="P3" draw:layer="layout" svg:width="1.411cm" svg:height="1.058cm" svg:x="13.801cm" svg:y="50.165cm" svg:viewBox="0 0 1412 1059" draw:points="0,0 0,1059 1412,530">
          <text:p/>
        </draw:polygon>
        <draw:frame draw:style-name="gr6" draw:text-style-name="P5" draw:layer="layout" svg:width="0.391cm" svg:height="0.352cm" svg:x="22.119cm" svg:y="50.613cm">
          <draw:text-box>
            <text:p text:style-name="P4"><text:span text:style-name="T1">45</text:span></text:p>
          </draw:text-box>
        </draw:frame>
        <draw:polygon draw:style-name="gr2" draw:text-style-name="P2" draw:layer="layout" svg:width="1.411cm" svg:height="1.059cm" svg:x="13.448cm" svg:y="11.006cm" svg:viewBox="0 0 1412 1060" draw:points="1412,530 0,1060 0,0">
          <text:p/>
        </draw:polygon>
        <draw:polygon draw:style-name="gr3" draw:text-style-name="P3" draw:layer="layout" svg:width="1.411cm" svg:height="1.059cm" svg:x="13.448cm" svg:y="11.006cm" svg:viewBox="0 0 1412 1060" draw:points="1412,530 0,1060 0,0">
          <text:p/>
        </draw:polygon>
        <draw:polygon draw:style-name="gr4" draw:text-style-name="P3" draw:layer="layout" svg:width="1.411cm" svg:height="1.059cm" svg:x="13.448cm" svg:y="11.006cm" svg:viewBox="0 0 1412 1060" draw:points="0,0 0,1060 1412,530">
          <text:p/>
        </draw:polygon>
        <draw:frame draw:style-name="gr6" draw:text-style-name="P5" draw:layer="layout" svg:width="0.391cm" svg:height="0.352cm" svg:x="14.005cm" svg:y="50.613cm">
          <draw:text-box>
            <text:p text:style-name="P4"><text:span text:style-name="T1">47</text:span></text:p>
          </draw:text-box>
        </draw:frame>
        <draw:polygon draw:style-name="gr2" draw:text-style-name="P2" draw:layer="layout" svg:width="1.411cm" svg:height="1.059cm" svg:x="21.915cm" svg:y="11.006cm" svg:viewBox="0 0 1412 1060" draw:points="1412,530 0,1060 0,0">
          <text:p/>
        </draw:polygon>
        <draw:polygon draw:style-name="gr3" draw:text-style-name="P3" draw:layer="layout" svg:width="1.411cm" svg:height="1.059cm" svg:x="21.915cm" svg:y="11.006cm" svg:viewBox="0 0 1412 1060" draw:points="1412,530 0,1060 0,0">
          <text:p/>
        </draw:polygon>
        <draw:polygon draw:style-name="gr4" draw:text-style-name="P3" draw:layer="layout" svg:width="1.411cm" svg:height="1.059cm" svg:x="21.915cm" svg:y="11.006cm" svg:viewBox="0 0 1412 1060" draw:points="0,0 0,1060 1412,530">
          <text:p/>
        </draw:polygon>
        <draw:frame draw:style-name="gr6" draw:text-style-name="P5" draw:layer="layout" svg:width="0.391cm" svg:height="0.352cm" svg:x="13.653cm" svg:y="11.455cm">
          <draw:text-box>
            <text:p text:style-name="P4"><text:span text:style-name="T1">41</text:span></text:p>
          </draw:text-box>
        </draw:frame>
        <draw:polygon draw:style-name="gr2" draw:text-style-name="P2" draw:layer="layout" svg:width="0.391cm" svg:height="0.522cm" svg:x="9.964cm" svg:y="45.908cm" svg:viewBox="0 0 392 523" draw:points="197,0 392,523 0,523">
          <text:p/>
        </draw:polygon>
        <draw:polygon draw:style-name="gr3" draw:text-style-name="P3" draw:layer="layout" svg:width="0.391cm" svg:height="0.522cm" svg:x="9.964cm" svg:y="45.908cm" svg:viewBox="0 0 392 523" draw:points="197,0 392,523 0,523">
          <text:p/>
        </draw:polygon>
        <draw:polygon draw:style-name="gr4" draw:text-style-name="P3" draw:layer="layout" svg:width="0.391cm" svg:height="0.522cm" svg:x="9.964cm" svg:y="45.908cm" svg:viewBox="0 0 392 523" draw:points="197,0 0,523 392,523">
          <text:p/>
        </draw:polygon>
        <draw:frame draw:style-name="gr6" draw:text-style-name="P5" draw:layer="layout" svg:width="0.391cm" svg:height="0.352cm" svg:x="22.119cm" svg:y="11.455cm">
          <draw:text-box>
            <text:p text:style-name="P4"><text:span text:style-name="T1">43</text:span></text:p>
          </draw:text-box>
        </draw:frame>
        <draw:polygon draw:style-name="gr2" draw:text-style-name="P2" draw:layer="layout" svg:width="0.382cm" svg:height="0.51cm" svg:x="9.087cm" svg:y="15.932cm" svg:viewBox="0 0 383 511" draw:points="191,0 383,511 0,511">
          <text:p/>
        </draw:polygon>
        <draw:polygon draw:style-name="gr3" draw:text-style-name="P3" draw:layer="layout" svg:width="0.382cm" svg:height="0.51cm" svg:x="9.087cm" svg:y="15.932cm" svg:viewBox="0 0 383 511" draw:points="191,0 383,511 0,511">
          <text:p/>
        </draw:polygon>
        <draw:polygon draw:style-name="gr4" draw:text-style-name="P3" draw:layer="layout" svg:width="0.382cm" svg:height="0.51cm" svg:x="9.087cm" svg:y="15.932cm" svg:viewBox="0 0 383 511" draw:points="191,0 0,511 383,511">
          <text:p/>
        </draw:polygon>
        <draw:frame draw:style-name="gr6" draw:text-style-name="P5" draw:layer="layout" svg:width="0.391cm" svg:height="0.352cm" svg:x="9.948cm" svg:y="46.521cm">
          <draw:text-box>
            <text:p text:style-name="P4"><text:span text:style-name="T1">51</text:span></text:p>
          </draw:text-box>
        </draw:frame>
        <draw:polygon draw:style-name="gr2" draw:text-style-name="P2" draw:layer="layout" svg:width="0.522cm" svg:height="0.391cm" svg:x="9.908cm" svg:y="43.09cm" svg:viewBox="0 0 523 392" draw:points="523,196 0,392 0,0">
          <text:p/>
        </draw:polygon>
        <draw:polygon draw:style-name="gr3" draw:text-style-name="P3" draw:layer="layout" svg:width="0.522cm" svg:height="0.391cm" svg:x="9.908cm" svg:y="43.09cm" svg:viewBox="0 0 523 392" draw:points="523,196 0,392 0,0">
          <text:p/>
        </draw:polygon>
        <draw:polygon draw:style-name="gr4" draw:text-style-name="P3" draw:layer="layout" svg:width="0.522cm" svg:height="0.391cm" svg:x="9.908cm" svg:y="43.09cm" svg:viewBox="0 0 523 392" draw:points="0,0 0,392 523,196">
          <text:p/>
        </draw:polygon>
        <draw:frame draw:style-name="gr5" draw:text-style-name="P5" draw:layer="layout" svg:width="0.586cm" svg:height="0.352cm" svg:x="8.961cm" svg:y="16.535cm">
          <draw:text-box>
            <text:p text:style-name="P4"><text:span text:style-name="T1">10</text:span><text:span text:style-name="T1">1</text:span></text:p>
          </draw:text-box>
        </draw:frame>
        <draw:polygon draw:style-name="gr2" draw:text-style-name="P2" draw:layer="layout" svg:width="0.523cm" svg:height="0.392cm" svg:x="9.237cm" svg:y="19.453cm" svg:viewBox="0 0 524 393" draw:points="524,196 0,393 0,0">
          <text:p/>
        </draw:polygon>
        <draw:polygon draw:style-name="gr3" draw:text-style-name="P3" draw:layer="layout" svg:width="0.523cm" svg:height="0.392cm" svg:x="9.237cm" svg:y="19.453cm" svg:viewBox="0 0 524 393" draw:points="524,196 0,393 0,0">
          <text:p/>
        </draw:polygon>
        <draw:polygon draw:style-name="gr4" draw:text-style-name="P3" draw:layer="layout" svg:width="0.523cm" svg:height="0.392cm" svg:x="9.237cm" svg:y="19.453cm" svg:viewBox="0 0 524 393" draw:points="0,0 0,393 524,196">
          <text:p/>
        </draw:polygon>
        <draw:frame draw:style-name="gr5" draw:text-style-name="P5" draw:layer="layout" svg:width="0.586cm" svg:height="0.352cm" svg:x="9.56cm" svg:y="43.205cm">
          <draw:text-box>
            <text:p text:style-name="P4"><text:span text:style-name="T1">164</text:span></text:p>
          </draw:text-box>
        </draw:frame>
        <draw:line draw:style-name="gr10" draw:text-style-name="P3" draw:layer="layout" svg:x1="1.128cm" svg:y1="34.819cm" svg:x2="1.128cm" svg:y2="34.501cm">
          <text:p/>
        </draw:line>
        <draw:line draw:style-name="gr10" draw:text-style-name="P3" draw:layer="layout" svg:x1="13.652cm" svg:y1="50.694cm" svg:x2="13.158cm" svg:y2="50.694cm">
          <text:p/>
        </draw:line>
        <draw:line draw:style-name="gr10" draw:text-style-name="P3" draw:layer="layout" svg:x1="10.16cm" svg:y1="46.601cm" svg:x2="10.16cm" svg:y2="47.131cm">
          <text:p/>
        </draw:line>
        <draw:polyline draw:style-name="gr10" draw:text-style-name="P3" draw:layer="layout" svg:width="0cm" svg:height="0cm" svg:x="10.16cm" svg:y="47.131cm" svg:viewBox="0 0 0 0" draw:points="0,0">
          <text:p/>
        </draw:polyline>
        <draw:line draw:style-name="gr10" draw:text-style-name="P3" draw:layer="layout" svg:x1="10.16cm" svg:y1="47.131cm" svg:x2="10.16cm" svg:y2="47.871cm">
          <text:p/>
        </draw:line>
        <draw:polygon draw:style-name="gr11" draw:text-style-name="P8" draw:layer="layout" svg:width="0.071cm" svg:height="0.071cm" svg:x="10.124cm" svg:y="46.566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124cm" svg:y="47.095cm" svg:viewBox="0 0 72 72" draw:points="0,0 72,0 72,72 0,72">
          <text:p/>
        </draw:polygon>
        <draw:polygon draw:style-name="gr11" draw:text-style-name="P8" draw:layer="layout" svg:width="0.071cm" svg:height="0.071cm" svg:x="10.124cm" svg:y="47.836cm" svg:viewBox="0 0 72 72" draw:points="0,0 72,0 72,72 0,72">
          <text:p/>
        </draw:polygon>
        <draw:line draw:style-name="gr10" draw:text-style-name="P3" draw:layer="layout" svg:x1="9.278cm" svg:y1="15.769cm" svg:x2="9.278cm" svg:y2="15.24cm">
          <text:p/>
        </draw:line>
        <draw:polyline draw:style-name="gr10" draw:text-style-name="P3" draw:layer="layout" svg:width="0cm" svg:height="0cm" svg:x="9.278cm" svg:y="15.24cm" svg:viewBox="0 0 0 0" draw:points="0,0">
          <text:p/>
        </draw:polyline>
        <draw:line draw:style-name="gr10" draw:text-style-name="P3" draw:layer="layout" svg:x1="9.278cm" svg:y1="15.24cm" svg:x2="9.278cm" svg:y2="14.605cm">
          <text:p/>
        </draw:line>
        <draw:polygon draw:style-name="gr11" draw:text-style-name="P8" draw:layer="layout" svg:width="0.071cm" svg:height="0.071cm" svg:x="9.242cm" svg:y="15.733cm" svg:viewBox="0 0 72 72" draw:points="0,0 72,0 72,72 0,72">
          <text:p/>
        </draw:polygon>
        <draw:polygon draw:style-name="gr11" draw:text-style-name="P8" draw:layer="layout" svg:width="0.071cm" svg:height="0.071cm" svg:x="9.242cm" svg:y="15.204cm" svg:viewBox="0 0 72 72" draw:points="0,0 72,0 72,72 0,72">
          <text:p/>
        </draw:polygon>
        <draw:polygon draw:style-name="gr11" draw:text-style-name="P8" draw:layer="layout" svg:width="0.071cm" svg:height="0.071cm" svg:x="9.242cm" svg:y="15.204cm" svg:viewBox="0 0 72 72" draw:points="0,0 72,0 72,72 0,72">
          <text:p/>
        </draw:polygon>
        <draw:polygon draw:style-name="gr11" draw:text-style-name="P8" draw:layer="layout" svg:width="0.071cm" svg:height="0.071cm" svg:x="9.242cm" svg:y="14.569cm" svg:viewBox="0 0 72 72" draw:points="0,0 72,0 72,72 0,72">
          <text:p/>
        </draw:polygon>
        <draw:line draw:style-name="gr10" draw:text-style-name="P3" draw:layer="layout" svg:x1="9.278cm" svg:y1="8.36cm" svg:x2="9.278cm" svg:y2="7.831cm">
          <text:p/>
        </draw:line>
        <draw:polyline draw:style-name="gr10" draw:text-style-name="P3" draw:layer="layout" svg:width="0cm" svg:height="0cm" svg:x="9.278cm" svg:y="7.831cm" svg:viewBox="0 0 0 0" draw:points="0,0">
          <text:p/>
        </draw:polyline>
        <draw:line draw:style-name="gr10" draw:text-style-name="P3" draw:layer="layout" svg:x1="9.278cm" svg:y1="7.831cm" svg:x2="9.278cm" svg:y2="7.655cm">
          <text:p/>
        </draw:line>
        <draw:polygon draw:style-name="gr11" draw:text-style-name="P8" draw:layer="layout" svg:width="0.071cm" svg:height="0.071cm" svg:x="9.242cm" svg:y="8.325cm" svg:viewBox="0 0 72 72" draw:points="0,0 72,0 72,72 0,72">
          <text:p/>
        </draw:polygon>
        <draw:polygon draw:style-name="gr11" draw:text-style-name="P8" draw:layer="layout" svg:width="0.071cm" svg:height="0.07cm" svg:x="9.242cm" svg:y="7.796cm" svg:viewBox="0 0 72 71" draw:points="0,0 72,0 72,71 0,71">
          <text:p/>
        </draw:polygon>
        <draw:polygon draw:style-name="gr11" draw:text-style-name="P8" draw:layer="layout" svg:width="0.071cm" svg:height="0.07cm" svg:x="9.242cm" svg:y="7.796cm" svg:viewBox="0 0 72 71" draw:points="0,0 72,0 72,71 0,71">
          <text:p/>
        </draw:polygon>
        <draw:polygon draw:style-name="gr11" draw:text-style-name="P8" draw:layer="layout" svg:width="0.071cm" svg:height="0.07cm" svg:x="9.242cm" svg:y="7.62cm" svg:viewBox="0 0 72 71" draw:points="0,0 72,0 72,71 0,71">
          <text:p/>
        </draw:polygon>
        <draw:line draw:style-name="gr10" draw:text-style-name="P3" draw:layer="layout" svg:x1="1.128cm" svg:y1="28.963cm" svg:x2="1.128cm" svg:y2="29.492cm">
          <text:p/>
        </draw:line>
        <draw:polyline draw:style-name="gr10" draw:text-style-name="P3" draw:layer="layout" svg:width="0cm" svg:height="0cm" svg:x="1.128cm" svg:y="29.492cm" svg:viewBox="0 0 0 0" draw:points="0,0">
          <text:p/>
        </draw:polyline>
        <draw:line draw:style-name="gr10" draw:text-style-name="P3" draw:layer="layout" svg:x1="1.128cm" svg:y1="29.492cm" svg:x2="1.128cm" svg:y2="29.88cm">
          <text:p/>
        </draw:line>
        <draw:polygon draw:style-name="gr11" draw:text-style-name="P8" draw:layer="layout" svg:width="0.071cm" svg:height="0.071cm" svg:x="1.093cm" svg:y="28.927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1cm" svg:x="1.093cm" svg:y="29.456cm" svg:viewBox="0 0 72 72" draw:points="0,0 72,0 72,72 0,72">
          <text:p/>
        </draw:polygon>
        <draw:polygon draw:style-name="gr11" draw:text-style-name="P8" draw:layer="layout" svg:width="0.071cm" svg:height="0.07cm" svg:x="1.093cm" svg:y="29.845cm" svg:viewBox="0 0 72 71" draw:points="0,0 72,0 72,71 0,71">
          <text:p/>
        </draw:polygon>
        <draw:line draw:style-name="gr10" draw:text-style-name="P3" draw:layer="layout" svg:x1="5.75cm" svg:y1="42.933cm" svg:x2="5.75cm" svg:y2="42.403cm">
          <text:p/>
        </draw:line>
        <draw:line draw:style-name="gr10" draw:text-style-name="P3" draw:layer="layout" svg:x1="5.75cm" svg:y1="42.403cm" svg:x2="7.443cm" svg:y2="42.403cm">
          <text:p/>
        </draw:line>
        <draw:line draw:style-name="gr10" draw:text-style-name="P3" draw:layer="layout" svg:x1="7.443cm" svg:y1="42.403cm" svg:x2="7.443cm" svg:y2="40.886cm">
          <text:p/>
        </draw:line>
        <draw:polygon draw:style-name="gr11" draw:text-style-name="P8" draw:layer="layout" svg:width="0.07cm" svg:height="0.071cm" svg:x="5.715cm" svg:y="42.897cm" svg:viewBox="0 0 71 72" draw:points="0,0 71,0 71,72 0,72">
          <text:p/>
        </draw:polygon>
        <draw:polygon draw:style-name="gr11" draw:text-style-name="P8" draw:layer="layout" svg:width="0.07cm" svg:height="0.071cm" svg:x="5.715cm" svg:y="42.368cm" svg:viewBox="0 0 71 72" draw:points="0,0 71,0 71,72 0,72">
          <text:p/>
        </draw:polygon>
        <draw:polygon draw:style-name="gr11" draw:text-style-name="P8" draw:layer="layout" svg:width="0.07cm" svg:height="0.071cm" svg:x="7.408cm" svg:y="42.368cm" svg:viewBox="0 0 71 72" draw:points="0,0 71,0 71,72 0,72">
          <text:p/>
        </draw:polygon>
        <draw:polygon draw:style-name="gr11" draw:text-style-name="P8" draw:layer="layout" svg:width="0.07cm" svg:height="0.071cm" svg:x="7.408cm" svg:y="40.851cm" svg:viewBox="0 0 71 72" draw:points="0,0 71,0 71,72 0,72">
          <text:p/>
        </draw:polygon>
        <draw:line draw:style-name="gr10" draw:text-style-name="P3" draw:layer="layout" svg:x1="5.362cm" svg:y1="42.933cm" svg:x2="5.362cm" svg:y2="42.403cm">
          <text:p/>
        </draw:line>
        <draw:line draw:style-name="gr10" draw:text-style-name="P3" draw:layer="layout" svg:x1="5.362cm" svg:y1="42.403cm" svg:x2="6.42cm" svg:y2="42.403cm">
          <text:p/>
        </draw:line>
        <draw:line draw:style-name="gr10" draw:text-style-name="P3" draw:layer="layout" svg:x1="6.42cm" svg:y1="42.403cm" svg:x2="6.42cm" svg:y2="40.886cm">
          <text:p/>
        </draw:line>
        <draw:polygon draw:style-name="gr11" draw:text-style-name="P8" draw:layer="layout" svg:width="0.071cm" svg:height="0.071cm" svg:x="5.326cm" svg:y="42.897cm" svg:viewBox="0 0 72 72" draw:points="0,0 72,0 72,72 0,72">
          <text:p/>
        </draw:polygon>
        <draw:polygon draw:style-name="gr11" draw:text-style-name="P8" draw:layer="layout" svg:width="0.071cm" svg:height="0.071cm" svg:x="5.326cm" svg:y="42.368cm" svg:viewBox="0 0 72 72" draw:points="0,0 72,0 72,72 0,72">
          <text:p/>
        </draw:polygon>
        <draw:polygon draw:style-name="gr11" draw:text-style-name="P8" draw:layer="layout" svg:width="0.07cm" svg:height="0.071cm" svg:x="6.385cm" svg:y="42.368cm" svg:viewBox="0 0 71 72" draw:points="0,0 71,0 71,72 0,72">
          <text:p/>
        </draw:polygon>
        <draw:polygon draw:style-name="gr11" draw:text-style-name="P8" draw:layer="layout" svg:width="0.07cm" svg:height="0.071cm" svg:x="6.385cm" svg:y="40.851cm" svg:viewBox="0 0 71 72" draw:points="0,0 71,0 71,72 0,72">
          <text:p/>
        </draw:polygon>
        <draw:line draw:style-name="gr10" draw:text-style-name="P3" draw:layer="layout" svg:x1="4.974cm" svg:y1="42.933cm" svg:x2="4.974cm" svg:y2="42.403cm">
          <text:p/>
        </draw:line>
        <draw:line draw:style-name="gr10" draw:text-style-name="P3" draw:layer="layout" svg:x1="4.974cm" svg:y1="42.403cm" svg:x2="5.256cm" svg:y2="42.403cm">
          <text:p/>
        </draw:line>
        <draw:line draw:style-name="gr10" draw:text-style-name="P3" draw:layer="layout" svg:x1="5.256cm" svg:y1="42.403cm" svg:x2="5.256cm" svg:y2="40.886cm">
          <text:p/>
        </draw:line>
        <draw:polygon draw:style-name="gr11" draw:text-style-name="P8" draw:layer="layout" svg:width="0.071cm" svg:height="0.071cm" svg:x="4.938cm" svg:y="42.897cm" svg:viewBox="0 0 72 72" draw:points="0,0 72,0 72,72 0,72">
          <text:p/>
        </draw:polygon>
        <draw:polygon draw:style-name="gr11" draw:text-style-name="P8" draw:layer="layout" svg:width="0.071cm" svg:height="0.071cm" svg:x="4.938cm" svg:y="42.368cm" svg:viewBox="0 0 72 72" draw:points="0,0 72,0 72,72 0,72">
          <text:p/>
        </draw:polygon>
        <draw:polygon draw:style-name="gr11" draw:text-style-name="P8" draw:layer="layout" svg:width="0.07cm" svg:height="0.071cm" svg:x="5.221cm" svg:y="42.368cm" svg:viewBox="0 0 71 72" draw:points="0,0 71,0 71,72 0,72">
          <text:p/>
        </draw:polygon>
        <draw:polygon draw:style-name="gr11" draw:text-style-name="P8" draw:layer="layout" svg:width="0.07cm" svg:height="0.071cm" svg:x="5.221cm" svg:y="40.851cm" svg:viewBox="0 0 71 72" draw:points="0,0 71,0 71,72 0,72">
          <text:p/>
        </draw:polygon>
        <draw:line draw:style-name="gr10" draw:text-style-name="P3" draw:layer="layout" svg:x1="4.621cm" svg:y1="42.933cm" svg:x2="4.621cm" svg:y2="42.403cm">
          <text:p/>
        </draw:line>
        <draw:line draw:style-name="gr10" draw:text-style-name="P3" draw:layer="layout" svg:x1="4.621cm" svg:y1="42.403cm" svg:x2="4.198cm" svg:y2="42.403cm">
          <text:p/>
        </draw:line>
        <draw:line draw:style-name="gr10" draw:text-style-name="P3" draw:layer="layout" svg:x1="4.198cm" svg:y1="42.403cm" svg:x2="4.198cm" svg:y2="40.886cm">
          <text:p/>
        </draw:line>
        <draw:polygon draw:style-name="gr11" draw:text-style-name="P8" draw:layer="layout" svg:width="0.07cm" svg:height="0.071cm" svg:x="4.586cm" svg:y="42.897cm" svg:viewBox="0 0 71 72" draw:points="0,0 71,0 71,72 0,72">
          <text:p/>
        </draw:polygon>
        <draw:polygon draw:style-name="gr11" draw:text-style-name="P8" draw:layer="layout" svg:width="0.07cm" svg:height="0.071cm" svg:x="4.586cm" svg:y="42.368cm" svg:viewBox="0 0 71 72" draw:points="0,0 71,0 71,72 0,72">
          <text:p/>
        </draw:polygon>
        <draw:polygon draw:style-name="gr11" draw:text-style-name="P8" draw:layer="layout" svg:width="0.071cm" svg:height="0.071cm" svg:x="4.162cm" svg:y="42.368cm" svg:viewBox="0 0 72 72" draw:points="0,0 72,0 72,72 0,72">
          <text:p/>
        </draw:polygon>
        <draw:polygon draw:style-name="gr11" draw:text-style-name="P8" draw:layer="layout" svg:width="0.071cm" svg:height="0.071cm" svg:x="4.162cm" svg:y="40.851cm" svg:viewBox="0 0 72 72" draw:points="0,0 72,0 72,72 0,72">
          <text:p/>
        </draw:polygon>
        <draw:line draw:style-name="gr10" draw:text-style-name="P3" draw:layer="layout" svg:x1="4.233cm" svg:y1="42.933cm" svg:x2="4.233cm" svg:y2="42.403cm">
          <text:p/>
        </draw:line>
        <draw:line draw:style-name="gr10" draw:text-style-name="P3" draw:layer="layout" svg:x1="4.233cm" svg:y1="42.403cm" svg:x2="3.21cm" svg:y2="42.403cm">
          <text:p/>
        </draw:line>
        <draw:line draw:style-name="gr10" draw:text-style-name="P3" draw:layer="layout" svg:x1="3.21cm" svg:y1="42.403cm" svg:x2="3.21cm" svg:y2="40.886cm">
          <text:p/>
        </draw:line>
        <draw:polygon draw:style-name="gr11" draw:text-style-name="P8" draw:layer="layout" svg:width="0.07cm" svg:height="0.071cm" svg:x="4.198cm" svg:y="42.897cm" svg:viewBox="0 0 71 72" draw:points="0,0 71,0 71,72 0,72">
          <text:p/>
        </draw:polygon>
        <draw:polygon draw:style-name="gr11" draw:text-style-name="P8" draw:layer="layout" svg:width="0.07cm" svg:height="0.071cm" svg:x="4.198cm" svg:y="42.368cm" svg:viewBox="0 0 71 72" draw:points="0,0 71,0 71,72 0,72">
          <text:p/>
        </draw:polygon>
        <draw:polygon draw:style-name="gr11" draw:text-style-name="P8" draw:layer="layout" svg:width="0.07cm" svg:height="0.071cm" svg:x="3.175cm" svg:y="42.368cm" svg:viewBox="0 0 71 72" draw:points="0,0 71,0 71,72 0,72">
          <text:p/>
        </draw:polygon>
        <draw:polygon draw:style-name="gr11" draw:text-style-name="P8" draw:layer="layout" svg:width="0.07cm" svg:height="0.071cm" svg:x="3.175cm" svg:y="40.851cm" svg:viewBox="0 0 71 72" draw:points="0,0 71,0 71,72 0,72">
          <text:p/>
        </draw:polygon>
        <draw:line draw:style-name="gr10" draw:text-style-name="P3" draw:layer="layout" svg:x1="3.845cm" svg:y1="42.933cm" svg:x2="3.845cm" svg:y2="42.403cm">
          <text:p/>
        </draw:line>
        <draw:line draw:style-name="gr10" draw:text-style-name="P3" draw:layer="layout" svg:x1="3.845cm" svg:y1="42.403cm" svg:x2="2.187cm" svg:y2="42.403cm">
          <text:p/>
        </draw:line>
        <draw:line draw:style-name="gr10" draw:text-style-name="P3" draw:layer="layout" svg:x1="2.187cm" svg:y1="42.403cm" svg:x2="2.187cm" svg:y2="40.886cm">
          <text:p/>
        </draw:line>
        <draw:polygon draw:style-name="gr11" draw:text-style-name="P8" draw:layer="layout" svg:width="0.07cm" svg:height="0.071cm" svg:x="3.81cm" svg:y="42.897cm" svg:viewBox="0 0 71 72" draw:points="0,0 71,0 71,72 0,72">
          <text:p/>
        </draw:polygon>
        <draw:polygon draw:style-name="gr11" draw:text-style-name="P8" draw:layer="layout" svg:width="0.07cm" svg:height="0.071cm" svg:x="3.81cm" svg:y="42.368cm" svg:viewBox="0 0 71 72" draw:points="0,0 71,0 71,72 0,72">
          <text:p/>
        </draw:polygon>
        <draw:polygon draw:style-name="gr11" draw:text-style-name="P8" draw:layer="layout" svg:width="0.071cm" svg:height="0.071cm" svg:x="2.151cm" svg:y="42.368cm" svg:viewBox="0 0 72 72" draw:points="0,0 72,0 72,72 0,72">
          <text:p/>
        </draw:polygon>
        <draw:polygon draw:style-name="gr11" draw:text-style-name="P8" draw:layer="layout" svg:width="0.071cm" svg:height="0.071cm" svg:x="2.151cm" svg:y="40.851cm" svg:viewBox="0 0 72 72" draw:points="0,0 72,0 72,72 0,72">
          <text:p/>
        </draw:polygon>
        <draw:line draw:style-name="gr10" draw:text-style-name="P3" draw:layer="layout" svg:x1="5.256cm" svg:y1="23.53cm" svg:x2="5.256cm" svg:y2="23.001cm">
          <text:p/>
        </draw:line>
        <draw:polyline draw:style-name="gr10" draw:text-style-name="P3" draw:layer="layout" svg:width="0cm" svg:height="0cm" svg:x="5.256cm" svg:y="23.001cm" svg:viewBox="0 0 0 0" draw:points="0,0">
          <text:p/>
        </draw:polyline>
        <draw:line draw:style-name="gr10" draw:text-style-name="P3" draw:layer="layout" svg:x1="5.256cm" svg:y1="23.001cm" svg:x2="5.256cm" svg:y2="22.895cm">
          <text:p/>
        </draw:line>
        <draw:polygon draw:style-name="gr11" draw:text-style-name="P8" draw:layer="layout" svg:width="0.07cm" svg:height="0.07cm" svg:x="5.221cm" svg:y="23.495cm" svg:viewBox="0 0 71 71" draw:points="0,0 71,0 71,71 0,71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1cm" svg:x="5.221cm" svg:y="22.965cm" svg:viewBox="0 0 71 72" draw:points="0,0 71,0 71,72 0,72">
          <text:p/>
        </draw:polygon>
        <draw:polygon draw:style-name="gr11" draw:text-style-name="P8" draw:layer="layout" svg:width="0.07cm" svg:height="0.07cm" svg:x="5.221cm" svg:y="22.86cm" svg:viewBox="0 0 71 71" draw:points="0,0 71,0 71,71 0,71">
          <text:p/>
        </draw:polygon>
        <draw:line draw:style-name="gr10" draw:text-style-name="P3" draw:layer="layout" svg:x1="3.457cm" svg:y1="42.933cm" svg:x2="3.457cm" svg:y2="42.403cm">
          <text:p/>
        </draw:line>
        <draw:line draw:style-name="gr10" draw:text-style-name="P3" draw:layer="layout" svg:x1="3.457cm" svg:y1="42.403cm" svg:x2="1.128cm" svg:y2="42.403cm">
          <text:p/>
        </draw:line>
        <draw:line draw:style-name="gr10" draw:text-style-name="P3" draw:layer="layout" svg:x1="1.128cm" svg:y1="42.403cm" svg:x2="1.128cm" svg:y2="40.886cm">
          <text:p/>
        </draw:line>
        <draw:polygon draw:style-name="gr11" draw:text-style-name="P8" draw:layer="layout" svg:width="0.071cm" svg:height="0.071cm" svg:x="3.421cm" svg:y="42.897cm" svg:viewBox="0 0 72 72" draw:points="0,0 72,0 72,72 0,72">
          <text:p/>
        </draw:polygon>
        <draw:polygon draw:style-name="gr11" draw:text-style-name="P8" draw:layer="layout" svg:width="0.071cm" svg:height="0.071cm" svg:x="3.421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2.368cm" svg:viewBox="0 0 72 72" draw:points="0,0 72,0 72,72 0,72">
          <text:p/>
        </draw:polygon>
        <draw:polygon draw:style-name="gr11" draw:text-style-name="P8" draw:layer="layout" svg:width="0.071cm" svg:height="0.071cm" svg:x="1.093cm" svg:y="40.851cm" svg:viewBox="0 0 72 72" draw:points="0,0 72,0 72,72 0,72">
          <text:p/>
        </draw:polygon>
        <draw:line draw:style-name="gr10" draw:text-style-name="P3" draw:layer="layout" svg:x1="1.128cm" svg:y1="28.116cm" svg:x2="1.128cm" svg:y2="27.587cm">
          <text:p/>
        </draw:line>
        <draw:polyline draw:style-name="gr10" draw:text-style-name="P3" draw:layer="layout" svg:width="0cm" svg:height="0cm" svg:x="1.128cm" svg:y="27.587cm" svg:viewBox="0 0 0 0" draw:points="0,0">
          <text:p/>
        </draw:polyline>
        <draw:line draw:style-name="gr10" draw:text-style-name="P3" draw:layer="layout" svg:x1="1.128cm" svg:y1="27.587cm" svg:x2="1.128cm" svg:y2="26.423cm">
          <text:p/>
        </draw:line>
        <draw:polygon draw:style-name="gr11" draw:text-style-name="P8" draw:layer="layout" svg:width="0.071cm" svg:height="0.07cm" svg:x="1.093cm" svg:y="28.081cm" svg:viewBox="0 0 72 71" draw:points="0,0 72,0 72,71 0,71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7.551cm" svg:viewBox="0 0 72 72" draw:points="0,0 72,0 72,72 0,72">
          <text:p/>
        </draw:polygon>
        <draw:polygon draw:style-name="gr11" draw:text-style-name="P8" draw:layer="layout" svg:width="0.071cm" svg:height="0.071cm" svg:x="1.093cm" svg:y="26.387cm" svg:viewBox="0 0 72 72" draw:points="0,0 72,0 72,72 0,72">
          <text:p/>
        </draw:polygon>
        <draw:line draw:style-name="gr10" draw:text-style-name="P3" draw:layer="layout" svg:x1="5.256cm" svg:y1="24.376cm" svg:x2="5.256cm" svg:y2="24.941cm">
          <text:p/>
        </draw:line>
        <draw:line draw:style-name="gr10" draw:text-style-name="P3" draw:layer="layout" svg:x1="5.256cm" svg:y1="35.665cm" svg:x2="5.256cm" svg:y2="36.195cm">
          <text:p/>
        </draw:line>
        <draw:polyline draw:style-name="gr10" draw:text-style-name="P3" draw:layer="layout" svg:width="0cm" svg:height="0cm" svg:x="5.256cm" svg:y="36.195cm" svg:viewBox="0 0 0 0" draw:points="0,0">
          <text:p/>
        </draw:polyline>
        <draw:line draw:style-name="gr10" draw:text-style-name="P3" draw:layer="layout" svg:x1="5.256cm" svg:y1="36.195cm" svg:x2="5.256cm" svg:y2="36.583cm">
          <text:p/>
        </draw:line>
        <draw:polygon draw:style-name="gr11" draw:text-style-name="P8" draw:layer="layout" svg:width="0.07cm" svg:height="0.071cm" svg:x="5.221cm" svg:y="35.63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159cm" svg:viewBox="0 0 71 72" draw:points="0,0 71,0 71,72 0,72">
          <text:p/>
        </draw:polygon>
        <draw:polygon draw:style-name="gr11" draw:text-style-name="P8" draw:layer="layout" svg:width="0.07cm" svg:height="0.071cm" svg:x="5.221cm" svg:y="36.547cm" svg:viewBox="0 0 71 72" draw:points="0,0 71,0 71,72 0,72">
          <text:p/>
        </draw:polygon>
        <draw:line draw:style-name="gr10" draw:text-style-name="P3" draw:layer="layout" svg:x1="5.256cm" svg:y1="34.819cm" svg:x2="5.256cm" svg:y2="34.501cm">
          <text:p/>
        </draw:line>
        <draw:line draw:style-name="gr10" draw:text-style-name="P3" draw:layer="layout" svg:x1="5.256cm" svg:y1="28.963cm" svg:x2="5.256cm" svg:y2="29.492cm">
          <text:p/>
        </draw:line>
        <draw:polyline draw:style-name="gr10" draw:text-style-name="P3" draw:layer="layout" svg:width="0cm" svg:height="0cm" svg:x="5.256cm" svg:y="29.492cm" svg:viewBox="0 0 0 0" draw:points="0,0">
          <text:p/>
        </draw:polyline>
        <draw:line draw:style-name="gr10" draw:text-style-name="P3" draw:layer="layout" svg:x1="5.256cm" svg:y1="29.492cm" svg:x2="5.256cm" svg:y2="29.88cm">
          <text:p/>
        </draw:line>
        <draw:polygon draw:style-name="gr11" draw:text-style-name="P8" draw:layer="layout" svg:width="0.07cm" svg:height="0.071cm" svg:x="5.221cm" svg:y="28.927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1cm" svg:x="5.221cm" svg:y="29.456cm" svg:viewBox="0 0 71 72" draw:points="0,0 71,0 71,72 0,72">
          <text:p/>
        </draw:polygon>
        <draw:polygon draw:style-name="gr11" draw:text-style-name="P8" draw:layer="layout" svg:width="0.07cm" svg:height="0.07cm" svg:x="5.221cm" svg:y="29.845cm" svg:viewBox="0 0 71 71" draw:points="0,0 71,0 71,71 0,71">
          <text:p/>
        </draw:polygon>
        <draw:line draw:style-name="gr10" draw:text-style-name="P3" draw:layer="layout" svg:x1="5.256cm" svg:y1="28.116cm" svg:x2="5.256cm" svg:y2="27.587cm">
          <text:p/>
        </draw:line>
        <draw:polyline draw:style-name="gr10" draw:text-style-name="P3" draw:layer="layout" svg:width="0cm" svg:height="0cm" svg:x="5.256cm" svg:y="27.587cm" svg:viewBox="0 0 0 0" draw:points="0,0">
          <text:p/>
        </draw:polyline>
        <draw:line draw:style-name="gr10" draw:text-style-name="P3" draw:layer="layout" svg:x1="5.256cm" svg:y1="27.587cm" svg:x2="5.256cm" svg:y2="26.423cm">
          <text:p/>
        </draw:line>
        <draw:polygon draw:style-name="gr11" draw:text-style-name="P8" draw:layer="layout" svg:width="0.07cm" svg:height="0.07cm" svg:x="5.221cm" svg:y="28.081cm" svg:viewBox="0 0 71 71" draw:points="0,0 71,0 71,71 0,71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7.551cm" svg:viewBox="0 0 71 72" draw:points="0,0 71,0 71,72 0,72">
          <text:p/>
        </draw:polygon>
        <draw:polygon draw:style-name="gr11" draw:text-style-name="P8" draw:layer="layout" svg:width="0.07cm" svg:height="0.071cm" svg:x="5.221cm" svg:y="26.387cm" svg:viewBox="0 0 71 72" draw:points="0,0 71,0 71,72 0,72">
          <text:p/>
        </draw:polygon>
        <draw:line draw:style-name="gr10" draw:text-style-name="P3" draw:layer="layout" svg:x1="5.256cm" svg:y1="38.84cm" svg:x2="5.256cm" svg:y2="39.37cm">
          <text:p/>
        </draw:line>
        <draw:polyline draw:style-name="gr10" draw:text-style-name="P3" draw:layer="layout" svg:width="0cm" svg:height="0cm" svg:x="5.256cm" svg:y="39.37cm" svg:viewBox="0 0 0 0" draw:points="0,0">
          <text:p/>
        </draw:polyline>
        <draw:line draw:style-name="gr10" draw:text-style-name="P3" draw:layer="layout" svg:x1="5.256cm" svg:y1="39.37cm" svg:x2="5.256cm" svg:y2="40.11cm">
          <text:p/>
        </draw:line>
        <draw:polygon draw:style-name="gr11" draw:text-style-name="P8" draw:layer="layout" svg:width="0.07cm" svg:height="0.071cm" svg:x="5.221cm" svg:y="38.805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39.334cm" svg:viewBox="0 0 71 72" draw:points="0,0 71,0 71,72 0,72">
          <text:p/>
        </draw:polygon>
        <draw:polygon draw:style-name="gr11" draw:text-style-name="P8" draw:layer="layout" svg:width="0.07cm" svg:height="0.071cm" svg:x="5.221cm" svg:y="40.075cm" svg:viewBox="0 0 71 72" draw:points="0,0 71,0 71,72 0,72">
          <text:p/>
        </draw:polygon>
        <draw:line draw:style-name="gr10" draw:text-style-name="P3" draw:layer="layout" svg:x1="4.198cm" svg:y1="37.994cm" svg:x2="4.198cm" svg:y2="37.5cm">
          <text:p/>
        </draw:line>
        <draw:line draw:style-name="gr10" draw:text-style-name="P3" draw:layer="layout" svg:x1="6.42cm" svg:y1="28.116cm" svg:x2="6.42cm" svg:y2="27.587cm">
          <text:p/>
        </draw:line>
        <draw:polyline draw:style-name="gr10" draw:text-style-name="P3" draw:layer="layout" svg:width="0cm" svg:height="0cm" svg:x="6.42cm" svg:y="27.587cm" svg:viewBox="0 0 0 0" draw:points="0,0">
          <text:p/>
        </draw:polyline>
        <draw:line draw:style-name="gr10" draw:text-style-name="P3" draw:layer="layout" svg:x1="6.42cm" svg:y1="27.587cm" svg:x2="6.42cm" svg:y2="26.423cm">
          <text:p/>
        </draw:line>
        <draw:polygon draw:style-name="gr11" draw:text-style-name="P8" draw:layer="layout" svg:width="0.07cm" svg:height="0.07cm" svg:x="6.385cm" svg:y="28.081cm" svg:viewBox="0 0 71 71" draw:points="0,0 71,0 71,71 0,71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7.551cm" svg:viewBox="0 0 71 72" draw:points="0,0 71,0 71,72 0,72">
          <text:p/>
        </draw:polygon>
        <draw:polygon draw:style-name="gr11" draw:text-style-name="P8" draw:layer="layout" svg:width="0.07cm" svg:height="0.071cm" svg:x="6.385cm" svg:y="26.387cm" svg:viewBox="0 0 71 72" draw:points="0,0 71,0 71,72 0,72">
          <text:p/>
        </draw:polygon>
        <draw:line draw:style-name="gr10" draw:text-style-name="P3" draw:layer="layout" svg:x1="6.42cm" svg:y1="28.963cm" svg:x2="6.42cm" svg:y2="29.492cm">
          <text:p/>
        </draw:line>
        <draw:polyline draw:style-name="gr10" draw:text-style-name="P3" draw:layer="layout" svg:width="0cm" svg:height="0cm" svg:x="6.42cm" svg:y="29.492cm" svg:viewBox="0 0 0 0" draw:points="0,0">
          <text:p/>
        </draw:polyline>
        <draw:line draw:style-name="gr10" draw:text-style-name="P3" draw:layer="layout" svg:x1="6.42cm" svg:y1="29.492cm" svg:x2="6.42cm" svg:y2="29.88cm">
          <text:p/>
        </draw:line>
        <draw:polygon draw:style-name="gr11" draw:text-style-name="P8" draw:layer="layout" svg:width="0.07cm" svg:height="0.071cm" svg:x="6.385cm" svg:y="28.927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1cm" svg:x="6.385cm" svg:y="29.456cm" svg:viewBox="0 0 71 72" draw:points="0,0 71,0 71,72 0,72">
          <text:p/>
        </draw:polygon>
        <draw:polygon draw:style-name="gr11" draw:text-style-name="P8" draw:layer="layout" svg:width="0.07cm" svg:height="0.07cm" svg:x="6.385cm" svg:y="29.845cm" svg:viewBox="0 0 71 71" draw:points="0,0 71,0 71,71 0,71">
          <text:p/>
        </draw:polygon>
        <draw:line draw:style-name="gr10" draw:text-style-name="P3" draw:layer="layout" svg:x1="6.42cm" svg:y1="34.819cm" svg:x2="6.42cm" svg:y2="34.501cm">
          <text:p/>
        </draw:line>
        <draw:line draw:style-name="gr10" draw:text-style-name="P3" draw:layer="layout" svg:x1="6.42cm" svg:y1="35.665cm" svg:x2="6.42cm" svg:y2="36.195cm">
          <text:p/>
        </draw:line>
        <draw:polyline draw:style-name="gr10" draw:text-style-name="P3" draw:layer="layout" svg:width="0cm" svg:height="0cm" svg:x="6.42cm" svg:y="36.195cm" svg:viewBox="0 0 0 0" draw:points="0,0">
          <text:p/>
        </draw:polyline>
        <draw:line draw:style-name="gr10" draw:text-style-name="P3" draw:layer="layout" svg:x1="6.42cm" svg:y1="36.195cm" svg:x2="6.42cm" svg:y2="36.583cm">
          <text:p/>
        </draw:line>
        <draw:polygon draw:style-name="gr11" draw:text-style-name="P8" draw:layer="layout" svg:width="0.07cm" svg:height="0.071cm" svg:x="6.385cm" svg:y="35.63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159cm" svg:viewBox="0 0 71 72" draw:points="0,0 71,0 71,72 0,72">
          <text:p/>
        </draw:polygon>
        <draw:polygon draw:style-name="gr11" draw:text-style-name="P8" draw:layer="layout" svg:width="0.07cm" svg:height="0.071cm" svg:x="6.385cm" svg:y="36.547cm" svg:viewBox="0 0 71 72" draw:points="0,0 71,0 71,72 0,72">
          <text:p/>
        </draw:polygon>
        <draw:line draw:style-name="gr10" draw:text-style-name="P3" draw:layer="layout" svg:x1="6.42cm" svg:y1="37.994cm" svg:x2="6.42cm" svg:y2="37.5cm">
          <text:p/>
        </draw:line>
        <draw:line draw:style-name="gr10" draw:text-style-name="P3" draw:layer="layout" svg:x1="6.42cm" svg:y1="23.53cm" svg:x2="6.42cm" svg:y2="23.001cm">
          <text:p/>
        </draw:line>
        <draw:polyline draw:style-name="gr10" draw:text-style-name="P3" draw:layer="layout" svg:width="0cm" svg:height="0cm" svg:x="6.42cm" svg:y="23.001cm" svg:viewBox="0 0 0 0" draw:points="0,0">
          <text:p/>
        </draw:polyline>
        <draw:line draw:style-name="gr10" draw:text-style-name="P3" draw:layer="layout" svg:x1="6.42cm" svg:y1="23.001cm" svg:x2="6.42cm" svg:y2="22.895cm">
          <text:p/>
        </draw:line>
        <draw:polygon draw:style-name="gr11" draw:text-style-name="P8" draw:layer="layout" svg:width="0.07cm" svg:height="0.07cm" svg:x="6.385cm" svg:y="23.495cm" svg:viewBox="0 0 71 71" draw:points="0,0 71,0 71,71 0,71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1cm" svg:x="6.385cm" svg:y="22.965cm" svg:viewBox="0 0 71 72" draw:points="0,0 71,0 71,72 0,72">
          <text:p/>
        </draw:polygon>
        <draw:polygon draw:style-name="gr11" draw:text-style-name="P8" draw:layer="layout" svg:width="0.07cm" svg:height="0.07cm" svg:x="6.385cm" svg:y="22.86cm" svg:viewBox="0 0 71 71" draw:points="0,0 71,0 71,71 0,71">
          <text:p/>
        </draw:polygon>
        <draw:line draw:style-name="gr10" draw:text-style-name="P3" draw:layer="layout" svg:x1="6.42cm" svg:y1="38.84cm" svg:x2="6.42cm" svg:y2="39.37cm">
          <text:p/>
        </draw:line>
        <draw:polyline draw:style-name="gr10" draw:text-style-name="P3" draw:layer="layout" svg:width="0cm" svg:height="0cm" svg:x="6.42cm" svg:y="39.37cm" svg:viewBox="0 0 0 0" draw:points="0,0">
          <text:p/>
        </draw:polyline>
        <draw:line draw:style-name="gr10" draw:text-style-name="P3" draw:layer="layout" svg:x1="6.42cm" svg:y1="39.37cm" svg:x2="6.42cm" svg:y2="40.11cm">
          <text:p/>
        </draw:line>
        <draw:polygon draw:style-name="gr11" draw:text-style-name="P8" draw:layer="layout" svg:width="0.07cm" svg:height="0.071cm" svg:x="6.385cm" svg:y="38.805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39.334cm" svg:viewBox="0 0 71 72" draw:points="0,0 71,0 71,72 0,72">
          <text:p/>
        </draw:polygon>
        <draw:polygon draw:style-name="gr11" draw:text-style-name="P8" draw:layer="layout" svg:width="0.07cm" svg:height="0.071cm" svg:x="6.385cm" svg:y="40.075cm" svg:viewBox="0 0 71 72" draw:points="0,0 71,0 71,72 0,72">
          <text:p/>
        </draw:polygon>
        <draw:line draw:style-name="gr10" draw:text-style-name="P3" draw:layer="layout" svg:x1="18.415cm" svg:y1="28.116cm" svg:x2="18.415cm" svg:y2="27.587cm">
          <text:p/>
        </draw:line>
        <draw:polyline draw:style-name="gr10" draw:text-style-name="P3" draw:layer="layout" svg:width="0cm" svg:height="0cm" svg:x="18.415cm" svg:y="27.587cm" svg:viewBox="0 0 0 0" draw:points="0,0">
          <text:p/>
        </draw:polyline>
        <draw:line draw:style-name="gr10" draw:text-style-name="P3" draw:layer="layout" svg:x1="18.415cm" svg:y1="27.587cm" svg:x2="18.415cm" svg:y2="26.423cm">
          <text:p/>
        </draw:line>
        <draw:polygon draw:style-name="gr11" draw:text-style-name="P8" draw:layer="layout" svg:width="0.071cm" svg:height="0.07cm" svg:x="18.379cm" svg:y="28.081cm" svg:viewBox="0 0 72 71" draw:points="0,0 72,0 72,71 0,71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7.551cm" svg:viewBox="0 0 72 72" draw:points="0,0 72,0 72,72 0,72">
          <text:p/>
        </draw:polygon>
        <draw:polygon draw:style-name="gr11" draw:text-style-name="P8" draw:layer="layout" svg:width="0.071cm" svg:height="0.071cm" svg:x="18.379cm" svg:y="26.387cm" svg:viewBox="0 0 72 72" draw:points="0,0 72,0 72,72 0,72">
          <text:p/>
        </draw:polygon>
        <draw:line draw:style-name="gr10" draw:text-style-name="P3" draw:layer="layout" svg:x1="7.443cm" svg:y1="28.116cm" svg:x2="7.443cm" svg:y2="27.587cm">
          <text:p/>
        </draw:line>
        <draw:polyline draw:style-name="gr10" draw:text-style-name="P3" draw:layer="layout" svg:width="0cm" svg:height="0cm" svg:x="7.443cm" svg:y="27.587cm" svg:viewBox="0 0 0 0" draw:points="0,0">
          <text:p/>
        </draw:polyline>
        <draw:line draw:style-name="gr10" draw:text-style-name="P3" draw:layer="layout" svg:x1="7.443cm" svg:y1="27.587cm" svg:x2="7.443cm" svg:y2="26.423cm">
          <text:p/>
        </draw:line>
        <draw:polygon draw:style-name="gr11" draw:text-style-name="P8" draw:layer="layout" svg:width="0.07cm" svg:height="0.07cm" svg:x="7.408cm" svg:y="28.081cm" svg:viewBox="0 0 71 71" draw:points="0,0 71,0 71,71 0,71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7.551cm" svg:viewBox="0 0 71 72" draw:points="0,0 71,0 71,72 0,72">
          <text:p/>
        </draw:polygon>
        <draw:polygon draw:style-name="gr11" draw:text-style-name="P8" draw:layer="layout" svg:width="0.07cm" svg:height="0.071cm" svg:x="7.408cm" svg:y="26.387cm" svg:viewBox="0 0 71 72" draw:points="0,0 71,0 71,72 0,72">
          <text:p/>
        </draw:polygon>
        <draw:line draw:style-name="gr10" draw:text-style-name="P3" draw:layer="layout" svg:x1="7.443cm" svg:y1="28.963cm" svg:x2="7.443cm" svg:y2="29.492cm">
          <text:p/>
        </draw:line>
        <draw:polyline draw:style-name="gr10" draw:text-style-name="P3" draw:layer="layout" svg:width="0cm" svg:height="0cm" svg:x="7.443cm" svg:y="29.492cm" svg:viewBox="0 0 0 0" draw:points="0,0">
          <text:p/>
        </draw:polyline>
        <draw:line draw:style-name="gr10" draw:text-style-name="P3" draw:layer="layout" svg:x1="7.443cm" svg:y1="29.492cm" svg:x2="7.443cm" svg:y2="29.88cm">
          <text:p/>
        </draw:line>
        <draw:polygon draw:style-name="gr11" draw:text-style-name="P8" draw:layer="layout" svg:width="0.07cm" svg:height="0.071cm" svg:x="7.408cm" svg:y="28.927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1cm" svg:x="7.408cm" svg:y="29.456cm" svg:viewBox="0 0 71 72" draw:points="0,0 71,0 71,72 0,72">
          <text:p/>
        </draw:polygon>
        <draw:polygon draw:style-name="gr11" draw:text-style-name="P8" draw:layer="layout" svg:width="0.07cm" svg:height="0.07cm" svg:x="7.408cm" svg:y="29.845cm" svg:viewBox="0 0 71 71" draw:points="0,0 71,0 71,71 0,71">
          <text:p/>
        </draw:polygon>
        <draw:line draw:style-name="gr10" draw:text-style-name="P3" draw:layer="layout" svg:x1="7.443cm" svg:y1="34.819cm" svg:x2="7.443cm" svg:y2="34.501cm">
          <text:p/>
        </draw:line>
        <draw:line draw:style-name="gr10" draw:text-style-name="P3" draw:layer="layout" svg:x1="7.443cm" svg:y1="35.665cm" svg:x2="7.443cm" svg:y2="36.195cm">
          <text:p/>
        </draw:line>
        <draw:polyline draw:style-name="gr10" draw:text-style-name="P3" draw:layer="layout" svg:width="0cm" svg:height="0cm" svg:x="7.443cm" svg:y="36.195cm" svg:viewBox="0 0 0 0" draw:points="0,0">
          <text:p/>
        </draw:polyline>
        <draw:line draw:style-name="gr10" draw:text-style-name="P3" draw:layer="layout" svg:x1="7.443cm" svg:y1="36.195cm" svg:x2="7.443cm" svg:y2="36.583cm">
          <text:p/>
        </draw:line>
        <draw:polygon draw:style-name="gr11" draw:text-style-name="P8" draw:layer="layout" svg:width="0.07cm" svg:height="0.071cm" svg:x="7.408cm" svg:y="35.63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159cm" svg:viewBox="0 0 71 72" draw:points="0,0 71,0 71,72 0,72">
          <text:p/>
        </draw:polygon>
        <draw:polygon draw:style-name="gr11" draw:text-style-name="P8" draw:layer="layout" svg:width="0.07cm" svg:height="0.071cm" svg:x="7.408cm" svg:y="36.547cm" svg:viewBox="0 0 71 72" draw:points="0,0 71,0 71,72 0,72">
          <text:p/>
        </draw:polygon>
        <draw:line draw:style-name="gr10" draw:text-style-name="P3" draw:layer="layout" svg:x1="7.443cm" svg:y1="37.994cm" svg:x2="7.443cm" svg:y2="37.5cm">
          <text:p/>
        </draw:line>
        <draw:line draw:style-name="gr10" draw:text-style-name="P3" draw:layer="layout" svg:x1="7.443cm" svg:y1="23.53cm" svg:x2="7.443cm" svg:y2="23.001cm">
          <text:p/>
        </draw:line>
        <draw:polyline draw:style-name="gr10" draw:text-style-name="P3" draw:layer="layout" svg:width="0cm" svg:height="0cm" svg:x="7.443cm" svg:y="23.001cm" svg:viewBox="0 0 0 0" draw:points="0,0">
          <text:p/>
        </draw:polyline>
        <draw:line draw:style-name="gr10" draw:text-style-name="P3" draw:layer="layout" svg:x1="7.443cm" svg:y1="23.001cm" svg:x2="7.443cm" svg:y2="22.895cm">
          <text:p/>
        </draw:line>
        <draw:polygon draw:style-name="gr11" draw:text-style-name="P8" draw:layer="layout" svg:width="0.07cm" svg:height="0.07cm" svg:x="7.408cm" svg:y="23.495cm" svg:viewBox="0 0 71 71" draw:points="0,0 71,0 71,71 0,71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1cm" svg:x="7.408cm" svg:y="22.965cm" svg:viewBox="0 0 71 72" draw:points="0,0 71,0 71,72 0,72">
          <text:p/>
        </draw:polygon>
        <draw:polygon draw:style-name="gr11" draw:text-style-name="P8" draw:layer="layout" svg:width="0.07cm" svg:height="0.07cm" svg:x="7.408cm" svg:y="22.86cm" svg:viewBox="0 0 71 71" draw:points="0,0 71,0 71,71 0,71">
          <text:p/>
        </draw:polygon>
        <draw:line draw:style-name="gr10" draw:text-style-name="P3" draw:layer="layout" svg:x1="7.443cm" svg:y1="38.84cm" svg:x2="7.443cm" svg:y2="39.37cm">
          <text:p/>
        </draw:line>
        <draw:polyline draw:style-name="gr10" draw:text-style-name="P3" draw:layer="layout" svg:width="0cm" svg:height="0cm" svg:x="7.443cm" svg:y="39.37cm" svg:viewBox="0 0 0 0" draw:points="0,0">
          <text:p/>
        </draw:polyline>
        <draw:line draw:style-name="gr10" draw:text-style-name="P3" draw:layer="layout" svg:x1="7.443cm" svg:y1="39.37cm" svg:x2="7.443cm" svg:y2="40.11cm">
          <text:p/>
        </draw:line>
        <draw:polygon draw:style-name="gr11" draw:text-style-name="P8" draw:layer="layout" svg:width="0.07cm" svg:height="0.071cm" svg:x="7.408cm" svg:y="38.805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39.334cm" svg:viewBox="0 0 71 72" draw:points="0,0 71,0 71,72 0,72">
          <text:p/>
        </draw:polygon>
        <draw:polygon draw:style-name="gr11" draw:text-style-name="P8" draw:layer="layout" svg:width="0.07cm" svg:height="0.071cm" svg:x="7.408cm" svg:y="40.075cm" svg:viewBox="0 0 71 72" draw:points="0,0 71,0 71,72 0,72">
          <text:p/>
        </draw:polygon>
        <draw:line draw:style-name="gr10" draw:text-style-name="P3" draw:layer="layout" svg:x1="5.256cm" svg:y1="37.994cm" svg:x2="5.256cm" svg:y2="37.5cm">
          <text:p/>
        </draw:line>
        <draw:line draw:style-name="gr10" draw:text-style-name="P3" draw:layer="layout" svg:x1="8.501cm" svg:y1="28.116cm" svg:x2="8.501cm" svg:y2="27.587cm">
          <text:p/>
        </draw:line>
        <draw:polyline draw:style-name="gr10" draw:text-style-name="P3" draw:layer="layout" svg:width="0cm" svg:height="0cm" svg:x="8.501cm" svg:y="27.587cm" svg:viewBox="0 0 0 0" draw:points="0,0">
          <text:p/>
        </draw:polyline>
        <draw:line draw:style-name="gr10" draw:text-style-name="P3" draw:layer="layout" svg:x1="8.501cm" svg:y1="27.587cm" svg:x2="8.501cm" svg:y2="26.423cm">
          <text:p/>
        </draw:line>
        <draw:polygon draw:style-name="gr11" draw:text-style-name="P8" draw:layer="layout" svg:width="0.071cm" svg:height="0.07cm" svg:x="8.466cm" svg:y="28.081cm" svg:viewBox="0 0 72 71" draw:points="0,0 72,0 72,71 0,71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7.551cm" svg:viewBox="0 0 72 72" draw:points="0,0 72,0 72,72 0,72">
          <text:p/>
        </draw:polygon>
        <draw:polygon draw:style-name="gr11" draw:text-style-name="P8" draw:layer="layout" svg:width="0.071cm" svg:height="0.071cm" svg:x="8.466cm" svg:y="26.387cm" svg:viewBox="0 0 72 72" draw:points="0,0 72,0 72,72 0,72">
          <text:p/>
        </draw:polygon>
        <draw:line draw:style-name="gr10" draw:text-style-name="P3" draw:layer="layout" svg:x1="8.501cm" svg:y1="28.963cm" svg:x2="8.501cm" svg:y2="29.492cm">
          <text:p/>
        </draw:line>
        <draw:polyline draw:style-name="gr10" draw:text-style-name="P3" draw:layer="layout" svg:width="0cm" svg:height="0cm" svg:x="8.501cm" svg:y="29.492cm" svg:viewBox="0 0 0 0" draw:points="0,0">
          <text:p/>
        </draw:polyline>
        <draw:line draw:style-name="gr10" draw:text-style-name="P3" draw:layer="layout" svg:x1="8.501cm" svg:y1="29.492cm" svg:x2="8.501cm" svg:y2="29.88cm">
          <text:p/>
        </draw:line>
        <draw:polygon draw:style-name="gr11" draw:text-style-name="P8" draw:layer="layout" svg:width="0.071cm" svg:height="0.071cm" svg:x="8.466cm" svg:y="28.927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1cm" svg:x="8.466cm" svg:y="29.456cm" svg:viewBox="0 0 72 72" draw:points="0,0 72,0 72,72 0,72">
          <text:p/>
        </draw:polygon>
        <draw:polygon draw:style-name="gr11" draw:text-style-name="P8" draw:layer="layout" svg:width="0.071cm" svg:height="0.07cm" svg:x="8.466cm" svg:y="29.845cm" svg:viewBox="0 0 72 71" draw:points="0,0 72,0 72,71 0,71">
          <text:p/>
        </draw:polygon>
        <draw:line draw:style-name="gr10" draw:text-style-name="P3" draw:layer="layout" svg:x1="8.501cm" svg:y1="34.819cm" svg:x2="8.501cm" svg:y2="34.501cm">
          <text:p/>
        </draw:line>
        <draw:line draw:style-name="gr10" draw:text-style-name="P3" draw:layer="layout" svg:x1="8.501cm" svg:y1="35.665cm" svg:x2="8.501cm" svg:y2="36.195cm">
          <text:p/>
        </draw:line>
        <draw:polyline draw:style-name="gr10" draw:text-style-name="P3" draw:layer="layout" svg:width="0cm" svg:height="0cm" svg:x="8.501cm" svg:y="36.195cm" svg:viewBox="0 0 0 0" draw:points="0,0">
          <text:p/>
        </draw:polyline>
        <draw:line draw:style-name="gr10" draw:text-style-name="P3" draw:layer="layout" svg:x1="8.501cm" svg:y1="36.195cm" svg:x2="8.501cm" svg:y2="36.583cm">
          <text:p/>
        </draw:line>
        <draw:polygon draw:style-name="gr11" draw:text-style-name="P8" draw:layer="layout" svg:width="0.071cm" svg:height="0.071cm" svg:x="8.466cm" svg:y="35.63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159cm" svg:viewBox="0 0 72 72" draw:points="0,0 72,0 72,72 0,72">
          <text:p/>
        </draw:polygon>
        <draw:polygon draw:style-name="gr11" draw:text-style-name="P8" draw:layer="layout" svg:width="0.071cm" svg:height="0.071cm" svg:x="8.466cm" svg:y="36.547cm" svg:viewBox="0 0 72 72" draw:points="0,0 72,0 72,72 0,72">
          <text:p/>
        </draw:polygon>
        <draw:line draw:style-name="gr10" draw:text-style-name="P3" draw:layer="layout" svg:x1="8.501cm" svg:y1="37.994cm" svg:x2="8.501cm" svg:y2="37.5cm">
          <text:p/>
        </draw:line>
        <draw:line draw:style-name="gr10" draw:text-style-name="P3" draw:layer="layout" svg:x1="8.501cm" svg:y1="23.53cm" svg:x2="8.501cm" svg:y2="23.001cm">
          <text:p/>
        </draw:line>
        <draw:polyline draw:style-name="gr10" draw:text-style-name="P3" draw:layer="layout" svg:width="0cm" svg:height="0cm" svg:x="8.501cm" svg:y="23.001cm" svg:viewBox="0 0 0 0" draw:points="0,0">
          <text:p/>
        </draw:polyline>
        <draw:line draw:style-name="gr10" draw:text-style-name="P3" draw:layer="layout" svg:x1="8.501cm" svg:y1="23.001cm" svg:x2="8.501cm" svg:y2="22.895cm">
          <text:p/>
        </draw:line>
        <draw:polygon draw:style-name="gr11" draw:text-style-name="P8" draw:layer="layout" svg:width="0.071cm" svg:height="0.07cm" svg:x="8.466cm" svg:y="23.495cm" svg:viewBox="0 0 72 71" draw:points="0,0 72,0 72,71 0,71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1cm" svg:x="8.466cm" svg:y="22.965cm" svg:viewBox="0 0 72 72" draw:points="0,0 72,0 72,72 0,72">
          <text:p/>
        </draw:polygon>
        <draw:polygon draw:style-name="gr11" draw:text-style-name="P8" draw:layer="layout" svg:width="0.071cm" svg:height="0.07cm" svg:x="8.466cm" svg:y="22.86cm" svg:viewBox="0 0 72 71" draw:points="0,0 72,0 72,71 0,71">
          <text:p/>
        </draw:polygon>
        <draw:line draw:style-name="gr10" draw:text-style-name="P3" draw:layer="layout" svg:x1="8.501cm" svg:y1="38.84cm" svg:x2="8.501cm" svg:y2="39.37cm">
          <text:p/>
        </draw:line>
        <draw:polyline draw:style-name="gr10" draw:text-style-name="P3" draw:layer="layout" svg:width="0cm" svg:height="0cm" svg:x="8.501cm" svg:y="39.37cm" svg:viewBox="0 0 0 0" draw:points="0,0">
          <text:p/>
        </draw:polyline>
        <draw:line draw:style-name="gr10" draw:text-style-name="P3" draw:layer="layout" svg:x1="8.501cm" svg:y1="39.37cm" svg:x2="8.501cm" svg:y2="40.11cm">
          <text:p/>
        </draw:line>
        <draw:polygon draw:style-name="gr11" draw:text-style-name="P8" draw:layer="layout" svg:width="0.071cm" svg:height="0.071cm" svg:x="8.466cm" svg:y="38.805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39.334cm" svg:viewBox="0 0 72 72" draw:points="0,0 72,0 72,72 0,72">
          <text:p/>
        </draw:polygon>
        <draw:polygon draw:style-name="gr11" draw:text-style-name="P8" draw:layer="layout" svg:width="0.071cm" svg:height="0.071cm" svg:x="8.466cm" svg:y="40.075cm" svg:viewBox="0 0 72 72" draw:points="0,0 72,0 72,72 0,72">
          <text:p/>
        </draw:polygon>
        <draw:line draw:style-name="gr10" draw:text-style-name="P3" draw:layer="layout" svg:x1="6.42cm" svg:y1="24.376cm" svg:x2="6.42cm" svg:y2="24.941cm">
          <text:p/>
        </draw:line>
        <draw:line draw:style-name="gr10" draw:text-style-name="P3" draw:layer="layout" svg:x1="4.198cm" svg:y1="23.53cm" svg:x2="4.198cm" svg:y2="23.001cm">
          <text:p/>
        </draw:line>
        <draw:polyline draw:style-name="gr10" draw:text-style-name="P3" draw:layer="layout" svg:width="0cm" svg:height="0cm" svg:x="4.198cm" svg:y="23.001cm" svg:viewBox="0 0 0 0" draw:points="0,0">
          <text:p/>
        </draw:polyline>
        <draw:line draw:style-name="gr10" draw:text-style-name="P3" draw:layer="layout" svg:x1="4.198cm" svg:y1="23.001cm" svg:x2="4.198cm" svg:y2="22.895cm">
          <text:p/>
        </draw:line>
        <draw:polygon draw:style-name="gr11" draw:text-style-name="P8" draw:layer="layout" svg:width="0.071cm" svg:height="0.07cm" svg:x="4.162cm" svg:y="23.495cm" svg:viewBox="0 0 72 71" draw:points="0,0 72,0 72,71 0,71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1cm" svg:x="4.162cm" svg:y="22.965cm" svg:viewBox="0 0 72 72" draw:points="0,0 72,0 72,72 0,72">
          <text:p/>
        </draw:polygon>
        <draw:polygon draw:style-name="gr11" draw:text-style-name="P8" draw:layer="layout" svg:width="0.071cm" svg:height="0.07cm" svg:x="4.162cm" svg:y="22.86cm" svg:viewBox="0 0 72 71" draw:points="0,0 72,0 72,71 0,71">
          <text:p/>
        </draw:polygon>
        <draw:line draw:style-name="gr10" draw:text-style-name="P3" draw:layer="layout" svg:x1="1.128cm" svg:y1="23.53cm" svg:x2="1.128cm" svg:y2="23.001cm">
          <text:p/>
        </draw:line>
        <draw:polyline draw:style-name="gr10" draw:text-style-name="P3" draw:layer="layout" svg:width="0cm" svg:height="0cm" svg:x="1.128cm" svg:y="23.001cm" svg:viewBox="0 0 0 0" draw:points="0,0">
          <text:p/>
        </draw:polyline>
        <draw:line draw:style-name="gr10" draw:text-style-name="P3" draw:layer="layout" svg:x1="1.128cm" svg:y1="23.001cm" svg:x2="1.128cm" svg:y2="22.895cm">
          <text:p/>
        </draw:line>
        <draw:polygon draw:style-name="gr11" draw:text-style-name="P8" draw:layer="layout" svg:width="0.071cm" svg:height="0.07cm" svg:x="1.093cm" svg:y="23.495cm" svg:viewBox="0 0 72 71" draw:points="0,0 72,0 72,71 0,71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1cm" svg:x="1.093cm" svg:y="22.965cm" svg:viewBox="0 0 72 72" draw:points="0,0 72,0 72,72 0,72">
          <text:p/>
        </draw:polygon>
        <draw:polygon draw:style-name="gr11" draw:text-style-name="P8" draw:layer="layout" svg:width="0.071cm" svg:height="0.07cm" svg:x="1.093cm" svg:y="22.86cm" svg:viewBox="0 0 72 71" draw:points="0,0 72,0 72,71 0,71">
          <text:p/>
        </draw:polygon>
        <draw:line draw:style-name="gr10" draw:text-style-name="P3" draw:layer="layout" svg:x1="4.198cm" svg:y1="24.376cm" svg:x2="4.198cm" svg:y2="24.941cm">
          <text:p/>
        </draw:line>
        <draw:line draw:style-name="gr10" draw:text-style-name="P3" draw:layer="layout" svg:x1="4.198cm" svg:y1="35.665cm" svg:x2="4.198cm" svg:y2="36.195cm">
          <text:p/>
        </draw:line>
        <draw:polyline draw:style-name="gr10" draw:text-style-name="P3" draw:layer="layout" svg:width="0cm" svg:height="0cm" svg:x="4.198cm" svg:y="36.195cm" svg:viewBox="0 0 0 0" draw:points="0,0">
          <text:p/>
        </draw:polyline>
        <draw:line draw:style-name="gr10" draw:text-style-name="P3" draw:layer="layout" svg:x1="4.198cm" svg:y1="36.195cm" svg:x2="4.198cm" svg:y2="36.583cm">
          <text:p/>
        </draw:line>
        <draw:polygon draw:style-name="gr11" draw:text-style-name="P8" draw:layer="layout" svg:width="0.071cm" svg:height="0.071cm" svg:x="4.162cm" svg:y="35.63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159cm" svg:viewBox="0 0 72 72" draw:points="0,0 72,0 72,72 0,72">
          <text:p/>
        </draw:polygon>
        <draw:polygon draw:style-name="gr11" draw:text-style-name="P8" draw:layer="layout" svg:width="0.071cm" svg:height="0.071cm" svg:x="4.162cm" svg:y="36.547cm" svg:viewBox="0 0 72 72" draw:points="0,0 72,0 72,72 0,72">
          <text:p/>
        </draw:polygon>
        <draw:line draw:style-name="gr10" draw:text-style-name="P3" draw:layer="layout" svg:x1="4.198cm" svg:y1="34.819cm" svg:x2="4.198cm" svg:y2="34.501cm">
          <text:p/>
        </draw:line>
        <draw:line draw:style-name="gr10" draw:text-style-name="P3" draw:layer="layout" svg:x1="4.198cm" svg:y1="28.963cm" svg:x2="4.198cm" svg:y2="29.492cm">
          <text:p/>
        </draw:line>
        <draw:polyline draw:style-name="gr10" draw:text-style-name="P3" draw:layer="layout" svg:width="0cm" svg:height="0cm" svg:x="4.198cm" svg:y="29.492cm" svg:viewBox="0 0 0 0" draw:points="0,0">
          <text:p/>
        </draw:polyline>
        <draw:line draw:style-name="gr10" draw:text-style-name="P3" draw:layer="layout" svg:x1="4.198cm" svg:y1="29.492cm" svg:x2="4.198cm" svg:y2="29.88cm">
          <text:p/>
        </draw:line>
        <draw:polygon draw:style-name="gr11" draw:text-style-name="P8" draw:layer="layout" svg:width="0.071cm" svg:height="0.071cm" svg:x="4.162cm" svg:y="28.927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1cm" svg:x="4.162cm" svg:y="29.456cm" svg:viewBox="0 0 72 72" draw:points="0,0 72,0 72,72 0,72">
          <text:p/>
        </draw:polygon>
        <draw:polygon draw:style-name="gr11" draw:text-style-name="P8" draw:layer="layout" svg:width="0.071cm" svg:height="0.07cm" svg:x="4.162cm" svg:y="29.845cm" svg:viewBox="0 0 72 71" draw:points="0,0 72,0 72,71 0,71">
          <text:p/>
        </draw:polygon>
        <draw:line draw:style-name="gr10" draw:text-style-name="P3" draw:layer="layout" svg:x1="4.198cm" svg:y1="28.116cm" svg:x2="4.198cm" svg:y2="27.587cm">
          <text:p/>
        </draw:line>
        <draw:polyline draw:style-name="gr10" draw:text-style-name="P3" draw:layer="layout" svg:width="0cm" svg:height="0cm" svg:x="4.198cm" svg:y="27.587cm" svg:viewBox="0 0 0 0" draw:points="0,0">
          <text:p/>
        </draw:polyline>
        <draw:line draw:style-name="gr10" draw:text-style-name="P3" draw:layer="layout" svg:x1="4.198cm" svg:y1="27.587cm" svg:x2="4.198cm" svg:y2="26.423cm">
          <text:p/>
        </draw:line>
        <draw:polygon draw:style-name="gr11" draw:text-style-name="P8" draw:layer="layout" svg:width="0.071cm" svg:height="0.07cm" svg:x="4.162cm" svg:y="28.081cm" svg:viewBox="0 0 72 71" draw:points="0,0 72,0 72,71 0,71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7.551cm" svg:viewBox="0 0 72 72" draw:points="0,0 72,0 72,72 0,72">
          <text:p/>
        </draw:polygon>
        <draw:polygon draw:style-name="gr11" draw:text-style-name="P8" draw:layer="layout" svg:width="0.071cm" svg:height="0.071cm" svg:x="4.162cm" svg:y="26.387cm" svg:viewBox="0 0 72 72" draw:points="0,0 72,0 72,72 0,72">
          <text:p/>
        </draw:polygon>
        <draw:line draw:style-name="gr10" draw:text-style-name="P3" draw:layer="layout" svg:x1="5.362cm" svg:y1="20.073cm" svg:x2="5.362cm" svg:y2="20.602cm">
          <text:p/>
        </draw:line>
        <draw:line draw:style-name="gr10" draw:text-style-name="P3" draw:layer="layout" svg:x1="5.362cm" svg:y1="20.602cm" svg:x2="6.42cm" svg:y2="20.602cm">
          <text:p/>
        </draw:line>
        <draw:line draw:style-name="gr10" draw:text-style-name="P3" draw:layer="layout" svg:x1="6.42cm" svg:y1="20.602cm" svg:x2="6.42cm" svg:y2="22.119cm">
          <text:p/>
        </draw:line>
        <draw:polygon draw:style-name="gr11" draw:text-style-name="P8" draw:layer="layout" svg:width="0.071cm" svg:height="0.071cm" svg:x="5.326cm" svg:y="20.037cm" svg:viewBox="0 0 72 72" draw:points="0,0 72,0 72,72 0,72">
          <text:p/>
        </draw:polygon>
        <draw:polygon draw:style-name="gr11" draw:text-style-name="P8" draw:layer="layout" svg:width="0.071cm" svg:height="0.071cm" svg:x="5.326cm" svg:y="20.566cm" svg:viewBox="0 0 72 72" draw:points="0,0 72,0 72,72 0,72">
          <text:p/>
        </draw:polygon>
        <draw:polygon draw:style-name="gr11" draw:text-style-name="P8" draw:layer="layout" svg:width="0.07cm" svg:height="0.071cm" svg:x="6.385cm" svg:y="20.566cm" svg:viewBox="0 0 71 72" draw:points="0,0 71,0 71,72 0,72">
          <text:p/>
        </draw:polygon>
        <draw:polygon draw:style-name="gr11" draw:text-style-name="P8" draw:layer="layout" svg:width="0.07cm" svg:height="0.071cm" svg:x="6.385cm" svg:y="22.083cm" svg:viewBox="0 0 71 72" draw:points="0,0 71,0 71,72 0,72">
          <text:p/>
        </draw:polygon>
        <draw:line draw:style-name="gr10" draw:text-style-name="P3" draw:layer="layout" svg:x1="3.21cm" svg:y1="23.53cm" svg:x2="3.21cm" svg:y2="23.001cm">
          <text:p/>
        </draw:line>
        <draw:polyline draw:style-name="gr10" draw:text-style-name="P3" draw:layer="layout" svg:width="0cm" svg:height="0cm" svg:x="3.21cm" svg:y="23.001cm" svg:viewBox="0 0 0 0" draw:points="0,0">
          <text:p/>
        </draw:polyline>
        <draw:line draw:style-name="gr10" draw:text-style-name="P3" draw:layer="layout" svg:x1="3.21cm" svg:y1="23.001cm" svg:x2="3.21cm" svg:y2="22.895cm">
          <text:p/>
        </draw:line>
        <draw:polygon draw:style-name="gr11" draw:text-style-name="P8" draw:layer="layout" svg:width="0.07cm" svg:height="0.07cm" svg:x="3.175cm" svg:y="23.495cm" svg:viewBox="0 0 71 71" draw:points="0,0 71,0 71,71 0,71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1cm" svg:x="3.175cm" svg:y="22.965cm" svg:viewBox="0 0 71 72" draw:points="0,0 71,0 71,72 0,72">
          <text:p/>
        </draw:polygon>
        <draw:polygon draw:style-name="gr11" draw:text-style-name="P8" draw:layer="layout" svg:width="0.07cm" svg:height="0.07cm" svg:x="3.175cm" svg:y="22.86cm" svg:viewBox="0 0 71 71" draw:points="0,0 71,0 71,71 0,71">
          <text:p/>
        </draw:polygon>
        <draw:line draw:style-name="gr10" draw:text-style-name="P3" draw:layer="layout" svg:x1="3.21cm" svg:y1="24.376cm" svg:x2="3.21cm" svg:y2="24.941cm">
          <text:p/>
        </draw:line>
        <draw:line draw:style-name="gr10" draw:text-style-name="P3" draw:layer="layout" svg:x1="3.21cm" svg:y1="35.665cm" svg:x2="3.21cm" svg:y2="36.195cm">
          <text:p/>
        </draw:line>
        <draw:polyline draw:style-name="gr10" draw:text-style-name="P3" draw:layer="layout" svg:width="0cm" svg:height="0cm" svg:x="3.21cm" svg:y="36.195cm" svg:viewBox="0 0 0 0" draw:points="0,0">
          <text:p/>
        </draw:polyline>
        <draw:line draw:style-name="gr10" draw:text-style-name="P3" draw:layer="layout" svg:x1="3.21cm" svg:y1="36.195cm" svg:x2="3.21cm" svg:y2="36.583cm">
          <text:p/>
        </draw:line>
        <draw:polygon draw:style-name="gr11" draw:text-style-name="P8" draw:layer="layout" svg:width="0.07cm" svg:height="0.071cm" svg:x="3.175cm" svg:y="35.63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159cm" svg:viewBox="0 0 71 72" draw:points="0,0 71,0 71,72 0,72">
          <text:p/>
        </draw:polygon>
        <draw:polygon draw:style-name="gr11" draw:text-style-name="P8" draw:layer="layout" svg:width="0.07cm" svg:height="0.071cm" svg:x="3.175cm" svg:y="36.547cm" svg:viewBox="0 0 71 72" draw:points="0,0 71,0 71,72 0,72">
          <text:p/>
        </draw:polygon>
        <draw:line draw:style-name="gr10" draw:text-style-name="P3" draw:layer="layout" svg:x1="3.21cm" svg:y1="34.819cm" svg:x2="3.21cm" svg:y2="34.501cm">
          <text:p/>
        </draw:line>
        <draw:line draw:style-name="gr10" draw:text-style-name="P3" draw:layer="layout" svg:x1="3.21cm" svg:y1="28.963cm" svg:x2="3.21cm" svg:y2="29.492cm">
          <text:p/>
        </draw:line>
        <draw:polyline draw:style-name="gr10" draw:text-style-name="P3" draw:layer="layout" svg:width="0cm" svg:height="0cm" svg:x="3.21cm" svg:y="29.492cm" svg:viewBox="0 0 0 0" draw:points="0,0">
          <text:p/>
        </draw:polyline>
        <draw:line draw:style-name="gr10" draw:text-style-name="P3" draw:layer="layout" svg:x1="3.21cm" svg:y1="29.492cm" svg:x2="3.21cm" svg:y2="29.88cm">
          <text:p/>
        </draw:line>
        <draw:polygon draw:style-name="gr11" draw:text-style-name="P8" draw:layer="layout" svg:width="0.07cm" svg:height="0.071cm" svg:x="3.175cm" svg:y="28.927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1cm" svg:x="3.175cm" svg:y="29.456cm" svg:viewBox="0 0 71 72" draw:points="0,0 71,0 71,72 0,72">
          <text:p/>
        </draw:polygon>
        <draw:polygon draw:style-name="gr11" draw:text-style-name="P8" draw:layer="layout" svg:width="0.07cm" svg:height="0.07cm" svg:x="3.175cm" svg:y="29.845cm" svg:viewBox="0 0 71 71" draw:points="0,0 71,0 71,71 0,71">
          <text:p/>
        </draw:polygon>
        <draw:line draw:style-name="gr10" draw:text-style-name="P3" draw:layer="layout" svg:x1="3.21cm" svg:y1="28.116cm" svg:x2="3.21cm" svg:y2="27.587cm">
          <text:p/>
        </draw:line>
        <draw:polyline draw:style-name="gr10" draw:text-style-name="P3" draw:layer="layout" svg:width="0cm" svg:height="0cm" svg:x="3.21cm" svg:y="27.587cm" svg:viewBox="0 0 0 0" draw:points="0,0">
          <text:p/>
        </draw:polyline>
        <draw:line draw:style-name="gr10" draw:text-style-name="P3" draw:layer="layout" svg:x1="3.21cm" svg:y1="27.587cm" svg:x2="3.21cm" svg:y2="26.423cm">
          <text:p/>
        </draw:line>
        <draw:polygon draw:style-name="gr11" draw:text-style-name="P8" draw:layer="layout" svg:width="0.07cm" svg:height="0.07cm" svg:x="3.175cm" svg:y="28.081cm" svg:viewBox="0 0 71 71" draw:points="0,0 71,0 71,71 0,71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7.551cm" svg:viewBox="0 0 71 72" draw:points="0,0 71,0 71,72 0,72">
          <text:p/>
        </draw:polygon>
        <draw:polygon draw:style-name="gr11" draw:text-style-name="P8" draw:layer="layout" svg:width="0.07cm" svg:height="0.071cm" svg:x="3.175cm" svg:y="26.387cm" svg:viewBox="0 0 71 72" draw:points="0,0 71,0 71,72 0,72">
          <text:p/>
        </draw:polygon>
        <draw:line draw:style-name="gr10" draw:text-style-name="P3" draw:layer="layout" svg:x1="3.21cm" svg:y1="38.84cm" svg:x2="3.21cm" svg:y2="39.37cm">
          <text:p/>
        </draw:line>
        <draw:polyline draw:style-name="gr10" draw:text-style-name="P3" draw:layer="layout" svg:width="0cm" svg:height="0cm" svg:x="3.21cm" svg:y="39.37cm" svg:viewBox="0 0 0 0" draw:points="0,0">
          <text:p/>
        </draw:polyline>
        <draw:line draw:style-name="gr10" draw:text-style-name="P3" draw:layer="layout" svg:x1="3.21cm" svg:y1="39.37cm" svg:x2="3.21cm" svg:y2="40.11cm">
          <text:p/>
        </draw:line>
        <draw:polygon draw:style-name="gr11" draw:text-style-name="P8" draw:layer="layout" svg:width="0.07cm" svg:height="0.071cm" svg:x="3.175cm" svg:y="38.805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39.334cm" svg:viewBox="0 0 71 72" draw:points="0,0 71,0 71,72 0,72">
          <text:p/>
        </draw:polygon>
        <draw:polygon draw:style-name="gr11" draw:text-style-name="P8" draw:layer="layout" svg:width="0.07cm" svg:height="0.071cm" svg:x="3.175cm" svg:y="40.075cm" svg:viewBox="0 0 71 72" draw:points="0,0 71,0 71,72 0,72">
          <text:p/>
        </draw:polygon>
        <draw:line draw:style-name="gr10" draw:text-style-name="P3" draw:layer="layout" svg:x1="2.187cm" svg:y1="38.84cm" svg:x2="2.187cm" svg:y2="39.37cm">
          <text:p/>
        </draw:line>
        <draw:polyline draw:style-name="gr10" draw:text-style-name="P3" draw:layer="layout" svg:width="0cm" svg:height="0cm" svg:x="2.187cm" svg:y="39.37cm" svg:viewBox="0 0 0 0" draw:points="0,0">
          <text:p/>
        </draw:polyline>
        <draw:line draw:style-name="gr10" draw:text-style-name="P3" draw:layer="layout" svg:x1="2.187cm" svg:y1="39.37cm" svg:x2="2.187cm" svg:y2="40.11cm">
          <text:p/>
        </draw:line>
        <draw:polygon draw:style-name="gr11" draw:text-style-name="P8" draw:layer="layout" svg:width="0.071cm" svg:height="0.071cm" svg:x="2.151cm" svg:y="38.805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39.334cm" svg:viewBox="0 0 72 72" draw:points="0,0 72,0 72,72 0,72">
          <text:p/>
        </draw:polygon>
        <draw:polygon draw:style-name="gr11" draw:text-style-name="P8" draw:layer="layout" svg:width="0.071cm" svg:height="0.071cm" svg:x="2.151cm" svg:y="40.075cm" svg:viewBox="0 0 72 72" draw:points="0,0 72,0 72,72 0,72">
          <text:p/>
        </draw:polygon>
        <draw:line draw:style-name="gr10" draw:text-style-name="P3" draw:layer="layout" svg:x1="2.187cm" svg:y1="37.994cm" svg:x2="2.187cm" svg:y2="37.5cm">
          <text:p/>
        </draw:line>
        <draw:line draw:style-name="gr10" draw:text-style-name="P3" draw:layer="layout" svg:x1="2.187cm" svg:y1="23.53cm" svg:x2="2.187cm" svg:y2="23.001cm">
          <text:p/>
        </draw:line>
        <draw:polyline draw:style-name="gr10" draw:text-style-name="P3" draw:layer="layout" svg:width="0cm" svg:height="0cm" svg:x="2.187cm" svg:y="23.001cm" svg:viewBox="0 0 0 0" draw:points="0,0">
          <text:p/>
        </draw:polyline>
        <draw:line draw:style-name="gr10" draw:text-style-name="P3" draw:layer="layout" svg:x1="2.187cm" svg:y1="23.001cm" svg:x2="2.187cm" svg:y2="22.895cm">
          <text:p/>
        </draw:line>
        <draw:polygon draw:style-name="gr11" draw:text-style-name="P8" draw:layer="layout" svg:width="0.071cm" svg:height="0.07cm" svg:x="2.151cm" svg:y="23.495cm" svg:viewBox="0 0 72 71" draw:points="0,0 72,0 72,71 0,71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1cm" svg:x="2.151cm" svg:y="22.965cm" svg:viewBox="0 0 72 72" draw:points="0,0 72,0 72,72 0,72">
          <text:p/>
        </draw:polygon>
        <draw:polygon draw:style-name="gr11" draw:text-style-name="P8" draw:layer="layout" svg:width="0.071cm" svg:height="0.07cm" svg:x="2.151cm" svg:y="22.86cm" svg:viewBox="0 0 72 71" draw:points="0,0 72,0 72,71 0,71">
          <text:p/>
        </draw:polygon>
        <draw:line draw:style-name="gr10" draw:text-style-name="P3" draw:layer="layout" svg:x1="2.187cm" svg:y1="24.376cm" svg:x2="2.187cm" svg:y2="24.941cm">
          <text:p/>
        </draw:line>
        <draw:line draw:style-name="gr10" draw:text-style-name="P3" draw:layer="layout" svg:x1="2.187cm" svg:y1="35.665cm" svg:x2="2.187cm" svg:y2="36.195cm">
          <text:p/>
        </draw:line>
        <draw:polyline draw:style-name="gr10" draw:text-style-name="P3" draw:layer="layout" svg:width="0cm" svg:height="0cm" svg:x="2.187cm" svg:y="36.195cm" svg:viewBox="0 0 0 0" draw:points="0,0">
          <text:p/>
        </draw:polyline>
        <draw:line draw:style-name="gr10" draw:text-style-name="P3" draw:layer="layout" svg:x1="2.187cm" svg:y1="36.195cm" svg:x2="2.187cm" svg:y2="36.583cm">
          <text:p/>
        </draw:line>
        <draw:polygon draw:style-name="gr11" draw:text-style-name="P8" draw:layer="layout" svg:width="0.071cm" svg:height="0.071cm" svg:x="2.151cm" svg:y="35.63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159cm" svg:viewBox="0 0 72 72" draw:points="0,0 72,0 72,72 0,72">
          <text:p/>
        </draw:polygon>
        <draw:polygon draw:style-name="gr11" draw:text-style-name="P8" draw:layer="layout" svg:width="0.071cm" svg:height="0.071cm" svg:x="2.151cm" svg:y="36.547cm" svg:viewBox="0 0 72 72" draw:points="0,0 72,0 72,72 0,72">
          <text:p/>
        </draw:polygon>
        <draw:line draw:style-name="gr10" draw:text-style-name="P3" draw:layer="layout" svg:x1="2.187cm" svg:y1="34.819cm" svg:x2="2.187cm" svg:y2="34.501cm">
          <text:p/>
        </draw:line>
        <draw:line draw:style-name="gr10" draw:text-style-name="P3" draw:layer="layout" svg:x1="2.187cm" svg:y1="28.963cm" svg:x2="2.187cm" svg:y2="29.492cm">
          <text:p/>
        </draw:line>
        <draw:polyline draw:style-name="gr10" draw:text-style-name="P3" draw:layer="layout" svg:width="0cm" svg:height="0cm" svg:x="2.187cm" svg:y="29.492cm" svg:viewBox="0 0 0 0" draw:points="0,0">
          <text:p/>
        </draw:polyline>
        <draw:line draw:style-name="gr10" draw:text-style-name="P3" draw:layer="layout" svg:x1="2.187cm" svg:y1="29.492cm" svg:x2="2.187cm" svg:y2="29.88cm">
          <text:p/>
        </draw:line>
        <draw:polygon draw:style-name="gr11" draw:text-style-name="P8" draw:layer="layout" svg:width="0.071cm" svg:height="0.071cm" svg:x="2.151cm" svg:y="28.927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1cm" svg:x="2.151cm" svg:y="29.456cm" svg:viewBox="0 0 72 72" draw:points="0,0 72,0 72,72 0,72">
          <text:p/>
        </draw:polygon>
        <draw:polygon draw:style-name="gr11" draw:text-style-name="P8" draw:layer="layout" svg:width="0.071cm" svg:height="0.07cm" svg:x="2.151cm" svg:y="29.845cm" svg:viewBox="0 0 72 71" draw:points="0,0 72,0 72,71 0,71">
          <text:p/>
        </draw:polygon>
        <draw:line draw:style-name="gr10" draw:text-style-name="P3" draw:layer="layout" svg:x1="2.187cm" svg:y1="28.116cm" svg:x2="2.187cm" svg:y2="27.587cm">
          <text:p/>
        </draw:line>
        <draw:polyline draw:style-name="gr10" draw:text-style-name="P3" draw:layer="layout" svg:width="0cm" svg:height="0cm" svg:x="2.187cm" svg:y="27.587cm" svg:viewBox="0 0 0 0" draw:points="0,0">
          <text:p/>
        </draw:polyline>
        <draw:line draw:style-name="gr10" draw:text-style-name="P3" draw:layer="layout" svg:x1="2.187cm" svg:y1="27.587cm" svg:x2="2.187cm" svg:y2="26.423cm">
          <text:p/>
        </draw:line>
        <draw:polygon draw:style-name="gr11" draw:text-style-name="P8" draw:layer="layout" svg:width="0.071cm" svg:height="0.07cm" svg:x="2.151cm" svg:y="28.081cm" svg:viewBox="0 0 72 71" draw:points="0,0 72,0 72,71 0,71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7.551cm" svg:viewBox="0 0 72 72" draw:points="0,0 72,0 72,72 0,72">
          <text:p/>
        </draw:polygon>
        <draw:polygon draw:style-name="gr11" draw:text-style-name="P8" draw:layer="layout" svg:width="0.071cm" svg:height="0.071cm" svg:x="2.151cm" svg:y="26.387cm" svg:viewBox="0 0 72 72" draw:points="0,0 72,0 72,72 0,72">
          <text:p/>
        </draw:polygon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797cm" svg:y2="43.815cm">
          <text:p/>
        </draw:line>
        <draw:line draw:style-name="gr10" draw:text-style-name="P3" draw:layer="layout" svg:x1="4.797cm" svg:y1="43.815cm" svg:x2="4.797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762cm" svg:y="43.779cm" svg:viewBox="0 0 72 72" draw:points="0,0 72,0 72,72 0,72">
          <text:p/>
        </draw:polygon>
        <draw:polygon draw:style-name="gr11" draw:text-style-name="P8" draw:layer="layout" svg:width="0.071cm" svg:height="0.071cm" svg:x="4.762cm" svg:y="43.673cm" svg:viewBox="0 0 72 72" draw:points="0,0 72,0 72,72 0,72">
          <text:p/>
        </draw:polygon>
        <draw:line draw:style-name="gr10" draw:text-style-name="P3" draw:layer="layout" svg:x1="1.128cm" svg:y1="35.665cm" svg:x2="1.128cm" svg:y2="36.195cm">
          <text:p/>
        </draw:line>
        <draw:polyline draw:style-name="gr10" draw:text-style-name="P3" draw:layer="layout" svg:width="0cm" svg:height="0cm" svg:x="1.128cm" svg:y="36.195cm" svg:viewBox="0 0 0 0" draw:points="0,0">
          <text:p/>
        </draw:polyline>
        <draw:line draw:style-name="gr10" draw:text-style-name="P3" draw:layer="layout" svg:x1="1.128cm" svg:y1="36.195cm" svg:x2="1.128cm" svg:y2="36.583cm">
          <text:p/>
        </draw:line>
        <draw:polygon draw:style-name="gr11" draw:text-style-name="P8" draw:layer="layout" svg:width="0.071cm" svg:height="0.071cm" svg:x="1.093cm" svg:y="35.63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159cm" svg:viewBox="0 0 72 72" draw:points="0,0 72,0 72,72 0,72">
          <text:p/>
        </draw:polygon>
        <draw:polygon draw:style-name="gr11" draw:text-style-name="P8" draw:layer="layout" svg:width="0.071cm" svg:height="0.071cm" svg:x="1.093cm" svg:y="36.547cm" svg:viewBox="0 0 72 72" draw:points="0,0 72,0 72,72 0,72">
          <text:p/>
        </draw:polygon>
        <draw:line draw:style-name="gr10" draw:text-style-name="P3" draw:layer="layout" svg:x1="21.766cm" svg:y1="50.694cm" svg:x2="21.237cm" svg:y2="50.694cm">
          <text:p/>
        </draw:line>
        <draw:line draw:style-name="gr10" draw:text-style-name="P3" draw:layer="layout" svg:x1="21.237cm" svg:y1="50.694cm" svg:x2="21.237cm" svg:y2="49.494cm">
          <text:p/>
        </draw:line>
        <draw:line draw:style-name="gr10" draw:text-style-name="P3" draw:layer="layout" svg:x1="21.237cm" svg:y1="49.494cm" svg:x2="20.919cm" svg:y2="49.494cm">
          <text:p/>
        </draw:line>
        <draw:polygon draw:style-name="gr11" draw:text-style-name="P8" draw:layer="layout" svg:width="0.07cm" svg:height="0.071cm" svg:x="21.731cm" svg:y="50.658cm" svg:viewBox="0 0 71 72" draw:points="0,0 71,0 71,72 0,72">
          <text:p/>
        </draw:polygon>
        <draw:polygon draw:style-name="gr11" draw:text-style-name="P8" draw:layer="layout" svg:width="0.071cm" svg:height="0.071cm" svg:x="21.201cm" svg:y="50.658cm" svg:viewBox="0 0 72 72" draw:points="0,0 72,0 72,72 0,72">
          <text:p/>
        </draw:polygon>
        <draw:polygon draw:style-name="gr11" draw:text-style-name="P8" draw:layer="layout" svg:width="0.071cm" svg:height="0.071cm" svg:x="21.201cm" svg:y="49.459cm" svg:viewBox="0 0 72 72" draw:points="0,0 72,0 72,72 0,72">
          <text:p/>
        </draw:polygon>
        <draw:polygon draw:style-name="gr11" draw:text-style-name="P8" draw:layer="layout" svg:width="0.071cm" svg:height="0.071cm" svg:x="20.884cm" svg:y="49.459cm" svg:viewBox="0 0 72 72" draw:points="0,0 72,0 72,72 0,72">
          <text:p/>
        </draw:polygon>
        <draw:line draw:style-name="gr10" draw:text-style-name="P3" draw:layer="layout" svg:x1="23.495cm" svg:y1="50.694cm" svg:x2="24.024cm" svg:y2="50.694cm">
          <text:p/>
        </draw:line>
        <draw:line draw:style-name="gr10" draw:text-style-name="P3" draw:layer="layout" svg:x1="24.024cm" svg:y1="50.694cm" svg:x2="24.024cm" svg:y2="46.213cm">
          <text:p/>
        </draw:line>
        <draw:line draw:style-name="gr10" draw:text-style-name="P3" draw:layer="layout" svg:x1="24.024cm" svg:y1="46.213cm" svg:x2="25.646cm" svg:y2="46.213cm">
          <text:p/>
        </draw:line>
        <draw:polygon draw:style-name="gr11" draw:text-style-name="P8" draw:layer="layout" svg:width="0.071cm" svg:height="0.071cm" svg:x="23.459cm" svg:y="50.658cm" svg:viewBox="0 0 72 72" draw:points="0,0 72,0 72,72 0,72">
          <text:p/>
        </draw:polygon>
        <draw:polygon draw:style-name="gr11" draw:text-style-name="P8" draw:layer="layout" svg:width="0.071cm" svg:height="0.071cm" svg:x="23.988cm" svg:y="50.658cm" svg:viewBox="0 0 72 72" draw:points="0,0 72,0 72,72 0,72">
          <text:p/>
        </draw:polygon>
        <draw:polygon draw:style-name="gr11" draw:text-style-name="P8" draw:layer="layout" svg:width="0.071cm" svg:height="0.071cm" svg:x="23.988cm" svg:y="46.178cm" svg:viewBox="0 0 72 72" draw:points="0,0 72,0 72,72 0,72">
          <text:p/>
        </draw:polygon>
        <draw:polygon draw:style-name="gr11" draw:text-style-name="P8" draw:layer="layout" svg:width="0.071cm" svg:height="0.071cm" svg:x="25.611cm" svg:y="46.178cm" svg:viewBox="0 0 72 72" draw:points="0,0 72,0 72,72 0,72">
          <text:p/>
        </draw:polygon>
        <draw:line draw:style-name="gr10" draw:text-style-name="P3" draw:layer="layout" svg:x1="21.766cm" svg:y1="11.535cm" svg:x2="21.237cm" svg:y2="11.535cm">
          <text:p/>
        </draw:line>
        <draw:line draw:style-name="gr10" draw:text-style-name="P3" draw:layer="layout" svg:x1="21.237cm" svg:y1="11.535cm" svg:x2="21.237cm" svg:y2="12.805cm">
          <text:p/>
        </draw:line>
        <draw:line draw:style-name="gr10" draw:text-style-name="P3" draw:layer="layout" svg:x1="21.237cm" svg:y1="12.805cm" svg:x2="20.743cm" svg:y2="12.805cm">
          <text:p/>
        </draw:line>
        <draw:polygon draw:style-name="gr11" draw:text-style-name="P8" draw:layer="layout" svg:width="0.07cm" svg:height="0.071cm" svg:x="21.731cm" svg:y="11.5cm" svg:viewBox="0 0 71 72" draw:points="0,0 71,0 71,72 0,72">
          <text:p/>
        </draw:polygon>
        <draw:polygon draw:style-name="gr11" draw:text-style-name="P8" draw:layer="layout" svg:width="0.071cm" svg:height="0.071cm" svg:x="21.201cm" svg:y="11.5cm" svg:viewBox="0 0 72 72" draw:points="0,0 72,0 72,72 0,72">
          <text:p/>
        </draw:polygon>
        <draw:polygon draw:style-name="gr11" draw:text-style-name="P8" draw:layer="layout" svg:width="0.071cm" svg:height="0.071cm" svg:x="21.201cm" svg:y="12.77cm" svg:viewBox="0 0 72 72" draw:points="0,0 72,0 72,72 0,72">
          <text:p/>
        </draw:polygon>
        <draw:polygon draw:style-name="gr11" draw:text-style-name="P8" draw:layer="layout" svg:width="0.07cm" svg:height="0.071cm" svg:x="20.708cm" svg:y="12.77cm" svg:viewBox="0 0 71 72" draw:points="0,0 71,0 71,72 0,72">
          <text:p/>
        </draw:polygon>
        <draw:line draw:style-name="gr10" draw:text-style-name="P3" draw:layer="layout" svg:x1="23.495cm" svg:y1="11.535cm" svg:x2="24.024cm" svg:y2="11.535cm">
          <text:p/>
        </draw:line>
        <draw:line draw:style-name="gr10" draw:text-style-name="P3" draw:layer="layout" svg:x1="24.024cm" svg:y1="11.535cm" svg:x2="24.024cm" svg:y2="17.462cm">
          <text:p/>
        </draw:line>
        <draw:line draw:style-name="gr10" draw:text-style-name="P3" draw:layer="layout" svg:x1="24.024cm" svg:y1="17.462cm" svg:x2="25.646cm" svg:y2="17.462cm">
          <text:p/>
        </draw:line>
        <draw:polygon draw:style-name="gr11" draw:text-style-name="P8" draw:layer="layout" svg:width="0.071cm" svg:height="0.071cm" svg:x="23.459cm" svg:y="11.5cm" svg:viewBox="0 0 72 72" draw:points="0,0 72,0 72,72 0,72">
          <text:p/>
        </draw:polygon>
        <draw:polygon draw:style-name="gr11" draw:text-style-name="P8" draw:layer="layout" svg:width="0.071cm" svg:height="0.071cm" svg:x="23.988cm" svg:y="11.5cm" svg:viewBox="0 0 72 72" draw:points="0,0 72,0 72,72 0,72">
          <text:p/>
        </draw:polygon>
        <draw:polygon draw:style-name="gr11" draw:text-style-name="P8" draw:layer="layout" svg:width="0.071cm" svg:height="0.07cm" svg:x="23.988cm" svg:y="17.427cm" svg:viewBox="0 0 72 71" draw:points="0,0 72,0 72,71 0,71">
          <text:p/>
        </draw:polygon>
        <draw:polygon draw:style-name="gr11" draw:text-style-name="P8" draw:layer="layout" svg:width="0.071cm" svg:height="0.07cm" svg:x="25.611cm" svg:y="17.427cm" svg:viewBox="0 0 72 71" draw:points="0,0 72,0 72,71 0,71">
          <text:p/>
        </draw:polygon>
        <draw:line draw:style-name="gr10" draw:text-style-name="P3" draw:layer="layout" svg:x1="15.028cm" svg:y1="11.535cm" svg:x2="15.557cm" svg:y2="11.535cm">
          <text:p/>
        </draw:line>
        <draw:line draw:style-name="gr10" draw:text-style-name="P3" draw:layer="layout" svg:x1="15.557cm" svg:y1="11.535cm" svg:x2="15.557cm" svg:y2="12.805cm">
          <text:p/>
        </draw:line>
        <draw:line draw:style-name="gr10" draw:text-style-name="P3" draw:layer="layout" svg:x1="15.557cm" svg:y1="12.805cm" svg:x2="15.945cm" svg:y2="12.805cm">
          <text:p/>
        </draw:line>
        <draw:polygon draw:style-name="gr11" draw:text-style-name="P8" draw:layer="layout" svg:width="0.07cm" svg:height="0.071cm" svg:x="14.993cm" svg:y="11.5cm" svg:viewBox="0 0 71 72" draw:points="0,0 71,0 71,72 0,72">
          <text:p/>
        </draw:polygon>
        <draw:polygon draw:style-name="gr11" draw:text-style-name="P8" draw:layer="layout" svg:width="0.07cm" svg:height="0.071cm" svg:x="15.522cm" svg:y="11.5cm" svg:viewBox="0 0 71 72" draw:points="0,0 71,0 71,72 0,72">
          <text:p/>
        </draw:polygon>
        <draw:polygon draw:style-name="gr11" draw:text-style-name="P8" draw:layer="layout" svg:width="0.07cm" svg:height="0.071cm" svg:x="15.522cm" svg:y="12.77cm" svg:viewBox="0 0 71 72" draw:points="0,0 71,0 71,72 0,72">
          <text:p/>
        </draw:polygon>
        <draw:polygon draw:style-name="gr11" draw:text-style-name="P8" draw:layer="layout" svg:width="0.07cm" svg:height="0.071cm" svg:x="15.91cm" svg:y="12.77cm" svg:viewBox="0 0 71 72" draw:points="0,0 71,0 71,72 0,72">
          <text:p/>
        </draw:polygon>
        <draw:line draw:style-name="gr10" draw:text-style-name="P3" draw:layer="layout" svg:x1="13.299cm" svg:y1="11.535cm" svg:x2="12.77cm" svg:y2="11.535cm">
          <text:p/>
        </draw:line>
        <draw:line draw:style-name="gr10" draw:text-style-name="P3" draw:layer="layout" svg:x1="12.77cm" svg:y1="11.535cm" svg:x2="12.77cm" svg:y2="11.5cm">
          <text:p/>
        </draw:line>
        <draw:line draw:style-name="gr10" draw:text-style-name="P3" draw:layer="layout" svg:x1="12.77cm" svg:y1="11.5cm" svg:x2="12.276cm" svg:y2="11.5cm">
          <text:p/>
        </draw:line>
        <draw:polygon draw:style-name="gr11" draw:text-style-name="P8" draw:layer="layout" svg:width="0.072cm" svg:height="0.071cm" svg:x="13.264cm" svg:y="11.5cm" svg:viewBox="0 0 73 72" draw:points="0,0 73,0 73,72 0,72">
          <text:p/>
        </draw:polygon>
        <draw:polygon draw:style-name="gr11" draw:text-style-name="P8" draw:layer="layout" svg:width="0.07cm" svg:height="0.071cm" svg:x="12.735cm" svg:y="11.5cm" svg:viewBox="0 0 71 72" draw:points="0,0 71,0 71,72 0,72">
          <text:p/>
        </draw:polygon>
        <draw:polygon draw:style-name="gr11" draw:text-style-name="P8" draw:layer="layout" svg:width="0.07cm" svg:height="0.07cm" svg:x="12.735cm" svg:y="11.465cm" svg:viewBox="0 0 71 71" draw:points="0,0 71,0 71,71 0,71">
          <text:p/>
        </draw:polygon>
        <draw:polygon draw:style-name="gr11" draw:text-style-name="P8" draw:layer="layout" svg:width="0.07cm" svg:height="0.07cm" svg:x="12.241cm" svg:y="11.465cm" svg:viewBox="0 0 71 71" draw:points="0,0 71,0 71,71 0,71">
          <text:p/>
        </draw:polygon>
        <draw:line draw:style-name="gr10" draw:text-style-name="P3" draw:layer="layout" svg:x1="9.278cm" svg:y1="9.207cm" svg:x2="9.278cm" svg:y2="9.736cm">
          <text:p/>
        </draw:line>
        <draw:polyline draw:style-name="gr10" draw:text-style-name="P3" draw:layer="layout" svg:width="0cm" svg:height="0cm" svg:x="9.278cm" svg:y="9.736cm" svg:viewBox="0 0 0 0" draw:points="0,0">
          <text:p/>
        </draw:polyline>
        <draw:line draw:style-name="gr10" draw:text-style-name="P3" draw:layer="layout" svg:x1="9.278cm" svg:y1="9.736cm" svg:x2="9.278cm" svg:y2="11.183cm">
          <text:p/>
        </draw:line>
        <draw:polygon draw:style-name="gr11" draw:text-style-name="P8" draw:layer="layout" svg:width="0.071cm" svg:height="0.07cm" svg:x="9.242cm" svg:y="9.172cm" svg:viewBox="0 0 72 71" draw:points="0,0 72,0 72,71 0,71">
          <text:p/>
        </draw:polygon>
        <draw:polygon draw:style-name="gr11" draw:text-style-name="P8" draw:layer="layout" svg:width="0.071cm" svg:height="0.07cm" svg:x="9.242cm" svg:y="9.701cm" svg:viewBox="0 0 72 71" draw:points="0,0 72,0 72,71 0,71">
          <text:p/>
        </draw:polygon>
        <draw:polygon draw:style-name="gr11" draw:text-style-name="P8" draw:layer="layout" svg:width="0.071cm" svg:height="0.07cm" svg:x="9.242cm" svg:y="9.701cm" svg:viewBox="0 0 72 71" draw:points="0,0 72,0 72,71 0,71">
          <text:p/>
        </draw:polygon>
        <draw:polygon draw:style-name="gr11" draw:text-style-name="P8" draw:layer="layout" svg:width="0.071cm" svg:height="0.071cm" svg:x="9.242cm" svg:y="11.147cm" svg:viewBox="0 0 72 72" draw:points="0,0 72,0 72,72 0,72">
          <text:p/>
        </draw:polygon>
        <draw:line draw:style-name="gr10" draw:text-style-name="P3" draw:layer="layout" svg:x1="10.16cm" svg:y1="45.755cm" svg:x2="10.16cm" svg:y2="45.226cm">
          <text:p/>
        </draw:line>
        <draw:polyline draw:style-name="gr10" draw:text-style-name="P3" draw:layer="layout" svg:width="0cm" svg:height="0cm" svg:x="10.16cm" svg:y="45.226cm" svg:viewBox="0 0 0 0" draw:points="0,0">
          <text:p/>
        </draw:polyline>
        <draw:line draw:style-name="gr10" draw:text-style-name="P3" draw:layer="layout" svg:x1="10.16cm" svg:y1="45.226cm" svg:x2="10.16cm" svg:y2="45.12cm">
          <text:p/>
        </draw:line>
        <draw:polygon draw:style-name="gr11" draw:text-style-name="P8" draw:layer="layout" svg:width="0.071cm" svg:height="0.07cm" svg:x="10.124cm" svg:y="45.72cm" svg:viewBox="0 0 72 71" draw:points="0,0 72,0 72,71 0,71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1cm" svg:height="0.071cm" svg:x="10.124cm" svg:y="45.19cm" svg:viewBox="0 0 72 72" draw:points="0,0 72,0 72,72 0,72">
          <text:p/>
        </draw:polygon>
        <draw:polygon draw:style-name="gr11" draw:text-style-name="P8" draw:layer="layout" svg:width="0.071cm" svg:height="0.07cm" svg:x="10.124cm" svg:y="45.085cm" svg:viewBox="0 0 72 71" draw:points="0,0 72,0 72,71 0,71">
          <text:p/>
        </draw:polygon>
        <draw:line draw:style-name="gr10" draw:text-style-name="P3" draw:layer="layout" svg:x1="10.583cm" svg:y1="43.285cm" svg:x2="11.112cm" svg:y2="43.285cm">
          <text:p/>
        </draw:line>
        <draw:line draw:style-name="gr10" draw:text-style-name="P3" draw:layer="layout" svg:x1="11.112cm" svg:y1="43.285cm" svg:x2="11.112cm" svg:y2="43.321cm">
          <text:p/>
        </draw:line>
        <draw:line draw:style-name="gr10" draw:text-style-name="P3" draw:layer="layout" svg:x1="11.112cm" svg:y1="43.321cm" svg:x2="12.946cm" svg:y2="43.321cm">
          <text:p/>
        </draw:line>
        <draw:polygon draw:style-name="gr11" draw:text-style-name="P8" draw:layer="layout" svg:width="0.07cm" svg:height="0.071cm" svg:x="10.548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5cm" svg:viewBox="0 0 71 72" draw:points="0,0 71,0 71,72 0,72">
          <text:p/>
        </draw:polygon>
        <draw:polygon draw:style-name="gr11" draw:text-style-name="P8" draw:layer="layout" svg:width="0.07cm" svg:height="0.071cm" svg:x="11.077cm" svg:y="43.285cm" svg:viewBox="0 0 71 72" draw:points="0,0 71,0 71,72 0,72">
          <text:p/>
        </draw:polygon>
        <draw:polygon draw:style-name="gr11" draw:text-style-name="P8" draw:layer="layout" svg:width="0.071cm" svg:height="0.071cm" svg:x="12.911cm" svg:y="43.285cm" svg:viewBox="0 0 72 72" draw:points="0,0 72,0 72,72 0,72">
          <text:p/>
        </draw:polygon>
        <draw:line draw:style-name="gr10" draw:text-style-name="P3" draw:layer="layout" svg:x1="7.443cm" svg:y1="24.376cm" svg:x2="7.443cm" svg:y2="24.941cm">
          <text:p/>
        </draw:line>
        <draw:line draw:style-name="gr10" draw:text-style-name="P3" draw:layer="layout" svg:x1="1.128cm" svg:y1="24.376cm" svg:x2="1.128cm" svg:y2="24.941cm">
          <text:p/>
        </draw:line>
        <draw:line draw:style-name="gr10" draw:text-style-name="P3" draw:layer="layout" svg:x1="1.128cm" svg:y1="37.994cm" svg:x2="1.128cm" svg:y2="37.5cm">
          <text:p/>
        </draw:line>
        <draw:line draw:style-name="gr10" draw:text-style-name="P3" draw:layer="layout" svg:x1="1.128cm" svg:y1="38.84cm" svg:x2="1.128cm" svg:y2="39.37cm">
          <text:p/>
        </draw:line>
        <draw:polyline draw:style-name="gr10" draw:text-style-name="P3" draw:layer="layout" svg:width="0cm" svg:height="0cm" svg:x="1.128cm" svg:y="39.37cm" svg:viewBox="0 0 0 0" draw:points="0,0">
          <text:p/>
        </draw:polyline>
        <draw:line draw:style-name="gr10" draw:text-style-name="P3" draw:layer="layout" svg:x1="1.128cm" svg:y1="39.37cm" svg:x2="1.128cm" svg:y2="40.11cm">
          <text:p/>
        </draw:line>
        <draw:polygon draw:style-name="gr11" draw:text-style-name="P8" draw:layer="layout" svg:width="0.071cm" svg:height="0.071cm" svg:x="1.093cm" svg:y="38.805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39.334cm" svg:viewBox="0 0 72 72" draw:points="0,0 72,0 72,72 0,72">
          <text:p/>
        </draw:polygon>
        <draw:polygon draw:style-name="gr11" draw:text-style-name="P8" draw:layer="layout" svg:width="0.071cm" svg:height="0.071cm" svg:x="1.093cm" svg:y="40.075cm" svg:viewBox="0 0 72 72" draw:points="0,0 72,0 72,72 0,72">
          <text:p/>
        </draw:polygon>
        <draw:line draw:style-name="gr10" draw:text-style-name="P3" draw:layer="layout" svg:x1="18.415cm" svg:y1="28.963cm" svg:x2="18.415cm" svg:y2="29.492cm">
          <text:p/>
        </draw:line>
        <draw:polyline draw:style-name="gr10" draw:text-style-name="P3" draw:layer="layout" svg:width="0cm" svg:height="0cm" svg:x="18.415cm" svg:y="29.492cm" svg:viewBox="0 0 0 0" draw:points="0,0">
          <text:p/>
        </draw:polyline>
        <draw:line draw:style-name="gr10" draw:text-style-name="P3" draw:layer="layout" svg:x1="18.415cm" svg:y1="29.492cm" svg:x2="18.415cm" svg:y2="29.88cm">
          <text:p/>
        </draw:line>
        <draw:polygon draw:style-name="gr11" draw:text-style-name="P8" draw:layer="layout" svg:width="0.071cm" svg:height="0.071cm" svg:x="18.379cm" svg:y="28.927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1cm" svg:x="18.379cm" svg:y="29.456cm" svg:viewBox="0 0 72 72" draw:points="0,0 72,0 72,72 0,72">
          <text:p/>
        </draw:polygon>
        <draw:polygon draw:style-name="gr11" draw:text-style-name="P8" draw:layer="layout" svg:width="0.071cm" svg:height="0.07cm" svg:x="18.379cm" svg:y="29.845cm" svg:viewBox="0 0 72 71" draw:points="0,0 72,0 72,71 0,71">
          <text:p/>
        </draw:polygon>
        <draw:line draw:style-name="gr10" draw:text-style-name="P3" draw:layer="layout" svg:x1="15.381cm" svg:y1="50.694cm" svg:x2="15.91cm" svg:y2="50.694cm">
          <text:p/>
        </draw:line>
        <draw:line draw:style-name="gr10" draw:text-style-name="P3" draw:layer="layout" svg:x1="15.91cm" svg:y1="50.694cm" svg:x2="15.91cm" svg:y2="49.494cm">
          <text:p/>
        </draw:line>
        <draw:line draw:style-name="gr10" draw:text-style-name="P3" draw:layer="layout" svg:x1="15.91cm" svg:y1="49.494cm" svg:x2="16.121cm" svg:y2="49.494cm">
          <text:p/>
        </draw:line>
        <draw:polygon draw:style-name="gr11" draw:text-style-name="P8" draw:layer="layout" svg:width="0.071cm" svg:height="0.071cm" svg:x="15.345cm" svg:y="50.658cm" svg:viewBox="0 0 72 72" draw:points="0,0 72,0 72,72 0,72">
          <text:p/>
        </draw:polygon>
        <draw:polygon draw:style-name="gr11" draw:text-style-name="P8" draw:layer="layout" svg:width="0.07cm" svg:height="0.071cm" svg:x="15.875cm" svg:y="50.658cm" svg:viewBox="0 0 71 72" draw:points="0,0 71,0 71,72 0,72">
          <text:p/>
        </draw:polygon>
        <draw:polygon draw:style-name="gr11" draw:text-style-name="P8" draw:layer="layout" svg:width="0.07cm" svg:height="0.071cm" svg:x="15.875cm" svg:y="49.459cm" svg:viewBox="0 0 71 72" draw:points="0,0 71,0 71,72 0,72">
          <text:p/>
        </draw:polygon>
        <draw:polygon draw:style-name="gr11" draw:text-style-name="P8" draw:layer="layout" svg:width="0.071cm" svg:height="0.071cm" svg:x="16.086cm" svg:y="49.459cm" svg:viewBox="0 0 72 72" draw:points="0,0 72,0 72,72 0,72">
          <text:p/>
        </draw:polygon>
        <draw:line draw:style-name="gr10" draw:text-style-name="P3" draw:layer="layout" svg:x1="10.971cm" svg:y1="44.344cm" svg:x2="10.971cm" svg:y2="43.815cm">
          <text:p/>
        </draw:line>
        <draw:line draw:style-name="gr10" draw:text-style-name="P3" draw:layer="layout" svg:x1="10.971cm" svg:y1="43.815cm" svg:x2="14.675cm" svg:y2="43.815cm">
          <text:p/>
        </draw:line>
        <draw:line draw:style-name="gr10" draw:text-style-name="P3" draw:layer="layout" svg:x1="14.675cm" svg:y1="43.815cm" svg:x2="14.675cm" svg:y2="43.709cm">
          <text:p/>
        </draw:line>
        <draw:polygon draw:style-name="gr11" draw:text-style-name="P8" draw:layer="layout" svg:width="0.07cm" svg:height="0.071cm" svg:x="10.936cm" svg:y="44.308cm" svg:viewBox="0 0 71 72" draw:points="0,0 71,0 71,72 0,72">
          <text:p/>
        </draw:polygon>
        <draw:polygon draw:style-name="gr11" draw:text-style-name="P8" draw:layer="layout" svg:width="0.07cm" svg:height="0.071cm" svg:x="10.936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779cm" svg:viewBox="0 0 71 72" draw:points="0,0 71,0 71,72 0,72">
          <text:p/>
        </draw:polygon>
        <draw:polygon draw:style-name="gr11" draw:text-style-name="P8" draw:layer="layout" svg:width="0.07cm" svg:height="0.071cm" svg:x="14.64cm" svg:y="43.673cm" svg:viewBox="0 0 71 72" draw:points="0,0 71,0 71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15.169cm" svg:y1="35.665cm" svg:x2="15.169cm" svg:y2="36.195cm">
          <text:p/>
        </draw:line>
        <draw:polyline draw:style-name="gr10" draw:text-style-name="P3" draw:layer="layout" svg:width="0cm" svg:height="0cm" svg:x="15.169cm" svg:y="36.195cm" svg:viewBox="0 0 0 0" draw:points="0,0">
          <text:p/>
        </draw:polyline>
        <draw:line draw:style-name="gr10" draw:text-style-name="P3" draw:layer="layout" svg:x1="15.169cm" svg:y1="36.195cm" svg:x2="15.169cm" svg:y2="36.583cm">
          <text:p/>
        </draw:line>
        <draw:polygon draw:style-name="gr11" draw:text-style-name="P8" draw:layer="layout" svg:width="0.07cm" svg:height="0.071cm" svg:x="15.134cm" svg:y="35.63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159cm" svg:viewBox="0 0 71 72" draw:points="0,0 71,0 71,72 0,72">
          <text:p/>
        </draw:polygon>
        <draw:polygon draw:style-name="gr11" draw:text-style-name="P8" draw:layer="layout" svg:width="0.07cm" svg:height="0.071cm" svg:x="15.134cm" svg:y="36.547cm" svg:viewBox="0 0 71 72" draw:points="0,0 71,0 71,72 0,72">
          <text:p/>
        </draw:polygon>
        <draw:line draw:style-name="gr10" draw:text-style-name="P3" draw:layer="layout" svg:x1="15.169cm" svg:y1="34.819cm" svg:x2="15.169cm" svg:y2="34.501cm">
          <text:p/>
        </draw:line>
        <draw:line draw:style-name="gr10" draw:text-style-name="P3" draw:layer="layout" svg:x1="15.169cm" svg:y1="28.963cm" svg:x2="15.169cm" svg:y2="29.492cm">
          <text:p/>
        </draw:line>
        <draw:polyline draw:style-name="gr10" draw:text-style-name="P3" draw:layer="layout" svg:width="0cm" svg:height="0cm" svg:x="15.169cm" svg:y="29.492cm" svg:viewBox="0 0 0 0" draw:points="0,0">
          <text:p/>
        </draw:polyline>
        <draw:line draw:style-name="gr10" draw:text-style-name="P3" draw:layer="layout" svg:x1="15.169cm" svg:y1="29.492cm" svg:x2="15.169cm" svg:y2="29.88cm">
          <text:p/>
        </draw:line>
        <draw:polygon draw:style-name="gr11" draw:text-style-name="P8" draw:layer="layout" svg:width="0.07cm" svg:height="0.071cm" svg:x="15.134cm" svg:y="28.927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1cm" svg:x="15.134cm" svg:y="29.456cm" svg:viewBox="0 0 71 72" draw:points="0,0 71,0 71,72 0,72">
          <text:p/>
        </draw:polygon>
        <draw:polygon draw:style-name="gr11" draw:text-style-name="P8" draw:layer="layout" svg:width="0.07cm" svg:height="0.07cm" svg:x="15.134cm" svg:y="29.845cm" svg:viewBox="0 0 71 71" draw:points="0,0 71,0 71,71 0,71">
          <text:p/>
        </draw:polygon>
        <draw:line draw:style-name="gr10" draw:text-style-name="P3" draw:layer="layout" svg:x1="15.169cm" svg:y1="28.116cm" svg:x2="15.169cm" svg:y2="27.587cm">
          <text:p/>
        </draw:line>
        <draw:polyline draw:style-name="gr10" draw:text-style-name="P3" draw:layer="layout" svg:width="0cm" svg:height="0cm" svg:x="15.169cm" svg:y="27.587cm" svg:viewBox="0 0 0 0" draw:points="0,0">
          <text:p/>
        </draw:polyline>
        <draw:line draw:style-name="gr10" draw:text-style-name="P3" draw:layer="layout" svg:x1="15.169cm" svg:y1="27.587cm" svg:x2="15.169cm" svg:y2="26.423cm">
          <text:p/>
        </draw:line>
        <draw:polygon draw:style-name="gr11" draw:text-style-name="P8" draw:layer="layout" svg:width="0.07cm" svg:height="0.07cm" svg:x="15.134cm" svg:y="28.081cm" svg:viewBox="0 0 71 71" draw:points="0,0 71,0 71,71 0,71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7.551cm" svg:viewBox="0 0 71 72" draw:points="0,0 71,0 71,72 0,72">
          <text:p/>
        </draw:polygon>
        <draw:polygon draw:style-name="gr11" draw:text-style-name="P8" draw:layer="layout" svg:width="0.07cm" svg:height="0.071cm" svg:x="15.134cm" svg:y="26.387cm" svg:viewBox="0 0 71 72" draw:points="0,0 71,0 71,72 0,72">
          <text:p/>
        </draw:polygon>
        <draw:line draw:style-name="gr10" draw:text-style-name="P3" draw:layer="layout" svg:x1="15.169cm" svg:y1="24.376cm" svg:x2="15.169cm" svg:y2="24.941cm">
          <text:p/>
        </draw:line>
        <draw:line draw:style-name="gr10" draw:text-style-name="P3" draw:layer="layout" svg:x1="15.169cm" svg:y1="38.84cm" svg:x2="15.169cm" svg:y2="39.37cm">
          <text:p/>
        </draw:line>
        <draw:polyline draw:style-name="gr10" draw:text-style-name="P3" draw:layer="layout" svg:width="0cm" svg:height="0cm" svg:x="15.169cm" svg:y="39.37cm" svg:viewBox="0 0 0 0" draw:points="0,0">
          <text:p/>
        </draw:polyline>
        <draw:line draw:style-name="gr10" draw:text-style-name="P3" draw:layer="layout" svg:x1="15.169cm" svg:y1="39.37cm" svg:x2="15.169cm" svg:y2="40.11cm">
          <text:p/>
        </draw:line>
        <draw:polygon draw:style-name="gr11" draw:text-style-name="P8" draw:layer="layout" svg:width="0.07cm" svg:height="0.071cm" svg:x="15.134cm" svg:y="38.805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39.334cm" svg:viewBox="0 0 71 72" draw:points="0,0 71,0 71,72 0,72">
          <text:p/>
        </draw:polygon>
        <draw:polygon draw:style-name="gr11" draw:text-style-name="P8" draw:layer="layout" svg:width="0.07cm" svg:height="0.071cm" svg:x="15.134cm" svg:y="40.075cm" svg:viewBox="0 0 71 72" draw:points="0,0 71,0 71,72 0,72">
          <text:p/>
        </draw:polygon>
        <draw:line draw:style-name="gr10" draw:text-style-name="P3" draw:layer="layout" svg:x1="15.169cm" svg:y1="23.53cm" svg:x2="15.169cm" svg:y2="23.001cm">
          <text:p/>
        </draw:line>
        <draw:polyline draw:style-name="gr10" draw:text-style-name="P3" draw:layer="layout" svg:width="0cm" svg:height="0cm" svg:x="15.169cm" svg:y="23.001cm" svg:viewBox="0 0 0 0" draw:points="0,0">
          <text:p/>
        </draw:polyline>
        <draw:line draw:style-name="gr10" draw:text-style-name="P3" draw:layer="layout" svg:x1="15.169cm" svg:y1="23.001cm" svg:x2="15.169cm" svg:y2="22.895cm">
          <text:p/>
        </draw:line>
        <draw:polygon draw:style-name="gr11" draw:text-style-name="P8" draw:layer="layout" svg:width="0.07cm" svg:height="0.07cm" svg:x="15.134cm" svg:y="23.495cm" svg:viewBox="0 0 71 71" draw:points="0,0 71,0 71,71 0,71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1cm" svg:x="15.134cm" svg:y="22.965cm" svg:viewBox="0 0 71 72" draw:points="0,0 71,0 71,72 0,72">
          <text:p/>
        </draw:polygon>
        <draw:polygon draw:style-name="gr11" draw:text-style-name="P8" draw:layer="layout" svg:width="0.07cm" svg:height="0.07cm" svg:x="15.134cm" svg:y="22.86cm" svg:viewBox="0 0 71 71" draw:points="0,0 71,0 71,71 0,71">
          <text:p/>
        </draw:polygon>
        <draw:line draw:style-name="gr10" draw:text-style-name="P3" draw:layer="layout" svg:x1="14.181cm" svg:y1="35.665cm" svg:x2="14.181cm" svg:y2="36.195cm">
          <text:p/>
        </draw:line>
        <draw:polyline draw:style-name="gr10" draw:text-style-name="P3" draw:layer="layout" svg:width="0cm" svg:height="0cm" svg:x="14.181cm" svg:y="36.195cm" svg:viewBox="0 0 0 0" draw:points="0,0">
          <text:p/>
        </draw:polyline>
        <draw:line draw:style-name="gr10" draw:text-style-name="P3" draw:layer="layout" svg:x1="14.181cm" svg:y1="36.195cm" svg:x2="14.181cm" svg:y2="36.583cm">
          <text:p/>
        </draw:line>
        <draw:polygon draw:style-name="gr11" draw:text-style-name="P8" draw:layer="layout" svg:width="0.07cm" svg:height="0.071cm" svg:x="14.146cm" svg:y="35.63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159cm" svg:viewBox="0 0 71 72" draw:points="0,0 71,0 71,72 0,72">
          <text:p/>
        </draw:polygon>
        <draw:polygon draw:style-name="gr11" draw:text-style-name="P8" draw:layer="layout" svg:width="0.07cm" svg:height="0.071cm" svg:x="14.146cm" svg:y="36.547cm" svg:viewBox="0 0 71 72" draw:points="0,0 71,0 71,72 0,72">
          <text:p/>
        </draw:polygon>
        <draw:line draw:style-name="gr10" draw:text-style-name="P3" draw:layer="layout" svg:x1="16.298cm" svg:y1="34.819cm" svg:x2="16.298cm" svg:y2="34.501cm">
          <text:p/>
        </draw:line>
        <draw:line draw:style-name="gr10" draw:text-style-name="P3" draw:layer="layout" svg:x1="16.298cm" svg:y1="35.665cm" svg:x2="16.298cm" svg:y2="36.195cm">
          <text:p/>
        </draw:line>
        <draw:polyline draw:style-name="gr10" draw:text-style-name="P3" draw:layer="layout" svg:width="0cm" svg:height="0cm" svg:x="16.298cm" svg:y="36.195cm" svg:viewBox="0 0 0 0" draw:points="0,0">
          <text:p/>
        </draw:polyline>
        <draw:line draw:style-name="gr10" draw:text-style-name="P3" draw:layer="layout" svg:x1="16.298cm" svg:y1="36.195cm" svg:x2="16.298cm" svg:y2="36.583cm">
          <text:p/>
        </draw:line>
        <draw:polygon draw:style-name="gr11" draw:text-style-name="P8" draw:layer="layout" svg:width="0.07cm" svg:height="0.071cm" svg:x="16.263cm" svg:y="35.63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159cm" svg:viewBox="0 0 71 72" draw:points="0,0 71,0 71,72 0,72">
          <text:p/>
        </draw:polygon>
        <draw:polygon draw:style-name="gr11" draw:text-style-name="P8" draw:layer="layout" svg:width="0.07cm" svg:height="0.071cm" svg:x="16.263cm" svg:y="36.547cm" svg:viewBox="0 0 71 72" draw:points="0,0 71,0 71,72 0,72">
          <text:p/>
        </draw:polygon>
        <draw:line draw:style-name="gr10" draw:text-style-name="P3" draw:layer="layout" svg:x1="16.298cm" svg:y1="24.376cm" svg:x2="16.298cm" svg:y2="24.941cm">
          <text:p/>
        </draw:line>
        <draw:line draw:style-name="gr10" draw:text-style-name="P3" draw:layer="layout" svg:x1="16.298cm" svg:y1="23.53cm" svg:x2="16.298cm" svg:y2="23.001cm">
          <text:p/>
        </draw:line>
        <draw:polyline draw:style-name="gr10" draw:text-style-name="P3" draw:layer="layout" svg:width="0cm" svg:height="0cm" svg:x="16.298cm" svg:y="23.001cm" svg:viewBox="0 0 0 0" draw:points="0,0">
          <text:p/>
        </draw:polyline>
        <draw:line draw:style-name="gr10" draw:text-style-name="P3" draw:layer="layout" svg:x1="16.298cm" svg:y1="23.001cm" svg:x2="16.298cm" svg:y2="22.895cm">
          <text:p/>
        </draw:line>
        <draw:polygon draw:style-name="gr11" draw:text-style-name="P8" draw:layer="layout" svg:width="0.07cm" svg:height="0.07cm" svg:x="16.263cm" svg:y="23.495cm" svg:viewBox="0 0 71 71" draw:points="0,0 71,0 71,71 0,71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1cm" svg:x="16.263cm" svg:y="22.965cm" svg:viewBox="0 0 71 72" draw:points="0,0 71,0 71,72 0,72">
          <text:p/>
        </draw:polygon>
        <draw:polygon draw:style-name="gr11" draw:text-style-name="P8" draw:layer="layout" svg:width="0.07cm" svg:height="0.07cm" svg:x="16.263cm" svg:y="22.86cm" svg:viewBox="0 0 71 71" draw:points="0,0 71,0 71,71 0,71">
          <text:p/>
        </draw:polygon>
        <draw:line draw:style-name="gr10" draw:text-style-name="P3" draw:layer="layout" svg:x1="16.298cm" svg:y1="37.994cm" svg:x2="16.298cm" svg:y2="37.5cm">
          <text:p/>
        </draw:line>
        <draw:line draw:style-name="gr10" draw:text-style-name="P3" draw:layer="layout" svg:x1="16.298cm" svg:y1="38.84cm" svg:x2="16.298cm" svg:y2="39.37cm">
          <text:p/>
        </draw:line>
        <draw:polyline draw:style-name="gr10" draw:text-style-name="P3" draw:layer="layout" svg:width="0cm" svg:height="0cm" svg:x="16.298cm" svg:y="39.37cm" svg:viewBox="0 0 0 0" draw:points="0,0">
          <text:p/>
        </draw:polyline>
        <draw:line draw:style-name="gr10" draw:text-style-name="P3" draw:layer="layout" svg:x1="16.298cm" svg:y1="39.37cm" svg:x2="16.298cm" svg:y2="40.11cm">
          <text:p/>
        </draw:line>
        <draw:polygon draw:style-name="gr11" draw:text-style-name="P8" draw:layer="layout" svg:width="0.07cm" svg:height="0.071cm" svg:x="16.263cm" svg:y="38.805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39.334cm" svg:viewBox="0 0 71 72" draw:points="0,0 71,0 71,72 0,72">
          <text:p/>
        </draw:polygon>
        <draw:polygon draw:style-name="gr11" draw:text-style-name="P8" draw:layer="layout" svg:width="0.07cm" svg:height="0.071cm" svg:x="16.263cm" svg:y="40.075cm" svg:viewBox="0 0 71 72" draw:points="0,0 71,0 71,72 0,72">
          <text:p/>
        </draw:polygon>
        <draw:line draw:style-name="gr10" draw:text-style-name="P3" draw:layer="layout" svg:x1="16.298cm" svg:y1="28.116cm" svg:x2="16.298cm" svg:y2="27.587cm">
          <text:p/>
        </draw:line>
        <draw:polyline draw:style-name="gr10" draw:text-style-name="P3" draw:layer="layout" svg:width="0cm" svg:height="0cm" svg:x="16.298cm" svg:y="27.587cm" svg:viewBox="0 0 0 0" draw:points="0,0">
          <text:p/>
        </draw:polyline>
        <draw:line draw:style-name="gr10" draw:text-style-name="P3" draw:layer="layout" svg:x1="16.298cm" svg:y1="27.587cm" svg:x2="16.298cm" svg:y2="26.423cm">
          <text:p/>
        </draw:line>
        <draw:polygon draw:style-name="gr11" draw:text-style-name="P8" draw:layer="layout" svg:width="0.07cm" svg:height="0.07cm" svg:x="16.263cm" svg:y="28.081cm" svg:viewBox="0 0 71 71" draw:points="0,0 71,0 71,71 0,71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7.551cm" svg:viewBox="0 0 71 72" draw:points="0,0 71,0 71,72 0,72">
          <text:p/>
        </draw:polygon>
        <draw:polygon draw:style-name="gr11" draw:text-style-name="P8" draw:layer="layout" svg:width="0.07cm" svg:height="0.071cm" svg:x="16.263cm" svg:y="26.387cm" svg:viewBox="0 0 71 72" draw:points="0,0 71,0 71,72 0,72">
          <text:p/>
        </draw:polygon>
        <draw:line draw:style-name="gr10" draw:text-style-name="P3" draw:layer="layout" svg:x1="14.181cm" svg:y1="37.994cm" svg:x2="14.181cm" svg:y2="37.5cm">
          <text:p/>
        </draw:line>
        <draw:line draw:style-name="gr10" draw:text-style-name="P3" draw:layer="layout" svg:x1="17.356cm" svg:y1="34.819cm" svg:x2="17.356cm" svg:y2="34.501cm">
          <text:p/>
        </draw:line>
        <draw:line draw:style-name="gr10" draw:text-style-name="P3" draw:layer="layout" svg:x1="17.356cm" svg:y1="35.665cm" svg:x2="17.356cm" svg:y2="36.195cm">
          <text:p/>
        </draw:line>
        <draw:polyline draw:style-name="gr10" draw:text-style-name="P3" draw:layer="layout" svg:width="0cm" svg:height="0cm" svg:x="17.356cm" svg:y="36.195cm" svg:viewBox="0 0 0 0" draw:points="0,0">
          <text:p/>
        </draw:polyline>
        <draw:line draw:style-name="gr10" draw:text-style-name="P3" draw:layer="layout" svg:x1="17.356cm" svg:y1="36.195cm" svg:x2="17.356cm" svg:y2="36.583cm">
          <text:p/>
        </draw:line>
        <draw:polygon draw:style-name="gr11" draw:text-style-name="P8" draw:layer="layout" svg:width="0.07cm" svg:height="0.071cm" svg:x="17.321cm" svg:y="35.63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159cm" svg:viewBox="0 0 71 72" draw:points="0,0 71,0 71,72 0,72">
          <text:p/>
        </draw:polygon>
        <draw:polygon draw:style-name="gr11" draw:text-style-name="P8" draw:layer="layout" svg:width="0.07cm" svg:height="0.071cm" svg:x="17.321cm" svg:y="36.547cm" svg:viewBox="0 0 71 72" draw:points="0,0 71,0 71,72 0,72">
          <text:p/>
        </draw:polygon>
        <draw:line draw:style-name="gr10" draw:text-style-name="P3" draw:layer="layout" svg:x1="17.356cm" svg:y1="24.376cm" svg:x2="17.356cm" svg:y2="24.941cm">
          <text:p/>
        </draw:line>
        <draw:line draw:style-name="gr10" draw:text-style-name="P3" draw:layer="layout" svg:x1="17.356cm" svg:y1="23.53cm" svg:x2="17.356cm" svg:y2="23.001cm">
          <text:p/>
        </draw:line>
        <draw:polyline draw:style-name="gr10" draw:text-style-name="P3" draw:layer="layout" svg:width="0cm" svg:height="0cm" svg:x="17.356cm" svg:y="23.001cm" svg:viewBox="0 0 0 0" draw:points="0,0">
          <text:p/>
        </draw:polyline>
        <draw:line draw:style-name="gr10" draw:text-style-name="P3" draw:layer="layout" svg:x1="17.356cm" svg:y1="23.001cm" svg:x2="17.356cm" svg:y2="22.895cm">
          <text:p/>
        </draw:line>
        <draw:polygon draw:style-name="gr11" draw:text-style-name="P8" draw:layer="layout" svg:width="0.07cm" svg:height="0.07cm" svg:x="17.321cm" svg:y="23.495cm" svg:viewBox="0 0 71 71" draw:points="0,0 71,0 71,71 0,71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1cm" svg:x="17.321cm" svg:y="22.965cm" svg:viewBox="0 0 71 72" draw:points="0,0 71,0 71,72 0,72">
          <text:p/>
        </draw:polygon>
        <draw:polygon draw:style-name="gr11" draw:text-style-name="P8" draw:layer="layout" svg:width="0.07cm" svg:height="0.07cm" svg:x="17.321cm" svg:y="22.86cm" svg:viewBox="0 0 71 71" draw:points="0,0 71,0 71,71 0,71">
          <text:p/>
        </draw:polygon>
        <draw:line draw:style-name="gr10" draw:text-style-name="P3" draw:layer="layout" svg:x1="17.356cm" svg:y1="37.994cm" svg:x2="17.356cm" svg:y2="37.5cm">
          <text:p/>
        </draw:line>
        <draw:line draw:style-name="gr10" draw:text-style-name="P3" draw:layer="layout" svg:x1="17.356cm" svg:y1="38.84cm" svg:x2="17.356cm" svg:y2="39.37cm">
          <text:p/>
        </draw:line>
        <draw:polyline draw:style-name="gr10" draw:text-style-name="P3" draw:layer="layout" svg:width="0cm" svg:height="0cm" svg:x="17.356cm" svg:y="39.37cm" svg:viewBox="0 0 0 0" draw:points="0,0">
          <text:p/>
        </draw:polyline>
        <draw:line draw:style-name="gr10" draw:text-style-name="P3" draw:layer="layout" svg:x1="17.356cm" svg:y1="39.37cm" svg:x2="17.356cm" svg:y2="40.11cm">
          <text:p/>
        </draw:line>
        <draw:polygon draw:style-name="gr11" draw:text-style-name="P8" draw:layer="layout" svg:width="0.07cm" svg:height="0.071cm" svg:x="17.321cm" svg:y="38.805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39.334cm" svg:viewBox="0 0 71 72" draw:points="0,0 71,0 71,72 0,72">
          <text:p/>
        </draw:polygon>
        <draw:polygon draw:style-name="gr11" draw:text-style-name="P8" draw:layer="layout" svg:width="0.07cm" svg:height="0.071cm" svg:x="17.321cm" svg:y="40.075cm" svg:viewBox="0 0 71 72" draw:points="0,0 71,0 71,72 0,72">
          <text:p/>
        </draw:polygon>
        <draw:line draw:style-name="gr10" draw:text-style-name="P3" draw:layer="layout" svg:x1="17.356cm" svg:y1="28.116cm" svg:x2="17.356cm" svg:y2="27.587cm">
          <text:p/>
        </draw:line>
        <draw:polyline draw:style-name="gr10" draw:text-style-name="P3" draw:layer="layout" svg:width="0cm" svg:height="0cm" svg:x="17.356cm" svg:y="27.587cm" svg:viewBox="0 0 0 0" draw:points="0,0">
          <text:p/>
        </draw:polyline>
        <draw:line draw:style-name="gr10" draw:text-style-name="P3" draw:layer="layout" svg:x1="17.356cm" svg:y1="27.587cm" svg:x2="17.356cm" svg:y2="26.423cm">
          <text:p/>
        </draw:line>
        <draw:polygon draw:style-name="gr11" draw:text-style-name="P8" draw:layer="layout" svg:width="0.07cm" svg:height="0.07cm" svg:x="17.321cm" svg:y="28.081cm" svg:viewBox="0 0 71 71" draw:points="0,0 71,0 71,71 0,71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7.551cm" svg:viewBox="0 0 71 72" draw:points="0,0 71,0 71,72 0,72">
          <text:p/>
        </draw:polygon>
        <draw:polygon draw:style-name="gr11" draw:text-style-name="P8" draw:layer="layout" svg:width="0.07cm" svg:height="0.071cm" svg:x="17.321cm" svg:y="26.387cm" svg:viewBox="0 0 71 72" draw:points="0,0 71,0 71,72 0,72">
          <text:p/>
        </draw:polygon>
        <draw:line draw:style-name="gr10" draw:text-style-name="P3" draw:layer="layout" svg:x1="15.169cm" svg:y1="37.994cm" svg:x2="15.169cm" svg:y2="37.5cm">
          <text:p/>
        </draw:line>
        <draw:line draw:style-name="gr10" draw:text-style-name="P3" draw:layer="layout" svg:x1="18.415cm" svg:y1="34.819cm" svg:x2="18.415cm" svg:y2="34.501cm">
          <text:p/>
        </draw:line>
        <draw:line draw:style-name="gr10" draw:text-style-name="P3" draw:layer="layout" svg:x1="18.415cm" svg:y1="35.665cm" svg:x2="18.415cm" svg:y2="36.195cm">
          <text:p/>
        </draw:line>
        <draw:polyline draw:style-name="gr10" draw:text-style-name="P3" draw:layer="layout" svg:width="0cm" svg:height="0cm" svg:x="18.415cm" svg:y="36.195cm" svg:viewBox="0 0 0 0" draw:points="0,0">
          <text:p/>
        </draw:polyline>
        <draw:line draw:style-name="gr10" draw:text-style-name="P3" draw:layer="layout" svg:x1="18.415cm" svg:y1="36.195cm" svg:x2="18.415cm" svg:y2="36.583cm">
          <text:p/>
        </draw:line>
        <draw:polygon draw:style-name="gr11" draw:text-style-name="P8" draw:layer="layout" svg:width="0.071cm" svg:height="0.071cm" svg:x="18.379cm" svg:y="35.63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159cm" svg:viewBox="0 0 72 72" draw:points="0,0 72,0 72,72 0,72">
          <text:p/>
        </draw:polygon>
        <draw:polygon draw:style-name="gr11" draw:text-style-name="P8" draw:layer="layout" svg:width="0.071cm" svg:height="0.071cm" svg:x="18.379cm" svg:y="36.547cm" svg:viewBox="0 0 72 72" draw:points="0,0 72,0 72,72 0,72">
          <text:p/>
        </draw:polygon>
        <draw:line draw:style-name="gr10" draw:text-style-name="P3" draw:layer="layout" svg:x1="18.415cm" svg:y1="24.376cm" svg:x2="18.415cm" svg:y2="24.941cm">
          <text:p/>
        </draw:line>
        <draw:line draw:style-name="gr10" draw:text-style-name="P3" draw:layer="layout" svg:x1="18.415cm" svg:y1="23.53cm" svg:x2="18.415cm" svg:y2="23.001cm">
          <text:p/>
        </draw:line>
        <draw:polyline draw:style-name="gr10" draw:text-style-name="P3" draw:layer="layout" svg:width="0cm" svg:height="0cm" svg:x="18.415cm" svg:y="23.001cm" svg:viewBox="0 0 0 0" draw:points="0,0">
          <text:p/>
        </draw:polyline>
        <draw:line draw:style-name="gr10" draw:text-style-name="P3" draw:layer="layout" svg:x1="18.415cm" svg:y1="23.001cm" svg:x2="18.415cm" svg:y2="22.895cm">
          <text:p/>
        </draw:line>
        <draw:polygon draw:style-name="gr11" draw:text-style-name="P8" draw:layer="layout" svg:width="0.071cm" svg:height="0.07cm" svg:x="18.379cm" svg:y="23.495cm" svg:viewBox="0 0 72 71" draw:points="0,0 72,0 72,71 0,71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1cm" svg:x="18.379cm" svg:y="22.965cm" svg:viewBox="0 0 72 72" draw:points="0,0 72,0 72,72 0,72">
          <text:p/>
        </draw:polygon>
        <draw:polygon draw:style-name="gr11" draw:text-style-name="P8" draw:layer="layout" svg:width="0.071cm" svg:height="0.07cm" svg:x="18.379cm" svg:y="22.86cm" svg:viewBox="0 0 72 71" draw:points="0,0 72,0 72,71 0,71">
          <text:p/>
        </draw:polygon>
        <draw:line draw:style-name="gr10" draw:text-style-name="P3" draw:layer="layout" svg:x1="18.415cm" svg:y1="37.994cm" svg:x2="18.415cm" svg:y2="37.5cm">
          <text:p/>
        </draw:line>
        <draw:line draw:style-name="gr10" draw:text-style-name="P3" draw:layer="layout" svg:x1="18.415cm" svg:y1="38.84cm" svg:x2="18.415cm" svg:y2="39.37cm">
          <text:p/>
        </draw:line>
        <draw:polyline draw:style-name="gr10" draw:text-style-name="P3" draw:layer="layout" svg:width="0cm" svg:height="0cm" svg:x="18.415cm" svg:y="39.37cm" svg:viewBox="0 0 0 0" draw:points="0,0">
          <text:p/>
        </draw:polyline>
        <draw:line draw:style-name="gr10" draw:text-style-name="P3" draw:layer="layout" svg:x1="18.415cm" svg:y1="39.37cm" svg:x2="18.415cm" svg:y2="40.11cm">
          <text:p/>
        </draw:line>
        <draw:polygon draw:style-name="gr11" draw:text-style-name="P8" draw:layer="layout" svg:width="0.071cm" svg:height="0.071cm" svg:x="18.379cm" svg:y="38.805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39.334cm" svg:viewBox="0 0 72 72" draw:points="0,0 72,0 72,72 0,72">
          <text:p/>
        </draw:polygon>
        <draw:polygon draw:style-name="gr11" draw:text-style-name="P8" draw:layer="layout" svg:width="0.071cm" svg:height="0.071cm" svg:x="18.379cm" svg:y="40.075cm" svg:viewBox="0 0 72 72" draw:points="0,0 72,0 72,72 0,72">
          <text:p/>
        </draw:polygon>
        <draw:line draw:style-name="gr10" draw:text-style-name="P3" draw:layer="layout" svg:x1="17.356cm" svg:y1="28.963cm" svg:x2="17.356cm" svg:y2="29.492cm">
          <text:p/>
        </draw:line>
        <draw:polyline draw:style-name="gr10" draw:text-style-name="P3" draw:layer="layout" svg:width="0cm" svg:height="0cm" svg:x="17.356cm" svg:y="29.492cm" svg:viewBox="0 0 0 0" draw:points="0,0">
          <text:p/>
        </draw:polyline>
        <draw:line draw:style-name="gr10" draw:text-style-name="P3" draw:layer="layout" svg:x1="17.356cm" svg:y1="29.492cm" svg:x2="17.356cm" svg:y2="29.88cm">
          <text:p/>
        </draw:line>
        <draw:polygon draw:style-name="gr11" draw:text-style-name="P8" draw:layer="layout" svg:width="0.07cm" svg:height="0.071cm" svg:x="17.321cm" svg:y="28.927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1cm" svg:x="17.321cm" svg:y="29.456cm" svg:viewBox="0 0 71 72" draw:points="0,0 71,0 71,72 0,72">
          <text:p/>
        </draw:polygon>
        <draw:polygon draw:style-name="gr11" draw:text-style-name="P8" draw:layer="layout" svg:width="0.07cm" svg:height="0.07cm" svg:x="17.321cm" svg:y="29.845cm" svg:viewBox="0 0 71 71" draw:points="0,0 71,0 71,71 0,71">
          <text:p/>
        </draw:polygon>
        <draw:line draw:style-name="gr10" draw:text-style-name="P3" draw:layer="layout" svg:x1="16.298cm" svg:y1="28.963cm" svg:x2="16.298cm" svg:y2="29.492cm">
          <text:p/>
        </draw:line>
        <draw:polyline draw:style-name="gr10" draw:text-style-name="P3" draw:layer="layout" svg:width="0cm" svg:height="0cm" svg:x="16.298cm" svg:y="29.492cm" svg:viewBox="0 0 0 0" draw:points="0,0">
          <text:p/>
        </draw:polyline>
        <draw:line draw:style-name="gr10" draw:text-style-name="P3" draw:layer="layout" svg:x1="16.298cm" svg:y1="29.492cm" svg:x2="16.298cm" svg:y2="29.88cm">
          <text:p/>
        </draw:line>
        <draw:polygon draw:style-name="gr11" draw:text-style-name="P8" draw:layer="layout" svg:width="0.07cm" svg:height="0.071cm" svg:x="16.263cm" svg:y="28.927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1cm" svg:x="16.263cm" svg:y="29.456cm" svg:viewBox="0 0 71 72" draw:points="0,0 71,0 71,72 0,72">
          <text:p/>
        </draw:polygon>
        <draw:polygon draw:style-name="gr11" draw:text-style-name="P8" draw:layer="layout" svg:width="0.07cm" svg:height="0.07cm" svg:x="16.263cm" svg:y="29.845cm" svg:viewBox="0 0 71 71" draw:points="0,0 71,0 71,71 0,71">
          <text:p/>
        </draw:polygon>
        <draw:line draw:style-name="gr10" draw:text-style-name="P3" draw:layer="layout" svg:x1="14.181cm" svg:y1="34.819cm" svg:x2="14.181cm" svg:y2="34.501cm">
          <text:p/>
        </draw:line>
        <draw:line draw:style-name="gr10" draw:text-style-name="P3" draw:layer="layout" svg:x1="14.181cm" svg:y1="28.963cm" svg:x2="14.181cm" svg:y2="29.492cm">
          <text:p/>
        </draw:line>
        <draw:polyline draw:style-name="gr10" draw:text-style-name="P3" draw:layer="layout" svg:width="0cm" svg:height="0cm" svg:x="14.181cm" svg:y="29.492cm" svg:viewBox="0 0 0 0" draw:points="0,0">
          <text:p/>
        </draw:polyline>
        <draw:line draw:style-name="gr10" draw:text-style-name="P3" draw:layer="layout" svg:x1="14.181cm" svg:y1="29.492cm" svg:x2="14.181cm" svg:y2="29.88cm">
          <text:p/>
        </draw:line>
        <draw:polygon draw:style-name="gr11" draw:text-style-name="P8" draw:layer="layout" svg:width="0.07cm" svg:height="0.071cm" svg:x="14.146cm" svg:y="28.927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1cm" svg:x="14.146cm" svg:y="29.456cm" svg:viewBox="0 0 71 72" draw:points="0,0 71,0 71,72 0,72">
          <text:p/>
        </draw:polygon>
        <draw:polygon draw:style-name="gr11" draw:text-style-name="P8" draw:layer="layout" svg:width="0.07cm" svg:height="0.07cm" svg:x="14.146cm" svg:y="29.845cm" svg:viewBox="0 0 71 71" draw:points="0,0 71,0 71,71 0,71">
          <text:p/>
        </draw:polygon>
        <draw:line draw:style-name="gr10" draw:text-style-name="P3" draw:layer="layout" svg:x1="14.181cm" svg:y1="28.116cm" svg:x2="14.181cm" svg:y2="27.587cm">
          <text:p/>
        </draw:line>
        <draw:polyline draw:style-name="gr10" draw:text-style-name="P3" draw:layer="layout" svg:width="0cm" svg:height="0cm" svg:x="14.181cm" svg:y="27.587cm" svg:viewBox="0 0 0 0" draw:points="0,0">
          <text:p/>
        </draw:polyline>
        <draw:line draw:style-name="gr10" draw:text-style-name="P3" draw:layer="layout" svg:x1="14.181cm" svg:y1="27.587cm" svg:x2="14.181cm" svg:y2="26.423cm">
          <text:p/>
        </draw:line>
        <draw:polygon draw:style-name="gr11" draw:text-style-name="P8" draw:layer="layout" svg:width="0.07cm" svg:height="0.07cm" svg:x="14.146cm" svg:y="28.081cm" svg:viewBox="0 0 71 71" draw:points="0,0 71,0 71,71 0,71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7.551cm" svg:viewBox="0 0 71 72" draw:points="0,0 71,0 71,72 0,72">
          <text:p/>
        </draw:polygon>
        <draw:polygon draw:style-name="gr11" draw:text-style-name="P8" draw:layer="layout" svg:width="0.07cm" svg:height="0.071cm" svg:x="14.146cm" svg:y="26.387cm" svg:viewBox="0 0 71 72" draw:points="0,0 71,0 71,72 0,72">
          <text:p/>
        </draw:polygon>
        <draw:line draw:style-name="gr10" draw:text-style-name="P3" draw:layer="layout" svg:x1="14.181cm" svg:y1="24.376cm" svg:x2="14.181cm" svg:y2="24.941cm">
          <text:p/>
        </draw:line>
        <draw:line draw:style-name="gr10" draw:text-style-name="P3" draw:layer="layout" svg:x1="14.181cm" svg:y1="38.84cm" svg:x2="14.181cm" svg:y2="39.37cm">
          <text:p/>
        </draw:line>
        <draw:polyline draw:style-name="gr10" draw:text-style-name="P3" draw:layer="layout" svg:width="0cm" svg:height="0cm" svg:x="14.181cm" svg:y="39.37cm" svg:viewBox="0 0 0 0" draw:points="0,0">
          <text:p/>
        </draw:polyline>
        <draw:line draw:style-name="gr10" draw:text-style-name="P3" draw:layer="layout" svg:x1="14.181cm" svg:y1="39.37cm" svg:x2="14.181cm" svg:y2="40.11cm">
          <text:p/>
        </draw:line>
        <draw:polygon draw:style-name="gr11" draw:text-style-name="P8" draw:layer="layout" svg:width="0.07cm" svg:height="0.071cm" svg:x="14.146cm" svg:y="38.805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39.334cm" svg:viewBox="0 0 71 72" draw:points="0,0 71,0 71,72 0,72">
          <text:p/>
        </draw:polygon>
        <draw:polygon draw:style-name="gr11" draw:text-style-name="P8" draw:layer="layout" svg:width="0.07cm" svg:height="0.071cm" svg:x="14.146cm" svg:y="40.075cm" svg:viewBox="0 0 71 72" draw:points="0,0 71,0 71,72 0,72">
          <text:p/>
        </draw:polygon>
        <draw:line draw:style-name="gr10" draw:text-style-name="P3" draw:layer="layout" svg:x1="14.181cm" svg:y1="23.53cm" svg:x2="14.181cm" svg:y2="23.001cm">
          <text:p/>
        </draw:line>
        <draw:polyline draw:style-name="gr10" draw:text-style-name="P3" draw:layer="layout" svg:width="0cm" svg:height="0cm" svg:x="14.181cm" svg:y="23.001cm" svg:viewBox="0 0 0 0" draw:points="0,0">
          <text:p/>
        </draw:polyline>
        <draw:line draw:style-name="gr10" draw:text-style-name="P3" draw:layer="layout" svg:x1="14.181cm" svg:y1="23.001cm" svg:x2="14.181cm" svg:y2="22.895cm">
          <text:p/>
        </draw:line>
        <draw:polygon draw:style-name="gr11" draw:text-style-name="P8" draw:layer="layout" svg:width="0.07cm" svg:height="0.07cm" svg:x="14.146cm" svg:y="23.495cm" svg:viewBox="0 0 71 71" draw:points="0,0 71,0 71,71 0,71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1cm" svg:x="14.146cm" svg:y="22.965cm" svg:viewBox="0 0 71 72" draw:points="0,0 71,0 71,72 0,72">
          <text:p/>
        </draw:polygon>
        <draw:polygon draw:style-name="gr11" draw:text-style-name="P8" draw:layer="layout" svg:width="0.07cm" svg:height="0.07cm" svg:x="14.146cm" svg:y="22.86cm" svg:viewBox="0 0 71 71" draw:points="0,0 71,0 71,71 0,71">
          <text:p/>
        </draw:polygon>
        <draw:line draw:style-name="gr10" draw:text-style-name="P3" draw:layer="layout" svg:x1="13.123cm" svg:y1="23.53cm" svg:x2="13.123cm" svg:y2="23.001cm">
          <text:p/>
        </draw:line>
        <draw:polyline draw:style-name="gr10" draw:text-style-name="P3" draw:layer="layout" svg:width="0cm" svg:height="0cm" svg:x="13.123cm" svg:y="23.001cm" svg:viewBox="0 0 0 0" draw:points="0,0">
          <text:p/>
        </draw:polyline>
        <draw:line draw:style-name="gr10" draw:text-style-name="P3" draw:layer="layout" svg:x1="13.123cm" svg:y1="23.001cm" svg:x2="13.123cm" svg:y2="22.895cm">
          <text:p/>
        </draw:line>
        <draw:polygon draw:style-name="gr11" draw:text-style-name="P8" draw:layer="layout" svg:width="0.07cm" svg:height="0.07cm" svg:x="13.088cm" svg:y="23.495cm" svg:viewBox="0 0 71 71" draw:points="0,0 71,0 71,71 0,71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1cm" svg:x="13.088cm" svg:y="22.965cm" svg:viewBox="0 0 71 72" draw:points="0,0 71,0 71,72 0,72">
          <text:p/>
        </draw:polygon>
        <draw:polygon draw:style-name="gr11" draw:text-style-name="P8" draw:layer="layout" svg:width="0.07cm" svg:height="0.07cm" svg:x="13.088cm" svg:y="22.86cm" svg:viewBox="0 0 71 71" draw:points="0,0 71,0 71,71 0,71">
          <text:p/>
        </draw:polygon>
        <draw:line draw:style-name="gr10" draw:text-style-name="P3" draw:layer="layout" svg:x1="13.123cm" svg:y1="37.994cm" svg:x2="13.123cm" svg:y2="37.5cm">
          <text:p/>
        </draw:line>
        <draw:line draw:style-name="gr10" draw:text-style-name="P3" draw:layer="layout" svg:x1="13.123cm" svg:y1="35.665cm" svg:x2="13.123cm" svg:y2="36.195cm">
          <text:p/>
        </draw:line>
        <draw:polyline draw:style-name="gr10" draw:text-style-name="P3" draw:layer="layout" svg:width="0cm" svg:height="0cm" svg:x="13.123cm" svg:y="36.195cm" svg:viewBox="0 0 0 0" draw:points="0,0">
          <text:p/>
        </draw:polyline>
        <draw:line draw:style-name="gr10" draw:text-style-name="P3" draw:layer="layout" svg:x1="13.123cm" svg:y1="36.195cm" svg:x2="13.123cm" svg:y2="36.583cm">
          <text:p/>
        </draw:line>
        <draw:polygon draw:style-name="gr11" draw:text-style-name="P8" draw:layer="layout" svg:width="0.07cm" svg:height="0.071cm" svg:x="13.088cm" svg:y="35.63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159cm" svg:viewBox="0 0 71 72" draw:points="0,0 71,0 71,72 0,72">
          <text:p/>
        </draw:polygon>
        <draw:polygon draw:style-name="gr11" draw:text-style-name="P8" draw:layer="layout" svg:width="0.07cm" svg:height="0.071cm" svg:x="13.088cm" svg:y="36.547cm" svg:viewBox="0 0 71 72" draw:points="0,0 71,0 71,72 0,72">
          <text:p/>
        </draw:polygon>
        <draw:line draw:style-name="gr10" draw:text-style-name="P3" draw:layer="layout" svg:x1="13.123cm" svg:y1="34.819cm" svg:x2="13.123cm" svg:y2="34.501cm">
          <text:p/>
        </draw:line>
        <draw:line draw:style-name="gr10" draw:text-style-name="P3" draw:layer="layout" svg:x1="13.123cm" svg:y1="28.963cm" svg:x2="13.123cm" svg:y2="29.492cm">
          <text:p/>
        </draw:line>
        <draw:polyline draw:style-name="gr10" draw:text-style-name="P3" draw:layer="layout" svg:width="0cm" svg:height="0cm" svg:x="13.123cm" svg:y="29.492cm" svg:viewBox="0 0 0 0" draw:points="0,0">
          <text:p/>
        </draw:polyline>
        <draw:line draw:style-name="gr10" draw:text-style-name="P3" draw:layer="layout" svg:x1="13.123cm" svg:y1="29.492cm" svg:x2="13.123cm" svg:y2="29.88cm">
          <text:p/>
        </draw:line>
        <draw:polygon draw:style-name="gr11" draw:text-style-name="P8" draw:layer="layout" svg:width="0.07cm" svg:height="0.071cm" svg:x="13.088cm" svg:y="28.927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1cm" svg:x="13.088cm" svg:y="29.456cm" svg:viewBox="0 0 71 72" draw:points="0,0 71,0 71,72 0,72">
          <text:p/>
        </draw:polygon>
        <draw:polygon draw:style-name="gr11" draw:text-style-name="P8" draw:layer="layout" svg:width="0.07cm" svg:height="0.07cm" svg:x="13.088cm" svg:y="29.845cm" svg:viewBox="0 0 71 71" draw:points="0,0 71,0 71,71 0,71">
          <text:p/>
        </draw:polygon>
        <draw:line draw:style-name="gr10" draw:text-style-name="P3" draw:layer="layout" svg:x1="13.123cm" svg:y1="28.116cm" svg:x2="13.123cm" svg:y2="27.587cm">
          <text:p/>
        </draw:line>
        <draw:polyline draw:style-name="gr10" draw:text-style-name="P3" draw:layer="layout" svg:width="0cm" svg:height="0cm" svg:x="13.123cm" svg:y="27.587cm" svg:viewBox="0 0 0 0" draw:points="0,0">
          <text:p/>
        </draw:polyline>
        <draw:line draw:style-name="gr10" draw:text-style-name="P3" draw:layer="layout" svg:x1="13.123cm" svg:y1="27.587cm" svg:x2="13.123cm" svg:y2="26.423cm">
          <text:p/>
        </draw:line>
        <draw:polygon draw:style-name="gr11" draw:text-style-name="P8" draw:layer="layout" svg:width="0.07cm" svg:height="0.07cm" svg:x="13.088cm" svg:y="28.081cm" svg:viewBox="0 0 71 71" draw:points="0,0 71,0 71,71 0,71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7.551cm" svg:viewBox="0 0 71 72" draw:points="0,0 71,0 71,72 0,72">
          <text:p/>
        </draw:polygon>
        <draw:polygon draw:style-name="gr11" draw:text-style-name="P8" draw:layer="layout" svg:width="0.07cm" svg:height="0.071cm" svg:x="13.088cm" svg:y="26.387cm" svg:viewBox="0 0 71 72" draw:points="0,0 71,0 71,72 0,72">
          <text:p/>
        </draw:polygon>
        <draw:line draw:style-name="gr10" draw:text-style-name="P3" draw:layer="layout" svg:x1="13.123cm" svg:y1="24.376cm" svg:x2="13.123cm" svg:y2="24.941cm">
          <text:p/>
        </draw:line>
        <draw:line draw:style-name="gr10" draw:text-style-name="P3" draw:layer="layout" svg:x1="13.123cm" svg:y1="38.84cm" svg:x2="13.123cm" svg:y2="39.37cm">
          <text:p/>
        </draw:line>
        <draw:polyline draw:style-name="gr10" draw:text-style-name="P3" draw:layer="layout" svg:width="0cm" svg:height="0cm" svg:x="13.123cm" svg:y="39.37cm" svg:viewBox="0 0 0 0" draw:points="0,0">
          <text:p/>
        </draw:polyline>
        <draw:line draw:style-name="gr10" draw:text-style-name="P3" draw:layer="layout" svg:x1="13.123cm" svg:y1="39.37cm" svg:x2="13.123cm" svg:y2="40.11cm">
          <text:p/>
        </draw:line>
        <draw:polygon draw:style-name="gr11" draw:text-style-name="P8" draw:layer="layout" svg:width="0.07cm" svg:height="0.071cm" svg:x="13.088cm" svg:y="38.805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39.334cm" svg:viewBox="0 0 71 72" draw:points="0,0 71,0 71,72 0,72">
          <text:p/>
        </draw:polygon>
        <draw:polygon draw:style-name="gr11" draw:text-style-name="P8" draw:layer="layout" svg:width="0.07cm" svg:height="0.071cm" svg:x="13.088cm" svg:y="40.075cm" svg:viewBox="0 0 71 72" draw:points="0,0 71,0 71,72 0,72">
          <text:p/>
        </draw:polygon>
        <draw:line draw:style-name="gr10" draw:text-style-name="P3" draw:layer="layout" svg:x1="12.065cm" svg:y1="23.53cm" svg:x2="12.065cm" svg:y2="23.001cm">
          <text:p/>
        </draw:line>
        <draw:polyline draw:style-name="gr10" draw:text-style-name="P3" draw:layer="layout" svg:width="0cm" svg:height="0cm" svg:x="12.065cm" svg:y="23.001cm" svg:viewBox="0 0 0 0" draw:points="0,0">
          <text:p/>
        </draw:polyline>
        <draw:line draw:style-name="gr10" draw:text-style-name="P3" draw:layer="layout" svg:x1="12.065cm" svg:y1="23.001cm" svg:x2="12.065cm" svg:y2="22.895cm">
          <text:p/>
        </draw:line>
        <draw:polygon draw:style-name="gr11" draw:text-style-name="P8" draw:layer="layout" svg:width="0.071cm" svg:height="0.07cm" svg:x="12.029cm" svg:y="23.495cm" svg:viewBox="0 0 72 71" draw:points="0,0 72,0 72,71 0,71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1cm" svg:x="12.029cm" svg:y="22.965cm" svg:viewBox="0 0 72 72" draw:points="0,0 72,0 72,72 0,72">
          <text:p/>
        </draw:polygon>
        <draw:polygon draw:style-name="gr11" draw:text-style-name="P8" draw:layer="layout" svg:width="0.071cm" svg:height="0.07cm" svg:x="12.029cm" svg:y="22.86cm" svg:viewBox="0 0 72 71" draw:points="0,0 72,0 72,71 0,71">
          <text:p/>
        </draw:polygon>
        <draw:line draw:style-name="gr10" draw:text-style-name="P3" draw:layer="layout" svg:x1="12.065cm" svg:y1="37.994cm" svg:x2="12.065cm" svg:y2="37.5cm">
          <text:p/>
        </draw:line>
        <draw:line draw:style-name="gr10" draw:text-style-name="P3" draw:layer="layout" svg:x1="12.065cm" svg:y1="35.665cm" svg:x2="12.065cm" svg:y2="36.195cm">
          <text:p/>
        </draw:line>
        <draw:polyline draw:style-name="gr10" draw:text-style-name="P3" draw:layer="layout" svg:width="0cm" svg:height="0cm" svg:x="12.065cm" svg:y="36.195cm" svg:viewBox="0 0 0 0" draw:points="0,0">
          <text:p/>
        </draw:polyline>
        <draw:line draw:style-name="gr10" draw:text-style-name="P3" draw:layer="layout" svg:x1="12.065cm" svg:y1="36.195cm" svg:x2="12.065cm" svg:y2="36.583cm">
          <text:p/>
        </draw:line>
        <draw:polygon draw:style-name="gr11" draw:text-style-name="P8" draw:layer="layout" svg:width="0.071cm" svg:height="0.071cm" svg:x="12.029cm" svg:y="35.63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159cm" svg:viewBox="0 0 72 72" draw:points="0,0 72,0 72,72 0,72">
          <text:p/>
        </draw:polygon>
        <draw:polygon draw:style-name="gr11" draw:text-style-name="P8" draw:layer="layout" svg:width="0.071cm" svg:height="0.071cm" svg:x="12.029cm" svg:y="36.547cm" svg:viewBox="0 0 72 72" draw:points="0,0 72,0 72,72 0,72">
          <text:p/>
        </draw:polygon>
        <draw:line draw:style-name="gr10" draw:text-style-name="P3" draw:layer="layout" svg:x1="12.065cm" svg:y1="34.819cm" svg:x2="12.065cm" svg:y2="34.501cm">
          <text:p/>
        </draw:line>
        <draw:line draw:style-name="gr10" draw:text-style-name="P3" draw:layer="layout" svg:x1="12.065cm" svg:y1="28.963cm" svg:x2="12.065cm" svg:y2="29.492cm">
          <text:p/>
        </draw:line>
        <draw:polyline draw:style-name="gr10" draw:text-style-name="P3" draw:layer="layout" svg:width="0cm" svg:height="0cm" svg:x="12.065cm" svg:y="29.492cm" svg:viewBox="0 0 0 0" draw:points="0,0">
          <text:p/>
        </draw:polyline>
        <draw:line draw:style-name="gr10" draw:text-style-name="P3" draw:layer="layout" svg:x1="12.065cm" svg:y1="29.492cm" svg:x2="12.065cm" svg:y2="29.88cm">
          <text:p/>
        </draw:line>
        <draw:polygon draw:style-name="gr11" draw:text-style-name="P8" draw:layer="layout" svg:width="0.071cm" svg:height="0.071cm" svg:x="12.029cm" svg:y="28.927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1cm" svg:x="12.029cm" svg:y="29.456cm" svg:viewBox="0 0 72 72" draw:points="0,0 72,0 72,72 0,72">
          <text:p/>
        </draw:polygon>
        <draw:polygon draw:style-name="gr11" draw:text-style-name="P8" draw:layer="layout" svg:width="0.071cm" svg:height="0.07cm" svg:x="12.029cm" svg:y="29.845cm" svg:viewBox="0 0 72 71" draw:points="0,0 72,0 72,71 0,71">
          <text:p/>
        </draw:polygon>
        <draw:line draw:style-name="gr10" draw:text-style-name="P3" draw:layer="layout" svg:x1="12.065cm" svg:y1="28.116cm" svg:x2="12.065cm" svg:y2="27.587cm">
          <text:p/>
        </draw:line>
        <draw:polyline draw:style-name="gr10" draw:text-style-name="P3" draw:layer="layout" svg:width="0cm" svg:height="0cm" svg:x="12.065cm" svg:y="27.587cm" svg:viewBox="0 0 0 0" draw:points="0,0">
          <text:p/>
        </draw:polyline>
        <draw:line draw:style-name="gr10" draw:text-style-name="P3" draw:layer="layout" svg:x1="12.065cm" svg:y1="27.587cm" svg:x2="12.065cm" svg:y2="26.423cm">
          <text:p/>
        </draw:line>
        <draw:polygon draw:style-name="gr11" draw:text-style-name="P8" draw:layer="layout" svg:width="0.071cm" svg:height="0.07cm" svg:x="12.029cm" svg:y="28.081cm" svg:viewBox="0 0 72 71" draw:points="0,0 72,0 72,71 0,71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7.551cm" svg:viewBox="0 0 72 72" draw:points="0,0 72,0 72,72 0,72">
          <text:p/>
        </draw:polygon>
        <draw:polygon draw:style-name="gr11" draw:text-style-name="P8" draw:layer="layout" svg:width="0.071cm" svg:height="0.071cm" svg:x="12.029cm" svg:y="26.387cm" svg:viewBox="0 0 72 72" draw:points="0,0 72,0 72,72 0,72">
          <text:p/>
        </draw:polygon>
        <draw:line draw:style-name="gr10" draw:text-style-name="P3" draw:layer="layout" svg:x1="12.065cm" svg:y1="24.376cm" svg:x2="12.065cm" svg:y2="24.941cm">
          <text:p/>
        </draw:line>
        <draw:line draw:style-name="gr10" draw:text-style-name="P3" draw:layer="layout" svg:x1="12.065cm" svg:y1="38.84cm" svg:x2="12.065cm" svg:y2="39.37cm">
          <text:p/>
        </draw:line>
        <draw:polyline draw:style-name="gr10" draw:text-style-name="P3" draw:layer="layout" svg:width="0cm" svg:height="0cm" svg:x="12.065cm" svg:y="39.37cm" svg:viewBox="0 0 0 0" draw:points="0,0">
          <text:p/>
        </draw:polyline>
        <draw:line draw:style-name="gr10" draw:text-style-name="P3" draw:layer="layout" svg:x1="12.065cm" svg:y1="39.37cm" svg:x2="12.065cm" svg:y2="40.11cm">
          <text:p/>
        </draw:line>
        <draw:polygon draw:style-name="gr11" draw:text-style-name="P8" draw:layer="layout" svg:width="0.071cm" svg:height="0.071cm" svg:x="12.029cm" svg:y="38.805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39.334cm" svg:viewBox="0 0 72 72" draw:points="0,0 72,0 72,72 0,72">
          <text:p/>
        </draw:polygon>
        <draw:polygon draw:style-name="gr11" draw:text-style-name="P8" draw:layer="layout" svg:width="0.071cm" svg:height="0.071cm" svg:x="12.029cm" svg:y="40.075cm" svg:viewBox="0 0 72 72" draw:points="0,0 72,0 72,72 0,72">
          <text:p/>
        </draw:polygon>
        <draw:line draw:style-name="gr10" draw:text-style-name="P3" draw:layer="layout" svg:x1="11.006cm" svg:y1="28.116cm" svg:x2="11.006cm" svg:y2="27.587cm">
          <text:p/>
        </draw:line>
        <draw:polyline draw:style-name="gr10" draw:text-style-name="P3" draw:layer="layout" svg:width="0cm" svg:height="0cm" svg:x="11.006cm" svg:y="27.587cm" svg:viewBox="0 0 0 0" draw:points="0,0">
          <text:p/>
        </draw:polyline>
        <draw:line draw:style-name="gr10" draw:text-style-name="P3" draw:layer="layout" svg:x1="11.006cm" svg:y1="27.587cm" svg:x2="11.006cm" svg:y2="26.423cm">
          <text:p/>
        </draw:line>
        <draw:polygon draw:style-name="gr11" draw:text-style-name="P8" draw:layer="layout" svg:width="0.07cm" svg:height="0.07cm" svg:x="10.971cm" svg:y="28.081cm" svg:viewBox="0 0 71 71" draw:points="0,0 71,0 71,71 0,71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7.551cm" svg:viewBox="0 0 71 72" draw:points="0,0 71,0 71,72 0,72">
          <text:p/>
        </draw:polygon>
        <draw:polygon draw:style-name="gr11" draw:text-style-name="P8" draw:layer="layout" svg:width="0.07cm" svg:height="0.071cm" svg:x="10.971cm" svg:y="26.387cm" svg:viewBox="0 0 71 72" draw:points="0,0 71,0 71,72 0,72">
          <text:p/>
        </draw:polygon>
        <draw:line draw:style-name="gr10" draw:text-style-name="P3" draw:layer="layout" svg:x1="11.006cm" svg:y1="28.963cm" svg:x2="11.006cm" svg:y2="29.492cm">
          <text:p/>
        </draw:line>
        <draw:polyline draw:style-name="gr10" draw:text-style-name="P3" draw:layer="layout" svg:width="0cm" svg:height="0cm" svg:x="11.006cm" svg:y="29.492cm" svg:viewBox="0 0 0 0" draw:points="0,0">
          <text:p/>
        </draw:polyline>
        <draw:line draw:style-name="gr10" draw:text-style-name="P3" draw:layer="layout" svg:x1="11.006cm" svg:y1="29.492cm" svg:x2="11.006cm" svg:y2="29.88cm">
          <text:p/>
        </draw:line>
        <draw:polygon draw:style-name="gr11" draw:text-style-name="P8" draw:layer="layout" svg:width="0.07cm" svg:height="0.071cm" svg:x="10.971cm" svg:y="28.927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1cm" svg:x="10.971cm" svg:y="29.456cm" svg:viewBox="0 0 71 72" draw:points="0,0 71,0 71,72 0,72">
          <text:p/>
        </draw:polygon>
        <draw:polygon draw:style-name="gr11" draw:text-style-name="P8" draw:layer="layout" svg:width="0.07cm" svg:height="0.07cm" svg:x="10.971cm" svg:y="29.845cm" svg:viewBox="0 0 71 71" draw:points="0,0 71,0 71,71 0,71">
          <text:p/>
        </draw:polygon>
        <draw:line draw:style-name="gr10" draw:text-style-name="P3" draw:layer="layout" svg:x1="13.723cm" svg:y1="42.933cm" svg:x2="13.723cm" svg:y2="42.403cm">
          <text:p/>
        </draw:line>
        <draw:line draw:style-name="gr10" draw:text-style-name="P3" draw:layer="layout" svg:x1="13.723cm" svg:y1="42.403cm" svg:x2="12.065cm" svg:y2="42.403cm">
          <text:p/>
        </draw:line>
        <draw:line draw:style-name="gr10" draw:text-style-name="P3" draw:layer="layout" svg:x1="12.065cm" svg:y1="42.403cm" svg:x2="12.065cm" svg:y2="40.886cm">
          <text:p/>
        </draw:line>
        <draw:polygon draw:style-name="gr11" draw:text-style-name="P8" draw:layer="layout" svg:width="0.071cm" svg:height="0.071cm" svg:x="13.687cm" svg:y="42.897cm" svg:viewBox="0 0 72 72" draw:points="0,0 72,0 72,72 0,72">
          <text:p/>
        </draw:polygon>
        <draw:polygon draw:style-name="gr11" draw:text-style-name="P8" draw:layer="layout" svg:width="0.071cm" svg:height="0.071cm" svg:x="13.687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2.368cm" svg:viewBox="0 0 72 72" draw:points="0,0 72,0 72,72 0,72">
          <text:p/>
        </draw:polygon>
        <draw:polygon draw:style-name="gr11" draw:text-style-name="P8" draw:layer="layout" svg:width="0.071cm" svg:height="0.071cm" svg:x="12.029cm" svg:y="40.851cm" svg:viewBox="0 0 72 72" draw:points="0,0 72,0 72,72 0,72">
          <text:p/>
        </draw:polygon>
        <draw:line draw:style-name="gr10" draw:text-style-name="P3" draw:layer="layout" svg:x1="14.111cm" svg:y1="42.933cm" svg:x2="14.111cm" svg:y2="42.403cm">
          <text:p/>
        </draw:line>
        <draw:line draw:style-name="gr10" draw:text-style-name="P3" draw:layer="layout" svg:x1="14.111cm" svg:y1="42.403cm" svg:x2="13.123cm" svg:y2="42.403cm">
          <text:p/>
        </draw:line>
        <draw:line draw:style-name="gr10" draw:text-style-name="P3" draw:layer="layout" svg:x1="13.123cm" svg:y1="42.403cm" svg:x2="13.123cm" svg:y2="40.886cm">
          <text:p/>
        </draw:line>
        <draw:polygon draw:style-name="gr11" draw:text-style-name="P8" draw:layer="layout" svg:width="0.071cm" svg:height="0.071cm" svg:x="14.075cm" svg:y="42.897cm" svg:viewBox="0 0 72 72" draw:points="0,0 72,0 72,72 0,72">
          <text:p/>
        </draw:polygon>
        <draw:polygon draw:style-name="gr11" draw:text-style-name="P8" draw:layer="layout" svg:width="0.071cm" svg:height="0.071cm" svg:x="14.075cm" svg:y="42.368cm" svg:viewBox="0 0 72 72" draw:points="0,0 72,0 72,72 0,72">
          <text:p/>
        </draw:polygon>
        <draw:polygon draw:style-name="gr11" draw:text-style-name="P8" draw:layer="layout" svg:width="0.07cm" svg:height="0.071cm" svg:x="13.088cm" svg:y="42.368cm" svg:viewBox="0 0 71 72" draw:points="0,0 71,0 71,72 0,72">
          <text:p/>
        </draw:polygon>
        <draw:polygon draw:style-name="gr11" draw:text-style-name="P8" draw:layer="layout" svg:width="0.07cm" svg:height="0.071cm" svg:x="13.088cm" svg:y="40.851cm" svg:viewBox="0 0 71 72" draw:points="0,0 71,0 71,72 0,72">
          <text:p/>
        </draw:polygon>
        <draw:line draw:style-name="gr10" draw:text-style-name="P3" draw:layer="layout" svg:x1="14.499cm" svg:y1="42.933cm" svg:x2="14.499cm" svg:y2="42.403cm">
          <text:p/>
        </draw:line>
        <draw:line draw:style-name="gr10" draw:text-style-name="P3" draw:layer="layout" svg:x1="14.499cm" svg:y1="42.403cm" svg:x2="14.181cm" svg:y2="42.403cm">
          <text:p/>
        </draw:line>
        <draw:line draw:style-name="gr10" draw:text-style-name="P3" draw:layer="layout" svg:x1="14.181cm" svg:y1="42.403cm" svg:x2="14.181cm" svg:y2="40.886cm">
          <text:p/>
        </draw:line>
        <draw:polygon draw:style-name="gr11" draw:text-style-name="P8" draw:layer="layout" svg:width="0.071cm" svg:height="0.071cm" svg:x="14.463cm" svg:y="42.897cm" svg:viewBox="0 0 72 72" draw:points="0,0 72,0 72,72 0,72">
          <text:p/>
        </draw:polygon>
        <draw:polygon draw:style-name="gr11" draw:text-style-name="P8" draw:layer="layout" svg:width="0.071cm" svg:height="0.071cm" svg:x="14.463cm" svg:y="42.368cm" svg:viewBox="0 0 72 72" draw:points="0,0 72,0 72,72 0,72">
          <text:p/>
        </draw:polygon>
        <draw:polygon draw:style-name="gr11" draw:text-style-name="P8" draw:layer="layout" svg:width="0.07cm" svg:height="0.071cm" svg:x="14.146cm" svg:y="42.368cm" svg:viewBox="0 0 71 72" draw:points="0,0 71,0 71,72 0,72">
          <text:p/>
        </draw:polygon>
        <draw:polygon draw:style-name="gr11" draw:text-style-name="P8" draw:layer="layout" svg:width="0.07cm" svg:height="0.071cm" svg:x="14.146cm" svg:y="40.851cm" svg:viewBox="0 0 71 72" draw:points="0,0 71,0 71,72 0,72">
          <text:p/>
        </draw:polygon>
        <draw:line draw:style-name="gr10" draw:text-style-name="P3" draw:layer="layout" svg:x1="14.851cm" svg:y1="42.933cm" svg:x2="14.851cm" svg:y2="42.403cm">
          <text:p/>
        </draw:line>
        <draw:line draw:style-name="gr10" draw:text-style-name="P3" draw:layer="layout" svg:x1="14.851cm" svg:y1="42.403cm" svg:x2="15.169cm" svg:y2="42.403cm">
          <text:p/>
        </draw:line>
        <draw:line draw:style-name="gr10" draw:text-style-name="P3" draw:layer="layout" svg:x1="15.169cm" svg:y1="42.403cm" svg:x2="15.169cm" svg:y2="40.886cm">
          <text:p/>
        </draw:line>
        <draw:polygon draw:style-name="gr11" draw:text-style-name="P8" draw:layer="layout" svg:width="0.071cm" svg:height="0.071cm" svg:x="14.816cm" svg:y="42.897cm" svg:viewBox="0 0 72 72" draw:points="0,0 72,0 72,72 0,72">
          <text:p/>
        </draw:polygon>
        <draw:polygon draw:style-name="gr11" draw:text-style-name="P8" draw:layer="layout" svg:width="0.071cm" svg:height="0.071cm" svg:x="14.816cm" svg:y="42.368cm" svg:viewBox="0 0 72 72" draw:points="0,0 72,0 72,72 0,72">
          <text:p/>
        </draw:polygon>
        <draw:polygon draw:style-name="gr11" draw:text-style-name="P8" draw:layer="layout" svg:width="0.07cm" svg:height="0.071cm" svg:x="15.134cm" svg:y="42.368cm" svg:viewBox="0 0 71 72" draw:points="0,0 71,0 71,72 0,72">
          <text:p/>
        </draw:polygon>
        <draw:polygon draw:style-name="gr11" draw:text-style-name="P8" draw:layer="layout" svg:width="0.07cm" svg:height="0.071cm" svg:x="15.134cm" svg:y="40.851cm" svg:viewBox="0 0 71 72" draw:points="0,0 71,0 71,72 0,72">
          <text:p/>
        </draw:polygon>
        <draw:line draw:style-name="gr10" draw:text-style-name="P3" draw:layer="layout" svg:x1="15.24cm" svg:y1="42.933cm" svg:x2="15.24cm" svg:y2="42.403cm">
          <text:p/>
        </draw:line>
        <draw:line draw:style-name="gr10" draw:text-style-name="P3" draw:layer="layout" svg:x1="15.24cm" svg:y1="42.403cm" svg:x2="16.298cm" svg:y2="42.403cm">
          <text:p/>
        </draw:line>
        <draw:line draw:style-name="gr10" draw:text-style-name="P3" draw:layer="layout" svg:x1="16.298cm" svg:y1="42.403cm" svg:x2="16.298cm" svg:y2="40.886cm">
          <text:p/>
        </draw:line>
        <draw:polygon draw:style-name="gr11" draw:text-style-name="P8" draw:layer="layout" svg:width="0.071cm" svg:height="0.071cm" svg:x="15.204cm" svg:y="42.897cm" svg:viewBox="0 0 72 72" draw:points="0,0 72,0 72,72 0,72">
          <text:p/>
        </draw:polygon>
        <draw:polygon draw:style-name="gr11" draw:text-style-name="P8" draw:layer="layout" svg:width="0.071cm" svg:height="0.071cm" svg:x="15.204cm" svg:y="42.368cm" svg:viewBox="0 0 72 72" draw:points="0,0 72,0 72,72 0,72">
          <text:p/>
        </draw:polygon>
        <draw:polygon draw:style-name="gr11" draw:text-style-name="P8" draw:layer="layout" svg:width="0.07cm" svg:height="0.071cm" svg:x="16.263cm" svg:y="42.368cm" svg:viewBox="0 0 71 72" draw:points="0,0 71,0 71,72 0,72">
          <text:p/>
        </draw:polygon>
        <draw:polygon draw:style-name="gr11" draw:text-style-name="P8" draw:layer="layout" svg:width="0.07cm" svg:height="0.071cm" svg:x="16.263cm" svg:y="40.851cm" svg:viewBox="0 0 71 72" draw:points="0,0 71,0 71,72 0,72">
          <text:p/>
        </draw:polygon>
        <draw:line draw:style-name="gr10" draw:text-style-name="P3" draw:layer="layout" svg:x1="15.628cm" svg:y1="42.933cm" svg:x2="15.628cm" svg:y2="42.403cm">
          <text:p/>
        </draw:line>
        <draw:line draw:style-name="gr10" draw:text-style-name="P3" draw:layer="layout" svg:x1="15.628cm" svg:y1="42.403cm" svg:x2="17.356cm" svg:y2="42.403cm">
          <text:p/>
        </draw:line>
        <draw:line draw:style-name="gr10" draw:text-style-name="P3" draw:layer="layout" svg:x1="17.356cm" svg:y1="42.403cm" svg:x2="17.356cm" svg:y2="40.886cm">
          <text:p/>
        </draw:line>
        <draw:polygon draw:style-name="gr11" draw:text-style-name="P8" draw:layer="layout" svg:width="0.071cm" svg:height="0.071cm" svg:x="15.592cm" svg:y="42.897cm" svg:viewBox="0 0 72 72" draw:points="0,0 72,0 72,72 0,72">
          <text:p/>
        </draw:polygon>
        <draw:polygon draw:style-name="gr11" draw:text-style-name="P8" draw:layer="layout" svg:width="0.071cm" svg:height="0.071cm" svg:x="15.592cm" svg:y="42.368cm" svg:viewBox="0 0 72 72" draw:points="0,0 72,0 72,72 0,72">
          <text:p/>
        </draw:polygon>
        <draw:polygon draw:style-name="gr11" draw:text-style-name="P8" draw:layer="layout" svg:width="0.07cm" svg:height="0.071cm" svg:x="17.321cm" svg:y="42.368cm" svg:viewBox="0 0 71 72" draw:points="0,0 71,0 71,72 0,72">
          <text:p/>
        </draw:polygon>
        <draw:polygon draw:style-name="gr11" draw:text-style-name="P8" draw:layer="layout" svg:width="0.07cm" svg:height="0.071cm" svg:x="17.321cm" svg:y="40.851cm" svg:viewBox="0 0 71 72" draw:points="0,0 71,0 71,72 0,72">
          <text:p/>
        </draw:polygon>
        <draw:line draw:style-name="gr10" draw:text-style-name="P3" draw:layer="layout" svg:x1="16.016cm" svg:y1="42.933cm" svg:x2="16.016cm" svg:y2="42.403cm">
          <text:p/>
        </draw:line>
        <draw:line draw:style-name="gr10" draw:text-style-name="P3" draw:layer="layout" svg:x1="16.016cm" svg:y1="42.403cm" svg:x2="18.415cm" svg:y2="42.403cm">
          <text:p/>
        </draw:line>
        <draw:line draw:style-name="gr10" draw:text-style-name="P3" draw:layer="layout" svg:x1="18.415cm" svg:y1="42.403cm" svg:x2="18.415cm" svg:y2="40.886cm">
          <text:p/>
        </draw:line>
        <draw:polygon draw:style-name="gr11" draw:text-style-name="P8" draw:layer="layout" svg:width="0.071cm" svg:height="0.071cm" svg:x="15.98cm" svg:y="42.897cm" svg:viewBox="0 0 72 72" draw:points="0,0 72,0 72,72 0,72">
          <text:p/>
        </draw:polygon>
        <draw:polygon draw:style-name="gr11" draw:text-style-name="P8" draw:layer="layout" svg:width="0.071cm" svg:height="0.071cm" svg:x="15.98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2.368cm" svg:viewBox="0 0 72 72" draw:points="0,0 72,0 72,72 0,72">
          <text:p/>
        </draw:polygon>
        <draw:polygon draw:style-name="gr11" draw:text-style-name="P8" draw:layer="layout" svg:width="0.071cm" svg:height="0.071cm" svg:x="18.379cm" svg:y="40.851cm" svg:viewBox="0 0 72 72" draw:points="0,0 72,0 72,72 0,72">
          <text:p/>
        </draw:polygon>
        <draw:line draw:style-name="gr10" draw:text-style-name="P3" draw:layer="layout" svg:x1="13.335cm" svg:y1="42.933cm" svg:x2="13.335cm" svg:y2="42.403cm">
          <text:p/>
        </draw:line>
        <draw:line draw:style-name="gr10" draw:text-style-name="P3" draw:layer="layout" svg:x1="13.335cm" svg:y1="42.403cm" svg:x2="11.006cm" svg:y2="42.403cm">
          <text:p/>
        </draw:line>
        <draw:line draw:style-name="gr10" draw:text-style-name="P3" draw:layer="layout" svg:x1="11.006cm" svg:y1="42.403cm" svg:x2="11.006cm" svg:y2="40.886cm">
          <text:p/>
        </draw:line>
        <draw:polygon draw:style-name="gr11" draw:text-style-name="P8" draw:layer="layout" svg:width="0.071cm" svg:height="0.071cm" svg:x="13.299cm" svg:y="42.897cm" svg:viewBox="0 0 72 72" draw:points="0,0 72,0 72,72 0,72">
          <text:p/>
        </draw:polygon>
        <draw:polygon draw:style-name="gr11" draw:text-style-name="P8" draw:layer="layout" svg:width="0.071cm" svg:height="0.071cm" svg:x="13.299cm" svg:y="42.368cm" svg:viewBox="0 0 72 72" draw:points="0,0 72,0 72,72 0,72">
          <text:p/>
        </draw:polygon>
        <draw:polygon draw:style-name="gr11" draw:text-style-name="P8" draw:layer="layout" svg:width="0.07cm" svg:height="0.071cm" svg:x="10.971cm" svg:y="42.368cm" svg:viewBox="0 0 71 72" draw:points="0,0 71,0 71,72 0,72">
          <text:p/>
        </draw:polygon>
        <draw:polygon draw:style-name="gr11" draw:text-style-name="P8" draw:layer="layout" svg:width="0.07cm" svg:height="0.071cm" svg:x="10.971cm" svg:y="40.851cm" svg:viewBox="0 0 71 72" draw:points="0,0 71,0 71,72 0,72">
          <text:p/>
        </draw:polygon>
        <draw:line draw:style-name="gr10" draw:text-style-name="P3" draw:layer="layout" svg:x1="11.006cm" svg:y1="34.819cm" svg:x2="11.006cm" svg:y2="34.501cm">
          <text:p/>
        </draw:line>
        <draw:line draw:style-name="gr10" draw:text-style-name="P3" draw:layer="layout" svg:x1="11.006cm" svg:y1="35.665cm" svg:x2="11.006cm" svg:y2="36.195cm">
          <text:p/>
        </draw:line>
        <draw:polyline draw:style-name="gr10" draw:text-style-name="P3" draw:layer="layout" svg:width="0cm" svg:height="0cm" svg:x="11.006cm" svg:y="36.195cm" svg:viewBox="0 0 0 0" draw:points="0,0">
          <text:p/>
        </draw:polyline>
        <draw:line draw:style-name="gr10" draw:text-style-name="P3" draw:layer="layout" svg:x1="11.006cm" svg:y1="36.195cm" svg:x2="11.006cm" svg:y2="36.583cm">
          <text:p/>
        </draw:line>
        <draw:polygon draw:style-name="gr11" draw:text-style-name="P8" draw:layer="layout" svg:width="0.07cm" svg:height="0.071cm" svg:x="10.971cm" svg:y="35.63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159cm" svg:viewBox="0 0 71 72" draw:points="0,0 71,0 71,72 0,72">
          <text:p/>
        </draw:polygon>
        <draw:polygon draw:style-name="gr11" draw:text-style-name="P8" draw:layer="layout" svg:width="0.07cm" svg:height="0.071cm" svg:x="10.971cm" svg:y="36.547cm" svg:viewBox="0 0 71 72" draw:points="0,0 71,0 71,72 0,72">
          <text:p/>
        </draw:polygon>
        <draw:line draw:style-name="gr10" draw:text-style-name="P3" draw:layer="layout" svg:x1="11.006cm" svg:y1="24.376cm" svg:x2="11.006cm" svg:y2="24.941cm">
          <text:p/>
        </draw:line>
        <draw:line draw:style-name="gr10" draw:text-style-name="P3" draw:layer="layout" svg:x1="11.006cm" svg:y1="23.53cm" svg:x2="11.006cm" svg:y2="23.001cm">
          <text:p/>
        </draw:line>
        <draw:polyline draw:style-name="gr10" draw:text-style-name="P3" draw:layer="layout" svg:width="0cm" svg:height="0cm" svg:x="11.006cm" svg:y="23.001cm" svg:viewBox="0 0 0 0" draw:points="0,0">
          <text:p/>
        </draw:polyline>
        <draw:line draw:style-name="gr10" draw:text-style-name="P3" draw:layer="layout" svg:x1="11.006cm" svg:y1="23.001cm" svg:x2="11.006cm" svg:y2="22.895cm">
          <text:p/>
        </draw:line>
        <draw:polygon draw:style-name="gr11" draw:text-style-name="P8" draw:layer="layout" svg:width="0.07cm" svg:height="0.07cm" svg:x="10.971cm" svg:y="23.495cm" svg:viewBox="0 0 71 71" draw:points="0,0 71,0 71,71 0,71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1cm" svg:x="10.971cm" svg:y="22.965cm" svg:viewBox="0 0 71 72" draw:points="0,0 71,0 71,72 0,72">
          <text:p/>
        </draw:polygon>
        <draw:polygon draw:style-name="gr11" draw:text-style-name="P8" draw:layer="layout" svg:width="0.07cm" svg:height="0.07cm" svg:x="10.971cm" svg:y="22.86cm" svg:viewBox="0 0 71 71" draw:points="0,0 71,0 71,71 0,71">
          <text:p/>
        </draw:polygon>
        <draw:line draw:style-name="gr10" draw:text-style-name="P3" draw:layer="layout" svg:x1="11.006cm" svg:y1="37.994cm" svg:x2="11.006cm" svg:y2="37.5cm">
          <text:p/>
        </draw:line>
        <draw:line draw:style-name="gr10" draw:text-style-name="P3" draw:layer="layout" svg:x1="11.006cm" svg:y1="38.84cm" svg:x2="11.006cm" svg:y2="39.37cm">
          <text:p/>
        </draw:line>
        <draw:polyline draw:style-name="gr10" draw:text-style-name="P3" draw:layer="layout" svg:width="0cm" svg:height="0cm" svg:x="11.006cm" svg:y="39.37cm" svg:viewBox="0 0 0 0" draw:points="0,0">
          <text:p/>
        </draw:polyline>
        <draw:line draw:style-name="gr10" draw:text-style-name="P3" draw:layer="layout" svg:x1="11.006cm" svg:y1="39.37cm" svg:x2="11.006cm" svg:y2="40.11cm">
          <text:p/>
        </draw:line>
        <draw:polygon draw:style-name="gr11" draw:text-style-name="P8" draw:layer="layout" svg:width="0.07cm" svg:height="0.071cm" svg:x="10.971cm" svg:y="38.805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39.334cm" svg:viewBox="0 0 71 72" draw:points="0,0 71,0 71,72 0,72">
          <text:p/>
        </draw:polygon>
        <draw:polygon draw:style-name="gr11" draw:text-style-name="P8" draw:layer="layout" svg:width="0.07cm" svg:height="0.071cm" svg:x="10.971cm" svg:y="40.075cm" svg:viewBox="0 0 71 72" draw:points="0,0 71,0 71,72 0,72">
          <text:p/>
        </draw:polygon>
        <draw:line draw:style-name="gr10" draw:text-style-name="P3" draw:layer="layout" svg:x1="8.501cm" svg:y1="24.376cm" svg:x2="8.501cm" svg:y2="24.941cm">
          <text:p/>
        </draw:line>
        <draw:line draw:style-name="gr10" draw:text-style-name="P3" draw:layer="layout" svg:x1="8.466cm" svg:y1="17.956cm" svg:x2="8.466cm" svg:y2="18.485cm">
          <text:p/>
        </draw:line>
        <draw:line draw:style-name="gr10" draw:text-style-name="P3" draw:layer="layout" svg:x1="8.466cm" svg:y1="18.485cm" svg:x2="4.797cm" svg:y2="18.485cm">
          <text:p/>
        </draw:line>
        <draw:line draw:style-name="gr10" draw:text-style-name="P3" draw:layer="layout" svg:x1="4.797cm" svg:y1="18.485cm" svg:x2="4.797cm" svg:y2="19.296cm">
          <text:p/>
        </draw:line>
        <draw:polygon draw:style-name="gr11" draw:text-style-name="P8" draw:layer="layout" svg:width="0.07cm" svg:height="0.07cm" svg:x="8.431cm" svg:y="17.921cm" svg:viewBox="0 0 71 71" draw:points="0,0 71,0 71,71 0,71">
          <text:p/>
        </draw:polygon>
        <draw:polygon draw:style-name="gr11" draw:text-style-name="P8" draw:layer="layout" svg:width="0.07cm" svg:height="0.07cm" svg:x="8.431cm" svg:y="18.45cm" svg:viewBox="0 0 71 71" draw:points="0,0 71,0 71,71 0,71">
          <text:p/>
        </draw:polygon>
        <draw:polygon draw:style-name="gr11" draw:text-style-name="P8" draw:layer="layout" svg:width="0.071cm" svg:height="0.07cm" svg:x="4.762cm" svg:y="18.45cm" svg:viewBox="0 0 72 71" draw:points="0,0 72,0 72,71 0,71">
          <text:p/>
        </draw:polygon>
        <draw:polygon draw:style-name="gr11" draw:text-style-name="P8" draw:layer="layout" svg:width="0.071cm" svg:height="0.071cm" svg:x="4.762cm" svg:y="19.261cm" svg:viewBox="0 0 72 72" draw:points="0,0 72,0 72,72 0,72">
          <text:p/>
        </draw:polygon>
        <draw:line draw:style-name="gr10" draw:text-style-name="P3" draw:layer="layout" svg:x1="9.736cm" svg:y1="43.285cm" svg:x2="9.207cm" svg:y2="43.285cm">
          <text:p/>
        </draw:line>
        <draw:line draw:style-name="gr10" draw:text-style-name="P3" draw:layer="layout" svg:x1="9.207cm" svg:y1="43.285cm" svg:x2="9.207cm" svg:y2="43.321cm">
          <text:p/>
        </draw:line>
        <draw:line draw:style-name="gr10" draw:text-style-name="P3" draw:layer="layout" svg:x1="9.207cm" svg:y1="43.321cm" svg:x2="6.526cm" svg:y2="43.321cm">
          <text:p/>
        </draw:line>
        <draw:polygon draw:style-name="gr11" draw:text-style-name="P8" draw:layer="layout" svg:width="0.07cm" svg:height="0.071cm" svg:x="9.701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5cm" svg:viewBox="0 0 71 72" draw:points="0,0 71,0 71,72 0,72">
          <text:p/>
        </draw:polygon>
        <draw:polygon draw:style-name="gr11" draw:text-style-name="P8" draw:layer="layout" svg:width="0.07cm" svg:height="0.071cm" svg:x="9.172cm" svg:y="43.285cm" svg:viewBox="0 0 71 72" draw:points="0,0 71,0 71,72 0,72">
          <text:p/>
        </draw:polygon>
        <draw:polygon draw:style-name="gr11" draw:text-style-name="P8" draw:layer="layout" svg:width="0.07cm" svg:height="0.071cm" svg:x="6.491cm" svg:y="43.285cm" svg:viewBox="0 0 71 72" draw:points="0,0 71,0 71,72 0,72">
          <text:p/>
        </draw:polygon>
        <draw:line draw:style-name="gr10" draw:text-style-name="P3" draw:layer="layout" svg:x1="10.089cm" svg:y1="17.956cm" svg:x2="10.089cm" svg:y2="18.485cm">
          <text:p/>
        </draw:line>
        <draw:line draw:style-name="gr10" draw:text-style-name="P3" draw:layer="layout" svg:x1="10.089cm" svg:y1="18.485cm" svg:x2="14.675cm" svg:y2="18.485cm">
          <text:p/>
        </draw:line>
        <draw:line draw:style-name="gr10" draw:text-style-name="P3" draw:layer="layout" svg:x1="14.675cm" svg:y1="18.485cm" svg:x2="14.675cm" svg:y2="19.296cm">
          <text:p/>
        </draw:line>
        <draw:polygon draw:style-name="gr11" draw:text-style-name="P8" draw:layer="layout" svg:width="0.07cm" svg:height="0.07cm" svg:x="10.054cm" svg:y="17.921cm" svg:viewBox="0 0 71 71" draw:points="0,0 71,0 71,71 0,71">
          <text:p/>
        </draw:polygon>
        <draw:polygon draw:style-name="gr11" draw:text-style-name="P8" draw:layer="layout" svg:width="0.07cm" svg:height="0.07cm" svg:x="10.054cm" svg:y="18.45cm" svg:viewBox="0 0 71 71" draw:points="0,0 71,0 71,71 0,71">
          <text:p/>
        </draw:polygon>
        <draw:polygon draw:style-name="gr11" draw:text-style-name="P8" draw:layer="layout" svg:width="0.07cm" svg:height="0.07cm" svg:x="14.64cm" svg:y="18.45cm" svg:viewBox="0 0 71 71" draw:points="0,0 71,0 71,71 0,71">
          <text:p/>
        </draw:polygon>
        <draw:polygon draw:style-name="gr11" draw:text-style-name="P8" draw:layer="layout" svg:width="0.07cm" svg:height="0.071cm" svg:x="14.64cm" svg:y="19.261cm" svg:viewBox="0 0 71 72" draw:points="0,0 71,0 71,72 0,72">
          <text:p/>
        </draw:polygon>
        <draw:line draw:style-name="gr10" draw:text-style-name="P3" draw:layer="layout" svg:x1="3.845cm" svg:y1="20.073cm" svg:x2="3.845cm" svg:y2="20.602cm">
          <text:p/>
        </draw:line>
        <draw:line draw:style-name="gr10" draw:text-style-name="P3" draw:layer="layout" svg:x1="3.845cm" svg:y1="20.602cm" svg:x2="2.187cm" svg:y2="20.602cm">
          <text:p/>
        </draw:line>
        <draw:line draw:style-name="gr10" draw:text-style-name="P3" draw:layer="layout" svg:x1="2.187cm" svg:y1="20.602cm" svg:x2="2.187cm" svg:y2="22.119cm">
          <text:p/>
        </draw:line>
        <draw:polygon draw:style-name="gr11" draw:text-style-name="P8" draw:layer="layout" svg:width="0.07cm" svg:height="0.071cm" svg:x="3.81cm" svg:y="20.037cm" svg:viewBox="0 0 71 72" draw:points="0,0 71,0 71,72 0,72">
          <text:p/>
        </draw:polygon>
        <draw:polygon draw:style-name="gr11" draw:text-style-name="P8" draw:layer="layout" svg:width="0.07cm" svg:height="0.071cm" svg:x="3.81cm" svg:y="20.566cm" svg:viewBox="0 0 71 72" draw:points="0,0 71,0 71,72 0,72">
          <text:p/>
        </draw:polygon>
        <draw:polygon draw:style-name="gr11" draw:text-style-name="P8" draw:layer="layout" svg:width="0.071cm" svg:height="0.071cm" svg:x="2.151cm" svg:y="20.566cm" svg:viewBox="0 0 72 72" draw:points="0,0 72,0 72,72 0,72">
          <text:p/>
        </draw:polygon>
        <draw:polygon draw:style-name="gr11" draw:text-style-name="P8" draw:layer="layout" svg:width="0.071cm" svg:height="0.071cm" svg:x="2.151cm" svg:y="22.083cm" svg:viewBox="0 0 72 72" draw:points="0,0 72,0 72,72 0,72">
          <text:p/>
        </draw:polygon>
        <draw:line draw:style-name="gr10" draw:text-style-name="P3" draw:layer="layout" svg:x1="4.233cm" svg:y1="20.073cm" svg:x2="4.233cm" svg:y2="20.602cm">
          <text:p/>
        </draw:line>
        <draw:line draw:style-name="gr10" draw:text-style-name="P3" draw:layer="layout" svg:x1="4.233cm" svg:y1="20.602cm" svg:x2="3.21cm" svg:y2="20.602cm">
          <text:p/>
        </draw:line>
        <draw:line draw:style-name="gr10" draw:text-style-name="P3" draw:layer="layout" svg:x1="3.21cm" svg:y1="20.602cm" svg:x2="3.21cm" svg:y2="22.119cm">
          <text:p/>
        </draw:line>
        <draw:polygon draw:style-name="gr11" draw:text-style-name="P8" draw:layer="layout" svg:width="0.07cm" svg:height="0.071cm" svg:x="4.198cm" svg:y="20.037cm" svg:viewBox="0 0 71 72" draw:points="0,0 71,0 71,72 0,72">
          <text:p/>
        </draw:polygon>
        <draw:polygon draw:style-name="gr11" draw:text-style-name="P8" draw:layer="layout" svg:width="0.07cm" svg:height="0.071cm" svg:x="4.198cm" svg:y="20.566cm" svg:viewBox="0 0 71 72" draw:points="0,0 71,0 71,72 0,72">
          <text:p/>
        </draw:polygon>
        <draw:polygon draw:style-name="gr11" draw:text-style-name="P8" draw:layer="layout" svg:width="0.07cm" svg:height="0.071cm" svg:x="3.175cm" svg:y="20.566cm" svg:viewBox="0 0 71 72" draw:points="0,0 71,0 71,72 0,72">
          <text:p/>
        </draw:polygon>
        <draw:polygon draw:style-name="gr11" draw:text-style-name="P8" draw:layer="layout" svg:width="0.07cm" svg:height="0.071cm" svg:x="3.175cm" svg:y="22.083cm" svg:viewBox="0 0 71 72" draw:points="0,0 71,0 71,72 0,72">
          <text:p/>
        </draw:polygon>
        <draw:line draw:style-name="gr10" draw:text-style-name="P3" draw:layer="layout" svg:x1="13.335cm" svg:y1="20.073cm" svg:x2="13.335cm" svg:y2="20.602cm">
          <text:p/>
        </draw:line>
        <draw:line draw:style-name="gr10" draw:text-style-name="P3" draw:layer="layout" svg:x1="13.335cm" svg:y1="20.602cm" svg:x2="11.006cm" svg:y2="20.602cm">
          <text:p/>
        </draw:line>
        <draw:line draw:style-name="gr10" draw:text-style-name="P3" draw:layer="layout" svg:x1="11.006cm" svg:y1="20.602cm" svg:x2="11.006cm" svg:y2="22.119cm">
          <text:p/>
        </draw:line>
        <draw:polygon draw:style-name="gr11" draw:text-style-name="P8" draw:layer="layout" svg:width="0.071cm" svg:height="0.071cm" svg:x="13.299cm" svg:y="20.037cm" svg:viewBox="0 0 72 72" draw:points="0,0 72,0 72,72 0,72">
          <text:p/>
        </draw:polygon>
        <draw:polygon draw:style-name="gr11" draw:text-style-name="P8" draw:layer="layout" svg:width="0.071cm" svg:height="0.071cm" svg:x="13.299cm" svg:y="20.566cm" svg:viewBox="0 0 72 72" draw:points="0,0 72,0 72,72 0,72">
          <text:p/>
        </draw:polygon>
        <draw:polygon draw:style-name="gr11" draw:text-style-name="P8" draw:layer="layout" svg:width="0.07cm" svg:height="0.071cm" svg:x="10.971cm" svg:y="20.566cm" svg:viewBox="0 0 71 72" draw:points="0,0 71,0 71,72 0,72">
          <text:p/>
        </draw:polygon>
        <draw:polygon draw:style-name="gr11" draw:text-style-name="P8" draw:layer="layout" svg:width="0.07cm" svg:height="0.071cm" svg:x="10.971cm" svg:y="22.083cm" svg:viewBox="0 0 71 72" draw:points="0,0 71,0 71,72 0,72">
          <text:p/>
        </draw:polygon>
        <draw:line draw:style-name="gr10" draw:text-style-name="P3" draw:layer="layout" svg:x1="13.723cm" svg:y1="20.073cm" svg:x2="13.723cm" svg:y2="20.602cm">
          <text:p/>
        </draw:line>
        <draw:line draw:style-name="gr10" draw:text-style-name="P3" draw:layer="layout" svg:x1="13.723cm" svg:y1="20.602cm" svg:x2="12.065cm" svg:y2="20.602cm">
          <text:p/>
        </draw:line>
        <draw:line draw:style-name="gr10" draw:text-style-name="P3" draw:layer="layout" svg:x1="12.065cm" svg:y1="20.602cm" svg:x2="12.065cm" svg:y2="22.119cm">
          <text:p/>
        </draw:line>
        <draw:polygon draw:style-name="gr11" draw:text-style-name="P8" draw:layer="layout" svg:width="0.071cm" svg:height="0.071cm" svg:x="13.687cm" svg:y="20.037cm" svg:viewBox="0 0 72 72" draw:points="0,0 72,0 72,72 0,72">
          <text:p/>
        </draw:polygon>
        <draw:polygon draw:style-name="gr11" draw:text-style-name="P8" draw:layer="layout" svg:width="0.071cm" svg:height="0.071cm" svg:x="13.687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0.566cm" svg:viewBox="0 0 72 72" draw:points="0,0 72,0 72,72 0,72">
          <text:p/>
        </draw:polygon>
        <draw:polygon draw:style-name="gr11" draw:text-style-name="P8" draw:layer="layout" svg:width="0.071cm" svg:height="0.071cm" svg:x="12.029cm" svg:y="22.083cm" svg:viewBox="0 0 72 72" draw:points="0,0 72,0 72,72 0,72">
          <text:p/>
        </draw:polygon>
        <draw:line draw:style-name="gr10" draw:text-style-name="P3" draw:layer="layout" svg:x1="14.111cm" svg:y1="20.073cm" svg:x2="14.111cm" svg:y2="20.602cm">
          <text:p/>
        </draw:line>
        <draw:line draw:style-name="gr10" draw:text-style-name="P3" draw:layer="layout" svg:x1="14.111cm" svg:y1="20.602cm" svg:x2="13.123cm" svg:y2="20.602cm">
          <text:p/>
        </draw:line>
        <draw:line draw:style-name="gr10" draw:text-style-name="P3" draw:layer="layout" svg:x1="13.123cm" svg:y1="20.602cm" svg:x2="13.123cm" svg:y2="22.119cm">
          <text:p/>
        </draw:line>
        <draw:polygon draw:style-name="gr11" draw:text-style-name="P8" draw:layer="layout" svg:width="0.071cm" svg:height="0.071cm" svg:x="14.075cm" svg:y="20.037cm" svg:viewBox="0 0 72 72" draw:points="0,0 72,0 72,72 0,72">
          <text:p/>
        </draw:polygon>
        <draw:polygon draw:style-name="gr11" draw:text-style-name="P8" draw:layer="layout" svg:width="0.071cm" svg:height="0.071cm" svg:x="14.075cm" svg:y="20.566cm" svg:viewBox="0 0 72 72" draw:points="0,0 72,0 72,72 0,72">
          <text:p/>
        </draw:polygon>
        <draw:polygon draw:style-name="gr11" draw:text-style-name="P8" draw:layer="layout" svg:width="0.07cm" svg:height="0.071cm" svg:x="13.088cm" svg:y="20.566cm" svg:viewBox="0 0 71 72" draw:points="0,0 71,0 71,72 0,72">
          <text:p/>
        </draw:polygon>
        <draw:polygon draw:style-name="gr11" draw:text-style-name="P8" draw:layer="layout" svg:width="0.07cm" svg:height="0.071cm" svg:x="13.088cm" svg:y="22.083cm" svg:viewBox="0 0 71 72" draw:points="0,0 71,0 71,72 0,72">
          <text:p/>
        </draw:polygon>
        <draw:line draw:style-name="gr10" draw:text-style-name="P3" draw:layer="layout" svg:x1="14.499cm" svg:y1="20.073cm" svg:x2="14.499cm" svg:y2="20.602cm">
          <text:p/>
        </draw:line>
        <draw:line draw:style-name="gr10" draw:text-style-name="P3" draw:layer="layout" svg:x1="14.499cm" svg:y1="20.602cm" svg:x2="14.181cm" svg:y2="20.602cm">
          <text:p/>
        </draw:line>
        <draw:line draw:style-name="gr10" draw:text-style-name="P3" draw:layer="layout" svg:x1="14.181cm" svg:y1="20.602cm" svg:x2="14.181cm" svg:y2="22.119cm">
          <text:p/>
        </draw:line>
        <draw:polygon draw:style-name="gr11" draw:text-style-name="P8" draw:layer="layout" svg:width="0.071cm" svg:height="0.071cm" svg:x="14.463cm" svg:y="20.037cm" svg:viewBox="0 0 72 72" draw:points="0,0 72,0 72,72 0,72">
          <text:p/>
        </draw:polygon>
        <draw:polygon draw:style-name="gr11" draw:text-style-name="P8" draw:layer="layout" svg:width="0.071cm" svg:height="0.071cm" svg:x="14.463cm" svg:y="20.566cm" svg:viewBox="0 0 72 72" draw:points="0,0 72,0 72,72 0,72">
          <text:p/>
        </draw:polygon>
        <draw:polygon draw:style-name="gr11" draw:text-style-name="P8" draw:layer="layout" svg:width="0.07cm" svg:height="0.071cm" svg:x="14.146cm" svg:y="20.566cm" svg:viewBox="0 0 71 72" draw:points="0,0 71,0 71,72 0,72">
          <text:p/>
        </draw:polygon>
        <draw:polygon draw:style-name="gr11" draw:text-style-name="P8" draw:layer="layout" svg:width="0.07cm" svg:height="0.071cm" svg:x="14.146cm" svg:y="22.083cm" svg:viewBox="0 0 71 72" draw:points="0,0 71,0 71,72 0,72">
          <text:p/>
        </draw:polygon>
        <draw:line draw:style-name="gr10" draw:text-style-name="P3" draw:layer="layout" svg:x1="14.851cm" svg:y1="20.073cm" svg:x2="14.851cm" svg:y2="20.602cm">
          <text:p/>
        </draw:line>
        <draw:line draw:style-name="gr10" draw:text-style-name="P3" draw:layer="layout" svg:x1="14.851cm" svg:y1="20.602cm" svg:x2="15.169cm" svg:y2="20.602cm">
          <text:p/>
        </draw:line>
        <draw:line draw:style-name="gr10" draw:text-style-name="P3" draw:layer="layout" svg:x1="15.169cm" svg:y1="20.602cm" svg:x2="15.169cm" svg:y2="22.119cm">
          <text:p/>
        </draw:line>
        <draw:polygon draw:style-name="gr11" draw:text-style-name="P8" draw:layer="layout" svg:width="0.071cm" svg:height="0.071cm" svg:x="14.816cm" svg:y="20.037cm" svg:viewBox="0 0 72 72" draw:points="0,0 72,0 72,72 0,72">
          <text:p/>
        </draw:polygon>
        <draw:polygon draw:style-name="gr11" draw:text-style-name="P8" draw:layer="layout" svg:width="0.071cm" svg:height="0.071cm" svg:x="14.816cm" svg:y="20.566cm" svg:viewBox="0 0 72 72" draw:points="0,0 72,0 72,72 0,72">
          <text:p/>
        </draw:polygon>
        <draw:polygon draw:style-name="gr11" draw:text-style-name="P8" draw:layer="layout" svg:width="0.07cm" svg:height="0.071cm" svg:x="15.134cm" svg:y="20.566cm" svg:viewBox="0 0 71 72" draw:points="0,0 71,0 71,72 0,72">
          <text:p/>
        </draw:polygon>
        <draw:polygon draw:style-name="gr11" draw:text-style-name="P8" draw:layer="layout" svg:width="0.07cm" svg:height="0.071cm" svg:x="15.134cm" svg:y="22.083cm" svg:viewBox="0 0 71 72" draw:points="0,0 71,0 71,72 0,72">
          <text:p/>
        </draw:polygon>
        <draw:line draw:style-name="gr10" draw:text-style-name="P3" draw:layer="layout" svg:x1="15.24cm" svg:y1="20.073cm" svg:x2="15.24cm" svg:y2="20.602cm">
          <text:p/>
        </draw:line>
        <draw:line draw:style-name="gr10" draw:text-style-name="P3" draw:layer="layout" svg:x1="15.24cm" svg:y1="20.602cm" svg:x2="16.298cm" svg:y2="20.602cm">
          <text:p/>
        </draw:line>
        <draw:line draw:style-name="gr10" draw:text-style-name="P3" draw:layer="layout" svg:x1="16.298cm" svg:y1="20.602cm" svg:x2="16.298cm" svg:y2="22.119cm">
          <text:p/>
        </draw:line>
        <draw:polygon draw:style-name="gr11" draw:text-style-name="P8" draw:layer="layout" svg:width="0.071cm" svg:height="0.071cm" svg:x="15.204cm" svg:y="20.037cm" svg:viewBox="0 0 72 72" draw:points="0,0 72,0 72,72 0,72">
          <text:p/>
        </draw:polygon>
        <draw:polygon draw:style-name="gr11" draw:text-style-name="P8" draw:layer="layout" svg:width="0.071cm" svg:height="0.071cm" svg:x="15.204cm" svg:y="20.566cm" svg:viewBox="0 0 72 72" draw:points="0,0 72,0 72,72 0,72">
          <text:p/>
        </draw:polygon>
        <draw:polygon draw:style-name="gr11" draw:text-style-name="P8" draw:layer="layout" svg:width="0.07cm" svg:height="0.071cm" svg:x="16.263cm" svg:y="20.566cm" svg:viewBox="0 0 71 72" draw:points="0,0 71,0 71,72 0,72">
          <text:p/>
        </draw:polygon>
        <draw:polygon draw:style-name="gr11" draw:text-style-name="P8" draw:layer="layout" svg:width="0.07cm" svg:height="0.071cm" svg:x="16.263cm" svg:y="22.083cm" svg:viewBox="0 0 71 72" draw:points="0,0 71,0 71,72 0,72">
          <text:p/>
        </draw:polygon>
        <draw:line draw:style-name="gr10" draw:text-style-name="P3" draw:layer="layout" svg:x1="15.628cm" svg:y1="20.073cm" svg:x2="15.628cm" svg:y2="20.602cm">
          <text:p/>
        </draw:line>
        <draw:line draw:style-name="gr10" draw:text-style-name="P3" draw:layer="layout" svg:x1="15.628cm" svg:y1="20.602cm" svg:x2="17.356cm" svg:y2="20.602cm">
          <text:p/>
        </draw:line>
        <draw:line draw:style-name="gr10" draw:text-style-name="P3" draw:layer="layout" svg:x1="17.356cm" svg:y1="20.602cm" svg:x2="17.356cm" svg:y2="22.119cm">
          <text:p/>
        </draw:line>
        <draw:polygon draw:style-name="gr11" draw:text-style-name="P8" draw:layer="layout" svg:width="0.071cm" svg:height="0.071cm" svg:x="15.592cm" svg:y="20.037cm" svg:viewBox="0 0 72 72" draw:points="0,0 72,0 72,72 0,72">
          <text:p/>
        </draw:polygon>
        <draw:polygon draw:style-name="gr11" draw:text-style-name="P8" draw:layer="layout" svg:width="0.071cm" svg:height="0.071cm" svg:x="15.592cm" svg:y="20.566cm" svg:viewBox="0 0 72 72" draw:points="0,0 72,0 72,72 0,72">
          <text:p/>
        </draw:polygon>
        <draw:polygon draw:style-name="gr11" draw:text-style-name="P8" draw:layer="layout" svg:width="0.07cm" svg:height="0.071cm" svg:x="17.321cm" svg:y="20.566cm" svg:viewBox="0 0 71 72" draw:points="0,0 71,0 71,72 0,72">
          <text:p/>
        </draw:polygon>
        <draw:polygon draw:style-name="gr11" draw:text-style-name="P8" draw:layer="layout" svg:width="0.07cm" svg:height="0.071cm" svg:x="17.321cm" svg:y="22.083cm" svg:viewBox="0 0 71 72" draw:points="0,0 71,0 71,72 0,72">
          <text:p/>
        </draw:polygon>
        <draw:line draw:style-name="gr10" draw:text-style-name="P3" draw:layer="layout" svg:x1="16.016cm" svg:y1="20.073cm" svg:x2="16.016cm" svg:y2="20.602cm">
          <text:p/>
        </draw:line>
        <draw:line draw:style-name="gr10" draw:text-style-name="P3" draw:layer="layout" svg:x1="16.016cm" svg:y1="20.602cm" svg:x2="18.415cm" svg:y2="20.602cm">
          <text:p/>
        </draw:line>
        <draw:line draw:style-name="gr10" draw:text-style-name="P3" draw:layer="layout" svg:x1="18.415cm" svg:y1="20.602cm" svg:x2="18.415cm" svg:y2="22.119cm">
          <text:p/>
        </draw:line>
        <draw:polygon draw:style-name="gr11" draw:text-style-name="P8" draw:layer="layout" svg:width="0.071cm" svg:height="0.071cm" svg:x="15.98cm" svg:y="20.037cm" svg:viewBox="0 0 72 72" draw:points="0,0 72,0 72,72 0,72">
          <text:p/>
        </draw:polygon>
        <draw:polygon draw:style-name="gr11" draw:text-style-name="P8" draw:layer="layout" svg:width="0.071cm" svg:height="0.071cm" svg:x="15.98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0.566cm" svg:viewBox="0 0 72 72" draw:points="0,0 72,0 72,72 0,72">
          <text:p/>
        </draw:polygon>
        <draw:polygon draw:style-name="gr11" draw:text-style-name="P8" draw:layer="layout" svg:width="0.071cm" svg:height="0.071cm" svg:x="18.379cm" svg:y="22.083cm" svg:viewBox="0 0 72 72" draw:points="0,0 72,0 72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3.21cm" svg:y1="37.994cm" svg:x2="3.21cm" svg:y2="37.5cm">
          <text:p/>
        </draw:line>
        <draw:line draw:style-name="gr10" draw:text-style-name="P3" draw:layer="layout" svg:x1="4.621cm" svg:y1="20.073cm" svg:x2="4.621cm" svg:y2="20.602cm">
          <text:p/>
        </draw:line>
        <draw:line draw:style-name="gr10" draw:text-style-name="P3" draw:layer="layout" svg:x1="4.621cm" svg:y1="20.602cm" svg:x2="4.198cm" svg:y2="20.602cm">
          <text:p/>
        </draw:line>
        <draw:line draw:style-name="gr10" draw:text-style-name="P3" draw:layer="layout" svg:x1="4.198cm" svg:y1="20.602cm" svg:x2="4.198cm" svg:y2="22.119cm">
          <text:p/>
        </draw:line>
        <draw:polygon draw:style-name="gr11" draw:text-style-name="P8" draw:layer="layout" svg:width="0.07cm" svg:height="0.071cm" svg:x="4.586cm" svg:y="20.037cm" svg:viewBox="0 0 71 72" draw:points="0,0 71,0 71,72 0,72">
          <text:p/>
        </draw:polygon>
        <draw:polygon draw:style-name="gr11" draw:text-style-name="P8" draw:layer="layout" svg:width="0.07cm" svg:height="0.071cm" svg:x="4.586cm" svg:y="20.566cm" svg:viewBox="0 0 71 72" draw:points="0,0 71,0 71,72 0,72">
          <text:p/>
        </draw:polygon>
        <draw:polygon draw:style-name="gr11" draw:text-style-name="P8" draw:layer="layout" svg:width="0.071cm" svg:height="0.071cm" svg:x="4.162cm" svg:y="20.566cm" svg:viewBox="0 0 72 72" draw:points="0,0 72,0 72,72 0,72">
          <text:p/>
        </draw:polygon>
        <draw:polygon draw:style-name="gr11" draw:text-style-name="P8" draw:layer="layout" svg:width="0.071cm" svg:height="0.071cm" svg:x="4.162cm" svg:y="22.083cm" svg:viewBox="0 0 72 72" draw:points="0,0 72,0 72,72 0,72">
          <text:p/>
        </draw:polygon>
        <draw:line draw:style-name="gr10" draw:text-style-name="P3" draw:layer="layout" svg:x1="4.974cm" svg:y1="20.073cm" svg:x2="4.974cm" svg:y2="20.602cm">
          <text:p/>
        </draw:line>
        <draw:line draw:style-name="gr10" draw:text-style-name="P3" draw:layer="layout" svg:x1="4.974cm" svg:y1="20.602cm" svg:x2="5.256cm" svg:y2="20.602cm">
          <text:p/>
        </draw:line>
        <draw:line draw:style-name="gr10" draw:text-style-name="P3" draw:layer="layout" svg:x1="5.256cm" svg:y1="20.602cm" svg:x2="5.256cm" svg:y2="22.119cm">
          <text:p/>
        </draw:line>
        <draw:polygon draw:style-name="gr11" draw:text-style-name="P8" draw:layer="layout" svg:width="0.071cm" svg:height="0.071cm" svg:x="4.938cm" svg:y="20.037cm" svg:viewBox="0 0 72 72" draw:points="0,0 72,0 72,72 0,72">
          <text:p/>
        </draw:polygon>
        <draw:polygon draw:style-name="gr11" draw:text-style-name="P8" draw:layer="layout" svg:width="0.071cm" svg:height="0.071cm" svg:x="4.938cm" svg:y="20.566cm" svg:viewBox="0 0 72 72" draw:points="0,0 72,0 72,72 0,72">
          <text:p/>
        </draw:polygon>
        <draw:polygon draw:style-name="gr11" draw:text-style-name="P8" draw:layer="layout" svg:width="0.07cm" svg:height="0.071cm" svg:x="5.221cm" svg:y="20.566cm" svg:viewBox="0 0 71 72" draw:points="0,0 71,0 71,72 0,72">
          <text:p/>
        </draw:polygon>
        <draw:polygon draw:style-name="gr11" draw:text-style-name="P8" draw:layer="layout" svg:width="0.07cm" svg:height="0.071cm" svg:x="5.221cm" svg:y="22.083cm" svg:viewBox="0 0 71 72" draw:points="0,0 71,0 71,72 0,72">
          <text:p/>
        </draw:polygon>
        <draw:line draw:style-name="gr10" draw:text-style-name="P3" draw:layer="layout" svg:x1="4.198cm" svg:y1="38.84cm" svg:x2="4.198cm" svg:y2="39.37cm">
          <text:p/>
        </draw:line>
        <draw:polyline draw:style-name="gr10" draw:text-style-name="P3" draw:layer="layout" svg:width="0cm" svg:height="0cm" svg:x="4.198cm" svg:y="39.37cm" svg:viewBox="0 0 0 0" draw:points="0,0">
          <text:p/>
        </draw:polyline>
        <draw:line draw:style-name="gr10" draw:text-style-name="P3" draw:layer="layout" svg:x1="4.198cm" svg:y1="39.37cm" svg:x2="4.198cm" svg:y2="40.11cm">
          <text:p/>
        </draw:line>
        <draw:polygon draw:style-name="gr11" draw:text-style-name="P8" draw:layer="layout" svg:width="0.071cm" svg:height="0.071cm" svg:x="4.162cm" svg:y="38.805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39.334cm" svg:viewBox="0 0 72 72" draw:points="0,0 72,0 72,72 0,72">
          <text:p/>
        </draw:polygon>
        <draw:polygon draw:style-name="gr11" draw:text-style-name="P8" draw:layer="layout" svg:width="0.071cm" svg:height="0.071cm" svg:x="4.162cm" svg:y="40.075cm" svg:viewBox="0 0 72 72" draw:points="0,0 72,0 72,72 0,72">
          <text:p/>
        </draw:polygon>
        <draw:line draw:style-name="gr10" draw:text-style-name="P3" draw:layer="layout" svg:x1="5.75cm" svg:y1="20.073cm" svg:x2="5.75cm" svg:y2="20.602cm">
          <text:p/>
        </draw:line>
        <draw:line draw:style-name="gr10" draw:text-style-name="P3" draw:layer="layout" svg:x1="5.75cm" svg:y1="20.602cm" svg:x2="7.443cm" svg:y2="20.602cm">
          <text:p/>
        </draw:line>
        <draw:line draw:style-name="gr10" draw:text-style-name="P3" draw:layer="layout" svg:x1="7.443cm" svg:y1="20.602cm" svg:x2="7.443cm" svg:y2="22.119cm">
          <text:p/>
        </draw:line>
        <draw:polygon draw:style-name="gr11" draw:text-style-name="P8" draw:layer="layout" svg:width="0.07cm" svg:height="0.071cm" svg:x="5.715cm" svg:y="20.037cm" svg:viewBox="0 0 71 72" draw:points="0,0 71,0 71,72 0,72">
          <text:p/>
        </draw:polygon>
        <draw:polygon draw:style-name="gr11" draw:text-style-name="P8" draw:layer="layout" svg:width="0.07cm" svg:height="0.071cm" svg:x="5.715cm" svg:y="20.566cm" svg:viewBox="0 0 71 72" draw:points="0,0 71,0 71,72 0,72">
          <text:p/>
        </draw:polygon>
        <draw:polygon draw:style-name="gr11" draw:text-style-name="P8" draw:layer="layout" svg:width="0.07cm" svg:height="0.071cm" svg:x="7.408cm" svg:y="20.566cm" svg:viewBox="0 0 71 72" draw:points="0,0 71,0 71,72 0,72">
          <text:p/>
        </draw:polygon>
        <draw:polygon draw:style-name="gr11" draw:text-style-name="P8" draw:layer="layout" svg:width="0.07cm" svg:height="0.071cm" svg:x="7.408cm" svg:y="22.083cm" svg:viewBox="0 0 71 72" draw:points="0,0 71,0 71,72 0,72">
          <text:p/>
        </draw:polygon>
        <draw:line draw:style-name="gr10" draw:text-style-name="P3" draw:layer="layout" svg:x1="6.138cm" svg:y1="20.073cm" svg:x2="6.138cm" svg:y2="20.602cm">
          <text:p/>
        </draw:line>
        <draw:line draw:style-name="gr10" draw:text-style-name="P3" draw:layer="layout" svg:x1="6.138cm" svg:y1="20.602cm" svg:x2="8.501cm" svg:y2="20.602cm">
          <text:p/>
        </draw:line>
        <draw:line draw:style-name="gr10" draw:text-style-name="P3" draw:layer="layout" svg:x1="8.501cm" svg:y1="20.602cm" svg:x2="8.501cm" svg:y2="22.119cm">
          <text:p/>
        </draw:line>
        <draw:polygon draw:style-name="gr11" draw:text-style-name="P8" draw:layer="layout" svg:width="0.07cm" svg:height="0.071cm" svg:x="6.103cm" svg:y="20.037cm" svg:viewBox="0 0 71 72" draw:points="0,0 71,0 71,72 0,72">
          <text:p/>
        </draw:polygon>
        <draw:polygon draw:style-name="gr11" draw:text-style-name="P8" draw:layer="layout" svg:width="0.07cm" svg:height="0.071cm" svg:x="6.103cm" svg:y="20.566cm" svg:viewBox="0 0 71 72" draw:points="0,0 71,0 71,72 0,72">
          <text:p/>
        </draw:polygon>
        <draw:polygon draw:style-name="gr11" draw:text-style-name="P8" draw:layer="layout" svg:width="0.071cm" svg:height="0.071cm" svg:x="8.466cm" svg:y="20.566cm" svg:viewBox="0 0 72 72" draw:points="0,0 72,0 72,72 0,72">
          <text:p/>
        </draw:polygon>
        <draw:polygon draw:style-name="gr11" draw:text-style-name="P8" draw:layer="layout" svg:width="0.071cm" svg:height="0.071cm" svg:x="8.466cm" svg:y="22.083cm" svg:viewBox="0 0 72 72" draw:points="0,0 72,0 72,72 0,72">
          <text:p/>
        </draw:polygon>
        <draw:line draw:style-name="gr10" draw:text-style-name="P3" draw:layer="layout" svg:x1="9.066cm" svg:y1="19.649cm" svg:x2="8.537cm" svg:y2="19.649cm">
          <text:p/>
        </draw:line>
        <draw:line draw:style-name="gr10" draw:text-style-name="P3" draw:layer="layout" svg:x1="8.537cm" svg:y1="19.649cm" svg:x2="8.537cm" svg:y2="19.685cm">
          <text:p/>
        </draw:line>
        <draw:line draw:style-name="gr10" draw:text-style-name="P3" draw:layer="layout" svg:x1="8.537cm" svg:y1="19.685cm" svg:x2="6.526cm" svg:y2="19.685cm">
          <text:p/>
        </draw:line>
        <draw:polygon draw:style-name="gr11" draw:text-style-name="P8" draw:layer="layout" svg:width="0.07cm" svg:height="0.071cm" svg:x="9.031cm" svg:y="19.614cm" svg:viewBox="0 0 71 72" draw:points="0,0 71,0 71,72 0,72">
          <text:p/>
        </draw:polygon>
        <draw:polygon draw:style-name="gr11" draw:text-style-name="P8" draw:layer="layout" svg:width="0.071cm" svg:height="0.071cm" svg:x="8.501cm" svg:y="19.614cm" svg:viewBox="0 0 72 72" draw:points="0,0 72,0 72,72 0,72">
          <text:p/>
        </draw:polygon>
        <draw:polygon draw:style-name="gr11" draw:text-style-name="P8" draw:layer="layout" svg:width="0.071cm" svg:height="0.071cm" svg:x="8.501cm" svg:y="19.649cm" svg:viewBox="0 0 72 72" draw:points="0,0 72,0 72,72 0,72">
          <text:p/>
        </draw:polygon>
        <draw:polygon draw:style-name="gr11" draw:text-style-name="P8" draw:layer="layout" svg:width="0.07cm" svg:height="0.071cm" svg:x="6.491cm" svg:y="19.649cm" svg:viewBox="0 0 71 72" draw:points="0,0 71,0 71,72 0,72">
          <text:p/>
        </draw:polygon>
        <draw:line draw:style-name="gr10" draw:text-style-name="P3" draw:layer="layout" svg:x1="9.913cm" svg:y1="19.649cm" svg:x2="10.442cm" svg:y2="19.649cm">
          <text:p/>
        </draw:line>
        <draw:line draw:style-name="gr10" draw:text-style-name="P3" draw:layer="layout" svg:x1="10.442cm" svg:y1="19.649cm" svg:x2="10.442cm" svg:y2="19.685cm">
          <text:p/>
        </draw:line>
        <draw:line draw:style-name="gr10" draw:text-style-name="P3" draw:layer="layout" svg:x1="10.442cm" svg:y1="19.685cm" svg:x2="12.946cm" svg:y2="19.685cm">
          <text:p/>
        </draw:line>
        <draw:polygon draw:style-name="gr11" draw:text-style-name="P8" draw:layer="layout" svg:width="0.071cm" svg:height="0.071cm" svg:x="9.877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14cm" svg:viewBox="0 0 72 72" draw:points="0,0 72,0 72,72 0,72">
          <text:p/>
        </draw:polygon>
        <draw:polygon draw:style-name="gr11" draw:text-style-name="P8" draw:layer="layout" svg:width="0.071cm" svg:height="0.071cm" svg:x="10.406cm" svg:y="19.649cm" svg:viewBox="0 0 72 72" draw:points="0,0 72,0 72,72 0,72">
          <text:p/>
        </draw:polygon>
        <draw:polygon draw:style-name="gr11" draw:text-style-name="P8" draw:layer="layout" svg:width="0.071cm" svg:height="0.071cm" svg:x="12.911cm" svg:y="19.649cm" svg:viewBox="0 0 72 72" draw:points="0,0 72,0 72,72 0,72">
          <text:p/>
        </draw:polygon>
        <draw:line draw:style-name="gr10" draw:text-style-name="P3" draw:layer="layout" svg:x1="6.138cm" svg:y1="42.933cm" svg:x2="6.138cm" svg:y2="42.403cm">
          <text:p/>
        </draw:line>
        <draw:line draw:style-name="gr10" draw:text-style-name="P3" draw:layer="layout" svg:x1="6.138cm" svg:y1="42.403cm" svg:x2="8.501cm" svg:y2="42.403cm">
          <text:p/>
        </draw:line>
        <draw:line draw:style-name="gr10" draw:text-style-name="P3" draw:layer="layout" svg:x1="8.501cm" svg:y1="42.403cm" svg:x2="8.501cm" svg:y2="40.886cm">
          <text:p/>
        </draw:line>
        <draw:polygon draw:style-name="gr11" draw:text-style-name="P8" draw:layer="layout" svg:width="0.07cm" svg:height="0.071cm" svg:x="6.103cm" svg:y="42.897cm" svg:viewBox="0 0 71 72" draw:points="0,0 71,0 71,72 0,72">
          <text:p/>
        </draw:polygon>
        <draw:polygon draw:style-name="gr11" draw:text-style-name="P8" draw:layer="layout" svg:width="0.07cm" svg:height="0.071cm" svg:x="6.103cm" svg:y="42.368cm" svg:viewBox="0 0 71 72" draw:points="0,0 71,0 71,72 0,72">
          <text:p/>
        </draw:polygon>
        <draw:polygon draw:style-name="gr11" draw:text-style-name="P8" draw:layer="layout" svg:width="0.071cm" svg:height="0.071cm" svg:x="8.466cm" svg:y="42.368cm" svg:viewBox="0 0 72 72" draw:points="0,0 72,0 72,72 0,72">
          <text:p/>
        </draw:polygon>
        <draw:polygon draw:style-name="gr11" draw:text-style-name="P8" draw:layer="layout" svg:width="0.071cm" svg:height="0.071cm" svg:x="8.466cm" svg:y="40.851cm" svg:viewBox="0 0 72 72" draw:points="0,0 72,0 72,72 0,72">
          <text:p/>
        </draw:polygon>
        <draw:line draw:style-name="gr10" draw:text-style-name="P3" draw:layer="layout" svg:x1="3.457cm" svg:y1="20.073cm" svg:x2="3.457cm" svg:y2="20.602cm">
          <text:p/>
        </draw:line>
        <draw:line draw:style-name="gr10" draw:text-style-name="P3" draw:layer="layout" svg:x1="3.457cm" svg:y1="20.602cm" svg:x2="1.128cm" svg:y2="20.602cm">
          <text:p/>
        </draw:line>
        <draw:line draw:style-name="gr10" draw:text-style-name="P3" draw:layer="layout" svg:x1="1.128cm" svg:y1="20.602cm" svg:x2="1.128cm" svg:y2="22.119cm">
          <text:p/>
        </draw:line>
        <draw:polygon draw:style-name="gr11" draw:text-style-name="P8" draw:layer="layout" svg:width="0.071cm" svg:height="0.071cm" svg:x="3.421cm" svg:y="20.037cm" svg:viewBox="0 0 72 72" draw:points="0,0 72,0 72,72 0,72">
          <text:p/>
        </draw:polygon>
        <draw:polygon draw:style-name="gr11" draw:text-style-name="P8" draw:layer="layout" svg:width="0.071cm" svg:height="0.071cm" svg:x="3.421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0.566cm" svg:viewBox="0 0 72 72" draw:points="0,0 72,0 72,72 0,72">
          <text:p/>
        </draw:polygon>
        <draw:polygon draw:style-name="gr11" draw:text-style-name="P8" draw:layer="layout" svg:width="0.071cm" svg:height="0.071cm" svg:x="1.093cm" svg:y="22.083cm" svg:viewBox="0 0 72 72" draw:points="0,0 72,0 72,72 0,72">
          <text:p/>
        </draw:polygon>
        <draw:line draw:style-name="gr10" draw:text-style-name="P3" draw:layer="layout" svg:x1="9.348cm" svg:y1="44.344cm" svg:x2="9.348cm" svg:y2="43.815cm">
          <text:p/>
        </draw:line>
        <draw:line draw:style-name="gr10" draw:text-style-name="P3" draw:layer="layout" svg:x1="9.348cm" svg:y1="43.815cm" svg:x2="4.797cm" svg:y2="43.815cm">
          <text:p/>
        </draw:line>
        <draw:line draw:style-name="gr10" draw:text-style-name="P3" draw:layer="layout" svg:x1="4.797cm" svg:y1="43.815cm" svg:x2="4.797cm" svg:y2="43.709cm">
          <text:p/>
        </draw:line>
        <draw:polygon draw:style-name="gr11" draw:text-style-name="P8" draw:layer="layout" svg:width="0.07cm" svg:height="0.071cm" svg:x="9.313cm" svg:y="44.308cm" svg:viewBox="0 0 71 72" draw:points="0,0 71,0 71,72 0,72">
          <text:p/>
        </draw:polygon>
        <draw:polygon draw:style-name="gr11" draw:text-style-name="P8" draw:layer="layout" svg:width="0.07cm" svg:height="0.071cm" svg:x="9.313cm" svg:y="43.779cm" svg:viewBox="0 0 71 72" draw:points="0,0 71,0 71,72 0,72">
          <text:p/>
        </draw:polygon>
        <draw:polygon draw:style-name="gr11" draw:text-style-name="P8" draw:layer="layout" svg:width="0.071cm" svg:height="0.071cm" svg:x="4.762cm" svg:y="43.779cm" svg:viewBox="0 0 72 72" draw:points="0,0 72,0 72,72 0,72">
          <text:p/>
        </draw:polygon>
        <draw:polygon draw:style-name="gr11" draw:text-style-name="P8" draw:layer="layout" svg:width="0.071cm" svg:height="0.071cm" svg:x="4.762cm" svg:y="43.673cm" svg:viewBox="0 0 72 72" draw:points="0,0 72,0 72,72 0,72">
          <text:p/>
        </draw:polygon>
        <draw:line draw:style-name="gr10" draw:text-style-name="P3" draw:layer="layout" svg:x1="9.278cm" svg:y1="16.615cm" svg:x2="9.278cm" svg:y2="17.18cm">
          <text:p/>
        </draw:line>
        <draw:line draw:style-name="gr12" draw:text-style-name="P3" draw:layer="layout" svg:x1="0cm" svg:y1="270.121cm" svg:x2="190.852cm" svg:y2="270.121cm">
          <text:p/>
        </draw:line>
        <draw:line draw:style-name="gr12" draw:text-style-name="P3" draw:layer="layout" svg:x1="190.852cm" svg:y1="270.121cm" svg:x2="190.852cm" svg:y2="0cm">
          <text:p/>
        </draw:line>
        <draw:frame draw:style-name="gr5" draw:text-style-name="P5" draw:layer="layout" svg:width="0.586cm" svg:height="0.352cm" svg:x="8.89cm" svg:y="19.569cm">
          <draw:text-box>
            <text:p text:style-name="P4"><text:span text:style-name="T1">165</text:span></text:p>
          </draw:text-box>
        </draw:frame>
        <draw:line draw:style-name="gr13" draw:text-style-name="P9" draw:layer="layout" svg:x1="17.75cm" svg:y1="12.5cm" svg:x2="19.25cm" svg:y2="12.5cm">
          <text:p/>
        </draw:line>
        <draw:line draw:style-name="gr13" draw:text-style-name="P9" draw:layer="layout" svg:x1="9.75cm" svg:y1="9.5cm" svg:x2="9.75cm" svg:y2="8cm">
          <text:p/>
        </draw:line>
        <draw:custom-shape draw:style-name="gr14" draw:text-style-name="P11" draw:layer="layout" svg:width="1cm" svg:height="0.8cm" svg:x="8.82cm" svg:y="6.69cm">
          <text:p text:style-name="P10"><text:span text:style-name="T2">50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0.75cm" svg:height="0.5cm" svg:x="8.986cm" svg:y="17.35cm">
          <text:p text:style-name="P10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1.5cm" svg:height="1.25cm" svg:x="8.586cm" svg:y="12.25cm">
          <text:p text:style-name="P10"><text:span text:style-name="T2">40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1.65cm" svg:height="0.4cm" svg:x="8.46cm" svg:y="7.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1" draw:layer="layout" svg:width="1.5cm" svg:height="1.25cm" svg:x="17.1cm" svg:y="12.65cm">
          <text:p text:style-name="P10"><text:span text:style-name="T2">42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" svg:font-family="Helvetica" style:font-pitch="variable"/>
    <style:font-face style:name="Helvetica1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Styl_20_šipky_20_1" draw:display-name="Styl šipky 1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90.817cm" fo:page-height="270.08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01T12:21:45.773963571</dc:date>
    <meta:editing-duration>PT5M38S</meta:editing-duration>
    <meta:editing-cycles>3</meta:editing-cycles>
    <meta:generator>LibreOffice/7.3.7.2$Linux_X86_64 LibreOffice_project/30$Build-2</meta:generator>
    <meta:document-statistic meta:object-count="1667"/>
  </office:meta>
</office:document-meta>
</file>